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65"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66"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67"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8"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9"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70"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71"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72"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73" style:family="paragraph" style:parent-style-name="Standard">
      <style:paragraph-properties fo:text-align="justify" style:justify-single-word="false"/>
      <style:text-properties style:font-name="Century Schoolbook L" fo:language="ru" fo:country="RU" fo:font-weight="normal" officeooo:rsid="00535354" officeooo:paragraph-rsid="00535354" fo:background-color="transparent" style:font-size-asian="10.5pt" loext:shadow="none"/>
    </style:style>
    <style:style style:name="P74" style:family="paragraph" style:parent-style-name="Standard">
      <style:paragraph-properties fo:text-align="justify" style:justify-single-word="false"/>
      <style:text-properties style:font-name="Century Schoolbook L" fo:language="ru" fo:country="RU" fo:font-weight="normal" officeooo:rsid="0053a402" officeooo:paragraph-rsid="0053a402" fo:background-color="transparent" style:font-size-asian="10.5pt" loext:shadow="none"/>
    </style:style>
    <style:style style:name="P75" style:family="paragraph" style:parent-style-name="Standard">
      <style:paragraph-properties fo:text-align="justify"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6" style:family="paragraph" style:parent-style-name="Standard">
      <style:paragraph-properties fo:text-align="center"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7" style:family="paragraph" style:parent-style-name="Standard">
      <style:paragraph-properties fo:text-align="justify" style:justify-single-word="false"/>
      <style:text-properties style:font-name="Century Schoolbook L" fo:language="ru" fo:country="RU" fo:font-weight="normal" officeooo:rsid="00554637" officeooo:paragraph-rsid="00554637" fo:background-color="transparent" style:font-size-asian="10.5pt" loext:shadow="none"/>
    </style:style>
    <style:style style:name="P78" style:family="paragraph" style:parent-style-name="Standard">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79" style:family="paragraph" style:parent-style-name="Standard">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57fc3e" officeooo:paragraph-rsid="0057fc3e"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84" style:family="paragraph" style:parent-style-name="Standard">
      <style:paragraph-properties fo:text-align="justify"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5" style:family="paragraph" style:parent-style-name="Standard">
      <style:paragraph-properties fo:text-align="center"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c5efd" officeooo:paragraph-rsid="005c5efd"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f1186" officeooo:paragraph-rsid="005f1186" fo:background-color="transparent" style:font-size-asian="10.5pt" loext:shadow="none"/>
    </style:style>
    <style:style style:name="P88"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89" style:family="paragraph" style:parent-style-name="Standard">
      <style:paragraph-properties fo:text-align="center"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90" style:family="paragraph" style:parent-style-name="Standard">
      <style:paragraph-properties fo:text-align="justify"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1" style:family="paragraph" style:parent-style-name="Standard">
      <style:paragraph-properties fo:text-align="center"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2" style:family="paragraph" style:parent-style-name="Standard">
      <style:paragraph-properties fo:text-align="justify"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3" style:family="paragraph" style:parent-style-name="Standard">
      <style:paragraph-properties fo:text-align="center"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4" style:family="paragraph" style:parent-style-name="Standard">
      <style:paragraph-properties fo:text-align="justify" style:justify-single-word="false"/>
      <style:text-properties style:font-name="Century Schoolbook L" fo:language="ru" fo:country="RU" fo:font-weight="normal" officeooo:rsid="00687dbe" officeooo:paragraph-rsid="00687dbe" fo:background-color="transparent" style:font-size-asian="10.5pt" loext:shadow="none"/>
    </style:style>
    <style:style style:name="P95" style:family="paragraph" style:parent-style-name="Standard">
      <style:paragraph-properties fo:text-align="justify" style:justify-single-word="false"/>
      <style:text-properties style:font-name="Century Schoolbook L" fo:language="ru" fo:country="RU" fo:font-weight="normal" officeooo:rsid="006965ac" officeooo:paragraph-rsid="006965ac" fo:background-color="transparent" style:font-size-asian="10.5pt" loext:shadow="none"/>
    </style:style>
    <style:style style:name="P96" style:family="paragraph" style:parent-style-name="Standard">
      <style:paragraph-properties fo:text-align="justify" style:justify-single-word="false"/>
      <style:text-properties style:font-name="Century Schoolbook L" fo:language="ru" fo:country="RU" fo:font-weight="normal" officeooo:rsid="006a1e42" officeooo:paragraph-rsid="006a1e42" fo:background-color="transparent" style:font-size-asian="10.5pt" loext:shadow="none"/>
    </style:style>
    <style:style style:name="P97" style:family="paragraph" style:parent-style-name="Standard">
      <style:paragraph-properties fo:text-align="justify" style:justify-single-word="false"/>
      <style:text-properties style:font-name="Century Schoolbook L" fo:language="ru" fo:country="RU" fo:font-weight="normal" officeooo:rsid="006b9bb2" officeooo:paragraph-rsid="006b9bb2" fo:background-color="transparent" style:font-size-asian="10.5pt" loext:shadow="none"/>
    </style:style>
    <style:style style:name="P98" style:family="paragraph" style:parent-style-name="Standard">
      <style:paragraph-properties fo:text-align="justify" style:justify-single-word="false"/>
      <style:text-properties style:font-name="Century Schoolbook L" fo:language="ru" fo:country="RU" fo:font-weight="normal" officeooo:rsid="006cdfce" officeooo:paragraph-rsid="006cdfce" fo:background-color="transparent" style:font-size-asian="10.5pt" loext:shadow="none"/>
    </style:style>
    <style:style style:name="P99" style:family="paragraph" style:parent-style-name="Standard">
      <style:paragraph-properties fo:text-align="justify" style:justify-single-word="false"/>
      <style:text-properties style:font-name="Century Schoolbook L" fo:language="ru" fo:country="RU" fo:font-weight="normal" officeooo:rsid="006d26e6" officeooo:paragraph-rsid="006d26e6" fo:background-color="transparent" style:font-size-asian="10.5pt" loext:shadow="none"/>
    </style:style>
    <style:style style:name="P100" style:family="paragraph" style:parent-style-name="Standard">
      <style:paragraph-properties fo:text-align="justify" style:justify-single-word="false"/>
      <style:text-properties style:font-name="Century Schoolbook L" fo:language="ru" fo:country="RU" fo:font-weight="normal" officeooo:rsid="006dde73" officeooo:paragraph-rsid="006dde73" fo:background-color="transparent" style:font-size-asian="10.5pt" loext:shadow="none"/>
    </style:style>
    <style:style style:name="P101" style:family="paragraph" style:parent-style-name="Standard">
      <style:paragraph-properties fo:text-align="justify" style:justify-single-word="false"/>
      <style:text-properties style:font-name="Century Schoolbook L" fo:language="ru" fo:country="RU" fo:font-weight="normal" officeooo:rsid="006fae79" officeooo:paragraph-rsid="006fae79" fo:background-color="transparent" style:font-size-asian="10.5pt" loext:shadow="none"/>
    </style:style>
    <style:style style:name="P102" style:family="paragraph" style:parent-style-name="Standard">
      <style:paragraph-properties fo:text-align="justify"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3" style:family="paragraph" style:parent-style-name="Standard">
      <style:paragraph-properties fo:text-align="center"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4" style:family="paragraph" style:parent-style-name="Standard">
      <style:paragraph-properties fo:text-align="justify" style:justify-single-word="false"/>
      <style:text-properties style:font-name="Century Schoolbook L" fo:language="ru" fo:country="RU" fo:font-weight="normal" officeooo:rsid="0074884f" officeooo:paragraph-rsid="0074884f" fo:background-color="transparent" style:font-size-asian="10.5pt" loext:shadow="none"/>
    </style:style>
    <style:style style:name="P105" style:family="paragraph" style:parent-style-name="Standard">
      <style:paragraph-properties fo:text-align="justify" style:justify-single-word="false"/>
      <style:text-properties style:font-name="Century Schoolbook L" fo:language="ru" fo:country="RU" fo:font-weight="normal" officeooo:rsid="0074a560" officeooo:paragraph-rsid="0074a560" fo:background-color="transparent" style:font-size-asian="10.5pt" loext:shadow="none"/>
    </style:style>
    <style:style style:name="P106" style:family="paragraph" style:parent-style-name="Standard">
      <style:paragraph-properties fo:text-align="justify" style:justify-single-word="false"/>
      <style:text-properties style:font-name="Century Schoolbook L" fo:language="ru" fo:country="RU" fo:font-weight="normal" officeooo:rsid="0075ac40" officeooo:paragraph-rsid="0075ac40" fo:background-color="transparent" style:font-size-asian="10.5pt" loext:shadow="none"/>
    </style:style>
    <style:style style:name="P107" style:family="paragraph" style:parent-style-name="Standard">
      <style:paragraph-properties fo:text-align="justify" style:justify-single-word="false"/>
      <style:text-properties style:font-name="Century Schoolbook L" fo:language="ru" fo:country="RU" fo:font-weight="normal" officeooo:rsid="007622c5" officeooo:paragraph-rsid="007622c5" fo:background-color="transparent" style:font-size-asian="10.5pt" loext:shadow="none"/>
    </style:style>
    <style:style style:name="P108" style:family="paragraph" style:parent-style-name="Standard">
      <style:paragraph-properties fo:text-align="justify" style:justify-single-word="false"/>
      <style:text-properties style:font-name="Century Schoolbook L" fo:language="ru" fo:country="RU" fo:font-weight="normal" officeooo:rsid="0077eb95" officeooo:paragraph-rsid="0077eb95" fo:background-color="transparent" style:font-size-asian="10.5pt" loext:shadow="none"/>
    </style:style>
    <style:style style:name="P109" style:family="paragraph" style:parent-style-name="Standard">
      <style:paragraph-properties fo:text-align="justify" style:justify-single-word="false"/>
      <style:text-properties style:font-name="Century Schoolbook L" fo:language="ru" fo:country="RU" fo:font-weight="normal" officeooo:rsid="00792eaa" officeooo:paragraph-rsid="00792eaa" fo:background-color="transparent" style:font-size-asian="10.5pt" loext:shadow="none"/>
    </style:style>
    <style:style style:name="P110" style:family="paragraph" style:parent-style-name="Standard">
      <style:paragraph-properties fo:text-align="justify" style:justify-single-word="false"/>
      <style:text-properties style:font-name="Century Schoolbook L" fo:language="ru" fo:country="RU" fo:font-weight="normal" officeooo:rsid="007b093a" officeooo:paragraph-rsid="007b093a" fo:background-color="transparent" style:font-size-asian="10.5pt" loext:shadow="none"/>
    </style:style>
    <style:style style:name="P111" style:family="paragraph" style:parent-style-name="Standard">
      <style:paragraph-properties fo:text-align="justify" style:justify-single-word="false"/>
      <style:text-properties style:font-name="Century Schoolbook L" fo:language="ru" fo:country="RU" fo:font-weight="normal" officeooo:rsid="007d091d" officeooo:paragraph-rsid="007d091d" fo:background-color="transparent" style:font-size-asian="10.5pt" loext:shadow="none"/>
    </style:style>
    <style:style style:name="P112" style:family="paragraph" style:parent-style-name="Standard">
      <style:paragraph-properties fo:text-align="justify" style:justify-single-word="false"/>
      <style:text-properties style:font-name="Century Schoolbook L" fo:language="ru" fo:country="RU" fo:font-weight="normal" officeooo:rsid="007f5d7a" officeooo:paragraph-rsid="007f5d7a" fo:background-color="transparent" style:font-size-asian="10.5pt" loext:shadow="none"/>
    </style:style>
    <style:style style:name="P113" style:family="paragraph" style:parent-style-name="Standard">
      <style:paragraph-properties fo:text-align="center" style:justify-single-word="false"/>
      <style:text-properties style:font-name="Century Schoolbook L" fo:language="ru" fo:country="RU" fo:font-weight="normal" officeooo:rsid="00819bf3" officeooo:paragraph-rsid="00819bf3" fo:background-color="transparent" style:font-size-asian="10.5pt" loext:shadow="none"/>
    </style:style>
    <style:style style:name="P114" style:family="paragraph" style:parent-style-name="Standard">
      <style:paragraph-properties fo:text-align="justify" style:justify-single-word="false"/>
      <style:text-properties style:font-name="Century Schoolbook L" fo:language="ru" fo:country="RU" fo:font-weight="normal" officeooo:rsid="00835f72" officeooo:paragraph-rsid="00835f72" fo:background-color="transparent" style:font-size-asian="10.5pt" loext:shadow="none"/>
    </style:style>
    <style:style style:name="P115" style:family="paragraph" style:parent-style-name="Standard">
      <style:paragraph-properties fo:text-align="justify" style:justify-single-word="false"/>
      <style:text-properties style:font-name="Century Schoolbook L" fo:language="ru" fo:country="RU" fo:font-weight="normal" officeooo:rsid="00847606" officeooo:paragraph-rsid="00847606" fo:background-color="transparent" style:font-size-asian="10.5pt" loext:shadow="none"/>
    </style:style>
    <style:style style:name="P116" style:family="paragraph" style:parent-style-name="Standard">
      <style:paragraph-properties fo:text-align="justify" style:justify-single-word="false"/>
      <style:text-properties style:font-name="Century Schoolbook L" fo:language="ru" fo:country="RU" fo:font-weight="normal" officeooo:rsid="0085e9d0" officeooo:paragraph-rsid="0085e9d0" fo:background-color="transparent" style:font-size-asian="10.5pt" loext:shadow="none"/>
    </style:style>
    <style:style style:name="P117" style:family="paragraph" style:parent-style-name="Standard">
      <style:paragraph-properties fo:text-align="justify" style:justify-single-word="false"/>
      <style:text-properties style:font-name="Century Schoolbook L" fo:language="ru" fo:country="RU" fo:font-weight="normal" officeooo:rsid="00864f81" officeooo:paragraph-rsid="00864f81" fo:background-color="transparent" style:font-size-asian="10.5pt" loext:shadow="none"/>
    </style:style>
    <style:style style:name="P118" style:family="paragraph" style:parent-style-name="Standard">
      <style:paragraph-properties fo:text-align="justify" style:justify-single-word="false"/>
      <style:text-properties style:font-name="Century Schoolbook L" fo:language="ru" fo:country="RU" fo:font-weight="normal" officeooo:rsid="0087e2d1" officeooo:paragraph-rsid="0087e2d1" fo:background-color="transparent" style:font-size-asian="10.5pt" loext:shadow="none"/>
    </style:style>
    <style:style style:name="P119" style:family="paragraph" style:parent-style-name="Standard">
      <style:paragraph-properties fo:text-align="justify"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0" style:family="paragraph" style:parent-style-name="Standard">
      <style:paragraph-properties fo:text-align="center"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1" style:family="paragraph" style:parent-style-name="Standard">
      <style:paragraph-properties fo:text-align="justify" style:justify-single-word="false"/>
      <style:text-properties style:font-name="Century Schoolbook L" fo:language="ru" fo:country="RU" fo:font-weight="normal" officeooo:rsid="008f7726" officeooo:paragraph-rsid="008f7726" fo:background-color="transparent" style:font-size-asian="10.5pt" loext:shadow="none"/>
    </style:style>
    <style:style style:name="P122" style:family="paragraph" style:parent-style-name="Standard">
      <style:paragraph-properties fo:text-align="justify" style:justify-single-word="false"/>
      <style:text-properties style:font-name="Century Schoolbook L" fo:language="ru" fo:country="RU" fo:font-weight="normal" officeooo:rsid="00913911" officeooo:paragraph-rsid="00913911" fo:background-color="transparent" style:font-size-asian="10.5pt" loext:shadow="none"/>
    </style:style>
    <style:style style:name="P123" style:family="paragraph" style:parent-style-name="Standard">
      <style:paragraph-properties fo:text-align="justify" style:justify-single-word="false"/>
      <style:text-properties style:font-name="Century Schoolbook L" fo:language="ru" fo:country="RU" fo:font-weight="normal" officeooo:rsid="0092c63c" officeooo:paragraph-rsid="0092c63c" fo:background-color="transparent" style:font-size-asian="10.5pt" loext:shadow="none"/>
    </style:style>
    <style:style style:name="P124" style:family="paragraph" style:parent-style-name="Standard">
      <style:paragraph-properties fo:text-align="justify" style:justify-single-word="false"/>
      <style:text-properties style:font-name="Century Schoolbook L" fo:language="ru" fo:country="RU" fo:font-weight="normal" officeooo:rsid="00941b6d" officeooo:paragraph-rsid="00941b6d" fo:background-color="transparent" style:font-size-asian="10.5pt" loext:shadow="none"/>
    </style:style>
    <style:style style:name="P125" style:family="paragraph" style:parent-style-name="Standard">
      <style:paragraph-properties fo:text-align="justify" style:justify-single-word="false"/>
      <style:text-properties style:font-name="Century Schoolbook L" fo:language="ru" fo:country="RU" fo:font-weight="normal" officeooo:rsid="00962910" officeooo:paragraph-rsid="00962910" fo:background-color="transparent" style:font-size-asian="10.5pt" loext:shadow="none"/>
    </style:style>
    <style:style style:name="P126" style:family="paragraph" style:parent-style-name="Standard">
      <style:paragraph-properties fo:text-align="justify" style:justify-single-word="false"/>
      <style:text-properties style:font-name="Century Schoolbook L" fo:language="ru" fo:country="RU" fo:font-weight="normal" officeooo:rsid="009841a4" officeooo:paragraph-rsid="009841a4" fo:background-color="transparent" style:font-size-asian="10.5pt" loext:shadow="none"/>
    </style:style>
    <style:style style:name="P127" style:family="paragraph" style:parent-style-name="Standard">
      <style:paragraph-properties fo:text-align="justify" style:justify-single-word="false"/>
      <style:text-properties style:font-name="Century Schoolbook L" fo:language="ru" fo:country="RU" fo:font-weight="normal" officeooo:rsid="0099d5e9" officeooo:paragraph-rsid="0099d5e9" fo:background-color="transparent" style:font-size-asian="10.5pt" loext:shadow="none"/>
    </style:style>
    <style:style style:name="P128" style:family="paragraph" style:parent-style-name="Standard">
      <style:paragraph-properties fo:text-align="justify" style:justify-single-word="false"/>
      <style:text-properties style:font-name="Century Schoolbook L" fo:language="ru" fo:country="RU" fo:font-weight="normal" officeooo:rsid="009b000e" officeooo:paragraph-rsid="009b000e" fo:background-color="transparent" style:font-size-asian="10.5pt" loext:shadow="none"/>
    </style:style>
    <style:style style:name="P129" style:family="paragraph" style:parent-style-name="Standard">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30" style:family="paragraph" style:parent-style-name="Standard">
      <style:paragraph-properties fo:text-align="justify" style:justify-single-word="false"/>
      <style:text-properties style:font-name="Century Schoolbook L" fo:language="ru" fo:country="RU" fo:font-weight="normal" officeooo:rsid="009c5a9e" officeooo:paragraph-rsid="009c5a9e" fo:background-color="transparent" style:font-size-asian="10.5pt" loext:shadow="none"/>
    </style:style>
    <style:style style:name="P131" style:family="paragraph" style:parent-style-name="Standard">
      <style:paragraph-properties fo:text-align="justify" style:justify-single-word="false"/>
      <style:text-properties style:font-name="Century Schoolbook L" fo:language="ru" fo:country="RU" fo:font-weight="normal" officeooo:rsid="009db6d1" officeooo:paragraph-rsid="009db6d1" fo:background-color="transparent" style:font-size-asian="10.5pt" loext:shadow="none"/>
    </style:style>
    <style:style style:name="P132" style:family="paragraph" style:parent-style-name="Standard">
      <style:paragraph-properties fo:text-align="justify" style:justify-single-word="false"/>
      <style:text-properties style:font-name="Century Schoolbook L" fo:language="ru" fo:country="RU" fo:font-weight="normal" officeooo:rsid="00a06b1c" officeooo:paragraph-rsid="00a06b1c" fo:background-color="transparent" style:font-size-asian="10.5pt" loext:shadow="none"/>
    </style:style>
    <style:style style:name="P133" style:family="paragraph" style:parent-style-name="Standard">
      <style:paragraph-properties fo:text-align="justify" style:justify-single-word="false"/>
      <style:text-properties style:font-name="Century Schoolbook L" fo:language="ru" fo:country="RU" fo:font-weight="normal" officeooo:rsid="00a20ded" officeooo:paragraph-rsid="00a20ded" fo:background-color="transparent" style:font-size-asian="10.5pt" loext:shadow="none"/>
    </style:style>
    <style:style style:name="P134" style:family="paragraph" style:parent-style-name="Standard">
      <style:paragraph-properties fo:text-align="justify" style:justify-single-word="false"/>
      <style:text-properties style:font-name="Century Schoolbook L" fo:language="ru" fo:country="RU" fo:font-weight="normal" officeooo:rsid="00a28716" officeooo:paragraph-rsid="00a28716" fo:background-color="transparent" style:font-size-asian="10.5pt" loext:shadow="none"/>
    </style:style>
    <style:style style:name="P135" style:family="paragraph" style:parent-style-name="Standard">
      <style:paragraph-properties fo:text-align="justify" style:justify-single-word="false"/>
      <style:text-properties style:font-name="Century Schoolbook L" fo:language="ru" fo:country="RU" fo:font-weight="normal" officeooo:rsid="00a48f88" officeooo:paragraph-rsid="00a48f88" fo:background-color="transparent" style:font-size-asian="10.5pt" loext:shadow="none"/>
    </style:style>
    <style:style style:name="P136" style:family="paragraph" style:parent-style-name="Standard">
      <style:paragraph-properties fo:text-align="justify" style:justify-single-word="false"/>
      <style:text-properties style:font-name="Century Schoolbook L" fo:language="ru" fo:country="RU" fo:font-weight="normal" officeooo:rsid="00a842a9" officeooo:paragraph-rsid="00a842a9" fo:background-color="transparent" style:font-size-asian="10.5pt" loext:shadow="none"/>
    </style:style>
    <style:style style:name="P137" style:family="paragraph" style:parent-style-name="Standard">
      <style:paragraph-properties fo:text-align="justify" style:justify-single-word="false"/>
      <style:text-properties style:font-name="Century Schoolbook L" fo:language="ru" fo:country="RU" fo:font-weight="normal" officeooo:rsid="00acc441" officeooo:paragraph-rsid="00acc441" fo:background-color="transparent" style:font-size-asian="10.5pt" loext:shadow="none"/>
    </style:style>
    <style:style style:name="P138" style:family="paragraph" style:parent-style-name="Standard">
      <style:paragraph-properties fo:text-align="justify" style:justify-single-word="false"/>
      <style:text-properties style:font-name="Century Schoolbook L" fo:language="ru" fo:country="RU" fo:font-weight="normal" officeooo:rsid="00b2daee" officeooo:paragraph-rsid="00b2daee" fo:background-color="transparent" style:font-size-asian="10.5pt" loext:shadow="none"/>
    </style:style>
    <style:style style:name="P139" style:family="paragraph" style:parent-style-name="Standard">
      <style:paragraph-properties fo:text-align="justify" style:justify-single-word="false"/>
      <style:text-properties style:font-name="Century Schoolbook L" fo:language="ru" fo:country="RU" fo:font-weight="normal" officeooo:rsid="00baf226" officeooo:paragraph-rsid="00baf226" fo:background-color="transparent" style:font-size-asian="10.5pt" loext:shadow="none"/>
    </style:style>
    <style:style style:name="P140" style:family="paragraph" style:parent-style-name="Standard">
      <style:paragraph-properties fo:text-align="center"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1" style:family="paragraph" style:parent-style-name="Standard">
      <style:paragraph-properties fo:text-align="justify"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2" style:family="paragraph" style:parent-style-name="Standard">
      <style:paragraph-properties fo:text-align="justify" style:justify-single-word="false"/>
      <style:text-properties style:font-name="Century Schoolbook L" fo:language="ru" fo:country="RU" fo:font-weight="normal" officeooo:rsid="00bb58c8" officeooo:paragraph-rsid="00bb58c8" fo:background-color="transparent" style:font-size-asian="10.5pt" loext:shadow="none"/>
    </style:style>
    <style:style style:name="P143" style:family="paragraph" style:parent-style-name="Standard">
      <style:paragraph-properties fo:text-align="justify" style:justify-single-word="false"/>
      <style:text-properties style:font-name="Century Schoolbook L" fo:language="ru" fo:country="RU" fo:font-weight="normal" officeooo:rsid="00bb8312" officeooo:paragraph-rsid="00bb8312" fo:background-color="transparent" style:font-size-asian="10.5pt" loext:shadow="none"/>
    </style:style>
    <style:style style:name="P144" style:family="paragraph" style:parent-style-name="Standard">
      <style:paragraph-properties fo:text-align="justify" style:justify-single-word="false"/>
      <style:text-properties style:font-name="Century Schoolbook L" fo:language="ru" fo:country="RU" fo:font-weight="normal" officeooo:rsid="00bd3524" officeooo:paragraph-rsid="00bd3524" fo:background-color="transparent" style:font-size-asian="10.5pt" loext:shadow="none"/>
    </style:style>
    <style:style style:name="P145" style:family="paragraph" style:parent-style-name="Standard">
      <style:paragraph-properties fo:text-align="justify" style:justify-single-word="false"/>
      <style:text-properties style:font-name="Century Schoolbook L" fo:language="ru" fo:country="RU" fo:font-weight="normal" officeooo:rsid="00bd84c6" officeooo:paragraph-rsid="00bd84c6" fo:background-color="transparent" style:font-size-asian="10.5pt" loext:shadow="none"/>
    </style:style>
    <style:style style:name="P146" style:family="paragraph" style:parent-style-name="Standard">
      <style:paragraph-properties fo:text-align="center"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7" style:family="paragraph" style:parent-style-name="Standard">
      <style:paragraph-properties fo:text-align="justify"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8" style:family="paragraph" style:parent-style-name="Standard">
      <style:paragraph-properties fo:text-align="justify" style:justify-single-word="false"/>
      <style:text-properties style:font-name="Century Schoolbook L" fo:language="ru" fo:country="RU" fo:font-weight="normal" officeooo:rsid="00c20a67" officeooo:paragraph-rsid="00c20a67" fo:background-color="transparent" style:font-size-asian="10.5pt" loext:shadow="none"/>
    </style:style>
    <style:style style:name="P149" style:family="paragraph" style:parent-style-name="Standard">
      <style:paragraph-properties fo:text-align="justify"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0" style:family="paragraph" style:parent-style-name="Standard">
      <style:paragraph-properties fo:text-align="center"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1" style:family="paragraph" style:parent-style-name="Standard">
      <style:paragraph-properties fo:text-align="justify" style:justify-single-word="false"/>
      <style:text-properties style:font-name="Century Schoolbook L" fo:language="ru" fo:country="RU" fo:font-weight="normal" officeooo:rsid="00c603d2" officeooo:paragraph-rsid="00c603d2" fo:background-color="transparent" style:font-size-asian="10.5pt" loext:shadow="none"/>
    </style:style>
    <style:style style:name="P152" style:family="paragraph" style:parent-style-name="Standard">
      <style:paragraph-properties fo:text-align="justify" style:justify-single-word="false"/>
      <style:text-properties style:font-name="Century Schoolbook L" fo:language="ru" fo:country="RU" fo:font-weight="normal" officeooo:rsid="00c65833" officeooo:paragraph-rsid="00c65833" fo:background-color="transparent" style:font-size-asian="10.5pt" loext:shadow="none"/>
    </style:style>
    <style:style style:name="P153" style:family="paragraph" style:parent-style-name="Standard">
      <style:paragraph-properties fo:text-align="justify" style:justify-single-word="false"/>
      <style:text-properties style:font-name="Century Schoolbook L" fo:language="ru" fo:country="RU" fo:font-weight="normal" officeooo:rsid="00c86018" officeooo:paragraph-rsid="00c86018" fo:background-color="transparent" style:font-size-asian="10.5pt" loext:shadow="none"/>
    </style:style>
    <style:style style:name="P154" style:family="paragraph" style:parent-style-name="Standard">
      <style:paragraph-properties fo:text-align="justify" style:justify-single-word="false"/>
      <style:text-properties style:font-name="Century Schoolbook L" fo:language="ru" fo:country="RU" fo:font-weight="normal" officeooo:rsid="00c9c7ea" officeooo:paragraph-rsid="00c9c7ea" fo:background-color="transparent" style:font-size-asian="10.5pt" loext:shadow="none"/>
    </style:style>
    <style:style style:name="P155" style:family="paragraph" style:parent-style-name="Standard">
      <style:paragraph-properties fo:text-align="justify" style:justify-single-word="false"/>
      <style:text-properties style:font-name="Century Schoolbook L" fo:language="ru" fo:country="RU" fo:font-weight="normal" officeooo:rsid="00cb1eeb" officeooo:paragraph-rsid="00cb1eeb" fo:background-color="transparent" style:font-size-asian="10.5pt" loext:shadow="none"/>
    </style:style>
    <style:style style:name="P156" style:family="paragraph" style:parent-style-name="Standard">
      <style:paragraph-properties fo:text-align="justify" style:justify-single-word="false"/>
      <style:text-properties style:font-name="Century Schoolbook L" fo:language="ru" fo:country="RU" fo:font-weight="normal" officeooo:rsid="00cc5147" officeooo:paragraph-rsid="00cc5147" fo:background-color="transparent" style:font-size-asian="10.5pt" loext:shadow="none"/>
    </style:style>
    <style:style style:name="P157" style:family="paragraph" style:parent-style-name="Standard">
      <style:paragraph-properties fo:text-align="justify" style:justify-single-word="false"/>
      <style:text-properties style:font-name="Century Schoolbook L" fo:language="ru" fo:country="RU" fo:font-weight="normal" officeooo:rsid="00ced9b7" officeooo:paragraph-rsid="00ced9b7" fo:background-color="transparent" style:font-size-asian="10.5pt" loext:shadow="none"/>
    </style:style>
    <style:style style:name="P158" style:family="paragraph" style:parent-style-name="Standard">
      <style:paragraph-properties fo:text-align="justify" style:justify-single-word="false"/>
      <style:text-properties style:font-name="Century Schoolbook L" fo:language="ru" fo:country="RU" fo:font-weight="normal" officeooo:rsid="00d0223c" officeooo:paragraph-rsid="00ced9b7" fo:background-color="transparent" style:font-size-asian="10.5pt" loext:shadow="none"/>
    </style:style>
    <style:style style:name="P159" style:family="paragraph" style:parent-style-name="Standard">
      <style:paragraph-properties fo:text-align="center" style:justify-single-word="false"/>
      <style:text-properties style:font-name="Century Schoolbook L" fo:language="ru" fo:country="RU" fo:font-weight="normal" officeooo:rsid="00d0223c" officeooo:paragraph-rsid="00d0223c" fo:background-color="transparent" style:font-size-asian="10.5pt" loext:shadow="none"/>
    </style:style>
    <style:style style:name="P160" style:family="paragraph" style:parent-style-name="Standard">
      <style:paragraph-properties fo:text-align="justify" style:justify-single-word="false"/>
      <style:text-properties style:font-name="Century Schoolbook L" fo:language="ru" fo:country="RU" fo:font-weight="normal" officeooo:rsid="00d12b8c" officeooo:paragraph-rsid="00d12b8c" fo:background-color="transparent" style:font-size-asian="10.5pt" loext:shadow="none"/>
    </style:style>
    <style:style style:name="P161" style:family="paragraph" style:parent-style-name="Standard">
      <style:paragraph-properties fo:text-align="justify" style:justify-single-word="false"/>
      <style:text-properties style:font-name="Century Schoolbook L" fo:language="ru" fo:country="RU" fo:font-weight="normal" officeooo:rsid="00d5387a" officeooo:paragraph-rsid="00d5387a" fo:background-color="transparent" style:font-size-asian="10.5pt" loext:shadow="none"/>
    </style:style>
    <style:style style:name="P162" style:family="paragraph" style:parent-style-name="Standard">
      <style:paragraph-properties fo:text-align="justify" style:justify-single-word="false"/>
      <style:text-properties style:font-name="Century Schoolbook L" fo:language="ru" fo:country="RU" fo:font-weight="normal" officeooo:rsid="00d6895a" officeooo:paragraph-rsid="00d6895a" fo:background-color="transparent" style:font-size-asian="10.5pt" loext:shadow="none"/>
    </style:style>
    <style:style style:name="P163" style:family="paragraph" style:parent-style-name="Standard">
      <style:paragraph-properties fo:text-align="justify" style:justify-single-word="false"/>
      <style:text-properties style:font-name="Century Schoolbook L" fo:language="ru" fo:country="RU" fo:font-weight="normal" officeooo:rsid="00d8855b" officeooo:paragraph-rsid="00d8855b" fo:background-color="transparent" style:font-size-asian="10.5pt" loext:shadow="none"/>
    </style:style>
    <style:style style:name="P164" style:family="paragraph" style:parent-style-name="Standard">
      <style:paragraph-properties fo:text-align="justify" style:justify-single-word="false"/>
      <style:text-properties style:font-name="Century Schoolbook L" fo:language="ru" fo:country="RU" fo:font-weight="normal" officeooo:rsid="00d9b2b0" officeooo:paragraph-rsid="00db61aa" fo:background-color="transparent" style:font-size-asian="10.5pt" loext:shadow="none"/>
    </style:style>
    <style:style style:name="P165" style:family="paragraph" style:parent-style-name="Standard">
      <style:paragraph-properties fo:text-align="justify" style:justify-single-word="false"/>
      <style:text-properties style:font-name="Century Schoolbook L" fo:language="ru" fo:country="RU" fo:font-weight="normal" officeooo:rsid="00dd0ce8" officeooo:paragraph-rsid="00dd0ce8" fo:background-color="transparent" style:font-size-asian="10.5pt" loext:shadow="none"/>
    </style:style>
    <style:style style:name="P166" style:family="paragraph" style:parent-style-name="Standard">
      <style:paragraph-properties fo:text-align="center" style:justify-single-word="false"/>
      <style:text-properties style:font-name="Century Schoolbook L" fo:language="ru" fo:country="RU" fo:font-weight="normal" officeooo:rsid="00e43cf0" officeooo:paragraph-rsid="00e43cf0" fo:background-color="transparent" style:font-size-asian="10.5pt" loext:shadow="none"/>
    </style:style>
    <style:style style:name="P167" style:family="paragraph" style:parent-style-name="Standard">
      <style:paragraph-properties fo:text-align="justify" style:justify-single-word="false"/>
      <style:text-properties style:font-name="Century Schoolbook L" fo:language="ru" fo:country="RU" fo:font-weight="normal" officeooo:rsid="00e4dd2b" officeooo:paragraph-rsid="00e4dd2b" fo:background-color="transparent" style:font-size-asian="10.5pt" loext:shadow="none"/>
    </style:style>
    <style:style style:name="P168" style:family="paragraph" style:parent-style-name="Standard">
      <style:paragraph-properties fo:text-align="justify" style:justify-single-word="false"/>
      <style:text-properties style:font-name="Century Schoolbook L" fo:language="ru" fo:country="RU" fo:font-weight="normal" officeooo:rsid="00e66294" officeooo:paragraph-rsid="00e66294" fo:background-color="transparent" style:font-size-asian="10.5pt" loext:shadow="none"/>
    </style:style>
    <style:style style:name="P169" style:family="paragraph" style:parent-style-name="Standard">
      <style:paragraph-properties fo:text-align="justify" style:justify-single-word="false"/>
      <style:text-properties style:font-name="Century Schoolbook L" fo:language="ru" fo:country="RU" fo:font-weight="normal" officeooo:rsid="00e806e5" officeooo:paragraph-rsid="00e806e5" fo:background-color="transparent" style:font-size-asian="10.5pt" loext:shadow="none"/>
    </style:style>
    <style:style style:name="P170" style:family="paragraph" style:parent-style-name="Standard">
      <style:paragraph-properties fo:text-align="center" style:justify-single-word="false"/>
      <style:text-properties style:font-name="Century Schoolbook L" fo:language="ru" fo:country="RU" fo:font-weight="normal" officeooo:rsid="00ec84e5" officeooo:paragraph-rsid="00ec84e5" fo:background-color="transparent" style:font-size-asian="10.5pt" loext:shadow="none"/>
    </style:style>
    <style:style style:name="P171" style:family="paragraph" style:parent-style-name="Standard">
      <style:paragraph-properties fo:text-align="justify" style:justify-single-word="false"/>
      <style:text-properties style:font-name="Century Schoolbook L" fo:language="ru" fo:country="RU" fo:font-weight="normal" officeooo:rsid="00ed028d" officeooo:paragraph-rsid="00ed028d" fo:background-color="transparent" style:font-size-asian="10.5pt" loext:shadow="none"/>
    </style:style>
    <style:style style:name="P172" style:family="paragraph" style:parent-style-name="Standard">
      <style:paragraph-properties fo:text-align="justify" style:justify-single-word="false"/>
      <style:text-properties style:font-name="Century Schoolbook L" fo:language="ru" fo:country="RU" fo:font-weight="normal" officeooo:rsid="00ed9b36" officeooo:paragraph-rsid="00ed9b36" fo:background-color="transparent" style:font-size-asian="10.5pt" loext:shadow="none"/>
    </style:style>
    <style:style style:name="P173" style:family="paragraph" style:parent-style-name="Standard">
      <style:paragraph-properties fo:text-align="justify" style:justify-single-word="false"/>
      <style:text-properties style:font-name="Century Schoolbook L" fo:language="ru" fo:country="RU" fo:font-weight="normal" officeooo:rsid="00ef5132" officeooo:paragraph-rsid="00ef5132" fo:background-color="transparent" style:font-size-asian="10.5pt" loext:shadow="none"/>
    </style:style>
    <style:style style:name="P174" style:family="paragraph" style:parent-style-name="Standard">
      <style:paragraph-properties fo:text-align="justify" style:justify-single-word="false"/>
      <style:text-properties style:font-name="Century Schoolbook L" fo:language="ru" fo:country="RU" fo:font-weight="normal" officeooo:rsid="00f0fbe6" officeooo:paragraph-rsid="00f0fbe6" fo:background-color="transparent" style:font-size-asian="10.5pt" loext:shadow="none"/>
    </style:style>
    <style:style style:name="P175" style:family="paragraph" style:parent-style-name="Standard">
      <style:paragraph-properties fo:text-align="justify" style:justify-single-word="false"/>
      <style:text-properties style:font-name="Century Schoolbook L" fo:language="ru" fo:country="RU" fo:font-weight="normal" officeooo:rsid="00f14115" officeooo:paragraph-rsid="00f14115" fo:background-color="transparent" style:font-size-asian="10.5pt" loext:shadow="none"/>
    </style:style>
    <style:style style:name="P176" style:family="paragraph" style:parent-style-name="Standard">
      <style:paragraph-properties fo:text-align="justify" style:justify-single-word="false"/>
      <style:text-properties style:font-name="Century Schoolbook L" fo:language="ru" fo:country="RU" fo:font-weight="normal" officeooo:rsid="00f41569" officeooo:paragraph-rsid="00f41569" fo:background-color="transparent" style:font-size-asian="10.5pt" loext:shadow="none"/>
    </style:style>
    <style:style style:name="P177" style:family="paragraph" style:parent-style-name="Standard">
      <style:paragraph-properties fo:text-align="justify"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8" style:family="paragraph" style:parent-style-name="Standard">
      <style:paragraph-properties fo:text-align="center"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9" style:family="paragraph" style:parent-style-name="Standard">
      <style:paragraph-properties fo:text-align="justify" style:justify-single-word="false"/>
      <style:text-properties style:font-name="Century Schoolbook L" fo:language="ru" fo:country="RU" fo:font-weight="normal" officeooo:rsid="00faf87e" officeooo:paragraph-rsid="00faf87e" fo:background-color="transparent" style:font-size-asian="10.5pt" loext:shadow="none"/>
    </style:style>
    <style:style style:name="P180" style:family="paragraph" style:parent-style-name="Standard">
      <style:paragraph-properties fo:text-align="justify" style:justify-single-word="false"/>
      <style:text-properties style:font-name="Century Schoolbook L" fo:language="ru" fo:country="RU" fo:font-weight="normal" officeooo:rsid="00fc0712" officeooo:paragraph-rsid="00fc0712" fo:background-color="transparent" style:font-size-asian="10.5pt" loext:shadow="none"/>
    </style:style>
    <style:style style:name="P181" style:family="paragraph" style:parent-style-name="Standard">
      <style:paragraph-properties fo:text-align="justify" style:justify-single-word="false"/>
      <style:text-properties style:font-name="Century Schoolbook L" fo:language="ru" fo:country="RU" fo:font-weight="normal" officeooo:rsid="00fe49cf" officeooo:paragraph-rsid="00fe49cf" fo:background-color="transparent" style:font-size-asian="10.5pt" loext:shadow="none"/>
    </style:style>
    <style:style style:name="P182" style:family="paragraph" style:parent-style-name="Standard">
      <style:paragraph-properties fo:text-align="justify" style:justify-single-word="false"/>
      <style:text-properties style:font-name="Century Schoolbook L" fo:language="ru" fo:country="RU" fo:font-weight="normal" officeooo:rsid="010079f8" officeooo:paragraph-rsid="010079f8" fo:background-color="transparent" style:font-size-asian="10.5pt" loext:shadow="none"/>
    </style:style>
    <style:style style:name="P183" style:family="paragraph" style:parent-style-name="Standard">
      <style:paragraph-properties fo:text-align="justify" style:justify-single-word="false"/>
      <style:text-properties style:font-name="Century Schoolbook L" fo:language="ru" fo:country="RU" fo:font-weight="normal" officeooo:rsid="0100f0e6" officeooo:paragraph-rsid="0100f0e6" fo:background-color="transparent" style:font-size-asian="10.5pt" loext:shadow="none"/>
    </style:style>
    <style:style style:name="P184" style:family="paragraph" style:parent-style-name="Standard">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185" style:family="paragraph" style:parent-style-name="Standard">
      <style:paragraph-properties fo:text-align="justify" style:justify-single-word="false"/>
      <style:text-properties style:font-name="Century Schoolbook L" fo:language="ru" fo:country="RU" fo:font-weight="normal" officeooo:rsid="0106399e" officeooo:paragraph-rsid="0106399e" fo:background-color="transparent" style:font-size-asian="10.5pt" loext:shadow="none"/>
    </style:style>
    <style:style style:name="P186" style:family="paragraph" style:parent-style-name="Standard">
      <style:paragraph-properties fo:text-align="justify" style:justify-single-word="false"/>
      <style:text-properties style:font-name="Century Schoolbook L" fo:language="ru" fo:country="RU" fo:font-weight="normal" officeooo:rsid="010ad8d0" officeooo:paragraph-rsid="010ad8d0" fo:background-color="transparent" style:font-size-asian="10.5pt" loext:shadow="none"/>
    </style:style>
    <style:style style:name="P187" style:family="paragraph" style:parent-style-name="Standard">
      <style:paragraph-properties fo:text-align="justify" style:justify-single-word="false"/>
      <style:text-properties style:font-name="Century Schoolbook L" fo:language="ru" fo:country="RU" fo:font-weight="normal" officeooo:rsid="010c79d9" officeooo:paragraph-rsid="010c79d9" fo:background-color="transparent" style:font-size-asian="10.5pt" loext:shadow="none"/>
    </style:style>
    <style:style style:name="P188" style:family="paragraph" style:parent-style-name="Standard">
      <style:paragraph-properties fo:text-align="justify" style:justify-single-word="false"/>
      <style:text-properties style:font-name="Century Schoolbook L" fo:language="ru" fo:country="RU" fo:font-weight="normal" officeooo:rsid="010e7422" officeooo:paragraph-rsid="010e7422" fo:background-color="transparent" style:font-size-asian="10.5pt" loext:shadow="none"/>
    </style:style>
    <style:style style:name="P189" style:family="paragraph" style:parent-style-name="Standard">
      <style:paragraph-properties fo:text-align="center" style:justify-single-word="false"/>
      <style:text-properties style:font-name="Century Schoolbook L" fo:language="ru" fo:country="RU" fo:font-weight="normal" officeooo:rsid="0113d9f8" officeooo:paragraph-rsid="0113d9f8" fo:background-color="transparent" style:font-size-asian="10.5pt" loext:shadow="none"/>
    </style:style>
    <style:style style:name="P190" style:family="paragraph" style:parent-style-name="Standard">
      <style:paragraph-properties fo:text-align="justify" style:justify-single-word="false"/>
      <style:text-properties style:font-name="Century Schoolbook L" fo:language="ru" fo:country="RU" fo:font-weight="normal" officeooo:rsid="011484f1" officeooo:paragraph-rsid="011484f1" fo:background-color="transparent" style:font-size-asian="10.5pt" loext:shadow="none"/>
    </style:style>
    <style:style style:name="P191" style:family="paragraph" style:parent-style-name="Standard">
      <style:paragraph-properties fo:text-align="justify" style:justify-single-word="false"/>
      <style:text-properties style:font-name="Century Schoolbook L" fo:language="ru" fo:country="RU" fo:font-weight="normal" officeooo:rsid="011a2a27" officeooo:paragraph-rsid="011a2a27" fo:background-color="transparent" style:font-size-asian="10.5pt" loext:shadow="none"/>
    </style:style>
    <style:style style:name="P192" style:family="paragraph" style:parent-style-name="Standard">
      <style:paragraph-properties fo:text-align="justify" style:justify-single-word="false"/>
      <style:text-properties style:font-name="Century Schoolbook L" fo:language="ru" fo:country="RU" fo:font-weight="normal" officeooo:rsid="011e7c4a" officeooo:paragraph-rsid="011e7c4a" fo:background-color="transparent" style:font-size-asian="10.5pt" loext:shadow="none"/>
    </style:style>
    <style:style style:name="P193" style:family="paragraph" style:parent-style-name="Standard">
      <style:paragraph-properties fo:text-align="justify" style:justify-single-word="false"/>
      <style:text-properties style:font-name="Century Schoolbook L" fo:language="ru" fo:country="RU" fo:font-weight="normal" officeooo:rsid="011f4595" officeooo:paragraph-rsid="011f4595" fo:background-color="transparent" style:font-size-asian="10.5pt" loext:shadow="none"/>
    </style:style>
    <style:style style:name="P194" style:family="paragraph" style:parent-style-name="Standard">
      <style:paragraph-properties fo:text-align="justify" style:justify-single-word="false"/>
      <style:text-properties style:font-name="Century Schoolbook L" fo:language="ru" fo:country="RU" fo:font-weight="normal" officeooo:rsid="01201e98" officeooo:paragraph-rsid="01201e98" fo:background-color="transparent" style:font-size-asian="10.5pt" loext:shadow="none"/>
    </style:style>
    <style:style style:name="P195" style:family="paragraph" style:parent-style-name="Standard">
      <style:paragraph-properties fo:text-align="justify" style:justify-single-word="false"/>
      <style:text-properties style:font-name="Century Schoolbook L" fo:language="ru" fo:country="RU" fo:font-weight="normal" officeooo:rsid="01225f78" officeooo:paragraph-rsid="01225f78" fo:background-color="transparent" style:font-size-asian="10.5pt" loext:shadow="none"/>
    </style:style>
    <style:style style:name="P196" style:family="paragraph" style:parent-style-name="Standard">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197" style:family="paragraph" style:parent-style-name="Standard">
      <style:paragraph-properties fo:text-align="justify" style:justify-single-word="false"/>
      <style:text-properties style:font-name="Century Schoolbook L" fo:language="ru" fo:country="RU" fo:font-weight="normal" officeooo:rsid="012a7a76" officeooo:paragraph-rsid="012a7a76" fo:background-color="transparent" style:font-size-asian="10.5pt" loext:shadow="none"/>
    </style:style>
    <style:style style:name="P198" style:family="paragraph" style:parent-style-name="Standard">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199" style:family="paragraph" style:parent-style-name="Standard">
      <style:paragraph-properties fo:text-align="justify" style:justify-single-word="false"/>
      <style:text-properties style:font-name="Century Schoolbook L" fo:language="ru" fo:country="RU" fo:font-weight="normal" officeooo:rsid="012ea2ef" officeooo:paragraph-rsid="012ea2ef" fo:background-color="transparent" style:font-size-asian="10.5pt" loext:shadow="none"/>
    </style:style>
    <style:style style:name="P200" style:family="paragraph" style:parent-style-name="Standard">
      <style:paragraph-properties fo:text-align="justify" style:justify-single-word="false"/>
      <style:text-properties style:font-name="Century Schoolbook L" fo:language="ru" fo:country="RU" fo:font-weight="normal" officeooo:rsid="0133c98e" officeooo:paragraph-rsid="0133c98e" fo:background-color="transparent" style:font-size-asian="10.5pt" loext:shadow="none"/>
    </style:style>
    <style:style style:name="P201" style:family="paragraph" style:parent-style-name="Standard">
      <style:paragraph-properties fo:text-align="justify" style:justify-single-word="false"/>
      <style:text-properties style:font-name="Century Schoolbook L" fo:language="ru" fo:country="RU" fo:font-weight="normal" officeooo:rsid="0134d0b8" officeooo:paragraph-rsid="0134d0b8" fo:background-color="transparent" style:font-size-asian="10.5pt" loext:shadow="none"/>
    </style:style>
    <style:style style:name="P202" style:family="paragraph" style:parent-style-name="Standard">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203" style:family="paragraph" style:parent-style-name="Standard">
      <style:paragraph-properties fo:text-align="justify" style:justify-single-word="false"/>
      <style:text-properties style:font-name="Century Schoolbook L" fo:language="ru" fo:country="RU" fo:font-weight="normal" officeooo:rsid="013d06e5" officeooo:paragraph-rsid="013d06e5" fo:background-color="transparent" style:font-size-asian="10.5pt" loext:shadow="none"/>
    </style:style>
    <style:style style:name="P204" style:family="paragraph" style:parent-style-name="Standard">
      <style:paragraph-properties fo:text-align="justify" style:justify-single-word="false"/>
      <style:text-properties style:font-name="Century Schoolbook L" fo:language="ru" fo:country="RU" fo:font-weight="normal" officeooo:rsid="013d642f" officeooo:paragraph-rsid="013d642f" fo:background-color="transparent" style:font-size-asian="10.5pt" loext:shadow="none"/>
    </style:style>
    <style:style style:name="P205" style:family="paragraph" style:parent-style-name="Standard">
      <style:paragraph-properties fo:text-align="center" style:justify-single-word="false"/>
      <style:text-properties style:font-name="Century Schoolbook L" fo:language="ru" fo:country="RU" fo:font-weight="normal" officeooo:rsid="0141cd2d" officeooo:paragraph-rsid="0141cd2d" fo:background-color="transparent" style:font-size-asian="10.5pt" loext:shadow="none"/>
    </style:style>
    <style:style style:name="P206" style:family="paragraph" style:parent-style-name="Standard">
      <style:paragraph-properties fo:text-align="justify" style:justify-single-word="false"/>
      <style:text-properties style:font-name="Century Schoolbook L" fo:language="ru" fo:country="RU" fo:font-weight="normal" officeooo:rsid="0142d03f" officeooo:paragraph-rsid="0142d03f" fo:background-color="transparent" style:font-size-asian="10.5pt" loext:shadow="none"/>
    </style:style>
    <style:style style:name="P207" style:family="paragraph" style:parent-style-name="Standard">
      <style:paragraph-properties fo:text-align="justify" style:justify-single-word="false"/>
      <style:text-properties style:font-name="Century Schoolbook L" fo:language="ru" fo:country="RU" fo:font-weight="normal" officeooo:rsid="01480ae1" officeooo:paragraph-rsid="01480ae1" fo:background-color="transparent" style:font-size-asian="10.5pt" loext:shadow="none"/>
    </style:style>
    <style:style style:name="P208" style:family="paragraph" style:parent-style-name="Standard">
      <style:paragraph-properties fo:text-align="justify" style:justify-single-word="false"/>
      <style:text-properties style:font-name="Century Schoolbook L" fo:language="ru" fo:country="RU" fo:font-weight="normal" officeooo:rsid="014aa950" officeooo:paragraph-rsid="014aa950" fo:background-color="transparent" style:font-size-asian="10.5pt" loext:shadow="none"/>
    </style:style>
    <style:style style:name="P209" style:family="paragraph" style:parent-style-name="Standard">
      <style:paragraph-properties fo:text-align="justify" style:justify-single-word="false"/>
      <style:text-properties style:font-name="Century Schoolbook L" fo:language="ru" fo:country="RU" fo:font-weight="normal" officeooo:rsid="014f1042" officeooo:paragraph-rsid="014f1042" fo:background-color="transparent" style:font-size-asian="10.5pt" loext:shadow="none"/>
    </style:style>
    <style:style style:name="P210" style:family="paragraph" style:parent-style-name="Standard">
      <style:paragraph-properties fo:text-align="justify"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1" style:family="paragraph" style:parent-style-name="Standard">
      <style:paragraph-properties fo:text-align="center"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2" style:family="paragraph" style:parent-style-name="Standard">
      <style:paragraph-properties fo:text-align="justify" style:justify-single-word="false"/>
      <style:text-properties style:font-name="Century Schoolbook L" fo:language="ru" fo:country="RU" fo:font-weight="normal" officeooo:rsid="0156b2ab" officeooo:paragraph-rsid="0156b2ab" fo:background-color="transparent" style:font-size-asian="10.5pt" loext:shadow="none"/>
    </style:style>
    <style:style style:name="P213" style:family="paragraph" style:parent-style-name="Standard">
      <style:paragraph-properties fo:text-align="justify" style:justify-single-word="false"/>
      <style:text-properties style:font-name="Century Schoolbook L" fo:language="ru" fo:country="RU" fo:font-weight="normal" officeooo:rsid="015b054a" officeooo:paragraph-rsid="015b054a" fo:background-color="transparent" style:font-size-asian="10.5pt" loext:shadow="none"/>
    </style:style>
    <style:style style:name="P214" style:family="paragraph" style:parent-style-name="Standard">
      <style:paragraph-properties fo:text-align="justify" style:justify-single-word="false"/>
      <style:text-properties style:font-name="Century Schoolbook L" fo:language="ru" fo:country="RU" fo:font-weight="normal" officeooo:rsid="015cb9bf" officeooo:paragraph-rsid="015cb9bf" fo:background-color="transparent" style:font-size-asian="10.5pt" loext:shadow="none"/>
    </style:style>
    <style:style style:name="P215" style:family="paragraph" style:parent-style-name="Standard">
      <style:paragraph-properties fo:text-align="justify" style:justify-single-word="false"/>
      <style:text-properties style:font-name="Century Schoolbook L" fo:language="ru" fo:country="RU" fo:font-weight="normal" officeooo:rsid="015e2a57" officeooo:paragraph-rsid="015e2a57" fo:background-color="transparent" style:font-size-asian="10.5pt" loext:shadow="none"/>
    </style:style>
    <style:style style:name="P216" style:family="paragraph" style:parent-style-name="Standard">
      <style:paragraph-properties fo:text-align="justify" style:justify-single-word="false"/>
      <style:text-properties style:font-name="Century Schoolbook L" fo:language="ru" fo:country="RU" fo:font-weight="normal" officeooo:rsid="015fa87c" officeooo:paragraph-rsid="015fa87c" fo:background-color="transparent" style:font-size-asian="10.5pt" loext:shadow="none"/>
    </style:style>
    <style:style style:name="P217" style:family="paragraph" style:parent-style-name="Standard">
      <style:paragraph-properties fo:text-align="justify" style:justify-single-word="false"/>
      <style:text-properties style:font-name="Century Schoolbook L" fo:language="ru" fo:country="RU" fo:font-weight="normal" officeooo:rsid="01626506" officeooo:paragraph-rsid="01626506" fo:background-color="transparent" style:font-size-asian="10.5pt" loext:shadow="none"/>
    </style:style>
    <style:style style:name="P218" style:family="paragraph" style:parent-style-name="Standard">
      <style:paragraph-properties fo:text-align="justify" style:justify-single-word="false"/>
      <style:text-properties style:font-name="Century Schoolbook L" fo:language="ru" fo:country="RU" fo:font-weight="normal" officeooo:rsid="0165861f" officeooo:paragraph-rsid="0165861f" fo:background-color="transparent" style:font-size-asian="10.5pt" loext:shadow="none"/>
    </style:style>
    <style:style style:name="P219" style:family="paragraph" style:parent-style-name="Standard">
      <style:paragraph-properties fo:text-align="justify" style:justify-single-word="false"/>
      <style:text-properties style:font-name="Century Schoolbook L" fo:language="ru" fo:country="RU" fo:font-weight="normal" officeooo:rsid="0166ad0f" officeooo:paragraph-rsid="0166ad0f" fo:background-color="transparent" style:font-size-asian="10.5pt" loext:shadow="none"/>
    </style:style>
    <style:style style:name="P220" style:family="paragraph" style:parent-style-name="Standard">
      <style:paragraph-properties fo:text-align="justify" style:justify-single-word="false"/>
      <style:text-properties style:font-name="Century Schoolbook L" fo:language="ru" fo:country="RU" fo:font-weight="normal" officeooo:rsid="01675b04" officeooo:paragraph-rsid="01675b04" fo:background-color="transparent" style:font-size-asian="10.5pt" loext:shadow="none"/>
    </style:style>
    <style:style style:name="P221" style:family="paragraph" style:parent-style-name="Standard">
      <style:paragraph-properties fo:text-align="justify" style:justify-single-word="false"/>
      <style:text-properties style:font-name="Century Schoolbook L" fo:language="ru" fo:country="RU" fo:font-weight="normal" officeooo:rsid="0167b6b1" officeooo:paragraph-rsid="0167b6b1" fo:background-color="transparent" style:font-size-asian="10.5pt" loext:shadow="none"/>
    </style:style>
    <style:style style:name="P222" style:family="paragraph" style:parent-style-name="Standard">
      <style:paragraph-properties fo:text-align="justify" style:justify-single-word="false"/>
      <style:text-properties style:font-name="Century Schoolbook L" fo:language="ru" fo:country="RU" fo:font-weight="normal" officeooo:rsid="0169231d" officeooo:paragraph-rsid="0169231d" fo:background-color="transparent" style:font-size-asian="10.5pt" loext:shadow="none"/>
    </style:style>
    <style:style style:name="P223" style:family="paragraph" style:parent-style-name="Standard">
      <style:paragraph-properties fo:text-align="justify" style:justify-single-word="false"/>
      <style:text-properties style:font-name="Century Schoolbook L" fo:language="ru" fo:country="RU" fo:font-weight="normal" officeooo:rsid="01697175" officeooo:paragraph-rsid="01697175" fo:background-color="transparent" style:font-size-asian="10.5pt" loext:shadow="none"/>
    </style:style>
    <style:style style:name="P224" style:family="paragraph" style:parent-style-name="Standard">
      <style:paragraph-properties fo:text-align="justify" style:justify-single-word="false"/>
      <style:text-properties style:font-name="Century Schoolbook L" fo:language="ru" fo:country="RU" fo:font-weight="normal" officeooo:rsid="016b7b4f" officeooo:paragraph-rsid="016b7b4f" fo:background-color="transparent" style:font-size-asian="10.5pt" loext:shadow="none"/>
    </style:style>
    <style:style style:name="P225" style:family="paragraph" style:parent-style-name="Standard">
      <style:paragraph-properties fo:text-align="justify" style:justify-single-word="false"/>
      <style:text-properties style:font-name="Century Schoolbook L" fo:language="ru" fo:country="RU" fo:font-weight="normal" officeooo:rsid="016d68f3" officeooo:paragraph-rsid="016d68f3" fo:background-color="transparent" style:font-size-asian="10.5pt" loext:shadow="none"/>
    </style:style>
    <style:style style:name="P226" style:family="paragraph" style:parent-style-name="Standard">
      <style:paragraph-properties fo:text-align="justify" style:justify-single-word="false"/>
      <style:text-properties style:font-name="Century Schoolbook L" fo:language="ru" fo:country="RU" fo:font-weight="normal" officeooo:rsid="016f3f1d" officeooo:paragraph-rsid="016f3f1d" fo:background-color="transparent" style:font-size-asian="10.5pt" loext:shadow="none"/>
    </style:style>
    <style:style style:name="P227" style:family="paragraph" style:parent-style-name="Standard">
      <style:paragraph-properties fo:text-align="justify" style:justify-single-word="false"/>
      <style:text-properties style:font-name="Century Schoolbook L" fo:language="ru" fo:country="RU" fo:font-weight="normal" officeooo:rsid="016fe3dc" officeooo:paragraph-rsid="016fe3dc" fo:background-color="transparent" style:font-size-asian="10.5pt" loext:shadow="none"/>
    </style:style>
    <style:style style:name="P228" style:family="paragraph" style:parent-style-name="Standard">
      <style:paragraph-properties fo:text-align="justify" style:justify-single-word="false"/>
      <style:text-properties style:font-name="Century Schoolbook L" fo:language="ru" fo:country="RU" fo:font-weight="normal" officeooo:rsid="0172d105" officeooo:paragraph-rsid="0172d105" fo:background-color="transparent" style:font-size-asian="10.5pt" loext:shadow="none"/>
    </style:style>
    <style:style style:name="P229" style:family="paragraph" style:parent-style-name="Standard">
      <style:paragraph-properties fo:text-align="justify" style:justify-single-word="false"/>
      <style:text-properties style:font-name="Century Schoolbook L" fo:language="ru" fo:country="RU" fo:font-weight="normal" officeooo:rsid="01753e10" officeooo:paragraph-rsid="01753e10" fo:background-color="transparent" style:font-size-asian="10.5pt" loext:shadow="none"/>
    </style:style>
    <style:style style:name="P230" style:family="paragraph" style:parent-style-name="Standard">
      <style:paragraph-properties fo:text-align="justify" style:justify-single-word="false"/>
      <style:text-properties style:font-name="Century Schoolbook L" fo:language="ru" fo:country="RU" fo:font-weight="normal" officeooo:rsid="01762c91" officeooo:paragraph-rsid="01762c91" fo:background-color="transparent" style:font-size-asian="10.5pt" loext:shadow="none"/>
    </style:style>
    <style:style style:name="P231" style:family="paragraph" style:parent-style-name="Standard">
      <style:paragraph-properties fo:text-align="justify" style:justify-single-word="false"/>
      <style:text-properties style:font-name="Century Schoolbook L" fo:language="ru" fo:country="RU" fo:font-weight="normal" officeooo:rsid="017a009d" officeooo:paragraph-rsid="017a009d" fo:background-color="transparent" style:font-size-asian="10.5pt" loext:shadow="none"/>
    </style:style>
    <style:style style:name="P232" style:family="paragraph" style:parent-style-name="Standard">
      <style:paragraph-properties fo:text-align="justify" style:justify-single-word="false"/>
      <style:text-properties style:font-name="Century Schoolbook L" fo:language="ru" fo:country="RU" fo:font-weight="normal" officeooo:rsid="017b76ff" officeooo:paragraph-rsid="017b76ff" fo:background-color="transparent" style:font-size-asian="10.5pt" loext:shadow="none"/>
    </style:style>
    <style:style style:name="P233" style:family="paragraph" style:parent-style-name="Standard">
      <style:paragraph-properties fo:text-align="justify" style:justify-single-word="false"/>
      <style:text-properties style:font-name="Century Schoolbook L" fo:language="ru" fo:country="RU" fo:font-weight="normal" officeooo:rsid="017c658b" officeooo:paragraph-rsid="017c658b" fo:background-color="transparent" style:font-size-asian="10.5pt" loext:shadow="none"/>
    </style:style>
    <style:style style:name="P234" style:family="paragraph" style:parent-style-name="Standard">
      <style:paragraph-properties fo:text-align="center"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5" style:family="paragraph" style:parent-style-name="Standard">
      <style:paragraph-properties fo:text-align="justify"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6" style:family="paragraph" style:parent-style-name="Standard">
      <style:paragraph-properties fo:text-align="justify" style:justify-single-word="false"/>
      <style:text-properties style:font-name="Century Schoolbook L" fo:language="ru" fo:country="RU" fo:font-weight="normal" officeooo:rsid="01831aea" officeooo:paragraph-rsid="01831aea" fo:background-color="transparent" style:font-size-asian="10.5pt" loext:shadow="none"/>
    </style:style>
    <style:style style:name="P237" style:family="paragraph" style:parent-style-name="Standard">
      <style:paragraph-properties fo:text-align="justify" style:justify-single-word="false"/>
      <style:text-properties style:font-name="Century Schoolbook L" fo:language="ru" fo:country="RU" fo:font-weight="normal" officeooo:rsid="0183ecfe" officeooo:paragraph-rsid="0183ecfe" fo:background-color="transparent" style:font-size-asian="10.5pt" loext:shadow="none"/>
    </style:style>
    <style:style style:name="P238" style:family="paragraph" style:parent-style-name="Standard">
      <style:paragraph-properties fo:text-align="justify" style:justify-single-word="false"/>
      <style:text-properties style:font-name="Century Schoolbook L" fo:language="ru" fo:country="RU" fo:font-weight="normal" officeooo:rsid="01859c18" officeooo:paragraph-rsid="01859c18" fo:background-color="transparent" style:font-size-asian="10.5pt" loext:shadow="none"/>
    </style:style>
    <style:style style:name="P239" style:family="paragraph" style:parent-style-name="Standard">
      <style:paragraph-properties fo:text-align="justify" style:justify-single-word="false"/>
      <style:text-properties style:font-name="Century Schoolbook L" fo:language="ru" fo:country="RU" fo:font-weight="normal" officeooo:rsid="0187283a" officeooo:paragraph-rsid="0187283a" fo:background-color="transparent" style:font-size-asian="10.5pt" loext:shadow="none"/>
    </style:style>
    <style:style style:name="P240" style:family="paragraph" style:parent-style-name="Standard">
      <style:paragraph-properties fo:text-align="justify" style:justify-single-word="false"/>
      <style:text-properties style:font-name="Century Schoolbook L" fo:language="ru" fo:country="RU" fo:font-weight="normal" officeooo:rsid="0189a323" officeooo:paragraph-rsid="0189d010" fo:background-color="transparent" style:font-size-asian="10.5pt" loext:shadow="none"/>
    </style:style>
    <style:style style:name="P241" style:family="paragraph" style:parent-style-name="Standard">
      <style:paragraph-properties fo:text-align="justify" style:justify-single-word="false"/>
      <style:text-properties style:font-name="Century Schoolbook L" fo:language="ru" fo:country="RU" fo:font-weight="normal" officeooo:rsid="0189a323" officeooo:paragraph-rsid="018b9496" fo:background-color="transparent" style:font-size-asian="10.5pt" loext:shadow="none"/>
    </style:style>
    <style:style style:name="P242" style:family="paragraph" style:parent-style-name="Standard">
      <style:paragraph-properties fo:text-align="justify" style:justify-single-word="false"/>
      <style:text-properties style:font-name="Century Schoolbook L" fo:language="ru" fo:country="RU" fo:font-weight="normal" officeooo:rsid="018c57c5" officeooo:paragraph-rsid="018c57c5" fo:background-color="transparent" style:font-size-asian="10.5pt" loext:shadow="none"/>
    </style:style>
    <style:style style:name="P243" style:family="paragraph" style:parent-style-name="Standard">
      <style:paragraph-properties fo:text-align="center"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4" style:family="paragraph" style:parent-style-name="Standard">
      <style:paragraph-properties fo:text-align="justify"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5" style:family="paragraph" style:parent-style-name="Standard">
      <style:paragraph-properties fo:text-align="justify" style:justify-single-word="false"/>
      <style:text-properties style:font-name="Century Schoolbook L" fo:language="ru" fo:country="RU" fo:font-weight="normal" officeooo:rsid="01908df3" officeooo:paragraph-rsid="01908df3" fo:background-color="transparent" style:font-size-asian="10.5pt" loext:shadow="none"/>
    </style:style>
    <style:style style:name="P246" style:family="paragraph" style:parent-style-name="Standard">
      <style:paragraph-properties fo:text-align="justify" style:justify-single-word="false"/>
      <style:text-properties style:font-name="Century Schoolbook L" fo:language="ru" fo:country="RU" fo:font-weight="normal" officeooo:rsid="0190af15" officeooo:paragraph-rsid="0190af15" fo:background-color="transparent" style:font-size-asian="10.5pt" loext:shadow="none"/>
    </style:style>
    <style:style style:name="P247" style:family="paragraph" style:parent-style-name="Standard">
      <style:paragraph-properties fo:text-align="justify" style:justify-single-word="false"/>
      <style:text-properties style:font-name="Century Schoolbook L" fo:language="ru" fo:country="RU" fo:font-weight="normal" officeooo:rsid="01939d6b" officeooo:paragraph-rsid="01939d6b" fo:background-color="transparent" style:font-size-asian="10.5pt" loext:shadow="none"/>
    </style:style>
    <style:style style:name="P248" style:family="paragraph" style:parent-style-name="Standard">
      <style:paragraph-properties fo:text-align="justify" style:justify-single-word="false"/>
      <style:text-properties style:font-name="Century Schoolbook L" fo:language="ru" fo:country="RU" fo:font-weight="normal" officeooo:rsid="0196699f" officeooo:paragraph-rsid="0196699f" fo:background-color="transparent" style:font-size-asian="10.5pt" loext:shadow="none"/>
    </style:style>
    <style:style style:name="P249" style:family="paragraph" style:parent-style-name="Standard">
      <style:paragraph-properties fo:text-align="justify" style:justify-single-word="false"/>
      <style:text-properties style:font-name="Century Schoolbook L" fo:language="ru" fo:country="RU" fo:font-weight="normal" officeooo:rsid="01973f82" officeooo:paragraph-rsid="01973f82" fo:background-color="transparent" style:font-size-asian="10.5pt" loext:shadow="none"/>
    </style:style>
    <style:style style:name="P250" style:family="paragraph" style:parent-style-name="Standard">
      <style:paragraph-properties fo:text-align="justify" style:justify-single-word="false"/>
      <style:text-properties style:font-name="Century Schoolbook L" fo:language="ru" fo:country="RU" fo:font-weight="normal" officeooo:rsid="01974b45" officeooo:paragraph-rsid="01974b45" fo:background-color="transparent" style:font-size-asian="10.5pt" loext:shadow="none"/>
    </style:style>
    <style:style style:name="P251" style:family="paragraph" style:parent-style-name="Standard">
      <style:paragraph-properties fo:text-align="justify" style:justify-single-word="false"/>
      <style:text-properties style:font-name="Century Schoolbook L" fo:language="ru" fo:country="RU" fo:font-weight="normal" officeooo:rsid="0197da8a" officeooo:paragraph-rsid="019928ab" fo:background-color="transparent" style:font-size-asian="10.5pt" loext:shadow="none"/>
    </style:style>
    <style:style style:name="P252" style:family="paragraph" style:parent-style-name="Standard">
      <style:paragraph-properties fo:text-align="justify" style:justify-single-word="false"/>
      <style:text-properties style:font-name="Century Schoolbook L" fo:language="ru" fo:country="RU" fo:font-weight="normal" officeooo:rsid="019928ab" officeooo:paragraph-rsid="019928ab" fo:background-color="transparent" style:font-size-asian="10.5pt" loext:shadow="none"/>
    </style:style>
    <style:style style:name="P253" style:family="paragraph" style:parent-style-name="Standard">
      <style:paragraph-properties fo:text-align="justify" style:justify-single-word="false"/>
      <style:text-properties style:font-name="Century Schoolbook L" fo:language="ru" fo:country="RU" fo:font-weight="normal" officeooo:rsid="019cf60f" officeooo:paragraph-rsid="019cf60f" fo:background-color="transparent" style:font-size-asian="10.5pt" loext:shadow="none"/>
    </style:style>
    <style:style style:name="P254" style:family="paragraph" style:parent-style-name="Standard">
      <style:paragraph-properties fo:text-align="justify" style:justify-single-word="false"/>
      <style:text-properties style:font-name="Century Schoolbook L" fo:language="ru" fo:country="RU" fo:font-weight="normal" officeooo:rsid="01a0b3ef" officeooo:paragraph-rsid="01a0b3ef" fo:background-color="transparent" style:font-size-asian="10.5pt" loext:shadow="none"/>
    </style:style>
    <style:style style:name="P255" style:family="paragraph" style:parent-style-name="Standard">
      <style:paragraph-properties fo:text-align="center"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6" style:family="paragraph" style:parent-style-name="Standard">
      <style:paragraph-properties fo:text-align="justify"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7" style:family="paragraph" style:parent-style-name="Standard">
      <style:paragraph-properties fo:text-align="justify" style:justify-single-word="false"/>
      <style:text-properties style:font-name="Century Schoolbook L" fo:language="ru" fo:country="RU" fo:font-weight="normal" officeooo:rsid="01a78609" officeooo:paragraph-rsid="01a78609" fo:background-color="transparent" style:font-size-asian="10.5pt" loext:shadow="none"/>
    </style:style>
    <style:style style:name="P258" style:family="paragraph" style:parent-style-name="Standard">
      <style:paragraph-properties fo:text-align="justify" style:justify-single-word="false"/>
      <style:text-properties style:font-name="Century Schoolbook L" fo:language="ru" fo:country="RU" fo:font-weight="normal" officeooo:rsid="01a78ddd" officeooo:paragraph-rsid="01a78ddd" fo:background-color="transparent" style:font-size-asian="10.5pt" loext:shadow="none"/>
    </style:style>
    <style:style style:name="P259" style:family="paragraph" style:parent-style-name="Standard">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260" style:family="paragraph" style:parent-style-name="Standard">
      <style:paragraph-properties fo:text-align="justify" style:justify-single-word="false"/>
      <style:text-properties style:font-name="Century Schoolbook L" fo:language="ru" fo:country="RU" fo:font-weight="normal" officeooo:rsid="01ace601" officeooo:paragraph-rsid="01ace601" fo:background-color="transparent" style:font-size-asian="10.5pt" loext:shadow="none"/>
    </style:style>
    <style:style style:name="P261" style:family="paragraph" style:parent-style-name="Standard">
      <style:paragraph-properties fo:text-align="justify" style:justify-single-word="false"/>
      <style:text-properties style:font-name="Century Schoolbook L" fo:language="ru" fo:country="RU" fo:font-weight="normal" officeooo:rsid="01aecb17" officeooo:paragraph-rsid="01aecb17" fo:background-color="transparent" style:font-size-asian="10.5pt" loext:shadow="none"/>
    </style:style>
    <style:style style:name="P262" style:family="paragraph" style:parent-style-name="Standard">
      <style:paragraph-properties fo:text-align="justify" style:justify-single-word="false"/>
      <style:text-properties style:font-name="Century Schoolbook L" fo:language="ru" fo:country="RU" fo:font-weight="normal" officeooo:rsid="01b160e5" officeooo:paragraph-rsid="01b20cf6" fo:background-color="transparent" style:font-size-asian="10.5pt" loext:shadow="none"/>
    </style:style>
    <style:style style:name="P263" style:family="paragraph" style:parent-style-name="Standard">
      <style:paragraph-properties fo:text-align="justify" style:justify-single-word="false"/>
      <style:text-properties style:font-name="Century Schoolbook L" fo:language="ru" fo:country="RU" fo:font-weight="normal" officeooo:rsid="01b160e5" officeooo:paragraph-rsid="01b503bd" fo:background-color="transparent" style:font-size-asian="10.5pt" loext:shadow="none"/>
    </style:style>
    <style:style style:name="P264" style:family="paragraph" style:parent-style-name="Standard">
      <style:paragraph-properties fo:text-align="justify" style:justify-single-word="false"/>
      <style:text-properties style:font-name="Century Schoolbook L" fo:language="ru" fo:country="RU" fo:font-weight="normal" officeooo:rsid="01b5e86b" officeooo:paragraph-rsid="01b5e86b" fo:background-color="transparent" style:font-size-asian="10.5pt" loext:shadow="none"/>
    </style:style>
    <style:style style:name="P265" style:family="paragraph" style:parent-style-name="Standard">
      <style:paragraph-properties fo:text-align="justify" style:justify-single-word="false"/>
      <style:text-properties style:font-name="Century Schoolbook L" fo:language="ru" fo:country="RU" fo:font-weight="normal" officeooo:rsid="01b663fd" officeooo:paragraph-rsid="01b663fd" fo:background-color="transparent" style:font-size-asian="10.5pt" loext:shadow="none"/>
    </style:style>
    <style:style style:name="P266" style:family="paragraph" style:parent-style-name="Standard">
      <style:paragraph-properties fo:text-align="justify" style:justify-single-word="false"/>
      <style:text-properties style:font-name="Century Schoolbook L" fo:language="ru" fo:country="RU" fo:font-weight="normal" officeooo:rsid="01b9738b" officeooo:paragraph-rsid="01b9738b" fo:background-color="transparent" style:font-size-asian="10.5pt" loext:shadow="none"/>
    </style:style>
    <style:style style:name="P267" style:family="paragraph" style:parent-style-name="Standard">
      <style:paragraph-properties fo:text-align="center"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8" style:family="paragraph" style:parent-style-name="Standard">
      <style:paragraph-properties fo:text-align="justify"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9" style:family="paragraph" style:parent-style-name="Standard">
      <style:paragraph-properties fo:text-align="justify" style:justify-single-word="false"/>
      <style:text-properties style:font-name="Century Schoolbook L" fo:language="ru" fo:country="RU" fo:font-weight="normal" officeooo:rsid="01bf6731" officeooo:paragraph-rsid="01bf6731" fo:background-color="transparent" style:font-size-asian="10.5pt" loext:shadow="none"/>
    </style:style>
    <style:style style:name="P270" style:family="paragraph" style:parent-style-name="Standard">
      <style:paragraph-properties fo:text-align="justify" style:justify-single-word="false"/>
      <style:text-properties style:font-name="Century Schoolbook L" fo:language="ru" fo:country="RU" fo:font-weight="normal" officeooo:rsid="01c0203c" officeooo:paragraph-rsid="01c0203c" fo:background-color="transparent" style:font-size-asian="10.5pt" loext:shadow="none"/>
    </style:style>
    <style:style style:name="P271" style:family="paragraph" style:parent-style-name="Standard">
      <style:paragraph-properties fo:text-align="justify" style:justify-single-word="false"/>
      <style:text-properties style:font-name="Century Schoolbook L" fo:language="ru" fo:country="RU" fo:font-weight="normal" officeooo:rsid="01c030b6" officeooo:paragraph-rsid="01c030b6" fo:background-color="transparent" style:font-size-asian="10.5pt" loext:shadow="none"/>
    </style:style>
    <style:style style:name="P272" style:family="paragraph" style:parent-style-name="Standard">
      <style:paragraph-properties fo:text-align="justify" style:justify-single-word="false"/>
      <style:text-properties style:font-name="Century Schoolbook L" fo:language="ru" fo:country="RU" fo:font-weight="normal" officeooo:rsid="01c1c0df" officeooo:paragraph-rsid="01c1c0df" fo:background-color="transparent" style:font-size-asian="10.5pt" loext:shadow="none"/>
    </style:style>
    <style:style style:name="P273" style:family="paragraph" style:parent-style-name="Standard">
      <style:paragraph-properties fo:text-align="justify" style:justify-single-word="false"/>
      <style:text-properties style:font-name="Century Schoolbook L" fo:language="ru" fo:country="RU" fo:font-weight="normal" officeooo:rsid="01c2edf3" officeooo:paragraph-rsid="01c2edf3" fo:background-color="transparent" style:font-size-asian="10.5pt" loext:shadow="none"/>
    </style:style>
    <style:style style:name="P274" style:family="paragraph" style:parent-style-name="Standard">
      <style:paragraph-properties fo:text-align="justify" style:justify-single-word="false"/>
      <style:text-properties style:font-name="Century Schoolbook L" fo:language="ru" fo:country="RU" fo:font-weight="normal" officeooo:rsid="01c4b4b5" officeooo:paragraph-rsid="01c4b4b5" fo:background-color="transparent" style:font-size-asian="10.5pt" loext:shadow="none"/>
    </style:style>
    <style:style style:name="P275" style:family="paragraph" style:parent-style-name="Standard">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276" style:family="paragraph" style:parent-style-name="Standard">
      <style:paragraph-properties fo:text-align="justify" style:justify-single-word="false"/>
      <style:text-properties style:font-name="Century Schoolbook L" fo:language="ru" fo:country="RU" fo:font-weight="normal" officeooo:rsid="01c7ad7e" officeooo:paragraph-rsid="01c7ad7e" fo:background-color="transparent" style:font-size-asian="10.5pt" loext:shadow="none"/>
    </style:style>
    <style:style style:name="P277" style:family="paragraph" style:parent-style-name="Standard">
      <style:paragraph-properties fo:text-align="justify" style:justify-single-word="false"/>
      <style:text-properties style:font-name="Century Schoolbook L" fo:language="ru" fo:country="RU" fo:font-weight="normal" officeooo:rsid="01c97a9b" officeooo:paragraph-rsid="01c97a9b" fo:background-color="transparent" style:font-size-asian="10.5pt" loext:shadow="none"/>
    </style:style>
    <style:style style:name="P278" style:family="paragraph" style:parent-style-name="Standard">
      <style:paragraph-properties fo:text-align="center"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79" style:family="paragraph" style:parent-style-name="Standard">
      <style:paragraph-properties fo:text-align="justify"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80" style:family="paragraph" style:parent-style-name="Standard">
      <style:paragraph-properties fo:text-align="justify" style:justify-single-word="false"/>
      <style:text-properties style:font-name="Century Schoolbook L" fo:language="ru" fo:country="RU" fo:font-weight="normal" officeooo:rsid="01cf2cf3" officeooo:paragraph-rsid="01cf2cf3" fo:background-color="transparent" style:font-size-asian="10.5pt" loext:shadow="none"/>
    </style:style>
    <style:style style:name="P281" style:family="paragraph" style:parent-style-name="Standard">
      <style:paragraph-properties fo:text-align="justify" style:justify-single-word="false"/>
      <style:text-properties style:font-name="Century Schoolbook L" fo:language="ru" fo:country="RU" fo:font-weight="normal" officeooo:rsid="01d1178e" officeooo:paragraph-rsid="01d1178e" fo:background-color="transparent" style:font-size-asian="10.5pt" loext:shadow="none"/>
    </style:style>
    <style:style style:name="P282" style:family="paragraph" style:parent-style-name="Standard">
      <style:paragraph-properties fo:text-align="justify" style:justify-single-word="false"/>
      <style:text-properties style:font-name="Century Schoolbook L" fo:language="ru" fo:country="RU" fo:font-weight="normal" officeooo:rsid="01d2e2e1" officeooo:paragraph-rsid="01d2e2e1" fo:background-color="transparent" style:font-size-asian="10.5pt" loext:shadow="none"/>
    </style:style>
    <style:style style:name="P283" style:family="paragraph" style:parent-style-name="Standard">
      <style:paragraph-properties fo:text-align="center"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284" style:family="paragraph" style:parent-style-name="Standard">
      <style:paragraph-properties fo:text-align="justify"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285" style:family="paragraph" style:parent-style-name="Standard">
      <style:paragraph-properties fo:text-align="justify" style:justify-single-word="false"/>
      <style:text-properties style:font-name="Century Schoolbook L" fo:language="ru" fo:country="RU" fo:font-weight="normal" officeooo:rsid="01d59ab8" officeooo:paragraph-rsid="01d59ab8" fo:background-color="transparent" style:font-size-asian="10.5pt" loext:shadow="none"/>
    </style:style>
    <style:style style:name="P286" style:family="paragraph" style:parent-style-name="Standard">
      <style:paragraph-properties fo:text-align="justify" style:justify-single-word="false"/>
      <style:text-properties style:font-name="Century Schoolbook L" fo:language="ru" fo:country="RU" fo:font-weight="normal" officeooo:rsid="01d5d246" officeooo:paragraph-rsid="01d5d246" fo:background-color="transparent" style:font-size-asian="10.5pt" loext:shadow="none"/>
    </style:style>
    <style:style style:name="P287" style:family="paragraph" style:parent-style-name="Standard">
      <style:paragraph-properties fo:text-align="justify" style:justify-single-word="false"/>
      <style:text-properties style:font-name="Century Schoolbook L" fo:language="ru" fo:country="RU" fo:font-weight="normal" officeooo:rsid="01d6b5d0" officeooo:paragraph-rsid="01d6b5d0" fo:background-color="transparent" style:font-size-asian="10.5pt" loext:shadow="none"/>
    </style:style>
    <style:style style:name="P288" style:family="paragraph" style:parent-style-name="Standard">
      <style:paragraph-properties fo:text-align="justify" style:justify-single-word="false"/>
      <style:text-properties style:font-name="Century Schoolbook L" fo:language="ru" fo:country="RU" fo:font-weight="normal" officeooo:rsid="01d7e015" officeooo:paragraph-rsid="01d7e015" fo:background-color="transparent" style:font-size-asian="10.5pt" loext:shadow="none"/>
    </style:style>
    <style:style style:name="P289" style:family="paragraph" style:parent-style-name="Standard">
      <style:paragraph-properties fo:text-align="justify" style:justify-single-word="false"/>
      <style:text-properties style:font-name="Century Schoolbook L" fo:language="ru" fo:country="RU" fo:font-weight="normal" officeooo:rsid="01d931d9" officeooo:paragraph-rsid="01d931d9" fo:background-color="transparent" style:font-size-asian="10.5pt" loext:shadow="none"/>
    </style:style>
    <style:style style:name="P290" style:family="paragraph" style:parent-style-name="Standard">
      <style:paragraph-properties fo:text-align="justify" style:justify-single-word="false"/>
      <style:text-properties style:font-name="Century Schoolbook L" fo:language="ru" fo:country="RU" fo:font-weight="normal" officeooo:rsid="01db05b6" officeooo:paragraph-rsid="01db05b6" fo:background-color="transparent" style:font-size-asian="10.5pt" loext:shadow="none"/>
    </style:style>
    <style:style style:name="P291" style:family="paragraph" style:parent-style-name="Standard">
      <style:paragraph-properties fo:text-align="center" style:justify-single-word="false"/>
      <style:text-properties style:font-name="Century Schoolbook L" fo:language="ru" fo:country="RU" fo:font-weight="normal" officeooo:rsid="01dbead2" officeooo:paragraph-rsid="01dbead2" fo:background-color="transparent" style:font-size-asian="10.5pt" loext:shadow="none"/>
    </style:style>
    <style:style style:name="P292" style:family="paragraph" style:parent-style-name="Standard">
      <style:paragraph-properties fo:text-align="justify" style:justify-single-word="false"/>
      <style:text-properties style:font-name="Century Schoolbook L" fo:language="ru" fo:country="RU" fo:font-weight="normal" officeooo:rsid="01dcab04" officeooo:paragraph-rsid="01dcab04" fo:background-color="transparent" style:font-size-asian="10.5pt" loext:shadow="none"/>
    </style:style>
    <style:style style:name="P293" style:family="paragraph" style:parent-style-name="Standard">
      <style:paragraph-properties fo:text-align="justify" style:justify-single-word="false"/>
      <style:text-properties style:font-name="Century Schoolbook L" fo:language="ru" fo:country="RU" fo:font-weight="normal" officeooo:rsid="01de991d" officeooo:paragraph-rsid="01de991d" fo:background-color="transparent" style:font-size-asian="10.5pt" loext:shadow="none"/>
    </style:style>
    <style:style style:name="P294" style:family="paragraph" style:parent-style-name="Standard">
      <style:paragraph-properties fo:text-align="justify" style:justify-single-word="false"/>
      <style:text-properties style:font-name="Century Schoolbook L" fo:language="ru" fo:country="RU" fo:font-weight="normal" officeooo:rsid="01e0f472" officeooo:paragraph-rsid="01e0f472" fo:background-color="transparent" style:font-size-asian="10.5pt" loext:shadow="none"/>
    </style:style>
    <style:style style:name="P295" style:family="paragraph" style:parent-style-name="Standard">
      <style:paragraph-properties fo:text-align="justify" style:justify-single-word="false"/>
      <style:text-properties style:font-name="Century Schoolbook L" fo:language="ru" fo:country="RU" fo:font-weight="normal" officeooo:rsid="01e1b43e" officeooo:paragraph-rsid="01e1b43e" fo:background-color="transparent" style:font-size-asian="10.5pt" loext:shadow="none"/>
    </style:style>
    <style:style style:name="P296" style:family="paragraph" style:parent-style-name="Standard">
      <style:paragraph-properties fo:text-align="justify" style:justify-single-word="false"/>
      <style:text-properties style:font-name="Century Schoolbook L" fo:language="ru" fo:country="RU" fo:font-weight="normal" officeooo:rsid="01e3afcd" officeooo:paragraph-rsid="01e3afcd" fo:background-color="transparent" style:font-size-asian="10.5pt" loext:shadow="none"/>
    </style:style>
    <style:style style:name="P297" style:family="paragraph" style:parent-style-name="Standard">
      <style:paragraph-properties fo:text-align="justify" style:justify-single-word="false"/>
      <style:text-properties style:font-name="Century Schoolbook L" fo:language="ru" fo:country="RU" fo:font-weight="normal" officeooo:rsid="01e59c92" officeooo:paragraph-rsid="01e59c92" fo:background-color="transparent" style:font-size-asian="10.5pt" loext:shadow="none"/>
    </style:style>
    <style:style style:name="P298" style:family="paragraph" style:parent-style-name="Standard">
      <style:paragraph-properties fo:text-align="justify" style:justify-single-word="false"/>
      <style:text-properties style:font-name="Century Schoolbook L" fo:language="ru" fo:country="RU" fo:font-weight="normal" officeooo:rsid="01e69031" officeooo:paragraph-rsid="01e69031" fo:background-color="transparent" style:font-size-asian="10.5pt" loext:shadow="none"/>
    </style:style>
    <style:style style:name="P299" style:family="paragraph" style:parent-style-name="Standard">
      <style:paragraph-properties fo:text-align="justify" style:justify-single-word="false"/>
      <style:text-properties style:font-name="Century Schoolbook L" fo:language="ru" fo:country="RU" fo:font-weight="normal" officeooo:rsid="01e72d00" officeooo:paragraph-rsid="01e72d00" fo:background-color="transparent" style:font-size-asian="10.5pt" loext:shadow="none"/>
    </style:style>
    <style:style style:name="P300" style:family="paragraph" style:parent-style-name="Standard">
      <style:paragraph-properties fo:text-align="justify" style:justify-single-word="false"/>
      <style:text-properties style:font-name="Century Schoolbook L" fo:language="ru" fo:country="RU" fo:font-weight="normal" officeooo:rsid="01e8242d" officeooo:paragraph-rsid="01e72d00" fo:background-color="transparent" style:font-size-asian="10.5pt" loext:shadow="none"/>
    </style:style>
    <style:style style:name="P301" style:family="paragraph" style:parent-style-name="Standard">
      <style:paragraph-properties fo:text-align="center"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02" style:family="paragraph" style:parent-style-name="Standard">
      <style:paragraph-properties fo:text-align="justify"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03" style:family="paragraph" style:parent-style-name="Standard">
      <style:paragraph-properties fo:text-align="justify" style:justify-single-word="false"/>
      <style:text-properties style:font-name="Century Schoolbook L" fo:language="ru" fo:country="RU" fo:font-weight="normal" officeooo:rsid="01e9a3bd" officeooo:paragraph-rsid="01e9a3bd" fo:background-color="transparent" style:font-size-asian="10.5pt" loext:shadow="none"/>
    </style:style>
    <style:style style:name="P304" style:family="paragraph" style:parent-style-name="Standard">
      <style:paragraph-properties fo:text-align="justify" style:justify-single-word="false"/>
      <style:text-properties style:font-name="Century Schoolbook L" fo:language="ru" fo:country="RU" fo:font-weight="normal" officeooo:rsid="01eba37d" officeooo:paragraph-rsid="01eba37d" fo:background-color="transparent" style:font-size-asian="10.5pt" loext:shadow="none"/>
    </style:style>
    <style:style style:name="P305" style:family="paragraph" style:parent-style-name="Standard">
      <style:paragraph-properties fo:text-align="justify" style:justify-single-word="false"/>
      <style:text-properties style:font-name="Century Schoolbook L" fo:language="ru" fo:country="RU" fo:font-weight="normal" officeooo:rsid="01ebb5b5" officeooo:paragraph-rsid="01ebb5b5" fo:background-color="transparent" style:font-size-asian="10.5pt" loext:shadow="none"/>
    </style:style>
    <style:style style:name="P306" style:family="paragraph" style:parent-style-name="Standard">
      <style:paragraph-properties fo:text-align="justify" style:justify-single-word="false"/>
      <style:text-properties style:font-name="Century Schoolbook L" fo:language="ru" fo:country="RU" fo:font-weight="normal" officeooo:rsid="01eda7a9" officeooo:paragraph-rsid="01eda7a9" fo:background-color="transparent" style:font-size-asian="10.5pt" loext:shadow="none"/>
    </style:style>
    <style:style style:name="P307" style:family="paragraph" style:parent-style-name="Standard">
      <style:paragraph-properties fo:text-align="justify" style:justify-single-word="false"/>
      <style:text-properties style:font-name="Century Schoolbook L" fo:language="ru" fo:country="RU" fo:font-weight="normal" officeooo:rsid="01edcea6" officeooo:paragraph-rsid="01edcea6" fo:background-color="transparent" style:font-size-asian="10.5pt" loext:shadow="none"/>
    </style:style>
    <style:style style:name="P308" style:family="paragraph" style:parent-style-name="Standard">
      <style:paragraph-properties fo:text-align="justify" style:justify-single-word="false"/>
      <style:text-properties style:font-name="Century Schoolbook L" fo:language="ru" fo:country="RU" fo:font-weight="normal" officeooo:rsid="01ef8b1d" officeooo:paragraph-rsid="01ef8b1d" fo:background-color="transparent" style:font-size-asian="10.5pt" loext:shadow="none"/>
    </style:style>
    <style:style style:name="P309" style:family="paragraph" style:parent-style-name="Standard">
      <style:paragraph-properties fo:text-align="justify" style:justify-single-word="false"/>
      <style:text-properties style:font-name="Century Schoolbook L" fo:language="ru" fo:country="RU" fo:font-weight="normal" officeooo:rsid="01f13de6" officeooo:paragraph-rsid="01f13de6" fo:background-color="transparent" style:font-size-asian="10.5pt" loext:shadow="none"/>
    </style:style>
    <style:style style:name="P310" style:family="paragraph" style:parent-style-name="Standard">
      <style:paragraph-properties fo:text-align="justify" style:justify-single-word="false"/>
      <style:text-properties style:font-name="Century Schoolbook L" fo:language="ru" fo:country="RU" fo:font-weight="normal" officeooo:rsid="01f163b0" officeooo:paragraph-rsid="01f163b0" fo:background-color="transparent" style:font-size-asian="10.5pt" loext:shadow="none"/>
    </style:style>
    <style:style style:name="P311" style:family="paragraph" style:parent-style-name="Standard">
      <style:paragraph-properties fo:text-align="justify" style:justify-single-word="false"/>
      <style:text-properties style:font-name="Century Schoolbook L" fo:language="ru" fo:country="RU" fo:font-weight="normal" officeooo:rsid="01f29c49" officeooo:paragraph-rsid="01f29c49" fo:background-color="transparent" style:font-size-asian="10.5pt" loext:shadow="none"/>
    </style:style>
    <style:style style:name="P312" style:family="paragraph" style:parent-style-name="Standard">
      <style:paragraph-properties fo:text-align="center" style:justify-single-word="false"/>
      <style:text-properties style:font-name="Century Schoolbook L" fo:language="ru" fo:country="RU" fo:font-weight="normal" officeooo:rsid="01f29c49" officeooo:paragraph-rsid="01f29c49" fo:background-color="transparent" style:font-size-asian="10.5pt" loext:shadow="none"/>
    </style:style>
    <style:style style:name="P313" style:family="paragraph" style:parent-style-name="Standard">
      <style:paragraph-properties fo:text-align="justify" style:justify-single-word="false"/>
      <style:text-properties style:font-name="Century Schoolbook L" fo:language="ru" fo:country="RU" fo:font-weight="normal" officeooo:rsid="01f42812" officeooo:paragraph-rsid="01f42812" fo:background-color="transparent" style:font-size-asian="10.5pt" loext:shadow="none"/>
    </style:style>
    <style:style style:name="P314" style:family="paragraph" style:parent-style-name="Standard">
      <style:paragraph-properties fo:text-align="justify" style:justify-single-word="false"/>
      <style:text-properties style:font-name="Century Schoolbook L" fo:language="ru" fo:country="RU" fo:font-weight="normal" officeooo:rsid="01f44885" officeooo:paragraph-rsid="01f44885" fo:background-color="transparent" style:font-size-asian="10.5pt" loext:shadow="none"/>
    </style:style>
    <style:style style:name="P315" style:family="paragraph" style:parent-style-name="Standard">
      <style:paragraph-properties fo:text-align="justify" style:justify-single-word="false"/>
      <style:text-properties style:font-name="Century Schoolbook L" fo:language="ru" fo:country="RU" fo:font-weight="normal" officeooo:rsid="01f5363e" officeooo:paragraph-rsid="01f5363e" fo:background-color="transparent" style:font-size-asian="10.5pt" loext:shadow="none"/>
    </style:style>
    <style:style style:name="P316" style:family="paragraph" style:parent-style-name="Standard">
      <style:paragraph-properties fo:text-align="justify" style:justify-single-word="false"/>
      <style:text-properties style:font-name="Century Schoolbook L" fo:language="ru" fo:country="RU" fo:font-weight="normal" officeooo:rsid="01f6fccc" officeooo:paragraph-rsid="01f6fccc" fo:background-color="transparent" style:font-size-asian="10.5pt" loext:shadow="none"/>
    </style:style>
    <style:style style:name="P317" style:family="paragraph" style:parent-style-name="Standard">
      <style:paragraph-properties fo:text-align="justify" style:justify-single-word="false"/>
      <style:text-properties style:font-name="Century Schoolbook L" fo:language="ru" fo:country="RU" fo:font-weight="normal" officeooo:rsid="01f9dec4" officeooo:paragraph-rsid="01f9dec4" fo:background-color="transparent" style:font-size-asian="10.5pt" loext:shadow="none"/>
    </style:style>
    <style:style style:name="P318" style:family="paragraph" style:parent-style-name="Standard">
      <style:paragraph-properties fo:text-align="center" style:justify-single-word="false"/>
      <style:text-properties style:font-name="Century Schoolbook L" fo:language="ru" fo:country="RU" fo:font-weight="normal" officeooo:rsid="020070f7" officeooo:paragraph-rsid="020070f7" fo:background-color="transparent" style:font-size-asian="10.5pt" loext:shadow="none"/>
    </style:style>
    <style:style style:name="P319" style:family="paragraph" style:parent-style-name="Standard">
      <style:paragraph-properties fo:text-align="justify" style:justify-single-word="false"/>
      <style:text-properties style:font-name="Century Schoolbook L" fo:language="ru" fo:country="RU" fo:font-weight="normal" officeooo:rsid="0201cfaf" officeooo:paragraph-rsid="0201cfaf" fo:background-color="transparent" style:font-size-asian="10.5pt" loext:shadow="none"/>
    </style:style>
    <style:style style:name="P320" style:family="paragraph" style:parent-style-name="Standard">
      <style:paragraph-properties fo:text-align="justify" style:justify-single-word="false"/>
      <style:text-properties style:font-name="Century Schoolbook L" fo:language="ru" fo:country="RU" fo:font-weight="normal" officeooo:rsid="0203bc37" officeooo:paragraph-rsid="0203c9fb" fo:background-color="transparent" style:font-size-asian="10.5pt" loext:shadow="none"/>
    </style:style>
    <style:style style:name="P321" style:family="paragraph" style:parent-style-name="Standard">
      <style:paragraph-properties fo:text-align="justify" style:justify-single-word="false"/>
      <style:text-properties style:font-name="Century Schoolbook L" fo:language="ru" fo:country="RU" fo:font-weight="normal" officeooo:rsid="0203bc37" officeooo:paragraph-rsid="020566b8" fo:background-color="transparent" style:font-size-asian="10.5pt" loext:shadow="none"/>
    </style:style>
    <style:style style:name="P322" style:family="paragraph" style:parent-style-name="Standard">
      <style:paragraph-properties fo:text-align="justify" style:justify-single-word="false"/>
      <style:text-properties style:font-name="Century Schoolbook L" fo:language="ru" fo:country="RU" fo:font-weight="normal" officeooo:rsid="0203bc37" officeooo:paragraph-rsid="02061066" fo:background-color="transparent" style:font-size-asian="10.5pt" loext:shadow="none"/>
    </style:style>
    <style:style style:name="P323" style:family="paragraph" style:parent-style-name="Standard">
      <style:paragraph-properties fo:text-align="justify" style:justify-single-word="false"/>
      <style:text-properties style:font-name="Century Schoolbook L" fo:language="ru" fo:country="RU" fo:font-weight="normal" officeooo:rsid="0203bc37" officeooo:paragraph-rsid="0207d60b" fo:background-color="transparent" style:font-size-asian="10.5pt" loext:shadow="none"/>
    </style:style>
    <style:style style:name="P324" style:family="paragraph" style:parent-style-name="Standard">
      <style:paragraph-properties fo:text-align="center" style:justify-single-word="false"/>
      <style:text-properties style:font-name="Century Schoolbook L" fo:language="ru" fo:country="RU" fo:font-weight="normal" officeooo:rsid="020af172" officeooo:paragraph-rsid="020af172" fo:background-color="transparent" style:font-size-asian="10.5pt" loext:shadow="none"/>
    </style:style>
    <style:style style:name="P325" style:family="paragraph" style:parent-style-name="Standard">
      <style:paragraph-properties fo:text-align="justify" style:justify-single-word="false"/>
      <style:text-properties style:font-name="Century Schoolbook L" fo:language="ru" fo:country="RU" fo:font-weight="normal" officeooo:rsid="020af172" officeooo:paragraph-rsid="020af172" fo:background-color="transparent" style:font-size-asian="10.5pt" loext:shadow="none"/>
    </style:style>
    <style:style style:name="P326" style:family="paragraph" style:parent-style-name="Standard">
      <style:paragraph-properties fo:text-align="justify" style:justify-single-word="false"/>
      <style:text-properties style:font-name="Century Schoolbook L" fo:language="ru" fo:country="RU" fo:font-weight="normal" officeooo:rsid="020d4bf7" officeooo:paragraph-rsid="020d4bf7" fo:background-color="transparent" style:font-size-asian="10.5pt" loext:shadow="none"/>
    </style:style>
    <style:style style:name="P327" style:family="paragraph" style:parent-style-name="Standard">
      <style:paragraph-properties fo:text-align="justify" style:justify-single-word="false"/>
      <style:text-properties style:font-name="Century Schoolbook L" fo:language="ru" fo:country="RU" fo:font-weight="normal" officeooo:rsid="020f24e9" officeooo:paragraph-rsid="020f24e9" fo:background-color="transparent" style:font-size-asian="10.5pt" loext:shadow="none"/>
    </style:style>
    <style:style style:name="P328" style:family="paragraph" style:parent-style-name="Standard">
      <style:paragraph-properties fo:text-align="justify" style:justify-single-word="false"/>
      <style:text-properties style:font-name="Century Schoolbook L" fo:language="ru" fo:country="RU" fo:font-weight="normal" officeooo:rsid="0210ed61" officeooo:paragraph-rsid="0210ed61" fo:background-color="transparent" style:font-size-asian="10.5pt" loext:shadow="none"/>
    </style:style>
    <style:style style:name="P329" style:family="paragraph" style:parent-style-name="Standard">
      <style:paragraph-properties fo:text-align="justify" style:justify-single-word="false"/>
      <style:text-properties style:font-name="Century Schoolbook L" fo:language="ru" fo:country="RU" fo:font-weight="normal" officeooo:rsid="0214c0d3" officeooo:paragraph-rsid="0210ed61" fo:background-color="transparent" style:font-size-asian="10.5pt" loext:shadow="none"/>
    </style:style>
    <style:style style:name="P330" style:family="paragraph" style:parent-style-name="Standard">
      <style:paragraph-properties fo:text-align="justify" style:justify-single-word="false"/>
      <style:text-properties style:font-name="Century Schoolbook L" fo:language="ru" fo:country="RU" fo:font-weight="normal" officeooo:rsid="0214c0d3" officeooo:paragraph-rsid="0214c0d3" fo:background-color="transparent" style:font-size-asian="10.5pt" loext:shadow="none"/>
    </style:style>
    <style:style style:name="P331" style:family="paragraph" style:parent-style-name="Standard">
      <style:paragraph-properties fo:text-align="center" style:justify-single-word="false"/>
      <style:text-properties style:font-name="Century Schoolbook L" fo:language="ru" fo:country="RU" fo:font-weight="normal" officeooo:rsid="0214c0d3" officeooo:paragraph-rsid="0214c0d3" fo:background-color="transparent" style:font-size-asian="10.5pt" loext:shadow="none"/>
    </style:style>
    <style:style style:name="P332" style:family="paragraph" style:parent-style-name="Standard">
      <style:paragraph-properties fo:text-align="justify" style:justify-single-word="false"/>
      <style:text-properties style:font-name="Century Schoolbook L" fo:language="ru" fo:country="RU" fo:font-weight="normal" officeooo:rsid="0216f2ce" officeooo:paragraph-rsid="0216f2ce" fo:background-color="transparent" style:font-size-asian="10.5pt" loext:shadow="none"/>
    </style:style>
    <style:style style:name="P333" style:family="paragraph" style:parent-style-name="Standard">
      <style:paragraph-properties fo:text-align="justify" style:justify-single-word="false"/>
      <style:text-properties style:font-name="Century Schoolbook L" fo:language="ru" fo:country="RU" fo:font-weight="normal" officeooo:rsid="021891ea" officeooo:paragraph-rsid="021891ea" fo:background-color="transparent" style:font-size-asian="10.5pt" loext:shadow="none"/>
    </style:style>
    <style:style style:name="P334" style:family="paragraph" style:parent-style-name="Standard">
      <style:paragraph-properties fo:text-align="justify" style:justify-single-word="false"/>
      <style:text-properties style:font-name="Century Schoolbook L" fo:language="ru" fo:country="RU" fo:font-weight="normal" officeooo:rsid="021a4017" officeooo:paragraph-rsid="021a4017" fo:background-color="transparent" style:font-size-asian="10.5pt" loext:shadow="none"/>
    </style:style>
    <style:style style:name="P335" style:family="paragraph" style:parent-style-name="Standard">
      <style:paragraph-properties fo:text-align="justify" style:justify-single-word="false"/>
      <style:text-properties style:font-name="Century Schoolbook L" fo:language="ru" fo:country="RU" fo:font-weight="normal" officeooo:rsid="021c5355" officeooo:paragraph-rsid="021c5355" fo:background-color="transparent" style:font-size-asian="10.5pt" loext:shadow="none"/>
    </style:style>
    <style:style style:name="P336" style:family="paragraph" style:parent-style-name="Standard">
      <style:paragraph-properties fo:text-align="center" style:justify-single-word="false"/>
      <style:text-properties style:font-name="Century Schoolbook L" fo:language="ru" fo:country="RU" fo:font-weight="normal" officeooo:rsid="021e3528" officeooo:paragraph-rsid="021e3528" fo:background-color="transparent" style:font-size-asian="10.5pt" loext:shadow="none"/>
    </style:style>
    <style:style style:name="P337" style:family="paragraph" style:parent-style-name="Standard">
      <style:paragraph-properties fo:text-align="justify" style:justify-single-word="false"/>
      <style:text-properties style:font-name="Century Schoolbook L" fo:language="ru" fo:country="RU" fo:font-weight="normal" officeooo:rsid="021fc899" officeooo:paragraph-rsid="021fc899" fo:background-color="transparent" style:font-size-asian="10.5pt" loext:shadow="none"/>
    </style:style>
    <style:style style:name="P338" style:family="paragraph" style:parent-style-name="Standard">
      <style:paragraph-properties fo:text-align="justify" style:justify-single-word="false"/>
      <style:text-properties style:font-name="Century Schoolbook L" fo:language="ru" fo:country="RU" fo:font-weight="normal" officeooo:rsid="0220ec86" officeooo:paragraph-rsid="0220ec86" fo:background-color="transparent" style:font-size-asian="10.5pt" loext:shadow="none"/>
    </style:style>
    <style:style style:name="P339" style:family="paragraph" style:parent-style-name="Standard">
      <style:paragraph-properties fo:text-align="justify" style:justify-single-word="false"/>
      <style:text-properties style:font-name="Century Schoolbook L" fo:language="ru" fo:country="RU" fo:font-weight="normal" officeooo:rsid="0221fbcb" officeooo:paragraph-rsid="0221fbcb" fo:background-color="transparent" style:font-size-asian="10.5pt" loext:shadow="none"/>
    </style:style>
    <style:style style:name="P340" style:family="paragraph" style:parent-style-name="Standard">
      <style:paragraph-properties fo:text-align="justify" style:justify-single-word="false"/>
      <style:text-properties style:font-name="Century Schoolbook L" fo:language="ru" fo:country="RU" fo:font-weight="normal" officeooo:rsid="0221fbcb" officeooo:paragraph-rsid="02229ad7" fo:background-color="transparent" style:font-size-asian="10.5pt" loext:shadow="none"/>
    </style:style>
    <style:style style:name="P341" style:family="paragraph" style:parent-style-name="Standard">
      <style:paragraph-properties fo:text-align="justify" style:justify-single-word="false"/>
      <style:text-properties style:font-name="Century Schoolbook L" fo:language="ru" fo:country="RU" fo:font-weight="normal" officeooo:rsid="0224531e" officeooo:paragraph-rsid="0224531e" fo:background-color="transparent" style:font-size-asian="10.5pt" loext:shadow="none"/>
    </style:style>
    <style:style style:name="P342" style:family="paragraph" style:parent-style-name="Standard">
      <style:paragraph-properties fo:text-align="justify" style:justify-single-word="false"/>
      <style:text-properties style:font-name="Century Schoolbook L" fo:language="ru" fo:country="RU" fo:font-weight="normal" officeooo:rsid="0226eb2f" officeooo:paragraph-rsid="0226eb2f" fo:background-color="transparent" style:font-size-asian="10.5pt" loext:shadow="none"/>
    </style:style>
    <style:style style:name="P343" style:family="paragraph" style:parent-style-name="Standard">
      <style:paragraph-properties fo:text-align="justify" style:justify-single-word="false"/>
      <style:text-properties style:font-name="Century Schoolbook L" fo:language="ru" fo:country="RU" fo:font-weight="normal" officeooo:rsid="02286a71" officeooo:paragraph-rsid="02286a71" fo:background-color="transparent" style:font-size-asian="10.5pt" loext:shadow="none"/>
    </style:style>
    <style:style style:name="P344" style:family="paragraph" style:parent-style-name="Standard">
      <style:paragraph-properties fo:text-align="justify" style:justify-single-word="false"/>
      <style:text-properties style:font-name="Century Schoolbook L" fo:language="ru" fo:country="RU" fo:font-weight="normal" officeooo:rsid="02288c15" officeooo:paragraph-rsid="02288c15" fo:background-color="transparent" style:font-size-asian="10.5pt" loext:shadow="none"/>
    </style:style>
    <style:style style:name="P345" style:family="paragraph" style:parent-style-name="Standard">
      <style:paragraph-properties fo:text-align="justify" style:justify-single-word="false"/>
      <style:text-properties style:font-name="Century Schoolbook L" fo:language="ru" fo:country="RU" fo:font-weight="normal" officeooo:rsid="0228a6dc" officeooo:paragraph-rsid="0228a6dc" fo:background-color="transparent" style:font-size-asian="10.5pt" loext:shadow="none"/>
    </style:style>
    <style:style style:name="P346" style:family="paragraph" style:parent-style-name="Standard">
      <style:paragraph-properties fo:text-align="justify" style:justify-single-word="false"/>
      <style:text-properties style:font-name="Century Schoolbook L" fo:language="ru" fo:country="RU" fo:font-weight="normal" officeooo:rsid="0229a9c9" officeooo:paragraph-rsid="0229a9c9" fo:background-color="transparent" style:font-size-asian="10.5pt" loext:shadow="none"/>
    </style:style>
    <style:style style:name="P347" style:family="paragraph" style:parent-style-name="Standard">
      <style:paragraph-properties fo:text-align="justify" style:justify-single-word="false"/>
      <style:text-properties style:font-name="Century Schoolbook L" fo:language="ru" fo:country="RU" fo:font-weight="normal" officeooo:rsid="022aa626" officeooo:paragraph-rsid="022aa626" fo:background-color="transparent" style:font-size-asian="10.5pt" loext:shadow="none"/>
    </style:style>
    <style:style style:name="P348" style:family="paragraph" style:parent-style-name="Standard">
      <style:paragraph-properties fo:text-align="justify" style:justify-single-word="false"/>
      <style:text-properties style:font-name="Century Schoolbook L" fo:language="ru" fo:country="RU" fo:font-weight="normal" officeooo:rsid="022b9207" officeooo:paragraph-rsid="022b9207" fo:background-color="transparent" style:font-size-asian="10.5pt" loext:shadow="none"/>
    </style:style>
    <style:style style:name="P349" style:family="paragraph" style:parent-style-name="Standard">
      <style:paragraph-properties fo:text-align="justify" style:justify-single-word="false"/>
      <style:text-properties style:font-name="Century Schoolbook L" fo:language="ru" fo:country="RU" fo:font-weight="normal" officeooo:rsid="022e8f22" officeooo:paragraph-rsid="022e8f22" fo:background-color="transparent" style:font-size-asian="10.5pt" loext:shadow="none"/>
    </style:style>
    <style:style style:name="P350" style:family="paragraph" style:parent-style-name="Standard">
      <style:paragraph-properties fo:text-align="justify" style:justify-single-word="false"/>
      <style:text-properties style:font-name="Century Schoolbook L" fo:language="ru" fo:country="RU" fo:font-weight="normal" officeooo:rsid="022efd94" officeooo:paragraph-rsid="022efd94" fo:background-color="transparent" style:font-size-asian="10.5pt" loext:shadow="none"/>
    </style:style>
    <style:style style:name="P351" style:family="paragraph" style:parent-style-name="Standard">
      <style:paragraph-properties fo:text-align="justify" style:justify-single-word="false"/>
      <style:text-properties style:font-name="Century Schoolbook L" fo:language="ru" fo:country="RU" fo:font-weight="normal" officeooo:rsid="023031ee" officeooo:paragraph-rsid="023031ee" fo:background-color="transparent" style:font-size-asian="10.5pt" loext:shadow="none"/>
    </style:style>
    <style:style style:name="P352" style:family="paragraph" style:parent-style-name="Standard">
      <style:paragraph-properties fo:text-align="justify" style:justify-single-word="false"/>
      <style:text-properties style:font-name="Century Schoolbook L" fo:language="ru" fo:country="RU" fo:font-weight="normal" officeooo:rsid="0232121f" officeooo:paragraph-rsid="0232121f" fo:background-color="transparent" style:font-size-asian="10.5pt" loext:shadow="none"/>
    </style:style>
    <style:style style:name="P353" style:family="paragraph" style:parent-style-name="Standard">
      <style:paragraph-properties fo:text-align="justify" style:justify-single-word="false"/>
      <style:text-properties style:font-name="Century Schoolbook L" fo:language="ru" fo:country="RU" fo:font-weight="normal" officeooo:rsid="0232ebd7" officeooo:paragraph-rsid="0232ebd7" fo:background-color="transparent" style:font-size-asian="10.5pt" loext:shadow="none"/>
    </style:style>
    <style:style style:name="P354" style:family="paragraph" style:parent-style-name="Standard">
      <style:paragraph-properties fo:text-align="justify" style:justify-single-word="false"/>
      <style:text-properties style:font-name="Century Schoolbook L" fo:language="ru" fo:country="RU" fo:font-weight="normal" officeooo:rsid="0233de8b" officeooo:paragraph-rsid="0233de8b" fo:background-color="transparent" style:font-size-asian="10.5pt" loext:shadow="none"/>
    </style:style>
    <style:style style:name="P355" style:family="paragraph" style:parent-style-name="Standard">
      <style:paragraph-properties fo:text-align="justify" style:justify-single-word="false"/>
      <style:text-properties style:font-name="Century Schoolbook L" fo:language="ru" fo:country="RU" fo:font-weight="normal" officeooo:rsid="02355ffd" officeooo:paragraph-rsid="02355ffd" fo:background-color="transparent" style:font-size-asian="10.5pt" loext:shadow="none"/>
    </style:style>
    <style:style style:name="P356" style:family="paragraph" style:parent-style-name="Standard">
      <style:paragraph-properties fo:text-align="justify" style:justify-single-word="false"/>
      <style:text-properties style:font-name="Century Schoolbook L" fo:language="ru" fo:country="RU" fo:font-weight="normal" officeooo:rsid="02360740" officeooo:paragraph-rsid="02360740" fo:background-color="transparent" style:font-size-asian="10.5pt" loext:shadow="none"/>
    </style:style>
    <style:style style:name="P357" style:family="paragraph" style:parent-style-name="Standard">
      <style:paragraph-properties fo:text-align="center" style:justify-single-word="false"/>
      <style:text-properties style:font-name="Century Schoolbook L" fo:language="ru" fo:country="RU" fo:font-weight="normal" officeooo:rsid="023b612b" officeooo:paragraph-rsid="023b612b" fo:background-color="transparent" style:font-size-asian="10.5pt" loext:shadow="none"/>
    </style:style>
    <style:style style:name="P358" style:family="paragraph" style:parent-style-name="Standard">
      <style:paragraph-properties fo:text-align="justify" style:justify-single-word="false"/>
      <style:text-properties style:font-name="Century Schoolbook L" fo:language="ru" fo:country="RU" fo:font-weight="normal" officeooo:rsid="023d1a52" officeooo:paragraph-rsid="023d1a52" fo:background-color="transparent" style:font-size-asian="10.5pt" loext:shadow="none"/>
    </style:style>
    <style:style style:name="P359" style:family="paragraph" style:parent-style-name="Standard">
      <style:paragraph-properties fo:text-align="justify" style:justify-single-word="false"/>
      <style:text-properties style:font-name="Century Schoolbook L" fo:language="ru" fo:country="RU" fo:font-weight="normal" officeooo:rsid="023dcbba" officeooo:paragraph-rsid="023dcbba" fo:background-color="transparent" style:font-size-asian="10.5pt" loext:shadow="none"/>
    </style:style>
    <style:style style:name="P360" style:family="paragraph" style:parent-style-name="Standard">
      <style:paragraph-properties fo:text-align="justify" style:justify-single-word="false"/>
      <style:text-properties style:font-name="Century Schoolbook L" fo:language="ru" fo:country="RU" fo:font-weight="normal" officeooo:rsid="023fc7dd" officeooo:paragraph-rsid="023fc7dd" fo:background-color="transparent" style:font-size-asian="10.5pt" loext:shadow="none"/>
    </style:style>
    <style:style style:name="P361" style:family="paragraph" style:parent-style-name="Standard">
      <style:paragraph-properties fo:text-align="justify" style:justify-single-word="false"/>
      <style:text-properties style:font-name="Century Schoolbook L" fo:language="ru" fo:country="RU" fo:font-weight="normal" officeooo:rsid="024007ac" officeooo:paragraph-rsid="024007ac" fo:background-color="transparent" style:font-size-asian="10.5pt" loext:shadow="none"/>
    </style:style>
    <style:style style:name="P362" style:family="paragraph" style:parent-style-name="Standard">
      <style:paragraph-properties fo:text-align="center" style:justify-single-word="false"/>
      <style:text-properties style:font-name="Century Schoolbook L" fo:language="ru" fo:country="RU" fo:font-weight="normal" officeooo:rsid="0242ad92" officeooo:paragraph-rsid="0242ad92" fo:background-color="transparent" style:font-size-asian="10.5pt" loext:shadow="none"/>
    </style:style>
    <style:style style:name="P363" style:family="paragraph" style:parent-style-name="Standard">
      <style:paragraph-properties fo:text-align="justify" style:justify-single-word="false"/>
      <style:text-properties style:font-name="Century Schoolbook L" fo:language="ru" fo:country="RU" fo:font-weight="normal" officeooo:rsid="0244a4f8" officeooo:paragraph-rsid="0244a4f8" fo:background-color="transparent" style:font-size-asian="10.5pt" loext:shadow="none"/>
    </style:style>
    <style:style style:name="P364" style:family="paragraph" style:parent-style-name="Standard">
      <style:paragraph-properties fo:text-align="justify" style:justify-single-word="false"/>
      <style:text-properties style:font-name="Century Schoolbook L" fo:language="ru" fo:country="RU" fo:font-weight="normal" officeooo:rsid="0244d139" officeooo:paragraph-rsid="0244d139" fo:background-color="transparent" style:font-size-asian="10.5pt" loext:shadow="none"/>
    </style:style>
    <style:style style:name="P365" style:family="paragraph" style:parent-style-name="Standard">
      <style:paragraph-properties fo:text-align="justify" style:justify-single-word="false"/>
      <style:text-properties style:font-name="Century Schoolbook L" fo:language="ru" fo:country="RU" fo:font-weight="normal" officeooo:rsid="0244f8fb" officeooo:paragraph-rsid="0244f8fb" fo:background-color="transparent" style:font-size-asian="10.5pt" loext:shadow="none"/>
    </style:style>
    <style:style style:name="P366" style:family="paragraph" style:parent-style-name="Standard">
      <style:paragraph-properties fo:text-align="justify" style:justify-single-word="false"/>
      <style:text-properties style:font-name="Century Schoolbook L" fo:language="ru" fo:country="RU" fo:font-weight="normal" officeooo:rsid="024635bc" officeooo:paragraph-rsid="024635bc" fo:background-color="transparent" style:font-size-asian="10.5pt" loext:shadow="none"/>
    </style:style>
    <style:style style:name="P367" style:family="paragraph" style:parent-style-name="Standard">
      <style:paragraph-properties fo:text-align="justify" style:justify-single-word="false"/>
      <style:text-properties style:font-name="Century Schoolbook L" fo:language="ru" fo:country="RU" fo:font-weight="normal" officeooo:rsid="024af1ce" officeooo:paragraph-rsid="024af1ce" fo:background-color="transparent" style:font-size-asian="10.5pt" loext:shadow="none"/>
    </style:style>
    <style:style style:name="P368" style:family="paragraph" style:parent-style-name="Standard">
      <style:paragraph-properties fo:text-align="justify" style:justify-single-word="false"/>
      <style:text-properties style:font-name="Century Schoolbook L" fo:language="ru" fo:country="RU" fo:font-weight="normal" officeooo:rsid="024cb281" officeooo:paragraph-rsid="024cb281" fo:background-color="transparent" style:font-size-asian="10.5pt" loext:shadow="none"/>
    </style:style>
    <style:style style:name="P369" style:family="paragraph" style:parent-style-name="Standard">
      <style:paragraph-properties fo:text-align="justify" style:justify-single-word="false"/>
      <style:text-properties style:font-name="Century Schoolbook L" fo:language="ru" fo:country="RU" fo:font-weight="normal" officeooo:rsid="024d175b" officeooo:paragraph-rsid="024d175b" fo:background-color="transparent" style:font-size-asian="10.5pt" loext:shadow="none"/>
    </style:style>
    <style:style style:name="P370" style:family="paragraph" style:parent-style-name="Standard">
      <style:paragraph-properties fo:text-align="justify" style:justify-single-word="false"/>
      <style:text-properties style:font-name="Century Schoolbook L" fo:language="ru" fo:country="RU" fo:font-weight="normal" officeooo:rsid="024f0d64" officeooo:paragraph-rsid="024f0d64" fo:background-color="transparent" style:font-size-asian="10.5pt" loext:shadow="none"/>
    </style:style>
    <style:style style:name="P371" style:family="paragraph" style:parent-style-name="Standard">
      <style:paragraph-properties fo:text-align="center" style:justify-single-word="false"/>
      <style:text-properties style:font-name="Century Schoolbook L" fo:language="ru" fo:country="RU" fo:font-weight="normal" officeooo:rsid="025000ac" officeooo:paragraph-rsid="025000ac" fo:background-color="transparent" style:font-size-asian="10.5pt" loext:shadow="none"/>
    </style:style>
    <style:style style:name="P372" style:family="paragraph" style:parent-style-name="Standard">
      <style:paragraph-properties fo:text-align="justify" style:justify-single-word="false"/>
      <style:text-properties style:font-name="Century Schoolbook L" fo:language="ru" fo:country="RU" fo:font-weight="normal" officeooo:rsid="0251b921" officeooo:paragraph-rsid="0251b921" fo:background-color="transparent" style:font-size-asian="10.5pt" loext:shadow="none"/>
    </style:style>
    <style:style style:name="P373" style:family="paragraph" style:parent-style-name="Standard">
      <style:paragraph-properties fo:text-align="justify" style:justify-single-word="false"/>
      <style:text-properties style:font-name="Century Schoolbook L" fo:language="ru" fo:country="RU" fo:font-weight="normal" officeooo:rsid="0252df7d" officeooo:paragraph-rsid="0252df7d" fo:background-color="transparent" style:font-size-asian="10.5pt" loext:shadow="none"/>
    </style:style>
    <style:style style:name="P374" style:family="paragraph" style:parent-style-name="Standard">
      <style:paragraph-properties fo:text-align="center" style:justify-single-word="false"/>
      <style:text-properties style:font-name="Century Schoolbook L" fo:language="ru" fo:country="RU" fo:font-weight="normal" officeooo:rsid="02566fc5" officeooo:paragraph-rsid="02566fc5" fo:background-color="transparent" style:font-size-asian="10.5pt" loext:shadow="none"/>
    </style:style>
    <style:style style:name="P375" style:family="paragraph" style:parent-style-name="Standard">
      <style:paragraph-properties fo:text-align="justify" style:justify-single-word="false"/>
      <style:text-properties style:font-name="Century Schoolbook L" fo:language="ru" fo:country="RU" fo:font-weight="normal" officeooo:rsid="02566fc5" officeooo:paragraph-rsid="02566fc5" fo:background-color="transparent" style:font-size-asian="10.5pt" loext:shadow="none"/>
    </style:style>
    <style:style style:name="P376" style:family="paragraph" style:parent-style-name="Standard">
      <style:paragraph-properties fo:text-align="justify" style:justify-single-word="false"/>
      <style:text-properties style:font-name="Century Schoolbook L" fo:language="ru" fo:country="RU" fo:font-weight="normal" officeooo:rsid="0256aabe" officeooo:paragraph-rsid="0256aabe" fo:background-color="transparent" style:font-size-asian="10.5pt" loext:shadow="none"/>
    </style:style>
    <style:style style:name="P377" style:family="paragraph" style:parent-style-name="Standard">
      <style:paragraph-properties fo:text-align="justify" style:justify-single-word="false"/>
      <style:text-properties style:font-name="Century Schoolbook L" fo:language="ru" fo:country="RU" fo:font-weight="normal" officeooo:rsid="0256af54" officeooo:paragraph-rsid="0256af54" fo:background-color="transparent" style:font-size-asian="10.5pt" loext:shadow="none"/>
    </style:style>
    <style:style style:name="P378" style:family="paragraph" style:parent-style-name="Standard">
      <style:paragraph-properties fo:text-align="justify" style:justify-single-word="false"/>
      <style:text-properties style:font-name="Century Schoolbook L" fo:language="ru" fo:country="RU" fo:font-weight="normal" officeooo:rsid="025881ef" officeooo:paragraph-rsid="025881ef" fo:background-color="transparent" style:font-size-asian="10.5pt" loext:shadow="none"/>
    </style:style>
    <style:style style:name="P379" style:family="paragraph" style:parent-style-name="Standard">
      <style:paragraph-properties fo:text-align="justify" style:justify-single-word="false"/>
      <style:text-properties style:font-name="Century Schoolbook L" fo:language="ru" fo:country="RU" fo:font-weight="normal" officeooo:rsid="025a7e5c" officeooo:paragraph-rsid="025a7e5c" fo:background-color="transparent" style:font-size-asian="10.5pt" loext:shadow="none"/>
    </style:style>
    <style:style style:name="P380" style:family="paragraph" style:parent-style-name="Standard">
      <style:paragraph-properties fo:text-align="justify" style:justify-single-word="false"/>
      <style:text-properties style:font-name="Century Schoolbook L" fo:language="ru" fo:country="RU" fo:font-weight="normal" officeooo:rsid="025acfb4" officeooo:paragraph-rsid="025acfb4" fo:background-color="transparent" style:font-size-asian="10.5pt" loext:shadow="none"/>
    </style:style>
    <style:style style:name="P381" style:family="paragraph" style:parent-style-name="Standard">
      <style:paragraph-properties fo:text-align="justify" style:justify-single-word="false"/>
      <style:text-properties style:font-name="Century Schoolbook L" fo:language="ru" fo:country="RU" fo:font-weight="normal" officeooo:rsid="025c888c" officeooo:paragraph-rsid="025c888c" fo:background-color="transparent" style:font-size-asian="10.5pt" loext:shadow="none"/>
    </style:style>
    <style:style style:name="P382" style:family="paragraph" style:parent-style-name="Standard">
      <style:paragraph-properties fo:text-align="justify" style:justify-single-word="false"/>
      <style:text-properties style:font-name="Century Schoolbook L" fo:language="ru" fo:country="RU" fo:font-weight="normal" officeooo:rsid="025d375d" officeooo:paragraph-rsid="025d375d" fo:background-color="transparent" style:font-size-asian="10.5pt" loext:shadow="none"/>
    </style:style>
    <style:style style:name="P383" style:family="paragraph" style:parent-style-name="Standard">
      <style:paragraph-properties fo:text-align="justify" style:justify-single-word="false"/>
      <style:text-properties style:font-name="Century Schoolbook L" fo:language="ru" fo:country="RU" fo:font-weight="normal" officeooo:rsid="025daa81" officeooo:paragraph-rsid="025daa81" fo:background-color="transparent" style:font-size-asian="10.5pt" loext:shadow="none"/>
    </style:style>
    <style:style style:name="P384" style:family="paragraph" style:parent-style-name="Standard">
      <style:paragraph-properties fo:text-align="justify" style:justify-single-word="false"/>
      <style:text-properties style:font-name="Century Schoolbook L" fo:language="ru" fo:country="RU" fo:font-weight="normal" officeooo:rsid="025f8e94" officeooo:paragraph-rsid="025f8e94" fo:background-color="transparent" style:font-size-asian="10.5pt" loext:shadow="none"/>
    </style:style>
    <style:style style:name="P385" style:family="paragraph" style:parent-style-name="Standard">
      <style:paragraph-properties fo:text-align="justify" style:justify-single-word="false"/>
      <style:text-properties style:font-name="Century Schoolbook L" fo:language="ru" fo:country="RU" fo:font-weight="normal" officeooo:rsid="0260c4d7" officeooo:paragraph-rsid="0260c4d7" fo:background-color="transparent" style:font-size-asian="10.5pt" loext:shadow="none"/>
    </style:style>
    <style:style style:name="P386" style:family="paragraph" style:parent-style-name="Standard">
      <style:paragraph-properties fo:text-align="justify" style:justify-single-word="false"/>
      <style:text-properties style:font-name="Century Schoolbook L" fo:language="ru" fo:country="RU" fo:font-weight="normal" officeooo:rsid="026225fe" officeooo:paragraph-rsid="026225fe" fo:background-color="transparent" style:font-size-asian="10.5pt" loext:shadow="none"/>
    </style:style>
    <style:style style:name="P387" style:family="paragraph" style:parent-style-name="Standard">
      <style:paragraph-properties fo:text-align="justify" style:justify-single-word="false"/>
      <style:text-properties style:font-name="Century Schoolbook L" fo:language="ru" fo:country="RU" fo:font-weight="normal" officeooo:rsid="0263bbbd" officeooo:paragraph-rsid="0263bbbd" fo:background-color="transparent" style:font-size-asian="10.5pt" loext:shadow="none"/>
    </style:style>
    <style:style style:name="P388" style:family="paragraph" style:parent-style-name="Standard">
      <style:paragraph-properties fo:text-align="justify" style:justify-single-word="false"/>
      <style:text-properties style:font-name="Century Schoolbook L" fo:language="ru" fo:country="RU" fo:font-weight="normal" officeooo:rsid="0264f35b" officeooo:paragraph-rsid="0264f35b" fo:background-color="transparent" style:font-size-asian="10.5pt" loext:shadow="none"/>
    </style:style>
    <style:style style:name="P389" style:family="paragraph" style:parent-style-name="Standard">
      <style:paragraph-properties fo:text-align="justify" style:justify-single-word="false"/>
      <style:text-properties style:font-name="Century Schoolbook L" fo:language="ru" fo:country="RU" fo:font-weight="normal" officeooo:rsid="02667ac9" officeooo:paragraph-rsid="02667ac9" fo:background-color="transparent" style:font-size-asian="10.5pt" loext:shadow="none"/>
    </style:style>
    <style:style style:name="P390" style:family="paragraph" style:parent-style-name="Standard">
      <style:paragraph-properties fo:text-align="justify" style:justify-single-word="false"/>
      <style:text-properties style:font-name="Century Schoolbook L" fo:language="ru" fo:country="RU" fo:font-weight="normal" officeooo:rsid="0267ba80" officeooo:paragraph-rsid="0267ba80" fo:background-color="transparent" style:font-size-asian="10.5pt" loext:shadow="none"/>
    </style:style>
    <style:style style:name="P391" style:family="paragraph" style:parent-style-name="Standard">
      <style:paragraph-properties fo:text-align="justify" style:justify-single-word="false"/>
      <style:text-properties style:font-name="Century Schoolbook L" fo:language="ru" fo:country="RU" fo:font-weight="normal" officeooo:rsid="02693c89" officeooo:paragraph-rsid="02693c89" fo:background-color="transparent" style:font-size-asian="10.5pt" loext:shadow="none"/>
    </style:style>
    <style:style style:name="P392" style:family="paragraph" style:parent-style-name="Standard">
      <style:paragraph-properties fo:text-align="justify" style:justify-single-word="false"/>
      <style:text-properties style:font-name="Century Schoolbook L" fo:language="ru" fo:country="RU" fo:font-weight="normal" officeooo:rsid="026a682b" officeooo:paragraph-rsid="026a682b" fo:background-color="transparent" style:font-size-asian="10.5pt" loext:shadow="none"/>
    </style:style>
    <style:style style:name="P393" style:family="paragraph" style:parent-style-name="Standard">
      <style:paragraph-properties fo:text-align="justify" style:justify-single-word="false"/>
      <style:text-properties style:font-name="Century Schoolbook L" fo:language="ru" fo:country="RU" fo:font-weight="normal" officeooo:rsid="026c3db9" officeooo:paragraph-rsid="026c3db9" fo:background-color="transparent" style:font-size-asian="10.5pt" loext:shadow="none"/>
    </style:style>
    <style:style style:name="P394" style:family="paragraph" style:parent-style-name="Standard">
      <style:paragraph-properties fo:text-align="justify" style:justify-single-word="false"/>
      <style:text-properties style:font-name="Century Schoolbook L" fo:language="ru" fo:country="RU" fo:font-weight="normal" officeooo:rsid="026e0229" officeooo:paragraph-rsid="026e0229" fo:background-color="transparent" style:font-size-asian="10.5pt" loext:shadow="none"/>
    </style:style>
    <style:style style:name="P395" style:family="paragraph" style:parent-style-name="Standard">
      <style:paragraph-properties fo:text-align="justify" style:justify-single-word="false"/>
      <style:text-properties style:font-name="Century Schoolbook L" fo:language="ru" fo:country="RU" fo:font-weight="normal" officeooo:rsid="026fdb61" officeooo:paragraph-rsid="026fdb61" fo:background-color="transparent" style:font-size-asian="10.5pt" loext:shadow="none"/>
    </style:style>
    <style:style style:name="P396" style:family="paragraph" style:parent-style-name="Standard">
      <style:paragraph-properties fo:text-align="justify" style:justify-single-word="false"/>
      <style:text-properties style:font-name="Century Schoolbook L" fo:language="ru" fo:country="RU" fo:font-weight="normal" officeooo:rsid="027196df" officeooo:paragraph-rsid="027196df" fo:background-color="transparent" style:font-size-asian="10.5pt" loext:shadow="none"/>
    </style:style>
    <style:style style:name="P397" style:family="paragraph" style:parent-style-name="Standard">
      <style:paragraph-properties fo:text-align="center" style:justify-single-word="false"/>
      <style:text-properties style:font-name="Century Schoolbook L" fo:language="ru" fo:country="RU" fo:font-weight="normal" officeooo:rsid="02725f7c" officeooo:paragraph-rsid="02725f7c" fo:background-color="transparent" style:font-size-asian="10.5pt" loext:shadow="none"/>
    </style:style>
    <style:style style:name="P398" style:family="paragraph" style:parent-style-name="Standard">
      <style:paragraph-properties fo:text-align="justify" style:justify-single-word="false"/>
      <style:text-properties style:font-name="Century Schoolbook L" fo:language="ru" fo:country="RU" fo:font-weight="normal" officeooo:rsid="02725f7c" officeooo:paragraph-rsid="02725f7c" fo:background-color="transparent" style:font-size-asian="10.5pt" loext:shadow="none"/>
    </style:style>
    <style:style style:name="P399" style:family="paragraph" style:parent-style-name="Standard">
      <style:paragraph-properties fo:text-align="justify" style:justify-single-word="false"/>
      <style:text-properties style:font-name="Century Schoolbook L" fo:language="ru" fo:country="RU" fo:font-weight="normal" officeooo:rsid="0272c43c" officeooo:paragraph-rsid="0272c43c" fo:background-color="transparent" style:font-size-asian="10.5pt" loext:shadow="none"/>
    </style:style>
    <style:style style:name="P400" style:family="paragraph" style:parent-style-name="Standard">
      <style:paragraph-properties fo:text-align="justify" style:justify-single-word="false"/>
      <style:text-properties style:font-name="Century Schoolbook L" fo:language="ru" fo:country="RU" fo:font-weight="normal" officeooo:rsid="0273497f" officeooo:paragraph-rsid="0273497f" fo:background-color="transparent" style:font-size-asian="10.5pt" loext:shadow="none"/>
    </style:style>
    <style:style style:name="P401" style:family="paragraph" style:parent-style-name="Standard">
      <style:paragraph-properties fo:text-align="justify" style:justify-single-word="false"/>
      <style:text-properties style:font-name="Century Schoolbook L" fo:language="ru" fo:country="RU" fo:font-weight="normal" officeooo:rsid="02758d9f" officeooo:paragraph-rsid="02758d9f" fo:background-color="transparent" style:font-size-asian="10.5pt" loext:shadow="none"/>
    </style:style>
    <style:style style:name="P402" style:family="paragraph" style:parent-style-name="Standard">
      <style:paragraph-properties fo:text-align="justify" style:justify-single-word="false"/>
      <style:text-properties style:font-name="Century Schoolbook L" fo:language="ru" fo:country="RU" fo:font-weight="normal" officeooo:rsid="02765b04" officeooo:paragraph-rsid="02765b04" fo:background-color="transparent" style:font-size-asian="10.5pt" loext:shadow="none"/>
    </style:style>
    <style:style style:name="P403" style:family="paragraph" style:parent-style-name="Standard">
      <style:paragraph-properties fo:text-align="justify" style:justify-single-word="false"/>
      <style:text-properties style:font-name="Century Schoolbook L" fo:language="ru" fo:country="RU" fo:font-weight="normal" officeooo:rsid="0276e2e6" officeooo:paragraph-rsid="0276e2e6" fo:background-color="transparent" style:font-size-asian="10.5pt" loext:shadow="none"/>
    </style:style>
    <style:style style:name="P404" style:family="paragraph" style:parent-style-name="Standard">
      <style:paragraph-properties fo:text-align="center" style:justify-single-word="false"/>
      <style:text-properties style:font-name="Century Schoolbook L" fo:language="ru" fo:country="RU" fo:font-weight="normal" officeooo:rsid="027a6b12" officeooo:paragraph-rsid="027a6b12" fo:background-color="transparent" style:font-size-asian="10.5pt" loext:shadow="none"/>
    </style:style>
    <style:style style:name="P405" style:family="paragraph" style:parent-style-name="Standard">
      <style:paragraph-properties fo:text-align="justify" style:justify-single-word="false"/>
      <style:text-properties style:font-name="Century Schoolbook L" fo:language="ru" fo:country="RU" fo:font-weight="normal" officeooo:rsid="027bddb2" officeooo:paragraph-rsid="027bddb2" fo:background-color="transparent" style:font-size-asian="10.5pt" loext:shadow="none"/>
    </style:style>
    <style:style style:name="P406" style:family="paragraph" style:parent-style-name="Standard">
      <style:paragraph-properties fo:text-align="justify" style:justify-single-word="false"/>
      <style:text-properties style:font-name="Century Schoolbook L" fo:language="ru" fo:country="RU" fo:font-weight="normal" officeooo:rsid="027c5343" officeooo:paragraph-rsid="027c5343" fo:background-color="transparent" style:font-size-asian="10.5pt" loext:shadow="none"/>
    </style:style>
    <style:style style:name="P407" style:family="paragraph" style:parent-style-name="Standard">
      <style:paragraph-properties fo:text-align="justify" style:justify-single-word="false"/>
      <style:text-properties style:font-name="Century Schoolbook L" fo:language="ru" fo:country="RU" fo:font-weight="normal" officeooo:rsid="027ce198" officeooo:paragraph-rsid="027ce198" fo:background-color="transparent" style:font-size-asian="10.5pt" loext:shadow="none"/>
    </style:style>
    <style:style style:name="P408" style:family="paragraph" style:parent-style-name="Standard">
      <style:paragraph-properties fo:text-align="justify" style:justify-single-word="false"/>
      <style:text-properties style:font-name="Century Schoolbook L" fo:language="ru" fo:country="RU" fo:font-weight="normal" officeooo:rsid="027d442b" officeooo:paragraph-rsid="027d442b" fo:background-color="transparent" style:font-size-asian="10.5pt" loext:shadow="none"/>
    </style:style>
    <style:style style:name="P409" style:family="paragraph" style:parent-style-name="Standard">
      <style:paragraph-properties fo:text-align="justify" style:justify-single-word="false"/>
      <style:text-properties style:font-name="Century Schoolbook L" fo:language="ru" fo:country="RU" fo:font-weight="normal" officeooo:rsid="02802119" officeooo:paragraph-rsid="02802119" fo:background-color="transparent" style:font-size-asian="10.5pt" loext:shadow="none"/>
    </style:style>
    <style:style style:name="P410" style:family="paragraph" style:parent-style-name="Standard">
      <style:paragraph-properties fo:text-align="center" style:justify-single-word="false"/>
      <style:text-properties style:font-name="Century Schoolbook L" fo:language="ru" fo:country="RU" fo:font-weight="normal" officeooo:rsid="028262c3" officeooo:paragraph-rsid="028262c3" fo:background-color="transparent" style:font-size-asian="10.5pt" loext:shadow="none"/>
    </style:style>
    <style:style style:name="P411" style:family="paragraph" style:parent-style-name="Standard">
      <style:paragraph-properties fo:text-align="justify" style:justify-single-word="false"/>
      <style:text-properties style:font-name="Century Schoolbook L" fo:language="ru" fo:country="RU" fo:font-weight="normal" officeooo:rsid="0282ee68" officeooo:paragraph-rsid="0282ee68" fo:background-color="transparent" style:font-size-asian="10.5pt" loext:shadow="none"/>
    </style:style>
    <style:style style:name="P412" style:family="paragraph" style:parent-style-name="Standard">
      <style:paragraph-properties fo:text-align="justify" style:justify-single-word="false"/>
      <style:text-properties style:font-name="Century Schoolbook L" fo:language="ru" fo:country="RU" fo:font-weight="normal" officeooo:rsid="028429ae" officeooo:paragraph-rsid="028429ae" fo:background-color="transparent" style:font-size-asian="10.5pt" loext:shadow="none"/>
    </style:style>
    <style:style style:name="P413" style:family="paragraph" style:parent-style-name="Standard">
      <style:paragraph-properties fo:text-align="justify" style:justify-single-word="false"/>
      <style:text-properties style:font-name="Century Schoolbook L" fo:language="ru" fo:country="RU" fo:font-weight="normal" officeooo:rsid="0286d8ff" officeooo:paragraph-rsid="0286d8ff" fo:background-color="transparent" style:font-size-asian="10.5pt" loext:shadow="none"/>
    </style:style>
    <style:style style:name="P414" style:family="paragraph" style:parent-style-name="Standard">
      <style:paragraph-properties fo:text-align="justify" style:justify-single-word="false"/>
      <style:text-properties style:font-name="Century Schoolbook L" fo:language="ru" fo:country="RU" fo:font-weight="normal" officeooo:rsid="0286d8ff" officeooo:paragraph-rsid="02888943" fo:background-color="transparent" style:font-size-asian="10.5pt" loext:shadow="none"/>
    </style:style>
    <style:style style:name="P415" style:family="paragraph" style:parent-style-name="Standard">
      <style:paragraph-properties fo:text-align="center" style:justify-single-word="false"/>
      <style:text-properties style:font-name="Century Schoolbook L" fo:language="ru" fo:country="RU" fo:font-weight="normal" officeooo:rsid="028b4052" officeooo:paragraph-rsid="028b4052" fo:background-color="transparent" style:font-size-asian="10.5pt" loext:shadow="none"/>
    </style:style>
    <style:style style:name="P416" style:family="paragraph" style:parent-style-name="Standard">
      <style:paragraph-properties fo:text-align="justify" style:justify-single-word="false"/>
      <style:text-properties style:font-name="Century Schoolbook L" fo:language="ru" fo:country="RU" fo:font-weight="normal" officeooo:rsid="028b4052" officeooo:paragraph-rsid="028b4052" fo:background-color="transparent" style:font-size-asian="10.5pt" loext:shadow="none"/>
    </style:style>
    <style:style style:name="P417" style:family="paragraph" style:parent-style-name="Standard">
      <style:paragraph-properties fo:text-align="justify" style:justify-single-word="false"/>
      <style:text-properties style:font-name="Century Schoolbook L" fo:language="ru" fo:country="RU" fo:font-weight="normal" officeooo:rsid="028ccb8e" officeooo:paragraph-rsid="028ccb8e" fo:background-color="transparent" style:font-size-asian="10.5pt" loext:shadow="none"/>
    </style:style>
    <style:style style:name="P418" style:family="paragraph" style:parent-style-name="Standard">
      <style:paragraph-properties fo:text-align="justify" style:justify-single-word="false"/>
      <style:text-properties style:font-name="Century Schoolbook L" fo:language="ru" fo:country="RU" fo:font-weight="normal" officeooo:rsid="028cebd9" officeooo:paragraph-rsid="028cebd9" fo:background-color="transparent" style:font-size-asian="10.5pt" loext:shadow="none"/>
    </style:style>
    <style:style style:name="P419" style:family="paragraph" style:parent-style-name="Standard">
      <style:paragraph-properties fo:text-align="justify" style:justify-single-word="false"/>
      <style:text-properties style:font-name="Century Schoolbook L" fo:language="ru" fo:country="RU" fo:font-weight="normal" officeooo:rsid="028d8e57" officeooo:paragraph-rsid="028d8e57" fo:background-color="transparent" style:font-size-asian="10.5pt" loext:shadow="none"/>
    </style:style>
    <style:style style:name="P420" style:family="paragraph" style:parent-style-name="Standard">
      <style:paragraph-properties fo:text-align="justify" style:justify-single-word="false"/>
      <style:text-properties style:font-name="Century Schoolbook L" fo:language="ru" fo:country="RU" fo:font-weight="normal" officeooo:rsid="028e7346" officeooo:paragraph-rsid="028e7346" fo:background-color="transparent" style:font-size-asian="10.5pt" loext:shadow="none"/>
    </style:style>
    <style:style style:name="P421" style:family="paragraph" style:parent-style-name="Standard">
      <style:paragraph-properties fo:text-align="justify" style:justify-single-word="false"/>
      <style:text-properties style:font-name="Century Schoolbook L" fo:language="ru" fo:country="RU" fo:font-weight="normal" officeooo:rsid="028f3868" officeooo:paragraph-rsid="028f3868" fo:background-color="transparent" style:font-size-asian="10.5pt" loext:shadow="none"/>
    </style:style>
    <style:style style:name="P422" style:family="paragraph" style:parent-style-name="Standard">
      <style:paragraph-properties fo:text-align="justify" style:justify-single-word="false"/>
      <style:text-properties style:font-name="Century Schoolbook L" fo:language="ru" fo:country="RU" fo:font-weight="normal" officeooo:rsid="029025d7" officeooo:paragraph-rsid="029025d7" fo:background-color="transparent" style:font-size-asian="10.5pt" loext:shadow="none"/>
    </style:style>
    <style:style style:name="P423" style:family="paragraph" style:parent-style-name="Standard">
      <style:paragraph-properties fo:text-align="justify" style:justify-single-word="false"/>
      <style:text-properties style:font-name="Century Schoolbook L" fo:language="ru" fo:country="RU" fo:font-weight="normal" officeooo:rsid="02919e49" officeooo:paragraph-rsid="02919e49" fo:background-color="transparent" style:font-size-asian="10.5pt" loext:shadow="none"/>
    </style:style>
    <style:style style:name="P424" style:family="paragraph" style:parent-style-name="Standard">
      <style:paragraph-properties fo:text-align="justify" style:justify-single-word="false"/>
      <style:text-properties style:font-name="Century Schoolbook L" fo:language="ru" fo:country="RU" fo:font-weight="normal" officeooo:rsid="02929807" officeooo:paragraph-rsid="02929807" fo:background-color="transparent" style:font-size-asian="10.5pt" loext:shadow="none"/>
    </style:style>
    <style:style style:name="P425" style:family="paragraph" style:parent-style-name="Standard">
      <style:paragraph-properties fo:text-align="center" style:justify-single-word="false"/>
      <style:text-properties style:font-name="Century Schoolbook L" fo:language="ru" fo:country="RU" fo:font-weight="normal" officeooo:rsid="0294d03c" officeooo:paragraph-rsid="0294d03c" fo:background-color="transparent" style:font-size-asian="10.5pt" loext:shadow="none"/>
    </style:style>
    <style:style style:name="P426" style:family="paragraph" style:parent-style-name="Standard">
      <style:paragraph-properties fo:text-align="justify" style:justify-single-word="false"/>
      <style:text-properties style:font-name="Century Schoolbook L" fo:language="ru" fo:country="RU" fo:font-weight="normal" officeooo:rsid="02954d39" officeooo:paragraph-rsid="02954d39" fo:background-color="transparent" style:font-size-asian="10.5pt" loext:shadow="none"/>
    </style:style>
    <style:style style:name="P427" style:family="paragraph" style:parent-style-name="Standard">
      <style:paragraph-properties fo:text-align="justify" style:justify-single-word="false"/>
      <style:text-properties style:font-name="Century Schoolbook L" fo:language="ru" fo:country="RU" fo:font-weight="normal" officeooo:rsid="02971894" officeooo:paragraph-rsid="02971894" fo:background-color="transparent" style:font-size-asian="10.5pt" loext:shadow="none"/>
    </style:style>
    <style:style style:name="P428" style:family="paragraph" style:parent-style-name="Standard">
      <style:paragraph-properties fo:text-align="center" style:justify-single-word="false"/>
      <style:text-properties style:font-name="Century Schoolbook L" fo:language="ru" fo:country="RU" fo:font-weight="normal" officeooo:rsid="029adfc3" officeooo:paragraph-rsid="029adfc3" fo:background-color="transparent" style:font-size-asian="10.5pt" loext:shadow="none"/>
    </style:style>
    <style:style style:name="P429" style:family="paragraph" style:parent-style-name="Standard">
      <style:paragraph-properties fo:text-align="justify" style:justify-single-word="false"/>
      <style:text-properties style:font-name="Century Schoolbook L" fo:language="ru" fo:country="RU" fo:font-weight="normal" officeooo:rsid="029adfc3" officeooo:paragraph-rsid="029adfc3" fo:background-color="transparent" style:font-size-asian="10.5pt" loext:shadow="none"/>
    </style:style>
    <style:style style:name="P430" style:family="paragraph" style:parent-style-name="Standard">
      <style:paragraph-properties fo:text-align="justify" style:justify-single-word="false"/>
      <style:text-properties style:font-name="Century Schoolbook L" fo:language="ru" fo:country="RU" fo:font-weight="normal" officeooo:rsid="029e2879" officeooo:paragraph-rsid="029e2879" fo:background-color="transparent" style:font-size-asian="10.5pt" loext:shadow="none"/>
    </style:style>
    <style:style style:name="P431" style:family="paragraph" style:parent-style-name="Standard">
      <style:paragraph-properties fo:text-align="justify" style:justify-single-word="false"/>
      <style:text-properties style:font-name="Century Schoolbook L" fo:language="ru" fo:country="RU" fo:font-weight="normal" officeooo:rsid="029edb74" officeooo:paragraph-rsid="029edb74" fo:background-color="transparent" style:font-size-asian="10.5pt" loext:shadow="none"/>
    </style:style>
    <style:style style:name="P432" style:family="paragraph" style:parent-style-name="Standard">
      <style:paragraph-properties fo:text-align="justify" style:justify-single-word="false"/>
      <style:text-properties style:font-name="Century Schoolbook L" fo:language="ru" fo:country="RU" fo:font-weight="normal" officeooo:rsid="02a28e9d" officeooo:paragraph-rsid="02a28e9d" fo:background-color="transparent" style:font-size-asian="10.5pt" loext:shadow="none"/>
    </style:style>
    <style:style style:name="P433" style:family="paragraph" style:parent-style-name="Standard">
      <style:paragraph-properties fo:text-align="justify" style:justify-single-word="false"/>
      <style:text-properties style:font-name="Century Schoolbook L" fo:language="ru" fo:country="RU" fo:font-weight="normal" officeooo:rsid="02a72afd" officeooo:paragraph-rsid="02a28e9d" fo:background-color="transparent" style:font-size-asian="10.5pt" loext:shadow="none"/>
    </style:style>
    <style:style style:name="P434" style:family="paragraph" style:parent-style-name="Standard">
      <style:paragraph-properties fo:text-align="justify" style:justify-single-word="false"/>
      <style:text-properties style:font-name="Century Schoolbook L" fo:language="ru" fo:country="RU" fo:font-weight="normal" officeooo:rsid="02a72afd" officeooo:paragraph-rsid="02a72afd" fo:background-color="transparent" style:font-size-asian="10.5pt" loext:shadow="none"/>
    </style:style>
    <style:style style:name="P435" style:family="paragraph" style:parent-style-name="Standard">
      <style:paragraph-properties fo:text-align="center" style:justify-single-word="false"/>
      <style:text-properties style:font-name="Century Schoolbook L" fo:language="ru" fo:country="RU" fo:font-weight="normal" officeooo:rsid="02a834af" officeooo:paragraph-rsid="02a834af" fo:background-color="transparent" style:font-size-asian="10.5pt" loext:shadow="none"/>
    </style:style>
    <style:style style:name="P436" style:family="paragraph" style:parent-style-name="Standard">
      <style:paragraph-properties fo:text-align="justify" style:justify-single-word="false"/>
      <style:text-properties style:font-name="Century Schoolbook L" fo:language="ru" fo:country="RU" fo:font-weight="normal" officeooo:rsid="02a9085a" officeooo:paragraph-rsid="02a9085a" fo:background-color="transparent" style:font-size-asian="10.5pt" loext:shadow="none"/>
    </style:style>
    <style:style style:name="P437" style:family="paragraph" style:parent-style-name="Standard">
      <style:paragraph-properties fo:text-align="justify" style:justify-single-word="false"/>
      <style:text-properties style:font-name="Century Schoolbook L" fo:language="ru" fo:country="RU" fo:font-weight="normal" officeooo:rsid="02aafb79" officeooo:paragraph-rsid="02aafb79" fo:background-color="transparent" style:font-size-asian="10.5pt" loext:shadow="none"/>
    </style:style>
    <style:style style:name="P438" style:family="paragraph" style:parent-style-name="Standard">
      <style:paragraph-properties fo:text-align="justify" style:justify-single-word="false"/>
      <style:text-properties style:font-name="Century Schoolbook L" fo:language="ru" fo:country="RU" fo:font-style="italic" fo:font-weight="normal" officeooo:rsid="010231bd" officeooo:paragraph-rsid="010231bd" fo:background-color="transparent" style:font-size-asian="10.5pt" style:font-style-asian="italic" style:font-style-complex="italic" loext:shadow="none"/>
    </style:style>
    <style:style style:name="P439" style:family="paragraph" style:parent-style-name="Standard">
      <style:text-properties officeooo:rsid="00114883" officeooo:paragraph-rsid="00114883"/>
    </style:style>
    <style:style style:name="P440" style:family="paragraph" style:parent-style-name="Standard">
      <style:paragraph-properties fo:text-align="start" style:justify-single-word="false"/>
      <style:text-properties officeooo:rsid="00114a78" officeooo:paragraph-rsid="00114a78"/>
    </style:style>
    <style:style style:name="P441" style:family="paragraph" style:parent-style-name="Standard">
      <style:paragraph-properties fo:text-align="start" style:justify-single-word="false"/>
      <style:text-properties officeooo:paragraph-rsid="0012d949"/>
    </style:style>
    <style:style style:name="P442" style:family="paragraph" style:parent-style-name="Standard">
      <style:paragraph-properties fo:text-align="start" style:justify-single-word="false"/>
      <style:text-properties officeooo:rsid="0012d949" officeooo:paragraph-rsid="0012d949"/>
    </style:style>
    <style:style style:name="P443" style:family="paragraph" style:parent-style-name="Standard">
      <style:paragraph-properties fo:text-align="start" style:justify-single-word="false"/>
      <style:text-properties officeooo:rsid="0012d949" officeooo:paragraph-rsid="0014b531"/>
    </style:style>
    <style:style style:name="P444" style:family="paragraph" style:parent-style-name="Standard">
      <style:paragraph-properties fo:text-align="start" style:justify-single-word="false"/>
      <style:text-properties officeooo:rsid="0023ab34" officeooo:paragraph-rsid="0023ab34"/>
    </style:style>
    <style:style style:name="P445" style:family="paragraph" style:parent-style-name="Standard">
      <style:paragraph-properties fo:text-align="justify" style:justify-single-word="false"/>
      <style:text-properties officeooo:rsid="002560c4" officeooo:paragraph-rsid="002560c4"/>
    </style:style>
    <style:style style:name="P446" style:family="paragraph" style:parent-style-name="Standard">
      <style:paragraph-properties fo:text-align="justify" style:justify-single-word="false"/>
      <style:text-properties officeooo:rsid="00267a66" officeooo:paragraph-rsid="00267a66"/>
    </style:style>
    <style:style style:name="P447"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448"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449"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450"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51"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2"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3"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454"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455" style:family="paragraph" style:parent-style-name="Standard" style:list-style-name="L8">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456" style:family="paragraph" style:parent-style-name="Standard" style:list-style-name="L9">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457" style:family="paragraph" style:parent-style-name="Standard" style:list-style-name="L10">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458" style:family="paragraph" style:parent-style-name="Standard" style:list-style-name="L11">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59" style:family="paragraph" style:parent-style-name="Standard" style:list-style-name="L12">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60" style:family="paragraph" style:parent-style-name="Standard" style:list-style-name="L13">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61" style:family="paragraph" style:parent-style-name="Standard" style:list-style-name="L14">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462" style:family="paragraph" style:parent-style-name="Standard" style:list-style-name="L15">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63" style:family="paragraph" style:parent-style-name="Standard" style:list-style-name="L16">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64" style:family="paragraph" style:parent-style-name="Standard" style:list-style-name="L17">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65" style:family="paragraph" style:parent-style-name="Standard" style:list-style-name="L18">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466" style:family="paragraph" style:parent-style-name="Standard" style:list-style-name="L19">
      <style:paragraph-properties fo:text-align="justify" style:justify-single-word="false"/>
      <style:text-properties style:font-name="Century Schoolbook L" fo:language="ru" fo:country="RU" fo:font-weight="normal" officeooo:rsid="010231bd" officeooo:paragraph-rsid="010231bd" fo:background-color="transparent" style:font-size-asian="10.5pt" loext:shadow="none"/>
    </style:style>
    <style:style style:name="P467" style:family="paragraph" style:parent-style-name="Standard" style:list-style-name="L19">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468" style:family="paragraph" style:parent-style-name="Standard" style:list-style-name="L20">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469" style:family="paragraph" style:parent-style-name="Standard" style:list-style-name="L21">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470" style:family="paragraph" style:parent-style-name="Standard" style:list-style-name="L22">
      <style:paragraph-properties fo:text-align="justify" style:justify-single-word="false"/>
      <style:text-properties style:font-name="Century Schoolbook L" fo:language="ru" fo:country="RU" fo:font-weight="normal" officeooo:rsid="0135e6f0" officeooo:paragraph-rsid="0135e6f0" fo:background-color="transparent" style:font-size-asian="10.5pt" loext:shadow="none"/>
    </style:style>
    <style:style style:name="P471" style:family="paragraph" style:parent-style-name="Standard" style:list-style-name="L22">
      <style:paragraph-properties fo:text-align="justify" style:justify-single-word="false"/>
      <style:text-properties style:font-name="Century Schoolbook L" fo:language="ru" fo:country="RU" fo:font-weight="normal" officeooo:rsid="013706e7" officeooo:paragraph-rsid="013706e7" fo:background-color="transparent" style:font-size-asian="10.5pt" loext:shadow="none"/>
    </style:style>
    <style:style style:name="P472" style:family="paragraph" style:parent-style-name="Standard" style:list-style-name="L22">
      <style:paragraph-properties fo:text-align="justify" style:justify-single-word="false"/>
      <style:text-properties style:font-name="Century Schoolbook L" fo:language="ru" fo:country="RU" fo:font-weight="normal" officeooo:rsid="013a9fc1" officeooo:paragraph-rsid="013a9fc1" fo:background-color="transparent" style:font-size-asian="10.5pt" loext:shadow="none"/>
    </style:style>
    <style:style style:name="P473" style:family="paragraph" style:parent-style-name="Standard" style:list-style-name="L22">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474" style:family="paragraph" style:parent-style-name="Standard" style:list-style-name="L23">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475" style:family="paragraph" style:parent-style-name="Standard" style:list-style-name="L24">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476" style:family="paragraph" style:parent-style-name="Standard" style:list-style-name="L25">
      <style:paragraph-properties fo:text-align="justify" style:justify-single-word="false"/>
      <style:text-properties style:font-name="Century Schoolbook L" fo:language="ru" fo:country="RU" fo:font-weight="normal" officeooo:rsid="0216f2ce" officeooo:paragraph-rsid="0216f2ce" fo:background-color="transparent" style:font-size-asian="10.5pt" loext:shadow="none"/>
    </style:style>
    <style:style style:name="P477" style:family="paragraph" style:parent-style-name="Standard" style:list-style-name="L26">
      <style:paragraph-properties fo:text-align="justify" style:justify-single-word="false"/>
      <style:text-properties style:font-name="Century Schoolbook L" fo:language="ru" fo:country="RU" fo:font-weight="normal" officeooo:rsid="022efd94" officeooo:paragraph-rsid="022efd94" fo:background-color="transparent" style:font-size-asian="10.5pt" loext:shadow="none"/>
    </style:style>
    <style:style style:name="P478" style:family="paragraph" style:parent-style-name="Standard" style:list-style-name="L27">
      <style:paragraph-properties fo:text-align="justify" style:justify-single-word="false"/>
      <style:text-properties style:font-name="Century Schoolbook L" fo:language="ru" fo:country="RU" fo:font-weight="normal" officeooo:rsid="0286d8ff" officeooo:paragraph-rsid="0286d8ff" fo:background-color="transparent" style:font-size-asian="10.5pt" loext:shadow="none"/>
    </style:style>
    <style:style style:name="P479" style:family="paragraph" style:parent-style-name="Standard" style:list-style-name="L28">
      <style:paragraph-properties fo:text-align="justify" style:justify-single-word="false"/>
      <style:text-properties style:font-name="Century Schoolbook L" fo:language="ru" fo:country="RU" fo:font-weight="normal" officeooo:rsid="02a28e9d" officeooo:paragraph-rsid="02a28e9d" fo:background-color="transparent" style:font-size-asian="10.5pt" loext:shadow="none"/>
    </style:style>
    <style:style style:name="P480" style:family="paragraph" style:parent-style-name="Standard">
      <style:paragraph-properties fo:text-align="justify" style:justify-single-word="false"/>
      <style:text-properties style:font-name="Century Schoolbook L" fo:language="ru" fo:country="RU" fo:font-weight="normal" officeooo:rsid="02aafb79" officeooo:paragraph-rsid="02aafb79" fo:background-color="transparent" style:font-size-asian="10.5pt" loext:shadow="none"/>
    </style:style>
    <style:style style:name="P481" style:family="paragraph" style:parent-style-name="Standard">
      <style:paragraph-properties fo:text-align="center" style:justify-single-word="false"/>
      <style:text-properties style:font-name="Century Schoolbook L" fo:language="ru" fo:country="RU" fo:font-weight="normal" officeooo:rsid="02e107f1" officeooo:paragraph-rsid="02e107f1" fo:background-color="transparent" style:font-size-asian="10.5pt" loext:shadow="none"/>
    </style:style>
    <style:style style:name="P482" style:family="paragraph" style:parent-style-name="Standard">
      <style:paragraph-properties fo:text-align="justify" style:justify-single-word="false"/>
      <style:text-properties style:font-name="Century Schoolbook L" fo:language="ru" fo:country="RU" fo:font-weight="normal" officeooo:rsid="02e107f1" officeooo:paragraph-rsid="02e107f1" fo:background-color="transparent" style:font-size-asian="10.5pt" loext:shadow="none"/>
    </style:style>
    <style:style style:name="P483" style:family="paragraph" style:parent-style-name="Standard">
      <style:paragraph-properties fo:text-align="center" style:justify-single-word="false"/>
      <style:text-properties style:font-name="Century Schoolbook L" fo:language="ru" fo:country="RU" fo:font-weight="normal" officeooo:rsid="02e9a9e5" officeooo:paragraph-rsid="02e9a9e5" fo:background-color="transparent" style:font-size-asian="10.5pt" loext:shadow="none"/>
    </style:style>
    <style:style style:name="P484" style:family="paragraph" style:parent-style-name="Standard">
      <style:paragraph-properties fo:text-align="justify" style:justify-single-word="false"/>
      <style:text-properties style:font-name="Century Schoolbook L" fo:language="ru" fo:country="RU" fo:font-weight="normal" officeooo:rsid="02e9a9e5" officeooo:paragraph-rsid="02e9a9e5" fo:background-color="transparent" style:font-size-asian="10.5pt" loext:shadow="none"/>
    </style:style>
    <style:style style:name="P485" style:family="paragraph" style:parent-style-name="Standard">
      <style:paragraph-properties fo:text-align="justify" style:justify-single-word="false"/>
      <style:text-properties style:font-name="Century Schoolbook L" fo:language="ru" fo:country="RU" fo:font-weight="normal" officeooo:rsid="02eb4994" officeooo:paragraph-rsid="02eb4994" fo:background-color="transparent" style:font-size-asian="10.5pt" loext:shadow="none"/>
    </style:style>
    <style:style style:name="P486" style:family="paragraph" style:parent-style-name="Standard">
      <style:paragraph-properties fo:text-align="center" style:justify-single-word="false"/>
      <style:text-properties style:font-name="Century Schoolbook L" fo:language="ru" fo:country="RU" fo:font-weight="normal" officeooo:rsid="02f64f25" officeooo:paragraph-rsid="02f64f25" fo:background-color="transparent" style:font-size-asian="10.5pt" loext:shadow="none"/>
    </style:style>
    <style:style style:name="P487" style:family="paragraph" style:parent-style-name="Standard">
      <style:paragraph-properties fo:text-align="justify" style:justify-single-word="false"/>
      <style:text-properties style:font-name="Century Schoolbook L" fo:language="ru" fo:country="RU" fo:font-weight="normal" officeooo:rsid="02f6c68e" officeooo:paragraph-rsid="02f6c68e" fo:background-color="transparent" style:font-size-asian="10.5pt" loext:shadow="none"/>
    </style:style>
    <style:style style:name="P488" style:family="paragraph" style:parent-style-name="Standard">
      <style:paragraph-properties fo:text-align="justify" style:justify-single-word="false"/>
      <style:text-properties style:font-name="Century Schoolbook L" fo:language="ru" fo:country="RU" fo:font-weight="normal" officeooo:rsid="02f6c68e" officeooo:paragraph-rsid="02fd5c52" fo:background-color="transparent" style:font-size-asian="10.5pt" loext:shadow="none"/>
    </style:style>
    <style:style style:name="P489" style:family="paragraph" style:parent-style-name="Standard">
      <style:paragraph-properties fo:text-align="center" style:justify-single-word="false"/>
      <style:text-properties style:font-name="Century Schoolbook L" fo:language="ru" fo:country="RU" fo:font-weight="normal" officeooo:rsid="02f6c68e" officeooo:paragraph-rsid="02fd5c52" fo:background-color="transparent" style:font-size-asian="10.5pt" loext:shadow="none"/>
    </style:style>
    <style:style style:name="P490" style:family="paragraph" style:parent-style-name="Standard">
      <style:paragraph-properties fo:text-align="center" style:justify-single-word="false"/>
      <style:text-properties style:font-name="Century Schoolbook L" fo:language="ru" fo:country="RU" fo:font-weight="normal" officeooo:rsid="030740a2" officeooo:paragraph-rsid="030740a2" fo:background-color="transparent" style:font-size-asian="10.5pt" loext:shadow="none"/>
    </style:style>
    <style:style style:name="P491" style:family="paragraph" style:parent-style-name="Standard">
      <style:paragraph-properties fo:text-align="justify" style:justify-single-word="false"/>
      <style:text-properties style:font-name="Century Schoolbook L" fo:language="ru" fo:country="RU" fo:font-weight="normal" officeooo:rsid="030740a2" officeooo:paragraph-rsid="030740a2" fo:background-color="transparent" style:font-size-asian="10.5pt" loext:shadow="none"/>
    </style:style>
    <style:style style:name="P492" style:family="paragraph" style:parent-style-name="Standard">
      <style:paragraph-properties fo:text-align="justify" style:justify-single-word="false"/>
      <style:text-properties style:font-name="Century Schoolbook L" fo:language="ru" fo:country="RU" fo:font-weight="normal" officeooo:rsid="0314c0ab" officeooo:paragraph-rsid="0314c0ab" fo:background-color="transparent" style:font-size-asian="10.5pt" loext:shadow="none"/>
    </style:style>
    <style:style style:name="P493" style:family="paragraph" style:parent-style-name="Standard">
      <style:paragraph-properties fo:text-align="center" style:justify-single-word="false"/>
      <style:text-properties style:font-name="Century Schoolbook L" fo:language="ru" fo:country="RU" fo:font-weight="normal" officeooo:rsid="0316dcb3" officeooo:paragraph-rsid="0316dcb3" fo:background-color="transparent" style:font-size-asian="10.5pt" loext:shadow="none"/>
    </style:style>
    <style:style style:name="P494" style:family="paragraph" style:parent-style-name="Standard">
      <style:paragraph-properties fo:text-align="justify" style:justify-single-word="false"/>
      <style:text-properties style:font-name="Century Schoolbook L" fo:language="ru" fo:country="RU" fo:font-weight="normal" officeooo:rsid="0316dcb3" officeooo:paragraph-rsid="0316dcb3"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fo:font-style="italic" officeooo:rsid="006dde73" style:font-style-asian="italic" style:font-style-complex="italic"/>
    </style:style>
    <style:style style:name="T24" style:family="text">
      <style:text-properties fo:font-style="italic" officeooo:rsid="012074f0" style:font-style-asian="italic" style:font-style-complex="italic"/>
    </style:style>
    <style:style style:name="T25" style:family="text">
      <style:text-properties fo:font-style="italic" officeooo:rsid="01153750" style:font-style-asian="italic" style:font-style-complex="italic"/>
    </style:style>
    <style:style style:name="T26" style:family="text">
      <style:text-properties fo:font-style="italic" officeooo:rsid="0143f916" style:font-style-asian="italic" style:font-style-complex="italic"/>
    </style:style>
    <style:style style:name="T27" style:family="text">
      <style:text-properties fo:font-style="italic" officeooo:rsid="0189d010" style:font-style-asian="italic" style:font-style-complex="italic"/>
    </style:style>
    <style:style style:name="T28" style:family="text">
      <style:text-properties fo:font-style="italic" officeooo:rsid="018b9496" style:font-style-asian="italic" style:font-style-complex="italic"/>
    </style:style>
    <style:style style:name="T29" style:family="text">
      <style:text-properties fo:font-style="italic" officeooo:rsid="01aee866" style:font-style-asian="italic" style:font-style-complex="italic"/>
    </style:style>
    <style:style style:name="T30" style:family="text">
      <style:text-properties fo:font-style="italic" officeooo:rsid="01b20cf6" style:font-style-asian="italic" style:font-style-complex="italic"/>
    </style:style>
    <style:style style:name="T31" style:family="text">
      <style:text-properties fo:font-style="italic" officeooo:rsid="01b503bd" style:font-style-asian="italic" style:font-style-complex="italic"/>
    </style:style>
    <style:style style:name="T32" style:family="text">
      <style:text-properties fo:font-style="italic" officeooo:rsid="01ff68ea" style:font-style-asian="italic" style:font-style-complex="italic"/>
    </style:style>
    <style:style style:name="T33" style:family="text">
      <style:text-properties fo:font-style="italic" officeooo:rsid="0207d60b" style:font-style-asian="italic" style:font-style-complex="italic"/>
    </style:style>
    <style:style style:name="T34" style:family="text">
      <style:text-properties fo:font-style="italic" officeooo:rsid="02061066" style:font-style-asian="italic" style:font-style-complex="italic"/>
    </style:style>
    <style:style style:name="T35" style:family="text">
      <style:text-properties fo:font-style="italic" officeooo:rsid="020566b8" style:font-style-asian="italic" style:font-style-complex="italic"/>
    </style:style>
    <style:style style:name="T36" style:family="text">
      <style:text-properties fo:font-style="italic" officeooo:rsid="0203c9fb" style:font-style-asian="italic" style:font-style-complex="italic"/>
    </style:style>
    <style:style style:name="T37" style:family="text">
      <style:text-properties fo:font-style="italic" officeooo:rsid="02387a1e" style:font-style-asian="italic" style:font-style-complex="italic"/>
    </style:style>
    <style:style style:name="T38" style:family="text">
      <style:text-properties fo:font-style="italic" officeooo:rsid="027c5343" style:font-style-asian="italic" style:font-style-complex="italic"/>
    </style:style>
    <style:style style:name="T39" style:family="text">
      <style:text-properties fo:font-style="italic" officeooo:rsid="0286d8ff" style:font-style-asian="italic" style:font-style-complex="italic"/>
    </style:style>
    <style:style style:name="T40" style:family="text">
      <style:text-properties fo:font-style="italic" officeooo:rsid="02888943" style:font-style-asian="italic" style:font-style-complex="italic"/>
    </style:style>
    <style:style style:name="T41" style:family="text">
      <style:text-properties fo:font-style="italic" officeooo:rsid="02a6171d" style:font-style-asian="italic" style:font-style-complex="italic"/>
    </style:style>
    <style:style style:name="T42" style:family="text">
      <style:text-properties fo:font-style="italic" officeooo:rsid="02a51857" style:font-style-asian="italic" style:font-style-complex="italic"/>
    </style:style>
    <style:style style:name="T43" style:family="text">
      <style:text-properties fo:font-style="italic" officeooo:rsid="02a41000" style:font-style-asian="italic" style:font-style-complex="italic"/>
    </style:style>
    <style:style style:name="T44" style:family="text">
      <style:text-properties fo:font-style="italic" officeooo:rsid="02a28e9d" style:font-style-asian="italic" style:font-style-complex="italic"/>
    </style:style>
    <style:style style:name="T45" style:family="text">
      <style:text-properties fo:font-style="italic" officeooo:rsid="02a16b14" style:font-style-asian="italic" style:font-style-complex="italic"/>
    </style:style>
    <style:style style:name="T46" style:family="text">
      <style:text-properties fo:font-style="italic" officeooo:rsid="02a0606a" style:font-style-asian="italic" style:font-style-complex="italic"/>
    </style:style>
    <style:style style:name="T47" style:family="text">
      <style:text-properties fo:font-style="italic" officeooo:rsid="02d980a3" style:font-style-asian="italic" style:font-style-complex="italic"/>
    </style:style>
    <style:style style:name="T48" style:family="text">
      <style:text-properties fo:font-style="italic" officeooo:rsid="02d6a46c" style:font-style-asian="italic" style:font-style-complex="italic"/>
    </style:style>
    <style:style style:name="T49" style:family="text">
      <style:text-properties fo:font-style="italic" officeooo:rsid="02d4e090" style:font-style-asian="italic" style:font-style-complex="italic"/>
    </style:style>
    <style:style style:name="T50" style:family="text">
      <style:text-properties fo:font-style="italic" officeooo:rsid="02d4984c" style:font-style-asian="italic" style:font-style-complex="italic"/>
    </style:style>
    <style:style style:name="T51" style:family="text">
      <style:text-properties fo:font-style="italic" officeooo:rsid="02d34fcf" style:font-style-asian="italic" style:font-style-complex="italic"/>
    </style:style>
    <style:style style:name="T52" style:family="text">
      <style:text-properties fo:font-style="italic" officeooo:rsid="02d05ae4" style:font-style-asian="italic" style:font-style-complex="italic"/>
    </style:style>
    <style:style style:name="T53" style:family="text">
      <style:text-properties fo:font-style="italic" officeooo:rsid="02ce85f7" style:font-style-asian="italic" style:font-style-complex="italic"/>
    </style:style>
    <style:style style:name="T54" style:family="text">
      <style:text-properties fo:font-style="italic" officeooo:rsid="02cc0db3" style:font-style-asian="italic" style:font-style-complex="italic"/>
    </style:style>
    <style:style style:name="T55" style:family="text">
      <style:text-properties fo:font-style="italic" officeooo:rsid="02ca6de3" style:font-style-asian="italic" style:font-style-complex="italic"/>
    </style:style>
    <style:style style:name="T56" style:family="text">
      <style:text-properties fo:font-style="italic" officeooo:rsid="02ca28e5" style:font-style-asian="italic" style:font-style-complex="italic"/>
    </style:style>
    <style:style style:name="T57" style:family="text">
      <style:text-properties fo:font-style="italic" officeooo:rsid="02c6bb4e" style:font-style-asian="italic" style:font-style-complex="italic"/>
    </style:style>
    <style:style style:name="T58" style:family="text">
      <style:text-properties fo:font-style="italic" officeooo:rsid="02c4ed3f" style:font-style-asian="italic" style:font-style-complex="italic"/>
    </style:style>
    <style:style style:name="T59" style:family="text">
      <style:text-properties fo:font-style="italic" officeooo:rsid="02c33bad" style:font-style-asian="italic" style:font-style-complex="italic"/>
    </style:style>
    <style:style style:name="T60" style:family="text">
      <style:text-properties fo:font-style="italic" officeooo:rsid="02c24788" style:font-style-asian="italic" style:font-style-complex="italic"/>
    </style:style>
    <style:style style:name="T61" style:family="text">
      <style:text-properties fo:font-style="italic" officeooo:rsid="02c0f213" style:font-style-asian="italic" style:font-style-complex="italic"/>
    </style:style>
    <style:style style:name="T62" style:family="text">
      <style:text-properties fo:font-style="italic" officeooo:rsid="02bdcbc1" style:font-style-asian="italic" style:font-style-complex="italic"/>
    </style:style>
    <style:style style:name="T63" style:family="text">
      <style:text-properties fo:font-style="italic" officeooo:rsid="02bb4c68" style:font-style-asian="italic" style:font-style-complex="italic"/>
    </style:style>
    <style:style style:name="T64" style:family="text">
      <style:text-properties fo:font-style="italic" officeooo:rsid="02b9e28b" style:font-style-asian="italic" style:font-style-complex="italic"/>
    </style:style>
    <style:style style:name="T65" style:family="text">
      <style:text-properties fo:font-style="italic" officeooo:rsid="02b7fba5" style:font-style-asian="italic" style:font-style-complex="italic"/>
    </style:style>
    <style:style style:name="T66" style:family="text">
      <style:text-properties fo:font-style="italic" officeooo:rsid="02b342b8" style:font-style-asian="italic" style:font-style-complex="italic"/>
    </style:style>
    <style:style style:name="T67" style:family="text">
      <style:text-properties fo:font-style="italic" officeooo:rsid="02b1b509" style:font-style-asian="italic" style:font-style-complex="italic"/>
    </style:style>
    <style:style style:name="T68" style:family="text">
      <style:text-properties fo:font-style="italic" officeooo:rsid="02b050aa" style:font-style-asian="italic" style:font-style-complex="italic"/>
    </style:style>
    <style:style style:name="T69" style:family="text">
      <style:text-properties fo:font-style="italic" officeooo:rsid="02ae83d7" style:font-style-asian="italic" style:font-style-complex="italic"/>
    </style:style>
    <style:style style:name="T70" style:family="text">
      <style:text-properties fo:font-style="italic" officeooo:rsid="02e8ef9c" style:font-style-asian="italic" style:font-style-complex="italic"/>
    </style:style>
    <style:style style:name="T71" style:family="text">
      <style:text-properties fo:font-style="italic" officeooo:rsid="02e703d1" style:font-style-asian="italic" style:font-style-complex="italic"/>
    </style:style>
    <style:style style:name="T72" style:family="text">
      <style:text-properties fo:font-style="italic" officeooo:rsid="02e57661" style:font-style-asian="italic" style:font-style-complex="italic"/>
    </style:style>
    <style:style style:name="T73" style:family="text">
      <style:text-properties fo:font-style="italic" officeooo:rsid="02e4d03a" style:font-style-asian="italic" style:font-style-complex="italic"/>
    </style:style>
    <style:style style:name="T74" style:family="text">
      <style:text-properties fo:font-style="italic" officeooo:rsid="02e4955f" style:font-style-asian="italic" style:font-style-complex="italic"/>
    </style:style>
    <style:style style:name="T75" style:family="text">
      <style:text-properties fo:font-style="italic" officeooo:rsid="02e3afc3" style:font-style-asian="italic" style:font-style-complex="italic"/>
    </style:style>
    <style:style style:name="T76" style:family="text">
      <style:text-properties fo:font-style="italic" officeooo:rsid="02e27fcd" style:font-style-asian="italic" style:font-style-complex="italic"/>
    </style:style>
    <style:style style:name="T77" style:family="text">
      <style:text-properties fo:font-style="italic" officeooo:rsid="02edd1d5" style:font-style-asian="italic" style:font-style-complex="italic"/>
    </style:style>
    <style:style style:name="T78" style:family="text">
      <style:text-properties fo:font-style="italic" officeooo:rsid="02efc52f" style:font-style-asian="italic" style:font-style-complex="italic"/>
    </style:style>
    <style:style style:name="T79" style:family="text">
      <style:text-properties fo:font-style="italic" officeooo:rsid="02f17886" style:font-style-asian="italic" style:font-style-complex="italic"/>
    </style:style>
    <style:style style:name="T80" style:family="text">
      <style:text-properties fo:font-style="italic" officeooo:rsid="02f224f5" style:font-style-asian="italic" style:font-style-complex="italic"/>
    </style:style>
    <style:style style:name="T81" style:family="text">
      <style:text-properties fo:font-style="italic" officeooo:rsid="02f2b53c" style:font-style-asian="italic" style:font-style-complex="italic"/>
    </style:style>
    <style:style style:name="T82" style:family="text">
      <style:text-properties fo:font-style="italic" officeooo:rsid="02f2c04a" style:font-style-asian="italic" style:font-style-complex="italic"/>
    </style:style>
    <style:style style:name="T83" style:family="text">
      <style:text-properties fo:font-style="italic" officeooo:rsid="02ecf550" style:font-style-asian="italic" style:font-style-complex="italic"/>
    </style:style>
    <style:style style:name="T84" style:family="text">
      <style:text-properties fo:font-style="italic" officeooo:rsid="02ecab1e" style:font-style-asian="italic" style:font-style-complex="italic"/>
    </style:style>
    <style:style style:name="T85" style:family="text">
      <style:text-properties fo:font-style="italic" officeooo:rsid="02ec2fa9" style:font-style-asian="italic" style:font-style-complex="italic"/>
    </style:style>
    <style:style style:name="T86" style:family="text">
      <style:text-properties fo:font-style="italic" officeooo:rsid="02f8a825" style:font-style-asian="italic" style:font-style-complex="italic"/>
    </style:style>
    <style:style style:name="T87" style:family="text">
      <style:text-properties fo:font-style="italic" officeooo:rsid="0306b68c" style:font-style-asian="italic" style:font-style-complex="italic"/>
    </style:style>
    <style:style style:name="T88" style:family="text">
      <style:text-properties fo:font-style="italic" officeooo:rsid="0305e628" style:font-style-asian="italic" style:font-style-complex="italic"/>
    </style:style>
    <style:style style:name="T89" style:family="text">
      <style:text-properties fo:font-style="italic" officeooo:rsid="03037d2a" style:font-style-asian="italic" style:font-style-complex="italic"/>
    </style:style>
    <style:style style:name="T90" style:family="text">
      <style:text-properties fo:font-style="italic" officeooo:rsid="03036c79" style:font-style-asian="italic" style:font-style-complex="italic"/>
    </style:style>
    <style:style style:name="T91" style:family="text">
      <style:text-properties fo:font-style="italic" officeooo:rsid="03022906" style:font-style-asian="italic" style:font-style-complex="italic"/>
    </style:style>
    <style:style style:name="T92" style:family="text">
      <style:text-properties fo:font-style="italic" officeooo:rsid="030226a5" style:font-style-asian="italic" style:font-style-complex="italic"/>
    </style:style>
    <style:style style:name="T93" style:family="text">
      <style:text-properties fo:font-style="italic" officeooo:rsid="0301079f" style:font-style-asian="italic" style:font-style-complex="italic"/>
    </style:style>
    <style:style style:name="T94" style:family="text">
      <style:text-properties fo:font-style="italic" officeooo:rsid="03005d26" style:font-style-asian="italic" style:font-style-complex="italic"/>
    </style:style>
    <style:style style:name="T95" style:family="text">
      <style:text-properties fo:font-style="italic" officeooo:rsid="02ff7f48" style:font-style-asian="italic" style:font-style-complex="italic"/>
    </style:style>
    <style:style style:name="T96" style:family="text">
      <style:text-properties fo:font-style="italic" officeooo:rsid="02fe1415" style:font-style-asian="italic" style:font-style-complex="italic"/>
    </style:style>
    <style:style style:name="T97" style:family="text">
      <style:text-properties fo:font-style="italic" officeooo:rsid="0312c08f" style:font-style-asian="italic" style:font-style-complex="italic"/>
    </style:style>
    <style:style style:name="T98" style:family="text">
      <style:text-properties fo:font-style="italic" officeooo:rsid="03125977" style:font-style-asian="italic" style:font-style-complex="italic"/>
    </style:style>
    <style:style style:name="T99" style:family="text">
      <style:text-properties fo:font-style="italic" officeooo:rsid="0310663f" style:font-style-asian="italic" style:font-style-complex="italic"/>
    </style:style>
    <style:style style:name="T100" style:family="text">
      <style:text-properties fo:font-style="italic" officeooo:rsid="030ec6cd" style:font-style-asian="italic" style:font-style-complex="italic"/>
    </style:style>
    <style:style style:name="T101" style:family="text">
      <style:text-properties fo:font-style="italic" officeooo:rsid="030bf0d2" style:font-style-asian="italic" style:font-style-complex="italic"/>
    </style:style>
    <style:style style:name="T102" style:family="text">
      <style:text-properties officeooo:rsid="00099583"/>
    </style:style>
    <style:style style:name="T103" style:family="text">
      <style:text-properties officeooo:rsid="0009b39b"/>
    </style:style>
    <style:style style:name="T104" style:family="text">
      <style:text-properties officeooo:rsid="00114883"/>
    </style:style>
    <style:style style:name="T105" style:family="text">
      <style:text-properties style:font-name="Century Schoolbook L" fo:language="ru" fo:country="RU" fo:font-weight="normal" fo:background-color="transparent" loext:char-shading-value="0" style:font-size-asian="10.5pt" loext:shadow="none"/>
    </style:style>
    <style:style style:name="T106" style:family="text">
      <style:text-properties style:font-name="Century Schoolbook L" fo:language="ru" fo:country="RU" fo:font-weight="normal" officeooo:rsid="0012d949" fo:background-color="transparent" loext:char-shading-value="0" style:font-size-asian="10.5pt" loext:shadow="none"/>
    </style:style>
    <style:style style:name="T107" style:family="text">
      <style:text-properties style:font-name="Century Schoolbook L" fo:language="ru" fo:country="RU" fo:font-weight="normal" officeooo:rsid="0013b0b8" fo:background-color="transparent" loext:char-shading-value="0" style:font-size-asian="10.5pt" loext:shadow="none"/>
    </style:style>
    <style:style style:name="T108" style:family="text">
      <style:text-properties style:font-name="Century Schoolbook L" fo:language="ru" fo:country="RU" fo:font-weight="normal" officeooo:rsid="0014b531" fo:background-color="transparent" loext:char-shading-value="0" style:font-size-asian="10.5pt" loext:shadow="none"/>
    </style:style>
    <style:style style:name="T109"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110"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111"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112"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113"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114" style:family="text">
      <style:text-properties officeooo:rsid="0020418a"/>
    </style:style>
    <style:style style:name="T115" style:family="text">
      <style:text-properties officeooo:rsid="0021ff5a"/>
    </style:style>
    <style:style style:name="T116" style:family="text">
      <style:text-properties officeooo:rsid="002ad3be"/>
    </style:style>
    <style:style style:name="T117" style:family="text">
      <style:text-properties officeooo:rsid="0030965e"/>
    </style:style>
    <style:style style:name="T118" style:family="text">
      <style:text-properties officeooo:rsid="003194bc"/>
    </style:style>
    <style:style style:name="T119" style:family="text">
      <style:text-properties officeooo:rsid="00334c08"/>
    </style:style>
    <style:style style:name="T120" style:family="text">
      <style:text-properties officeooo:rsid="0034f4a7"/>
    </style:style>
    <style:style style:name="T121" style:family="text">
      <style:text-properties officeooo:rsid="0037c58f"/>
    </style:style>
    <style:style style:name="T122" style:family="text">
      <style:text-properties officeooo:rsid="003899df"/>
    </style:style>
    <style:style style:name="T123" style:family="text">
      <style:text-properties officeooo:rsid="00394246"/>
    </style:style>
    <style:style style:name="T124" style:family="text">
      <style:text-properties officeooo:rsid="003adeb1"/>
    </style:style>
    <style:style style:name="T125" style:family="text">
      <style:text-properties officeooo:rsid="003bbcbd"/>
    </style:style>
    <style:style style:name="T126" style:family="text">
      <style:text-properties officeooo:rsid="003cd4b6"/>
    </style:style>
    <style:style style:name="T127" style:family="text">
      <style:text-properties officeooo:rsid="003dd2ec"/>
    </style:style>
    <style:style style:name="T128" style:family="text">
      <style:text-properties officeooo:rsid="00447f23"/>
    </style:style>
    <style:style style:name="T129" style:family="text">
      <style:text-properties officeooo:rsid="00509f0c"/>
    </style:style>
    <style:style style:name="T130" style:family="text">
      <style:text-properties officeooo:rsid="0053a402"/>
    </style:style>
    <style:style style:name="T131" style:family="text">
      <style:text-properties officeooo:rsid="0056cb65"/>
    </style:style>
    <style:style style:name="T132" style:family="text">
      <style:text-properties officeooo:rsid="005c5efd"/>
    </style:style>
    <style:style style:name="T133" style:family="text">
      <style:text-properties officeooo:rsid="005df8ec"/>
    </style:style>
    <style:style style:name="T134" style:family="text">
      <style:text-properties officeooo:rsid="006525a4"/>
    </style:style>
    <style:style style:name="T135" style:family="text">
      <style:text-properties officeooo:rsid="0070e276"/>
    </style:style>
    <style:style style:name="T136" style:family="text">
      <style:text-properties officeooo:rsid="0075ac40"/>
    </style:style>
    <style:style style:name="T137" style:family="text">
      <style:text-properties officeooo:rsid="0077a8d6"/>
    </style:style>
    <style:style style:name="T138" style:family="text">
      <style:text-properties officeooo:rsid="0077f74e"/>
    </style:style>
    <style:style style:name="T139" style:family="text">
      <style:text-properties officeooo:rsid="007f3802"/>
    </style:style>
    <style:style style:name="T140" style:family="text">
      <style:text-properties officeooo:rsid="00864f81"/>
    </style:style>
    <style:style style:name="T141" style:family="text">
      <style:text-properties officeooo:rsid="0089c027"/>
    </style:style>
    <style:style style:name="T142" style:family="text">
      <style:text-properties officeooo:rsid="008a4c46"/>
    </style:style>
    <style:style style:name="T143" style:family="text">
      <style:text-properties officeooo:rsid="008da961"/>
    </style:style>
    <style:style style:name="T144" style:family="text">
      <style:text-properties officeooo:rsid="0090f5dd"/>
    </style:style>
    <style:style style:name="T145" style:family="text">
      <style:text-properties officeooo:rsid="0095a138"/>
    </style:style>
    <style:style style:name="T146" style:family="text">
      <style:text-properties officeooo:rsid="00962910"/>
    </style:style>
    <style:style style:name="T147" style:family="text">
      <style:text-properties officeooo:rsid="0096b0ca"/>
    </style:style>
    <style:style style:name="T148" style:family="text">
      <style:text-properties officeooo:rsid="009b000e"/>
    </style:style>
    <style:style style:name="T149" style:family="text">
      <style:text-properties officeooo:rsid="009c5a9e"/>
    </style:style>
    <style:style style:name="T150" style:family="text">
      <style:text-properties officeooo:rsid="009fb332"/>
    </style:style>
    <style:style style:name="T151" style:family="text">
      <style:text-properties officeooo:rsid="00a33b8f"/>
    </style:style>
    <style:style style:name="T152" style:family="text">
      <style:text-properties officeooo:rsid="00a96232"/>
    </style:style>
    <style:style style:name="T153" style:family="text">
      <style:text-properties officeooo:rsid="00ae2557"/>
    </style:style>
    <style:style style:name="T154" style:family="text">
      <style:text-properties officeooo:rsid="00b3e54f"/>
    </style:style>
    <style:style style:name="T155" style:family="text">
      <style:text-properties officeooo:rsid="00bb58c8"/>
    </style:style>
    <style:style style:name="T156" style:family="text">
      <style:text-properties officeooo:rsid="00bcfc0c"/>
    </style:style>
    <style:style style:name="T157" style:family="text">
      <style:text-properties officeooo:rsid="00bf50ac"/>
    </style:style>
    <style:style style:name="T158" style:family="text">
      <style:text-properties officeooo:rsid="00c494e6"/>
    </style:style>
    <style:style style:name="T159" style:family="text">
      <style:text-properties officeooo:rsid="00d2d5a2"/>
    </style:style>
    <style:style style:name="T160" style:family="text">
      <style:text-properties officeooo:rsid="00d3f763"/>
    </style:style>
    <style:style style:name="T161" style:family="text">
      <style:text-properties officeooo:rsid="00d6f21a"/>
    </style:style>
    <style:style style:name="T162" style:family="text">
      <style:text-properties officeooo:rsid="00d95464"/>
    </style:style>
    <style:style style:name="T163" style:family="text">
      <style:text-properties officeooo:rsid="00db61aa"/>
    </style:style>
    <style:style style:name="T164" style:family="text">
      <style:text-properties officeooo:rsid="00de3705"/>
    </style:style>
    <style:style style:name="T165" style:family="text">
      <style:text-properties officeooo:rsid="00e7e92c"/>
    </style:style>
    <style:style style:name="T166" style:family="text">
      <style:text-properties officeooo:rsid="00f1c3cc"/>
    </style:style>
    <style:style style:name="T167" style:family="text">
      <style:text-properties officeooo:rsid="00f95208"/>
    </style:style>
    <style:style style:name="T168" style:family="text">
      <style:text-properties officeooo:rsid="00f9bce7"/>
    </style:style>
    <style:style style:name="T169" style:family="text">
      <style:text-properties officeooo:rsid="00fb5655"/>
    </style:style>
    <style:style style:name="T170" style:family="text">
      <style:text-properties officeooo:rsid="00fd1005"/>
    </style:style>
    <style:style style:name="T171" style:family="text">
      <style:text-properties officeooo:rsid="00fe7d08"/>
    </style:style>
    <style:style style:name="T172" style:family="text">
      <style:text-properties officeooo:rsid="0104f1e8"/>
    </style:style>
    <style:style style:name="T173" style:family="text">
      <style:text-properties officeooo:rsid="0106567d"/>
    </style:style>
    <style:style style:name="T174" style:family="text">
      <style:text-properties officeooo:rsid="010d7783"/>
    </style:style>
    <style:style style:name="T175" style:family="text">
      <style:text-properties officeooo:rsid="010f6cbc"/>
    </style:style>
    <style:style style:name="T176" style:family="text">
      <style:text-properties officeooo:rsid="01153750"/>
    </style:style>
    <style:style style:name="T177" style:family="text">
      <style:text-properties officeooo:rsid="011b664a"/>
    </style:style>
    <style:style style:name="T178" style:family="text">
      <style:text-properties officeooo:rsid="011b8230"/>
    </style:style>
    <style:style style:name="T179" style:family="text">
      <style:text-properties officeooo:rsid="01225f78"/>
    </style:style>
    <style:style style:name="T180" style:family="text">
      <style:text-properties officeooo:rsid="0122f27c"/>
    </style:style>
    <style:style style:name="T181" style:family="text">
      <style:text-properties officeooo:rsid="01240e62"/>
    </style:style>
    <style:style style:name="T182" style:family="text">
      <style:text-properties officeooo:rsid="012c98de"/>
    </style:style>
    <style:style style:name="T183" style:family="text">
      <style:text-properties officeooo:rsid="01309b6a"/>
    </style:style>
    <style:style style:name="T184" style:family="text">
      <style:text-properties officeooo:rsid="01455a5b"/>
    </style:style>
    <style:style style:name="T185" style:family="text">
      <style:text-properties officeooo:rsid="0149f3a4"/>
    </style:style>
    <style:style style:name="T186" style:family="text">
      <style:text-properties officeooo:rsid="014ab245"/>
    </style:style>
    <style:style style:name="T187" style:family="text">
      <style:text-properties officeooo:rsid="0158a8ed"/>
    </style:style>
    <style:style style:name="T188" style:family="text">
      <style:text-properties officeooo:rsid="01607e75"/>
    </style:style>
    <style:style style:name="T189" style:family="text">
      <style:text-properties officeooo:rsid="01640f1a"/>
    </style:style>
    <style:style style:name="T190" style:family="text">
      <style:text-properties officeooo:rsid="0169ee6c"/>
    </style:style>
    <style:style style:name="T191" style:family="text">
      <style:text-properties officeooo:rsid="016baf12"/>
    </style:style>
    <style:style style:name="T192" style:family="text">
      <style:text-properties officeooo:rsid="016e0700"/>
    </style:style>
    <style:style style:name="T193" style:family="text">
      <style:text-properties officeooo:rsid="01715f12"/>
    </style:style>
    <style:style style:name="T194" style:family="text">
      <style:text-properties officeooo:rsid="01739250"/>
    </style:style>
    <style:style style:name="T195" style:family="text">
      <style:text-properties officeooo:rsid="01774989"/>
    </style:style>
    <style:style style:name="T196" style:family="text">
      <style:text-properties officeooo:rsid="017a16fd"/>
    </style:style>
    <style:style style:name="T197" style:family="text">
      <style:text-properties officeooo:rsid="017c7eda"/>
    </style:style>
    <style:style style:name="T198" style:family="text">
      <style:text-properties officeooo:rsid="018440d6"/>
    </style:style>
    <style:style style:name="T199" style:family="text">
      <style:text-properties officeooo:rsid="0187d602"/>
    </style:style>
    <style:style style:name="T200" style:family="text">
      <style:text-properties officeooo:rsid="0189d010"/>
    </style:style>
    <style:style style:name="T201" style:family="text">
      <style:text-properties officeooo:rsid="018b9496"/>
    </style:style>
    <style:style style:name="T202" style:family="text">
      <style:text-properties officeooo:rsid="018c7651"/>
    </style:style>
    <style:style style:name="T203" style:family="text">
      <style:text-properties officeooo:rsid="01925d10"/>
    </style:style>
    <style:style style:name="T204" style:family="text">
      <style:text-properties officeooo:rsid="01956131"/>
    </style:style>
    <style:style style:name="T205" style:family="text">
      <style:text-properties officeooo:rsid="019b0520"/>
    </style:style>
    <style:style style:name="T206" style:family="text">
      <style:text-properties officeooo:rsid="019db41c"/>
    </style:style>
    <style:style style:name="T207" style:family="text">
      <style:text-properties officeooo:rsid="01a98860"/>
    </style:style>
    <style:style style:name="T208" style:family="text">
      <style:text-properties officeooo:rsid="01b090c8"/>
    </style:style>
    <style:style style:name="T209" style:family="text">
      <style:text-properties officeooo:rsid="01b20cf6"/>
    </style:style>
    <style:style style:name="T210" style:family="text">
      <style:text-properties officeooo:rsid="01b503bd"/>
    </style:style>
    <style:style style:name="T211" style:family="text">
      <style:text-properties officeooo:rsid="01b808be"/>
    </style:style>
    <style:style style:name="T212" style:family="text">
      <style:text-properties officeooo:rsid="01ba819e"/>
    </style:style>
    <style:style style:name="T213" style:family="text">
      <style:text-properties officeooo:rsid="01cab687"/>
    </style:style>
    <style:style style:name="T214" style:family="text">
      <style:text-properties officeooo:rsid="01d5d246"/>
    </style:style>
    <style:style style:name="T215" style:family="text">
      <style:text-properties officeooo:rsid="01df7d3f"/>
    </style:style>
    <style:style style:name="T216" style:family="text">
      <style:text-properties officeooo:rsid="01e103ad"/>
    </style:style>
    <style:style style:name="T217" style:family="text">
      <style:text-properties officeooo:rsid="01ef05f2"/>
    </style:style>
    <style:style style:name="T218" style:family="text">
      <style:text-properties officeooo:rsid="01efec42"/>
    </style:style>
    <style:style style:name="T219" style:family="text">
      <style:text-properties officeooo:rsid="01f2a54c"/>
    </style:style>
    <style:style style:name="T220" style:family="text">
      <style:text-properties officeooo:rsid="01f47446"/>
    </style:style>
    <style:style style:name="T221" style:family="text">
      <style:text-properties officeooo:rsid="01ff68ea"/>
    </style:style>
    <style:style style:name="T222" style:family="text">
      <style:text-properties officeooo:rsid="0203c9fb"/>
    </style:style>
    <style:style style:name="T223" style:family="text">
      <style:text-properties officeooo:rsid="020566b8"/>
    </style:style>
    <style:style style:name="T224" style:family="text">
      <style:text-properties officeooo:rsid="02061066"/>
    </style:style>
    <style:style style:name="T225" style:family="text">
      <style:text-properties officeooo:rsid="0207d60b"/>
    </style:style>
    <style:style style:name="T226" style:family="text">
      <style:text-properties officeooo:rsid="020b7103"/>
    </style:style>
    <style:style style:name="T227" style:family="text">
      <style:text-properties officeooo:rsid="020e5e27"/>
    </style:style>
    <style:style style:name="T228" style:family="text">
      <style:text-properties officeooo:rsid="0211ca77"/>
    </style:style>
    <style:style style:name="T229" style:family="text">
      <style:text-properties officeooo:rsid="0218c8b9"/>
    </style:style>
    <style:style style:name="T230" style:family="text">
      <style:text-properties officeooo:rsid="021b000b"/>
    </style:style>
    <style:style style:name="T231" style:family="text">
      <style:text-properties officeooo:rsid="021b6d8b"/>
    </style:style>
    <style:style style:name="T232" style:family="text">
      <style:text-properties officeooo:rsid="02239faa"/>
    </style:style>
    <style:style style:name="T233" style:family="text">
      <style:text-properties officeooo:rsid="0225da9b"/>
    </style:style>
    <style:style style:name="T234" style:family="text">
      <style:text-properties officeooo:rsid="022d3ff3"/>
    </style:style>
    <style:style style:name="T235" style:family="text">
      <style:text-properties officeooo:rsid="0233de8b"/>
    </style:style>
    <style:style style:name="T236" style:family="text">
      <style:text-properties officeooo:rsid="0247aff0"/>
    </style:style>
    <style:style style:name="T237" style:family="text">
      <style:text-properties officeooo:rsid="025ac7a7"/>
    </style:style>
    <style:style style:name="T238" style:family="text">
      <style:text-properties officeooo:rsid="025d375d"/>
    </style:style>
    <style:style style:name="T239" style:family="text">
      <style:text-properties officeooo:rsid="026247bd"/>
    </style:style>
    <style:style style:name="T240" style:family="text">
      <style:text-properties officeooo:rsid="026a682b"/>
    </style:style>
    <style:style style:name="T241" style:family="text">
      <style:text-properties officeooo:rsid="0273497f"/>
    </style:style>
    <style:style style:name="T242" style:family="text">
      <style:text-properties officeooo:rsid="0274ce8e"/>
    </style:style>
    <style:style style:name="T243" style:family="text">
      <style:text-properties officeooo:rsid="027c5343"/>
    </style:style>
    <style:style style:name="T244" style:family="text">
      <style:text-properties officeooo:rsid="02802119"/>
    </style:style>
    <style:style style:name="T245" style:family="text">
      <style:text-properties officeooo:rsid="0286d8ff"/>
    </style:style>
    <style:style style:name="T246" style:family="text">
      <style:text-properties officeooo:rsid="02888943"/>
    </style:style>
    <style:style style:name="T247" style:family="text">
      <style:text-properties officeooo:rsid="0291736f"/>
    </style:style>
    <style:style style:name="T248" style:family="text">
      <style:text-properties officeooo:rsid="02954d39"/>
    </style:style>
    <style:style style:name="T249" style:family="text">
      <style:text-properties officeooo:rsid="02a0606a"/>
    </style:style>
    <style:style style:name="T250" style:family="text">
      <style:text-properties officeooo:rsid="02a16b14"/>
    </style:style>
    <style:style style:name="T251" style:family="text">
      <style:text-properties officeooo:rsid="02a28e9d"/>
    </style:style>
    <style:style style:name="T252" style:family="text">
      <style:text-properties officeooo:rsid="02a41000"/>
    </style:style>
    <style:style style:name="T253" style:family="text">
      <style:text-properties officeooo:rsid="02a51857"/>
    </style:style>
    <style:style style:name="T254" style:family="text">
      <style:text-properties officeooo:rsid="02a6171d"/>
    </style:style>
    <style:style style:name="T255" style:family="text">
      <style:text-properties officeooo:rsid="02ae83d7"/>
    </style:style>
    <style:style style:name="T256" style:family="text">
      <style:text-properties officeooo:rsid="02b050aa"/>
    </style:style>
    <style:style style:name="T257" style:family="text">
      <style:text-properties officeooo:rsid="02b1b509"/>
    </style:style>
    <style:style style:name="T258" style:family="text">
      <style:text-properties officeooo:rsid="02b342b8"/>
    </style:style>
    <style:style style:name="T259" style:family="text">
      <style:text-properties officeooo:rsid="02b7fba5"/>
    </style:style>
    <style:style style:name="T260" style:family="text">
      <style:text-properties officeooo:rsid="02b9e28b"/>
    </style:style>
    <style:style style:name="T261" style:family="text">
      <style:text-properties officeooo:rsid="02bb4c68"/>
    </style:style>
    <style:style style:name="T262" style:family="text">
      <style:text-properties officeooo:rsid="02bdcbc1"/>
    </style:style>
    <style:style style:name="T263" style:family="text">
      <style:text-properties officeooo:rsid="02c0f213"/>
    </style:style>
    <style:style style:name="T264" style:family="text">
      <style:text-properties officeooo:rsid="02c24788"/>
    </style:style>
    <style:style style:name="T265" style:family="text">
      <style:text-properties officeooo:rsid="02c33bad"/>
    </style:style>
    <style:style style:name="T266" style:family="text">
      <style:text-properties officeooo:rsid="02c4ed3f"/>
    </style:style>
    <style:style style:name="T267" style:family="text">
      <style:text-properties officeooo:rsid="02c6bb4e"/>
    </style:style>
    <style:style style:name="T268" style:family="text">
      <style:text-properties officeooo:rsid="02c8568c"/>
    </style:style>
    <style:style style:name="T269" style:family="text">
      <style:text-properties officeooo:rsid="02ca28e5"/>
    </style:style>
    <style:style style:name="T270" style:family="text">
      <style:text-properties officeooo:rsid="02ca6de3"/>
    </style:style>
    <style:style style:name="T271" style:family="text">
      <style:text-properties officeooo:rsid="02cc0db3"/>
    </style:style>
    <style:style style:name="T272" style:family="text">
      <style:text-properties officeooo:rsid="02ce85f7"/>
    </style:style>
    <style:style style:name="T273" style:family="text">
      <style:text-properties officeooo:rsid="02d05ae4"/>
    </style:style>
    <style:style style:name="T274" style:family="text">
      <style:text-properties officeooo:rsid="02d34fcf"/>
    </style:style>
    <style:style style:name="T275" style:family="text">
      <style:text-properties officeooo:rsid="02d4984c"/>
    </style:style>
    <style:style style:name="T276" style:family="text">
      <style:text-properties officeooo:rsid="02d4e090"/>
    </style:style>
    <style:style style:name="T277" style:family="text">
      <style:text-properties officeooo:rsid="02d6a46c"/>
    </style:style>
    <style:style style:name="T278" style:family="text">
      <style:text-properties officeooo:rsid="02d980a3"/>
    </style:style>
    <style:style style:name="T279" style:family="text">
      <style:text-properties fo:font-style="normal" style:font-style-asian="normal" style:font-style-complex="normal"/>
    </style:style>
    <style:style style:name="T280" style:family="text">
      <style:text-properties officeooo:rsid="02e27fcd"/>
    </style:style>
    <style:style style:name="T281" style:family="text">
      <style:text-properties officeooo:rsid="02e3afc3"/>
    </style:style>
    <style:style style:name="T282" style:family="text">
      <style:text-properties officeooo:rsid="02e4955f"/>
    </style:style>
    <style:style style:name="T283" style:family="text">
      <style:text-properties officeooo:rsid="02e4d03a"/>
    </style:style>
    <style:style style:name="T284" style:family="text">
      <style:text-properties officeooo:rsid="02e57661"/>
    </style:style>
    <style:style style:name="T285" style:family="text">
      <style:text-properties officeooo:rsid="02e703d1"/>
    </style:style>
    <style:style style:name="T286" style:family="text">
      <style:text-properties officeooo:rsid="02e8ef9c"/>
    </style:style>
    <style:style style:name="T287" style:family="text">
      <style:text-properties officeooo:rsid="02ec2fa9"/>
    </style:style>
    <style:style style:name="T288" style:family="text">
      <style:text-properties officeooo:rsid="02ecab1e"/>
    </style:style>
    <style:style style:name="T289" style:family="text">
      <style:text-properties officeooo:rsid="02ecf550"/>
    </style:style>
    <style:style style:name="T290" style:family="text">
      <style:text-properties officeooo:rsid="02edd1d5"/>
    </style:style>
    <style:style style:name="T291" style:family="text">
      <style:text-properties officeooo:rsid="02efc52f"/>
    </style:style>
    <style:style style:name="T292" style:family="text">
      <style:text-properties officeooo:rsid="02f17886"/>
    </style:style>
    <style:style style:name="T293" style:family="text">
      <style:text-properties officeooo:rsid="02f224f5"/>
    </style:style>
    <style:style style:name="T294" style:family="text">
      <style:text-properties officeooo:rsid="02f2b53c"/>
    </style:style>
    <style:style style:name="T295" style:family="text">
      <style:text-properties officeooo:rsid="02f2c04a"/>
    </style:style>
    <style:style style:name="T296" style:family="text">
      <style:text-properties officeooo:rsid="02f8a825"/>
    </style:style>
    <style:style style:name="T297" style:family="text">
      <style:text-properties officeooo:rsid="02fd5c52"/>
    </style:style>
    <style:style style:name="T298" style:family="text">
      <style:text-properties officeooo:rsid="02fe1415"/>
    </style:style>
    <style:style style:name="T299" style:family="text">
      <style:text-properties officeooo:rsid="02ff7f48"/>
    </style:style>
    <style:style style:name="T300" style:family="text">
      <style:text-properties officeooo:rsid="03005d26"/>
    </style:style>
    <style:style style:name="T301" style:family="text">
      <style:text-properties officeooo:rsid="0301079f"/>
    </style:style>
    <style:style style:name="T302" style:family="text">
      <style:text-properties officeooo:rsid="030226a5"/>
    </style:style>
    <style:style style:name="T303" style:family="text">
      <style:text-properties officeooo:rsid="03022906"/>
    </style:style>
    <style:style style:name="T304" style:family="text">
      <style:text-properties officeooo:rsid="03036c79"/>
    </style:style>
    <style:style style:name="T305" style:family="text">
      <style:text-properties officeooo:rsid="03037d2a"/>
    </style:style>
    <style:style style:name="T306" style:family="text">
      <style:text-properties officeooo:rsid="0305e628"/>
    </style:style>
    <style:style style:name="T307" style:family="text">
      <style:text-properties officeooo:rsid="0306b68c"/>
    </style:style>
    <style:style style:name="T308" style:family="text">
      <style:text-properties officeooo:rsid="030a37e7"/>
    </style:style>
    <style:style style:name="T309" style:family="text">
      <style:text-properties officeooo:rsid="030bf0d2"/>
    </style:style>
    <style:style style:name="T310" style:family="text">
      <style:text-properties officeooo:rsid="030ec6cd"/>
    </style:style>
    <style:style style:name="T311" style:family="text">
      <style:text-properties officeooo:rsid="0310663f"/>
    </style:style>
    <style:style style:name="T312" style:family="text">
      <style:text-properties officeooo:rsid="03125977"/>
    </style:style>
    <style:style style:name="T313" style:family="text">
      <style:text-properties officeooo:rsid="0312c08f"/>
    </style:style>
    <style:style style:name="T314" style:family="text">
      <style:text-properties officeooo:rsid="0317e48b"/>
    </style:style>
    <style:style style:name="T315" style:family="text">
      <style:text-properties officeooo:rsid="031858c5"/>
    </style:style>
    <style:style style:name="T316" style:family="text">
      <style:text-properties officeooo:rsid="031a9c6f"/>
    </style:style>
    <style:style style:name="T317" style:family="text">
      <style:text-properties officeooo:rsid="031b40c8"/>
    </style:style>
    <style:style style:name="T318" style:family="text">
      <style:text-properties officeooo:rsid="031dcbd9"/>
    </style:style>
    <style:style style:name="T319" style:family="text">
      <style:text-properties officeooo:rsid="031e4d82"/>
    </style:style>
    <style:style style:name="T320" style:family="text">
      <style:text-properties officeooo:rsid="031f83b7"/>
    </style:style>
    <style:style style:name="T321" style:family="text">
      <style:text-properties officeooo:rsid="0322228c"/>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102">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103">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103">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103">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103">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104">Ветер нельзя позвать, но можно открыть окно.</text:span></text:p>
      <text:p text:style-name="P20"/>
      <text:p text:style-name="P20"><text:tab/><text:span text:style-name="T11">Что значит жить сейчас.</text:span><text:span text:style-name="T104">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104">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104"> Если вы живете в СЕЙЧАС, то ведете созидательную жизнь.</text:span></text:p>
      <text:p text:style-name="P19"/>
      <text:p text:style-name="P19"><text:tab/><text:span text:style-name="T11">Сейчас изобретательно.</text:span><text:span text:style-name="T104">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104">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104"> Следкющие понятия имеют одно значение:</text:span></text:p>
      <text:list xml:id="list4995581720047506212" text:style-name="L1">
        <text:list-item>
          <text:p text:style-name="P447">жить в сейчас;</text:p>
        </text:list-item>
        <text:list-item>
          <text:p text:style-name="P448">зрелость;</text:p>
        </text:list-item>
        <text:list-item>
          <text:p text:style-name="P448">подлиность;</text:p>
        </text:list-item>
        <text:list-item>
          <text:p text:style-name="P448">отвественность за свое действие и жизнь;</text:p>
        </text:list-item>
        <text:list-item>
          <text:p text:style-name="P448">ответная реакция — способность;</text:p>
        </text:list-item>
        <text:list-item>
          <text:p text:style-name="P448">в сейчас доступно проявление творческого подхода;</text:p>
        </text:list-item>
      </text:list>
      <text:p text:style-name="P21"/>
      <text:p text:style-name="P439"><text:span text:style-name="T105"><text:tab/></text:span><text:span text:style-name="T109">Чтобы жить сейчас, необходимо забыть о вчерашнем дне.</text:span><text:span text:style-name="T105">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439"><text:span text:style-name="T105"><text:tab/></text:span><text:span text:style-name="T109">Сейчас нельзя разделить.</text:span><text:span text:style-name="T105">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440"><text:span text:style-name="T105"><text:tab/></text:span><text:span text:style-name="T109">Материя и энергия являются одним и тем же.</text:span><text:span text:style-name="T105">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440"><text:span text:style-name="T105"><text:tab/></text:span><text:span text:style-name="T109">Западный подход к реальности. </text:span><text:span text:style-name="T105">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440"><text:span text:style-name="T105"><text:tab/></text:span><text:span text:style-name="T109">Небытие — это форма развития.</text:span><text:span text:style-name="T105">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440"><text:span text:style-name="T105"><text:tab/></text:span><text:span text:style-name="T109">«Существует» и «должно существовать». </text:span><text:span text:style-name="T105">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440"><text:span text:style-name="T105"><text:tab/></text:span><text:span text:style-name="T112">Отрицание западной философией реальности.</text:span><text:span text:style-name="T106">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440"><text:span text:style-name="T106"><text:tab/></text:span><text:span text:style-name="T112">Не существует каких-либо способов для описания реальности.</text:span><text:span text:style-name="T106"> Не пытайтесь представить реальность как нечто неподвижное, чтобы затем придумать способы для её достижения.</text:span></text:p>
      <text:p text:style-name="P24"/>
      <text:p text:style-name="P441"><text:span text:style-name="T106"><text:tab/></text:span><text:span text:style-name="T112">Реальность и восприятие. </text:span><text:span text:style-name="T106">Существует различие между следующими понятиями:</text:span></text:p>
      <text:list xml:id="list4866740586649071110" text:style-name="L2">
        <text:list-item>
          <text:p text:style-name="P449">мир;</text:p>
        </text:list-item>
        <text:list-item>
          <text:p text:style-name="P449">наша реакция на этот мир.</text:p>
        </text:list-item>
      </text:list>
      <text:p text:style-name="P442"><text:soft-page-break/><text:span text:style-name="T105"><text:tab/></text:span><text:span text:style-name="T109">Знание приходит с опытом.</text:span><text:span text:style-name="T105"> Сытому человеку трудно поверить, что в мире существует такое явление, как голод.</text:span></text:p>
      <text:p text:style-name="P25"/>
      <text:p text:style-name="P442"><text:span text:style-name="T105"><text:tab/></text:span><text:span text:style-name="T111">Будьте активны в поисках «этого».</text:span><text:span text:style-name="T107">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442"><text:span text:style-name="T107"><text:tab/></text:span><text:span text:style-name="T111">Формальная реальность вещи. </text:span><text:span text:style-name="T107">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442"><text:span text:style-name="T107"><text:tab/></text:span><text:span text:style-name="T111">О причинной связи.</text:span><text:span text:style-name="T107"> У всего должна быть причина.</text:span></text:p>
      <text:p text:style-name="P26"/>
      <text:p text:style-name="P442"><text:span text:style-name="T107"><text:tab/></text:span><text:span text:style-name="T111">Реальность и закон причины и следствия. </text:span><text:span text:style-name="T107">У причины должна быть та же самая реальность, что и у следствия.</text:span></text:p>
      <text:p text:style-name="P26"/>
      <text:p text:style-name="P442"><text:span text:style-name="T107"><text:tab/></text:span><text:span text:style-name="T111">Родство всех физических объектов. </text:span><text:span text:style-name="T107">Все физические объекты похожи. Следовательно, достаточно знать о существовании одного физического объекта.</text:span></text:p>
      <text:p text:style-name="P26"/>
      <text:p text:style-name="P442"><text:span text:style-name="T107"><text:tab/></text:span><text:span text:style-name="T111">Формальная реальность равна объектвной реальности.</text:span><text:span text:style-name="T107"> Формальной реальности должно быть больше или столько же, сколько и объективной реальности.</text:span></text:p>
      <text:p text:style-name="P26"/>
      <text:p text:style-name="P442"><text:span text:style-name="T107"><text:tab/></text:span><text:span text:style-name="T110">Материя и потребность в стабильности.</text:span><text:span text:style-name="T108">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442"><text:span text:style-name="T108"><text:tab/></text:span><text:span text:style-name="T110">Разум должен быть спокоен, чтобы действительно увидеть</text:span><text:span text:style-name="T108">.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442"><text:span text:style-name="T108"><text:tab/></text:span><text:span text:style-name="T110">Избавьтесь от предвлятых мнений.</text:span><text:span text:style-name="T108">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442"><text:span text:style-name="T108"><text:tab/></text:span><text:span text:style-name="T110">Общепринятые првила мешают восприятию реальности.</text:span><text:span text:style-name="T108"> Мы не видим ЕЕ в первозданной чистоте, так как нам внушили искаженные представления о ней.</text:span></text:p>
      <text:p text:style-name="P27"/>
      <text:p text:style-name="P442"><text:span text:style-name="T108"><text:tab/></text:span><text:span text:style-name="T110">Настоящее положение вещей и мысль.</text:span><text:span text:style-name="T108"> Настоящее положение вещей не искажено мыслью. Его нельзя постигнуть посредством понятия или мысли.</text:span></text:p>
      <text:p text:style-name="P27"><text:soft-page-break/></text:p>
      <text:p text:style-name="P443"><text:span text:style-name="T108"><text:tab/></text:span><text:span text:style-name="T110">Реальность становится очевидной, когда перестаешь сравнивать.</text:span><text:span text:style-name="T108"> Только при отсутствии сравнения существует то, «что есть». А жить с тем, «что есть», </text:span><text:span text:style-name="T105">—</text:span><text:span text:style-name="T108"> это, значит, быть умиротворенным.</text:span></text:p>
      <text:p text:style-name="P28"/>
      <text:p text:style-name="P443"><text:span text:style-name="T108"><text:tab/></text:span><text:span text:style-name="T110">Реальность </text:span><text:span text:style-name="T109">— </text:span><text:span text:style-name="T110">это быть собой.</text:span><text:span text:style-name="T108"> Чтобы стать собой </text:span><text:span text:style-name="T105">— </text:span><text:span text:style-name="T108">надо быть собой. Реальность в бытие, в бытие вещи. Таким образов, бытие в этом смысле </text:span><text:span text:style-name="T105">— </text:span><text:span text:style-name="T108">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114"><text:tab/></text:span><text:span text:style-name="T13">Дуализм и монизм.</text:span><text:span text:style-name="T114">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114">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114">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115">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115">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115">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444"><text:span text:style-name="T113"><text:tab/>П</text:span><text:span text:style-name="T109">устота.</text:span><text:span text:style-name="T105">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444"><text:span text:style-name="T109"><text:tab/>Пустота — живая субстанция. </text:span><text:span text:style-name="T105">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444"><text:span text:style-name="T109"><text:tab/>Пустота как поток творческой энергии.</text:span><text:span text:style-name="T105">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444"><text:span text:style-name="T109"><text:tab/>Пустота и небытие. НЕБЫТИЕ означает «отсутствие бытия». </text:span><text:span text:style-name="T105">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5105330695267735364" text:style-name="L3">
        <text:list-item>
          <text:p text:style-name="P450">она просто является тем, чем является;</text:p>
        </text:list-item>
        <text:list-item>
          <text:p text:style-name="P450">она понимает, что существует; неправильно говорить, что она «в нас» или что мы в «в ней».</text:p>
        </text:list-item>
      </text:list>
      <text:p text:style-name="P39"/>
      <text:p text:style-name="P444"><text:span text:style-name="T109"><text:tab/>Первопричина всего находится вне пределов понимания человека («без места нахождения»). </text:span><text:span text:style-name="T105">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445"><text:span text:style-name="T105"><text:tab/></text:span><text:span text:style-name="T109">Думая о смерти, не забывай о жизни. </text:span><text:span text:style-name="T105">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446"><text:span text:style-name="T105"><text:tab/></text:span><text:span text:style-name="T109">Путь смерти.</text:span><text:span text:style-name="T105">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446"><text:span text:style-name="T105"><text:tab/></text:span><text:span text:style-name="T109">Надо смириться с возможностью смерти.</text:span><text:span text:style-name="T105"> Стоит перестать мечтать о вечной весне, тогда и лето, и зима будут дарить счастье.</text:span></text:p>
      <text:p text:style-name="P36"/>
      <text:p text:style-name="P446"><text:span text:style-name="T105"><text:tab/></text:span><text:span text:style-name="T109">Надо учиться умирать.</text:span><text:span text:style-name="T105">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446"><text:span text:style-name="T105"><text:tab/></text:span><text:span text:style-name="T109">О разлуке с друзьями.</text:span><text:span text:style-name="T105">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446"><text:span text:style-name="T105"><text:tab/></text:span><text:span text:style-name="T109">О необходимости помнить.</text:span><text:span text:style-name="T105">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116">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8525724336604438520" text:style-name="L4">
        <text:list-item>
          <text:p text:style-name="P451">занимать место в социальной структуре общества;</text:p>
        </text:list-item>
        <text:list-item>
          <text:p text:style-name="P451">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9123934598120103541" text:style-name="L5">
        <text:list-item>
          <text:p text:style-name="P452"><text:s/>человек ек дает себе раскрыться и быть полностью собой;</text:p>
        </text:list-item>
        <text:list-item>
          <text:p text:style-name="P452">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117">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117">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118">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118">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119">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119">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119">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120">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120">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121">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121">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122">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122">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122">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122">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122">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123">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123">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123">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123">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123">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123">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124">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125">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126">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127">Ум наделен бесконечной подвижностью, для которой нет никаких преград.</text:span></text:p>
      <text:p text:style-name="P48"/>
      <text:p text:style-name="P48"><text:tab/><text:span text:style-name="T15">Очищенный ум.</text:span><text:span text:style-name="T127">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127">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128">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7583766285369709504" text:style-name="L6">
        <text:list-item>
          <text:p text:style-name="P453">взять какую-нибудь нерешенную проблему;</text:p>
        </text:list-item>
        <text:list-item>
          <text:p text:style-name="P453">рассмотреть проблему с разных сторон;</text:p>
        </text:list-item>
        <text:list-item>
          <text:p text:style-name="P453">по-новому подойти к старому способу решения проблемы;</text:p>
        </text:list-item>
        <text:list-item>
          <text:p text:style-name="P453">поверить в свою идею и действовать!</text:p>
        </text:list-item>
      </text:list>
      <text:p text:style-name="P61"/>
      <text:p text:style-name="P61"><text:tab/><text:span text:style-name="T9">Пять этапов при формулировке идеи:</text:span></text:p>
      <text:list xml:id="list8280028852258255714" text:style-name="L7">
        <text:list-item>
          <text:p text:style-name="P454">подберите материал;</text:p>
        </text:list-item>
        <text:list-item>
          <text:p text:style-name="P454">проработайте детали;</text:p>
        </text:list-item>
        <text:list-item>
          <text:p text:style-name="P454">расслабьтесь и не думайте об этом;</text:p>
        </text:list-item>
        <text:list-item>
          <text:p text:style-name="P454"><text:soft-page-break/>будьте готовы распознать и принять идею, когда она появится;</text:p>
        </text:list-item>
        <text:list-item>
          <text:p text:style-name="P454">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64"><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64"/>
      <text:p text:style-name="P64"><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64"/>
      <text:p text:style-name="P64"><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64"/>
      <text:p text:style-name="P64"><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64"/>
      <text:p text:style-name="P64"><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64"/>
      <text:p text:style-name="P64"><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64"/>
      <text:p text:style-name="P64"><text:span text:style-name="T9"><text:tab/>Философская проблема восприятия. </text:span>Каким должен быть мир, чтобы мы его воспринимали? Что мы воспринимаем?</text:p>
      <text:p text:style-name="P64"/>
      <text:p text:style-name="P65"><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65"/>
      <text:p text:style-name="P65"><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65"/>
      <text:p text:style-name="P66"><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66"/>
      <text:p text:style-name="P66"><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66"/>
      <text:p text:style-name="P66"><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66"/>
      <text:p text:style-name="P66"><text:span text:style-name="T9"><text:tab/>Наблюдайте за всем спокойно. </text:span>Наблюдайте за тем, что происходит вокруг вас, спокойно.</text:p>
      <text:p text:style-name="P66"/>
      <text:p text:style-name="P66"><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66"/>
      <text:p text:style-name="P66"><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66"/>
      <text:p text:style-name="P66"><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66"/>
      <text:p text:style-name="P66"><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66"/>
      <text:p text:style-name="P66"/>
      <text:p text:style-name="P66"/>
      <text:p text:style-name="P66"/>
      <text:p text:style-name="P66"/>
      <text:p text:style-name="P66"/>
      <text:p text:style-name="P66"/>
      <text:p text:style-name="P68"><text:soft-page-break/>Эго(самосознание)</text:p>
      <text:p text:style-name="P68"/>
      <text:p text:style-name="P67">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67"/>
      <text:p text:style-name="P67">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67"/>
      <text:p text:style-name="P67">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67"/>
      <text:p text:style-name="P67">О социальных обязательствах. Не зочу надевать скучные костюмы и ходить туда, где все стараются произвести впечатление друг на друга.</text:p>
      <text:p text:style-name="P67"/>
      <text:p text:style-name="P67">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67"/>
      <text:p text:style-name="P67">Эго и самовнушение. Эго формируется исключительно посредством самовнушения.</text:p>
      <text:p text:style-name="P67"/>
      <text:p text:style-name="P69">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69"/>
      <text:p text:style-name="P69">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69"/>
      <text:p text:style-name="P69">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69"/>
      <text:p text:style-name="P69">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69"/>
      <text:p text:style-name="P69">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69"/>
      <text:p text:style-name="P69">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129">В таком состоянии действие настолько прямое и быстрое, что не оставляет времени подумать и предотвратить это действие.</text:span></text:p>
      <text:p text:style-name="P69"/>
      <text:p text:style-name="P70">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70"/>
      <text:p text:style-name="P70">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70"/>
      <text:p text:style-name="P70">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70"/>
      <text:p text:style-name="P70">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70"/>
      <text:p text:style-name="P70">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70"/>
      <text:p text:style-name="P71">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71"/>
      <text:p text:style-name="P71">Надо видеть все, порпуская через себя. Можно видеть все через восприятие других, только если пропустить это через свое восприятие.</text:p>
      <text:p text:style-name="P71"/>
      <text:p text:style-name="P71"><text:soft-page-break/>Надо стать прозрачным. Отсутствие самосознания делает нас прозрачными. Душа, которая знает себя, непрозрачна.</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Сосредоточение</text:p>
      <text:p text:style-name="P72"/>
      <text:p text:style-name="P73"><text:tab/><text:span text:style-name="T9">В сосредоточенном состоянии надо соблюдать осторожность.</text:span> Сосредоточение — это форма исключения, а там, где что-то исключают, причутствует человек, который это делает. Именно человек, который что-либо исключает, тот самый, который находится в сосредоточенном состоянии, именно он создает противоречия. Из-за этого потом образуется центр, из которого потом возможны отклонения.</text:p>
      <text:p text:style-name="P73"/>
      <text:p text:style-name="P73"><text:tab/><text:span text:style-name="T9">Слишком большая сосредоточенность ограничивает жизнь.</text:span> Сосредоточение ограничивает ум. <text:span text:style-name="T130">Нас должна увлекать вся жизнь, а сосредоточение на каком-нибудь одном аспекте жизни ограничивает ее.</text:span></text:p>
      <text:p text:style-name="P73"/>
      <text:p text:style-name="P74"><text:tab/><text:span text:style-name="T9">В сосредоточенном состоянии необходимо осознание.</text:span> Ум в сосредоточенном состоянии перестает быть внимательным; только ум, который осознает мир вокруг, может сосредоточиться. Осознание мира ничего не исключает, а наоборот, все включает.</text:p>
      <text:p text:style-name="P74"/>
      <text:p text:style-name="P74"><text:tab/><text:span text:style-name="T9">Сосредоточение — это путь к успеху. </text:span>Причина неудач в значительной степени заключается в отстутствии сосредоточенности.</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О разуме</text:p>
      <text:p text:style-name="P76"/>
      <text:p text:style-name="P75"><text:tab/><text:span text:style-name="T9">Разум — это природный свет.</text:span> «Природный свет» иногда переводят как «светлый разум»(интеллект).</text:p>
      <text:p text:style-name="P75"/>
      <text:p text:style-name="P77"><text:tab/><text:span text:style-name="T9">В действиях надо руководствоваться разумом.</text:span> Надо осознавать, что опасным для человека может быть воздействие как положительных, так и отрицательных эмоций, если только их не контролировать и не управлять ими до определенных пределов. После этого необходимо пересмотреть свои желания, цели и стремления с точки зрения разума и при их осуществлении руководствоваться только разумом.</text:p>
      <text:p text:style-name="P77"/>
      <text:p text:style-name="P77"><text:tab/><text:span text:style-name="T9">Сфера логики. </text:span>Основная проблема логики — это разграничение верного и неверного довода.</text:p>
      <text:p text:style-name="P77"/>
      <text:p text:style-name="P78"><text:tab/><text:span text:style-name="T9">Для логики характерно использование повестовательных предложений.</text:span> Для логики характерны ТОЛЬКО поверствовательные предложения, то есть те предложения, в которых делаются какие-то утверждения о мире.</text:p>
      <text:p text:style-name="P78"/>
      <text:p text:style-name="P78"><text:tab/><text:span text:style-name="T9">Логик. </text:span>Логик не вмешивается в процесс развития. Ему интересны начальная и конечная стадии этого процесса, а также отношение между ними.</text:p>
      <text:p text:style-name="P78"/>
      <text:p text:style-name="P78"><text:tab/><text:span text:style-name="T9">Утверждение. </text:span>Можно опровергнуть либо согласиться как с верными, так и с ошибочными утверждениями.</text:p>
      <text:p text:style-name="P78"/>
      <text:p text:style-name="P78"><text:tab/><text:span text:style-name="T9">Предпосылки и выводы.</text:span> Вывод делается на основании утвержления, верность которого подтверждается другим утверждением. Эти два утверждения, предоставляющие основания для того, чтобы сделать вывод, являются предпосылками. Однако одно утверждение само по себе не будет являться ни предпосылкой, ни выводом в силу следующих причин:</text:p>
      <text:list xml:id="list6855769973270313054" text:style-name="L8">
        <text:list-item>
          <text:p text:style-name="P455">предпосылка — это предположение;</text:p>
        </text:list-item>
        <text:list-item>
          <text:p text:style-name="P455">вывод — это то, что следует из утверждения, сделанного на основании предпосылки.</text:p>
        </text:list-item>
      </text:list>
      <text:p text:style-name="P78"/>
      <text:p text:style-name="P78"><text:tab/><text:span text:style-name="T9">Искусство делать вывод.</text:span> Вывод — это процесс, в ходе которого делается одно утверждение, обоснованность которого подтверждает одно или несколько других утверждений, сделанных в самом начале этого процесса.</text:p>
      <text:p text:style-name="P78"/>
      <text:p text:style-name="P78"><text:tab/><text:span text:style-name="T9">Приведение доводов.</text:span> Приведение доводов можно рассмотреть как несколько утверждений, среди которых одного вытекает из другого, которое дает обоснование для подтверждение его истинности. <text:span text:style-name="T131">У довода следующаю структура:</text:span></text:p>
      <text:list xml:id="list4691808110490922174" text:style-name="L9">
        <text:list-item>
          <text:p text:style-name="P456">предпосылка;</text:p>
        </text:list-item>
        <text:list-item>
          <text:p text:style-name="P456">вывод.</text:p>
        </text:list-item>
      </text:list>
      <text:p text:style-name="P79"/>
      <text:p text:style-name="P79"><text:tab/><text:span text:style-name="T9">Два вида аргументации. </text:span>В логике существует два вида аргументации:</text:p>
      <text:list xml:id="list5130231902427033202" text:style-name="L10">
        <text:list-item>
          <text:p text:style-name="P457">дедуктивная;</text:p>
        </text:list-item>
        <text:list-item>
          <text:p text:style-name="P457"><text:soft-page-break/>индуктивная.</text:p>
        </text:list-item>
      </text:list>
      <text:p text:style-name="P79"/>
      <text:p text:style-name="P79"><text:tab/><text:span text:style-name="T9">Дедуктивная аргументация.</text:span> При дедуктивной аргуметации верность или ошибочность довода не определяет обоснованность или необоснованность данного суждения. Но и обоснованность суждения не свидетельствует о отм, что вывод правильный.</text:p>
      <text:p text:style-name="P79"/>
      <text:p text:style-name="P79"><text:tab/><text:span text:style-name="T9">Обоснованный довод.</text:span> Под обоснованным доводом понимается такой довод, у которого все предпосылки верные, а следовательно, верным будет и вывод.</text:p>
      <text:p text:style-name="P79"/>
      <text:p text:style-name="P80"><text:tab/><text:span text:style-name="T9">Необоснованный довод. </text:span>Под необоснованным доводом понимается такой довод, у которого не все предпосылки правильные.</text:p>
      <text:p text:style-name="P80"/>
      <text:p text:style-name="P81"><text:tab/><text:span text:style-name="T9">Категоричное утверждение.</text:span> Категоричное утверждение строится на основании КЛАССОВ предметов, и оно подтверждает или отрицает, что один класс включен в другой либо полностью, либо частично. Рассмотрим, например, следующий силлогизм: ни один атлет не является вегетарианцем; все футболисты — атлеты, отсюда делаем вывод, что не все футболисты — вегетарианцы. Предпосылки и выводы данного довода являются утверждениями о классе атлетов и классе футболистов.</text:p>
      <text:p text:style-name="P81"/>
      <text:p text:style-name="P81"><text:tab/><text:span text:style-name="T9">Четыре формы категорического суждения. </text:span>Существуют следующий четыре категорического суждения:</text:p>
      <text:list xml:id="list7310823069241187865" text:style-name="L11">
        <text:list-item>
          <text:p text:style-name="P458">полное подтверждение: все S есть P;</text:p>
        </text:list-item>
        <text:list-item>
          <text:p text:style-name="P458">полное отрицание: S не есть P;</text:p>
        </text:list-item>
        <text:list-item>
          <text:p text:style-name="P458">частичное подтверждение: несколько S есть P;</text:p>
        </text:list-item>
        <text:list-item>
          <text:p text:style-name="P458">частичное отрицание: несколько S не есть P.</text:p>
        </text:list-item>
      </text:list>
      <text:p text:style-name="P81"><text:tab/>Обычно под «несколькими» понимается «не меньше одного».</text:p>
      <text:p text:style-name="P81"/>
      <text:p text:style-name="P81"><text:tab/><text:span text:style-name="T9">Апостериори. </text:span>Под апостериори понимается:</text:p>
      <text:list xml:id="list3534484779158971826" text:style-name="L12">
        <text:list-item>
          <text:p text:style-name="P459">довод, построенный от следствия к причине;</text:p>
        </text:list-item>
        <text:list-item>
          <text:p text:style-name="P459">знание, полученное на опыте.</text:p>
        </text:list-item>
      </text:list>
      <text:p text:style-name="P81"/>
      <text:p text:style-name="P81"><text:tab/><text:span text:style-name="T9">Априори.</text:span> Под априори понимается:</text:p>
      <text:list xml:id="list6185150266447852483" text:style-name="L13">
        <text:list-item>
          <text:p text:style-name="P460">довод, построенный от причины к следствию;</text:p>
        </text:list-item>
        <text:list-item>
          <text:p text:style-name="P460">знание, приобретаемое вне зависимости от опыта.</text:p>
        </text:list-item>
      </text:list>
      <text:p text:style-name="P81"/>
      <text:p text:style-name="P81"><text:tab/><text:span text:style-name="T9">Аналитическое утверждение. </text:span>Аналитическое утверждение — такое утверждение, которое всегда верно, потому что в его отрицании заложено противоречие (например, все лающие собаки лают).</text:p>
      <text:p text:style-name="P81"/>
      <text:p text:style-name="P81"><text:tab/><text:span text:style-name="T9">Синтетическое утверждение.</text:span> Синтетическое утверждение — непротиворечивое утверждение, в отрицании которого нет противорчения (например, все собаки лают).</text:p>
      <text:p text:style-name="P81"/>
      <text:p text:style-name="P82"><text:tab/><text:span text:style-name="T9">Всеобщее. Всеобщее — это:</text:span></text:p>
      <text:list xml:id="list6467618198400009916" text:style-name="L14">
        <text:list-item>
          <text:p text:style-name="P461"><text:soft-page-break/>то, что свойсвтенно многим предметам (например, красными являются все предметы красного цвета). <text:s/>Один во множестве;</text:p>
        </text:list-item>
        <text:list-item>
          <text:p text:style-name="P461">утверждение о целом класс предметов (например, все «s» есть «p»).</text:p>
        </text:list-item>
      </text:list>
      <text:p text:style-name="P82"/>
      <text:p text:style-name="P83"><text:tab/><text:span text:style-name="T9">Частичное. Частичное — это:</text:span></text:p>
      <text:list xml:id="list5329830980853622953" text:style-name="L15">
        <text:list-item>
          <text:p text:style-name="P462">единственное в своем роде, индивидуальное, отличное от класса предметов или всеобщего;</text:p>
        </text:list-item>
        <text:list-item>
          <text:p text:style-name="P462">утверждение о некоторой части предметов данного класса (например, несколько «s» есть «p»).</text:p>
        </text:list-item>
      </text:list>
      <text:p text:style-name="P83"/>
      <text:p text:style-name="P83"><text:tab/><text:span text:style-name="T9">Сократический метод.</text:span> Платон, используя особенности личности Сократа, разработал особый метод высказывать свою точку зрения по предложенному вопросу. Его метод аргументации состоит из трех этапов:</text:p>
      <text:list xml:id="list4753184630961443609" text:style-name="L16">
        <text:list-item>
          <text:p text:style-name="P463">надо начать с некоторых предпосылок;</text:p>
        </text:list-item>
        <text:list-item>
          <text:p text:style-name="P463">затем путем приведения доказательств подвести противника;</text:p>
        </text:list-item>
        <text:list-item>
          <text:p text:style-name="P463">к своему собственному выводу.</text:p>
        </text:list-item>
      </text:list>
      <text:p text:style-name="P83"/>
      <text:p text:style-name="P83"><text:tab/><text:span text:style-name="T9">Как противостоять сократическому методу.</text:span> Противостоять сократическому методу можно только единственным способом, который тоже состоит из трех этапов:</text:p>
      <text:list xml:id="list8791804775559721947" text:style-name="L17">
        <text:list-item>
          <text:p text:style-name="P464">если истинность первого суждения подвергается сомнению;</text:p>
        </text:list-item>
        <text:list-item>
          <text:p text:style-name="P464">если из первоначальной предпосылки логично вытекают и другие предпосылки;</text:p>
        </text:list-item>
        <text:list-item>
          <text:p text:style-name="P464">то вывод будет неправильный.</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text:soft-page-break/>Эмоции</text:p>
      <text:p text:style-name="P85"/>
      <text:p text:style-name="P84"><text:tab/><text:span text:style-name="T9">Ваша путеводная нить — это сознание.</text:span> Надо понять, что из-за чрезмерной восторженности эмоции часто вводят в заблюждение. Чтобы быть справедливыми и в то же время проявлять сострадание, в своих суждениях необходимо руководствоваться только доводами разума. Надо, чтобы сознание руководствовалось только тем, что вер<text:span text:style-name="T132">но</text:span> и что неверно, и не надо отвергать его суждения, вне зависимости от того, какими будут последствия.</text:p>
      <text:p text:style-name="P84"/>
      <text:p text:style-name="P86"><text:tab/><text:span text:style-name="T9">Эмоции выражаются через сокращение мышц.</text:span> Все эмоции выражтся через сокращение мышц. Беспокойство — это очень сильная эмоция, которую сдерживают, не дают ей выхода.</text:p>
      <text:p text:style-name="P86"/>
      <text:p text:style-name="P86"><text:tab/><text:span text:style-name="T9">Надо давать выход гневую.</text:span> Если не дать выхода гнева, не дать ему свободо выйти, это оборачивается садизмом, проявлением силы и другими видами пыток.</text:p>
      <text:p text:style-name="P86"/>
      <text:p text:style-name="P86"><text:tab/><text:span text:style-name="T9">Движущая сила поведения.</text:span> Эмоции являются самой важно<text:span text:style-name="T133">й</text:span> движущей силой поведения.</text:p>
      <text:p text:style-name="P86"/>
      <text:p text:style-name="P87"><text:tab/><text:span text:style-name="T9">Эмоции и подсознание.</text:span> В области подсознания находятся мысли, возникшие в результате воздействия каких-либо эмоций, <text:s/>также мысли, оказывающие на поведение наибольшее влияние.</text:p>
      <text:p text:style-name="P87"/>
      <text:p text:style-name="P87"><text:tab/><text:span text:style-name="T9">Эмоции бывают как положительные, так и отрицательные.</text:span> Эмоции бывают как положительные, так и отрицательные, поэтому каждый день надо формировать те привычки, которые вызвают положительные эмоции и помогают обрать негативные эмоции в какое-нибудь полезное действие.</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9"><text:soft-page-break/>Счастье</text:p>
      <text:p text:style-name="P89"/>
      <text:p text:style-name="P88"><text:tab/><text:span text:style-name="T9">Счастье — это показатель нравственности человека.</text:span> Показатель нравственности человека лежит в том, насколько он чувствует себя счастливым. Чем лучше человек, тем более он счастлив. Счастье — это синоним благополучия.</text:p>
      <text:p text:style-name="P88"/>
      <text:p text:style-name="P88"><text:tab/><text:span text:style-name="T9">Как стать счастливым.</text:span> Чтобы стать счастливым или приобрести правильное отношение к жизни, необходимо приобретать знания, так чтобы быть способным думать и создавать. Знания вызывают стремление к прекрасному. Следовательно, все, кто преподает, должны знать, как это делать.</text:p>
      <text:p text:style-name="P88"/>
      <text:p text:style-name="P88"><text:tab/><text:span text:style-name="T9">Простые радости. </text:span>Мне нравится мелкий дождь, так как он успокаивает. Люблю гулять под дождем. Но больше всего люблю читать. Я читаю разные книги: художественную и публицистическую литературу.</text:p>
      <text:p text:style-name="P88"/>
      <text:p text:style-name="P88"><text:tab/><text:span text:style-name="T9">Хороший муж или жена — это настоящее счастье. </text:span>Думаю, когда люди женятся, они живут либо в раю, либо в аду. Они могут жить сказочной жизнью, а могут много страдать. Я счастливый человек. Мое счастье не только в том, что кассовые сборы фильмов с моим участием побили рекорды во всем мире, но и в том, что у меня хорошая жена, Линда. Она бесподобна. Почему я так говорю? Во-первых, считаю, что муж и жена должны быть друзьями. И у нас Линдой есть такие отношения. Мы понимаем друг друга, подобно хорошим друзьям. Поэтому нам очень хорошо вместе. Моя жена — это самое лучшее в моей жизни, она не ведет себя как начальник.</text:p>
      <text:p text:style-name="P88"/>
      <text:p text:style-name="P88"><text:tab/><text:span text:style-name="T9">Счастье требует поступков.</text:span> Каждый может стать счастливым, все дело в том, что для этого надо что-нибудь делать.</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1"><text:soft-page-break/>Страх</text:p>
      <text:p text:style-name="P91"/>
      <text:p text:style-name="P90"><text:tab/><text:span text:style-name="T9">Надо понять причину страха.</text:span> Понять причину страха — значит начать действительно видеть.</text:p>
      <text:p text:style-name="P90"/>
      <text:p text:style-name="P90"><text:tab/><text:span text:style-name="T9">Страх и ум. </text:span>Ум человека работает только в том случае, когда нет страха.</text:p>
      <text:p text:style-name="P90"/>
      <text:p text:style-name="P90"><text:tab/><text:span text:style-name="T9">Страх и способность чувствовать. </text:span>Невозможно что-либо чувствовать, когда чего-то боишься.</text:p>
      <text:p text:style-name="P90"/>
      <text:p text:style-name="P90"><text:tab/><text:span text:style-name="T9">Страх и проявление инициативы.</text:span> Проявление инициативы невозможно, если есть страх, так как страх вынуждает нас придерживаться традиций, обращаться за помощью к наставникам и т. д.</text:p>
      <text:p text:style-name="P90"/>
      <text:p text:style-name="P90"><text:tab/><text:span text:style-name="T9">Ум и власть.</text:span> Игра на определение того, где находится власть внутри человека, приводит к тому, что власть разрушает ум.</text:p>
      <text:p text:style-name="P90"/>
      <text:p text:style-name="P90"><text:tab/><text:span text:style-name="T9">Стыд — это страх унижения. </text:span>Стыд — это страх почувствовать унижение из-за своего более низкого положения в оценке других.</text:p>
      <text:p text:style-name="P90"/>
      <text:p text:style-name="P90"><text:tab/><text:span text:style-name="T9">В гордости присутствует страх и ощущение ненадеждности. </text:span>Гордость подчеркивает важность высокого положения в глазах других. Но в гордости заложен страх и ощущение ненадеждности, так как когда стремишься к тому, чтобы тебя очень уважали, то по достижении высокого пололжения начинаешь бояться потерять свой статус. Затем больше всего начинает беспокоить проблема сохранения своего статуса.</text:p>
      <text:p text:style-name="P90"/>
      <text:p text:style-name="P90"><text:tab/><text:span text:style-name="T9">Страх потерять уважение людей.</text:span> Внутренняя сущность «Я» — это подлинное «Я». Чтобы осознать свою подлинную сущность, необходимо не зависеть от мнения других людей. Достигнув полной независимости, мы не будем бояться потерять уважение других людей.</text:p>
      <text:p text:style-name="P90"/>
      <text:p text:style-name="P90"><text:tab/><text:span text:style-name="T9">Чем больше мы ценим вещи, тем меньше мы ценим себя.</text:span> Для того чтобы быть счастливым, надо стараться быть независимым от мнения других. Поэтому чем больше мы ценим вещи, тем меньше мы ценим себя. Чем больше зависимость от мнения других, тем меньше проявляем самостоятельность в своих суждениях.</text:p>
      <text:p text:style-name="P90"/>
      <text:p text:style-name="P90"/>
      <text:p text:style-name="P90"/>
      <text:p text:style-name="P90"/>
      <text:p text:style-name="P90"/>
      <text:p text:style-name="P90"/>
      <text:p text:style-name="P90"/>
      <text:p text:style-name="P90"/>
      <text:p text:style-name="P90"/>
      <text:p text:style-name="P90"/>
      <text:p text:style-name="P93"><text:soft-page-break/>Воля</text:p>
      <text:p text:style-name="P93"/>
      <text:p text:style-name="P92"><text:tab/><text:span text:style-name="T9">Воля к успеху.</text:span> Именно воля делает человека, так как для достижения успеха требуется упорство.</text:p>
      <text:p text:style-name="P92"/>
      <text:p text:style-name="P92"><text:tab/><text:span text:style-name="T9">Воля делать что-либо. </text:span>Моя воля делать что-либо происходит от знания того, что Я МОГУ ЭТО СДЕЛАТЬ. Я просто стараюсь быть естественным, так как внутри меня нет страха или сомнений.</text:p>
      <text:p text:style-name="P92"/>
      <text:p text:style-name="P92"><text:tab/><text:span text:style-name="T9">Верховный суд ума.</text:span> Сила воли — это верховный суд над всеми отделали головного мозга. Я ежедневно тренирую ее, на тот случай, если мне срочно понадобится действовать по какой-либо причине. Хотя бы раз в день я также развиваю привычку, которая бы приводила силу воли в действие.</text:p>
      <text:p text:style-name="P92"/>
      <text:p text:style-name="P92"><text:tab/><text:span text:style-name="T9">Отказ от действия дарит покой и легкость.</text:span> Отказ от действия дарит ощущение покоя, вы чувствуете себя легкими, как пух. Если кажется, что не сможете сделать это (сердце слабое, а работа требует проявления силы), спокойно освободитесь от беспокойства, так как необходимо действовать в гармонии с Природой, каждый двигается и вращается в одном направлении с мирозданием.</text:p>
      <text:p text:style-name="P92"/>
      <text:p text:style-name="P92"><text:tab/><text:span text:style-name="T9">Желание победы.</text:span> Уверенность, «что всегда можно победить, если очень этого хотеть», означает, что желание победы очень сильное и на него не влияют не мера наказания, ни количество затраченных усилий, ни то, что путь на пути к победе слишком «тяжел». Такая уверенность появится только в том случае, если цель победы тесно связана с идеалами и мечтами того, кто ее добивается. Опыт показывает, что атлет, до изнеможения изнуряющий себя подготовками, продолжает тренироваться до тех пор, пока это необходимо. Это означает, что обычное усилие не приводит в действие огромный запас энергии, <text:span text:style-name="T134">который в скрытом виде находится в человеческом теле. Только экстраординарные усилия, высоко эмоциональные условия и подлинное стремление победить любой ценой освобождают это дополнительную энергию. Следовательно, усталость атлета зависит от того, насколько он ее чувствует. И если он намерен победить, то может продолжать тренироваться почти бесконечно, чтобы достичь поставленной цели.</text:span></text:p>
      <text:p text:style-name="P92"/>
      <text:p text:style-name="P94"><text:tab/><text:span text:style-name="T9">Мораль и власть.</text:span> Я могу пройти мимо миллиона долларов, потому что это не правильно, но будь я проклят, если буду стоять в стороне от десятицентовой монеты, так как она не виновата, что она такая.</text:p>
      <text:p text:style-name="P94"/>
      <text:p text:style-name="P95"><text:tab/><text:span text:style-name="T9">Проблема свободы воли. </text:span>Является ли свобода воли проявлением нашего собственного желания или Бога (этот вопрос рассматривала теология в средние века) либо ею управляет случай (в таком случае слово «свобода» является производным от слова «случай»). Если действиями человека управляет случай, то получается, что ни один из поступков человека не является добровольным.</text:p>
      <text:p text:style-name="P95"/>
      <text:p text:style-name="P96"><text:tab/><text:span text:style-name="T9">Проявление воли может привести к фатальному исходу. </text:span>Нет оружия более опасного, чем воля.</text:p>
      <text:p text:style-name="P96"><text:soft-page-break/></text:p>
      <text:p text:style-name="P97"><text:tab/><text:span text:style-name="T9">Воля и женщина.</text:span> Не может быть никаких сомненийб что мужчина добивается своего волевыми усилиями, а женщина тем, что всегда поступает по-своему.</text:p>
      <text:p text:style-name="P97"/>
      <text:p text:style-name="P98"><text:tab/><text:span text:style-name="T9">Духовная сила воли.</text:span> Духовная сила воли человека проодолевает все препятствия.</text:p>
      <text:p text:style-name="P98"/>
      <text:p text:style-name="P98"><text:tab/><text:span text:style-name="T9">Герой — это своевольный человек.</text:span> Что значит своевольный? Не означает ли это «иметь свою собственную волю?». Стадный инстинкт человека требует приспосабливаться и подчиняться, но найболее уважаемы не кроткие, малодушные и бездеятельные люди, а как раз своевольные, именно они являются героями.</text:p>
      <text:p text:style-name="P98"/>
      <text:p text:style-name="P99"><text:tab/><text:span text:style-name="T9">С</text:span><text:span text:style-name="T23">во</text:span><text:span text:style-name="T9">еволие не подчиняется внешним законам.</text:span> Кажется, что своеволие — это единственная добродетель, которая не подчиняется законам, установленным людьми.</text:p>
      <text:p text:style-name="P99"/>
      <text:p text:style-name="P100"><text:tab/><text:span text:style-name="T9">Иметь свою собственную волю.</text:span> Что значит своевольный? А не значит ли это, прежде всего, что каждый сам управляет своей душой и своей жизньи? В результате чего возникает это осознание, которое меняет поведение человека? Если человек НАСТОЯЩИЙ И БЕРЕТ ОТВЕТСТВЕННОСТЬ НА СЕБЯ.</text:p>
      <text:p text:style-name="P100"/>
      <text:p text:style-name="P101"><text:tab/><text:span text:style-name="T9">Цель жизни своевольного человека заключается в развитии.</text:span> У своевольного человека нет другой цели в жизни кроме своего развития. Единственное, что он ценит, это таинственную силу внутри себя, которая заставляет его жить и помогает ему расти. <text:span text:style-name="T135">Единственный возможный путь в жизни — это молчаливый, непротиворечивый закон внутри своей собственной души. Привычки удобной жизни мешают подчиняться этому закону, но для своевольного человека он является единственным божеством.</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3"><text:soft-page-break/>Доброжелательность</text:p>
      <text:p text:style-name="P103"/>
      <text:p text:style-name="P102"><text:span text:style-name="T9"><text:tab/>Помогай людям.</text:span> Я не из тех, кто отмахивается от людей. Крому того, даже если на какое-то мгновение можешь сделать кого-нибудь счастливым, почему не сделать этого?</text:p>
      <text:p text:style-name="P102"/>
      <text:p text:style-name="P102"><text:span text:style-name="T9"><text:tab/>Старайся не обижать людей. </text:span>Специально сам я никого не обижу, и меня не так легко обидеть.</text:p>
      <text:p text:style-name="P102"/>
      <text:p text:style-name="P104"><text:span text:style-name="T9"><text:tab/>Исправление ошибок и смирение.</text:span> Что произойдет, если я перестану исправлять ошибки и смирюсь с тем, что нельзя исправить?</text:p>
      <text:p text:style-name="P104"/>
      <text:p text:style-name="P105"><text:span text:style-name="T9"><text:tab/>Что значит жить по-настоящему. </text:span>Жить по-настоящему — это значить жить для других.</text:p>
      <text:p text:style-name="P105"/>
      <text:p text:style-name="P105"><text:span text:style-name="T9"><text:tab/>Следи за тем, что говоришь. </text:span>Болезни проникают через <text:span text:style-name="T136">рот</text:span>, а несчастья таким путем выходят.</text:p>
      <text:p text:style-name="P105"/>
      <text:p text:style-name="P106"><text:span text:style-name="T9"><text:tab/>Надо помогать соседу.</text:span> Если бы каждый человек помогал своему соседу, то в мире не осталось бы людей, которым нужно была бы чья-то помощь.</text:p>
      <text:p text:style-name="P106"/>
      <text:p text:style-name="P107"><text:span text:style-name="T9"><text:tab/>Благородный характер.</text:span> Благородство характера видно через щели, если ему дали войти чере<text:span text:style-name="T137">з</text:span> двери.</text:p>
      <text:p text:style-name="P107"/>
      <text:p text:style-name="P108"><text:span text:style-name="T9"><text:tab/>Настоящие друзья — это редкость.</text:span> Настощие друзья подобны бриллиантам, драгоценным и редким. <text:span text:style-name="T138">А ненастоящие друзья подобны осенним листьям, из можно найти везде.</text:span></text:p>
      <text:p text:style-name="P108"/>
      <text:p text:style-name="P109"><text:span text:style-name="T9"><text:tab/>Пусть дружба развивается сама по себе. </text:span>Пусть дружба медленно поднимается до своих высот, если она помчится туда, то скоро выдохнется.</text:p>
      <text:p text:style-name="P109"/>
      <text:p text:style-name="P110"><text:span text:style-name="T9"><text:tab/>Любовь и уважение.</text:span> Без уважения любовь не может долго продолжаться.</text:p>
      <text:p text:style-name="P110"/>
      <text:p text:style-name="P111"><text:span text:style-name="T9"><text:tab/>Профессиональность и согласие. </text:span><text:span text:style-name="T139">Буть профессионален в своей сфере деятельности, а также пребывай в согласии со своими колегами.</text:span></text:p>
      <text:p text:style-name="P111"/>
      <text:p text:style-name="P112"><text:span text:style-name="T9"><text:tab/>Доброта и память. </text:span>Человек не может забыть того, кто однажды был добр к нему.</text:p>
      <text:p text:style-name="P112"/>
      <text:p text:style-name="P112"/>
      <text:p text:style-name="P112"/>
      <text:p text:style-name="P112"/>
      <text:p text:style-name="P112"/>
      <text:p text:style-name="P112"/>
      <text:p text:style-name="P112"/>
      <text:p text:style-name="P112"/>
      <text:p text:style-name="P113"><text:soft-page-break/>Мечты</text:p>
      <text:p text:style-name="P113"/>
      <text:p text:style-name="P114"><text:tab/><text:span text:style-name="T9">Мечты — это будущая реальность.</text:span> Вчерашние мечты часто становятся реальностью завтра.</text:p>
      <text:p text:style-name="P114"/>
      <text:p text:style-name="P115"><text:tab/><text:span text:style-name="T9">Практичный мечтатель.</text:span> Будь практичным мечтателем, то есть подкрепляй свои мечты действиями.</text:p>
      <text:p text:style-name="P115"/>
      <text:p text:style-name="P116"><text:tab/><text:span text:style-name="T9">Практичные мечтатели никогда не отступаюти.</text:span> Прямо сейчас можно направить мысли в будущее. Я могу смотреть вперед. Я мечтаю (не забывайте, что практичные мечтатели никогда не отступают). Возможно, сейчас у меня ничего нет кром<text:span text:style-name="T142">е</text:span> маленького помещения в подвале. <text:span text:style-name="T140">Но в своем воображении я полон энтузиазма и рисую в голове картину большого прекрасного пяти- или шестиэтажного здания Института кунг-фу с филиалами, расположенными по всем Штатам… Меня не так легко сбить с намеченного пути, так как я быстро снова представляю себя преодолевающим любые препятствия, выходящим победителем из любых трудностей и достигающим «невозможного».</text:span></text:p>
      <text:p text:style-name="P116"/>
      <text:p text:style-name="P117"><text:tab/><text:span text:style-name="T9">Некоторые мечты отражают личность человека.</text:span> Соедините некоторые мечты вместе и признайте, что некоторые, направленные в будущее мечты, являются отражением вашей личности, также признайте потенциал ваших возможностей, который проявляется в мечтах. Признать — значит понять свои планы.</text:p>
      <text:p text:style-name="P117"/>
      <text:p text:style-name="P118"><text:tab/><text:span text:style-name="T9">Как поверить в мечту.</text:span> Чтобы поверить в мечту, надо представить, что она начала осуществляться прямо сейча<text:span text:style-name="T141">с</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0"><text:soft-page-break/>Духовность</text:p>
      <text:p text:style-name="P120"/>
      <text:p text:style-name="P119"><text:tab/><text:span text:style-name="T9">Трудность духовного развития.</text:span> Духовное развитие — это трудный и неподдающийся наблюдению процесс. А стремление к этому развитию ник<text:span text:style-name="T143">о</text:span>гда не бывает спонтанным.</text:p>
      <text:p text:style-name="P115"/>
      <text:p text:style-name="P121"><text:tab/><text:span text:style-name="T9">Духовное начало управляет существованием.</text:span> Нет сомнения, что духовное начало управляет нашим существованием (а где оно находится, никто не знает), хотя и за пределами материальной реальность. Находясь в невидимом месте, оно контролирует каждое движение и проявляет себя в каждой внешней ситуации. Поэтому оно должно быть подви<text:span text:style-name="T144">ж</text:span>ным и нигде никогда не задерживаться.</text:p>
      <text:p text:style-name="P121"/>
      <text:p text:style-name="P122"><text:tab/><text:span text:style-name="T9">Важно реализовать духовное начало.</text:span> Когда человек осознает необходимость реализовывать ту огромную духовную мощь, которая в нем заложена, и начинает применять ее в науке, бизнесе, жизни, то в таком случае в будущем он достигнет огромных успезов.</text:p>
      <text:p text:style-name="P122"/>
      <text:p text:style-name="P123"><text:tab/><text:span text:style-name="T9">Духовная мощь.</text:span> Необходимо осознать и использовать духовную мощь бесконечности. НЕПОСТИЖИМОЕ представляет собой настоящую силу Вселенной. В нем заложено зерно реальности.</text:p>
      <text:p text:style-name="P123"/>
      <text:p text:style-name="P124"><text:tab/><text:span text:style-name="T9">О постижении Божественного внутри себя. </text:span>Божественное — это начало или нет, но я чу<text:span text:style-name="T146">в</text:span>ствую внутри себя огромную силу, скрытую внутри меня м<text:span text:style-name="T146">о</text:span>щь, что-то динамичное. Это чувство не поддается описанию, и его ни чем нельзя сравнить. <text:span text:style-name="T145">Это что-то вроде сильных эмоций, вызванных верой, только намного сильнее.</text:span></text:p>
      <text:p text:style-name="P124"/>
      <text:p text:style-name="P125"><text:tab/><text:span text:style-name="T9">Духовная сила превосходит все по своей мощи.</text:span> Я чувствую внутри себя огромную созидательную духовную мощь, которая сильнее веры, сильнее любых стремлений, больше уверенности, больше решительности, больше проницательности. Она и есть все это вместе. Мой мозг находится под огромным влиянием этой доминирующей над ним силы, которую я держу в руке.</text:p>
      <text:p text:style-name="P125"/>
      <text:p text:style-name="P125"><text:tab/><text:span text:style-name="T9">Энергия и/или энтузиазм — это Бог, который внутри нас.</text:span> Это то, что инстинктивно переходит в искусство физического «становления» и вне пределов этого перехода жизнь нам не представляется больше интересной. <text:span text:style-name="T147">Действительно, мы работаем над этим просто уже тем, что живем.</text:span></text:p>
      <text:p text:style-name="P125"/>
      <text:p text:style-name="P126"><text:tab/><text:span text:style-name="T9">Дух Вселенной.</text:span> Интегрирующий принцип всеобщего — это дух, а если Вселенной — то инстинкт, обладющий замыслом, который течет с определенной целью.</text:p>
      <text:p text:style-name="P126"/>
      <text:p text:style-name="P127"><text:tab/><text:span text:style-name="T9">Созерцать небо, в то время как живешь на земле.</text:span> Я не хочу не владеть чем-либо, ни того, чтобы мною владели. Я больше не желаю рая. Более того, я больше не боюсь ада. <text:span text:style-name="T148">Если спросите меня, что я буду делать на небесах, то отвечу </text:span><text:soft-page-break/><text:span text:style-name="T148">следующее: «Зачем думать о том, что так далеко, когда так много всего в этой жизни, чего я еще не знаю?»</text:span></text:p>
      <text:p text:style-name="P127"/>
      <text:p text:style-name="P128"><text:tab/><text:span text:style-name="T9">Четыре вопроса о существовании Бога:</text:span></text:p>
      <text:list xml:id="list832005597779095059" text:style-name="L18">
        <text:list-item>
          <text:p text:style-name="P465">знаем ли мы, что Бог существует?</text:p>
        </text:list-item>
        <text:list-item>
          <text:p text:style-name="P465">откуда мы знаем, что Бог существует?</text:p>
        </text:list-item>
        <text:list-item>
          <text:p text:style-name="P465">что мы имеем в виду под существованием Бога?</text:p>
        </text:list-item>
        <text:list-item>
          <text:p text:style-name="P465">есть ли у нас представление о Боге?</text:p>
        </text:list-item>
      </text:list>
      <text:p text:style-name="P129"/>
      <text:p text:style-name="P129"><text:tab/><text:span text:style-name="T9">О вере в Бога.</text:span> Если быть откровенным, то я не верю в Бога. Если Бог и существует, то Он внутри нас. <text:span text:style-name="T149">Бога не просят дать что-нибудь, так как Бог существует для внутреннего развития.</text:span></text:p>
      <text:p text:style-name="P129"/>
      <text:p text:style-name="P130"><text:tab/><text:span text:style-name="T9">О религии. </text:span>Я не придерживаюсь никакой определенной религии. Глубоко убежден, что жизнь представляет собой процесс, а человек сам себя делает. Душу человека определяет то, какие мысли у него преобладают.</text:p>
      <text:p text:style-name="P130"/>
      <text:p text:style-name="P131"><text:tab/><text:span text:style-name="T9">О разногласиях между разными религиями. </text:span>Разные религии разделяют людей, подобно тому, как разделяют людей разные стили (существующие в боевых искусствах). Если бы на земле была только одна религия, то люди всего мира стали бы братьями. Некоторые люди воют с другими в силу разных религиозных убеждений. Но если бы они хоть немного подумали, т<text:span text:style-name="T150">о</text:span> не стали бы воевать по столь глупой причине.</text:p>
      <text:p text:style-name="P134"/>
      <text:p text:style-name="P132"><text:tab/><text:span text:style-name="T9">Проблема религии.</text:span> Источник бед любой религии — это связывать причину с догмами, правилами и предубеждениями.</text:p>
      <text:p text:style-name="P132"/>
      <text:p text:style-name="P133"><text:tab/><text:span text:style-name="T9">Между небом и землей.</text:span> Если спросите меня, что я буду делать на небесах, то отвечу следующее: «Существует много того, чего я не сделал в жизни, так зачем думать о том, что столь далеко?»</text:p>
      <text:p text:style-name="P133"/>
      <text:p text:style-name="P133"><text:tab/><text:span text:style-name="T9">Стадание закаляет дух.</text:span> Счасть благотворно воздействует на тело, а страдание делает сильнее дух.</text:p>
      <text:p text:style-name="P133"/>
      <text:p text:style-name="P134"><text:tab/><text:span text:style-name="T9">Характер — это форма души.</text:span> Характер для души — значит то же самое, что внешний вид для тела. Утонченность и подлинность человека должны проявляться не в открытой форме, а исходить изнутри.</text:p>
      <text:p text:style-name="P134"/>
      <text:p text:style-name="P134"><text:tab/><text:span text:style-name="T9">Духовный рост происходит через привычные явления в жизни.</text:span> В жизни довольствуйся малым, стремись к изяществу, а не к роскоши; не гонись за модой, а стремись к утонченности. <text:span text:style-name="T151">Будь достойным, а не уважаемым; состоятельным, а не богатым; много занимайся; спокойно размышляй; мягко разговаривай; действуй открыто; переноси все с улыбкой; никогда ничего не бойся; жди случая; никогда не спеши. Другими словами, пусть духовный рост, неосознано для вас, осуществляется через привычные явления жизни.</text:span></text:p>
      <text:p text:style-name="P134"/>
      <text:p text:style-name="P135"><text:soft-page-break/><text:tab/><text:span text:style-name="T9">Дайте выход духовному началу.</text:span> Откажитесь от всех мыслей о вознаграждений, не найдейтесь на похвалу, не бойтесь упреков, забудьте о том, что знали о своем теле. И в завершении всего перестаньте все воспринимать разумом, выпустите свой дух на волю, как он того и желает.</text:p>
      <text:p text:style-name="P135"/>
      <text:p text:style-name="P136"><text:tab/><text:span text:style-name="T9">Духовное начало управляет телесным началом.</text:span> Бездеятельное контролирует активное начало. Активное начало — это форма и материя, а бездеятельное начало — это дух или душа.</text:p>
      <text:p text:style-name="P136"/>
      <text:p text:style-name="P136"><text:tab/><text:span text:style-name="T9">Внутри себя надо все сводить до минимума. </text:span><text:span text:style-name="T152">Не трудно приводить в порядок или избавляться от несуществуенного во внешней физической форме. Но совсем другое дела сводить до минимума или избавляться от этого внутри себя.</text:span></text:p>
      <text:p text:style-name="P136"/>
      <text:p text:style-name="P137"><text:tab/><text:span text:style-name="T9">Дух не имеет формы выражения.</text:span> <text:span text:style-name="T153">Согласно философии дзэн-буддизма, по свой природе дух не имеет формы выражения и никакие «объекты» не могут там задерживаться. Если что-нибудь там задерживается, то психическая энергия теряет равновесие, прекращается ее естественная активность, и она больше не течет вместе с потоком. Где энергия перевешивает все остальное, то ее много проявляется в одном направлении и не хватает в другом. Где слишком много энергии, то она переполняет все и ею невозможно управлять. В любом из этих случаем она не способна справиться с ситуациями, которые постоянно меняются. Но там, где преобладает состояние бесцельности (что также является состонием подвижным или бессмысленным), дух ничего в себе не задерживает, не течет в одном направлении; в таком случае он возвышается над объектом и субъектом, он открыт для всего, что происходит.</text:span></text:p>
      <text:p text:style-name="P137"/>
      <text:p text:style-name="P138"><text:tab/><text:span text:style-name="T9">Конец духовной тренировки.</text:span> Конец духовной тренировки в том, чтобы перестать ограничивать или направлять этот процесс. Когда это нигде — значит это везде. <text:span text:style-name="T154">Когда это занимает одну десятую — значит отсутствует в остальных девяти десятых. Пусть человек сам дисциплинирует себя, чтобы его дух сам развивался, вместо того чтобы ограничивать его на чем-либо. Это ПРОЦЕСС бесконечный, непрерывный, в котором отсутствуют противоположности.</text:span></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9"><text:soft-page-break/>Часть 3</text:p>
      <text:p text:style-name="P139">О жизни</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0"><text:soft-page-break/>Здоровье</text:p>
      <text:p text:style-name="P140"/>
      <text:p text:style-name="P141"><text:tab/><text:span text:style-name="T9">Быть подобно воде.</text:span> Здоровый образ жизни можно сравнить с водой, так как вода, пребывающая в движении, нигде не застаивается. Важно не переусердствовать, а добиться нормального функционирования организма.</text:p>
      <text:p text:style-name="P141"/>
      <text:p text:style-name="P141"><text:tab/><text:span text:style-name="T9">О радости физических упражнений. </text:span><text:span text:style-name="T155">Я действительно ценю физические упражнения. Как здорова рано утром сделать пробежку! Это так освежает! И хотя Гон-конг один из самых населенных городов мира, тем не менее, удивительно, насколько там бывает спокойно по утрам. Конечно, люди есть, но я их не замечаю, когда бегу.</text:span></text:p>
      <text:p text:style-name="P141"/>
      <text:p text:style-name="P142"><text:tab/><text:span text:style-name="T9">О пользе бега трусцой.</text:span> Бег трусцой для меня это не просто вид физической нагрузки, но и способ расслабиться. В этот утренний час я принадлежу сам себе, могу побыть наедине со своими мыслями.</text:p>
      <text:p text:style-name="P142"/>
      <text:p text:style-name="P143"><text:tab/><text:span text:style-name="T9">О питании. </text:span><text:span text:style-name="T156">Употребляйте в пищу только те продукты, в которых у вашего организма потребность, и не увлекайтесь теми продуктами, которые вам не приносят пользы.</text:span></text:p>
      <text:p text:style-name="P143"/>
      <text:p text:style-name="P144"><text:tab/><text:span text:style-name="T9">О курении, спиртных напитках и азартных играх. </text:span>Я не курю и не пью, так как все это очень бессмысленно. Я не курю, потому не считаю это полезным для организма. Что касается алкоголя, то мне кажется, что у него ужасный вкус. Не понимаю, как люди могут пить такое. Что касается азартных игр, то не верю, что можно получить что-либо просто так.</text:p>
      <text:p text:style-name="P144"/>
      <text:p text:style-name="P145"><text:tab/><text:span text:style-name="T9">Здоровье — это состояние равновесия.</text:span> Здоровте соответствует состоянию уравновешенной координации всего того, чем мы являемся (то есть быть в здравом уме, а не иметь здравый ум). У здорового человека хорошо развита ориентация в пространстве (сенсорная система) и способность действовать (моторная система). А если нет равновесия между чувствами и действиями, то ваш организм вы<text:span text:style-name="T157">х</text:span>одит из строя.</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6"><text:soft-page-break/>Ухаживание</text:p>
      <text:p text:style-name="P146"/>
      <text:p text:style-name="P147"><text:tab/><text:span text:style-name="T9">Ухаживание не всегда ведет к браку.</text:span> Во время ухаживания людей влечет друг к другу, они развлекаются вместе. Ходят на дискотеки, ужинают в зороших ресторанах, посейщают музеи. Они знают обо всех развлечениях в том месте, где живут, он они совсем не узнают друг друга ближе.</text:p>
      <text:p text:style-name="P147"/>
      <text:p text:style-name="P148"><text:tab/><text:span text:style-name="T9">Многие удачные браки заключаются в университете.</text:span> Многие удачные браки в Америке заключаются во время учебы в университетах. Там у каждого есть цель и каждый может оценить силу воли и усердие, с которыми человек берет на себя ответственность. <text:s/><text:span text:style-name="T158">В университете, где от молодых людей требуется целеустремленность и гибкость, можно больше узнать об успехах дургого по тому, как он учится.</text:span></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0"><text:soft-page-break/>Любовь</text:p>
      <text:p text:style-name="P150"/>
      <text:p text:style-name="P149"><text:tab/><text:span text:style-name="T9">Любовь и честность.</text:span> Необходимо быть искренним и честным по отношению к себе и к тому, кого любишь. Необходимо быть настолько честным, как будто вы представляете одно целое. Ты — часть жизни другого человека, поэтому гордость, тщеславие, гнев должны отсутствовать.</text:p>
      <text:p text:style-name="P149"/>
      <text:p text:style-name="P151"><text:tab/><text:span text:style-name="T9">Нельзя разлюбить. </text:span>Если не отвечать взаимностью на чье-либо чувство, то оно пройдет, смягчит и очистит сердце.</text:p>
      <text:p text:style-name="P151"/>
      <text:p text:style-name="P152"><text:tab/><text:span text:style-name="T9">Надо верить в любовь. </text:span>Я не из тех, кто верит в любовь с первого взгляда, но верю в то, что можно полюбить, посмотрев еще раз на человека.</text:p>
      <text:p text:style-name="P152"/>
      <text:p text:style-name="P153"><text:tab/><text:span text:style-name="T9">Отсутствие любви. </text:span>Если любовь отсутствует, то это подобно тому, как если тушить пожар водой: малое количество воды еще больше разжигает пламя, а в большом количестве тушит его.</text:p>
      <text:p text:style-name="P153"/>
      <text:p text:style-name="P154"><text:tab/><text:span text:style-name="T9">Любовь и эго. </text:span>Любовь — это эгоизм двоих.</text:p>
      <text:p text:style-name="P154"/>
      <text:p text:style-name="P154"><text:tab/><text:span text:style-name="T9">Вопрос. </text:span>Меня любят?</text:p>
      <text:p text:style-name="P154"/>
      <text:p text:style-name="P155"><text:tab/><text:span text:style-name="T9">Любить сильно и любить разумно.</text:span> Я действительно отдаюсь чувству любви как сумасшедший, но у меня хватает здравого смысла, чтобы не вести себя как идиот. Так трудно любить слишком сильно и при этом любить разумно.</text:p>
      <text:p text:style-name="P155"/>
      <text:p text:style-name="P156"><text:tab/><text:span text:style-name="T9">Любовь в юношеские годы и зрелая любовь. </text:span>Любовь в эношеские годы подобно пламени, так как часто она бывает горячей и сильной, но все же светлой и трепетной. Любовь в зрелом возрасте подобна углям, так как она долго горит и неиссякаема.</text:p>
      <text:p text:style-name="P156"/>
      <text:p text:style-name="P157"><text:tab/><text:span text:style-name="T9">Любви свойтственна математическая точность.</text:span> Люби, и тебя будут любить. Дело в том, что любви свойственна математическая точность, так же как и алгебраическому уравнению.</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8"/>
      <text:p text:style-name="P159"><text:soft-page-break/>Семейная жизнь</text:p>
      <text:p text:style-name="P159"/>
      <text:p text:style-name="P160"><text:tab/><text:span text:style-name="T9">Семейная жизнь — это дружба. </text:span>Семейная жизнь — это дружба, сотрудничество, основной которому становится обычная жизнь.</text:p>
      <text:p text:style-name="P160"/>
      <text:p text:style-name="P160"><text:tab/><text:span text:style-name="T9">Семейная жизнь — это забота о детях.</text:span> Семейная жизнь — это забота о детях, то есть ухаживать за ними во время болезни, уч<text:span text:style-name="T159">и</text:span>ть их тому, как надо вести себя, беспокоиться о них и <text:span text:style-name="T160">гор</text:span>диться ими.</text:p>
      <text:p text:style-name="P160"/>
      <text:p text:style-name="P161"><text:tab/><text:span text:style-name="T9">Будничность семейной жизни. </text:span>Семейная жизнь — это завтрак утром, затем работа в течение дня (муж на своей работе, а жена на своей), ужин вечером и тихие вечера вместе, когда можно поговорить, почитать или вместе посмотреть телевизор.</text:p>
      <text:p text:style-name="P161"/>
      <text:p text:style-name="P162"><text:tab/><text:span text:style-name="T9">Семья будет прочной, если строится на событиях повседневной жизни.</text:span> <text:span text:style-name="T161">Счастье, которое у нас есть сегодня, построено на событиях повседневной жизни, которую мы вели до того, как поженились. Счастье, основанное на повседневной жизни, длится дольше; оно подобно углю, сгорает постепенно и медленно. Счастье, которое основано на развлечениях, подобно яркому огню, так как скоро оно закончится. Многие молодые пары живут интересной жизнью до тех пор, пока любят друг друга. Поэтому когда они женятся, их жизнь становится спокойной и скучной, они чуствуют нетерпение, что ведет к печальным последствиям.</text:span></text:p>
      <text:p text:style-name="P162"/>
      <text:p text:style-name="P163"><text:tab/><text:span text:style-name="T9">Для семейной жизни характерен следующий пример: ½ + ½ = 1.</text:span> Мы с женой не живем сами по себе, как нечто отдельное друг от друга. Мы две половинки одного це<text:span text:style-name="T162">л</text:span>ого. Надо стараться быть одной семьей, так как соединенные вместе две половинки приносят больше пользы, чем по отдельности!</text:p>
      <text:p text:style-name="P163"/>
      <text:p text:style-name="P164"><text:tab/><text:span text:style-name="T9">Любить и не ставить условий.</text:span> <text:span text:style-name="T163">Качество Линды, которое меня очень трогает, — это ее безусловная любовь ко мне. Она спокойна, объективна, не ставит никаких условий. Мне кажется, именно такое отношение друг к другу должно быть в браке. Например, если я что-то утверждаю, то жена тоже высказывает свое мнение по этому поводу. Несомненно, что надо обсуждать все вместе, а иначе будет трудно жить в согласии.</text:span></text:p>
      <text:p text:style-name="P164"/>
      <text:p text:style-name="P165"><text:tab/><text:span text:style-name="T9">Важно подтверждать свою любовь.</text:span> Мне хочется поблагодарить очень важного человека. Его главные <text:span text:style-name="T164">качества — это давать, любить, быть верным и понимать это животное, Брюса Ли. Позволять ему просто быть. Это друг, у которого свой путь развития, но он тесно связан с моим; друг, который очень обогащает мою жизнь; это женщина, которую я люблю и которая, к счастью, моя жена. Не могу здесь не вспомнить тот счастливый день в Вашингтонском университете, когда я имел честь встретить тебя.</text:span></text:p>
      <text:p text:style-name="P165"/>
      <text:p text:style-name="P165"/>
      <text:p text:style-name="P165"/>
      <text:p text:style-name="P166"><text:soft-page-break/>О воспитании детей</text:p>
      <text:p text:style-name="P166"/>
      <text:p text:style-name="P167"><text:tab/><text:span text:style-name="T9">Высокие нормы поведения.</text:span> Все воспитание (по крайней мере мое) должно быть основано на конфуцианской философии, которая учит относиться к другим так, как вы хотели бы, чтобы относились к вам, а также верности, способности мыслить и полностью развивать способности человека в пяти сферах жизни: форма правления и те, кто правит, отец и сын, старший и младший брат, муж и жена, друг и друг. Получив все необходимые знания, таким образом, не думаю, что кто-нибудь пойдет неверным путем.</text:p>
      <text:p text:style-name="P167"/>
      <text:p text:style-name="P167"><text:tab/><text:span text:style-name="T9">Никогда не бейте ребенка. </text:span>Мой отец никогда не бил меня, хотя мама иногда давала мне хорошую взбучку! Я не собираюсь бить своих детей. Думаю, отец может держать ситуацию под контролем, изменив что-нибудь в себе.</text:p>
      <text:p text:style-name="P167"/>
      <text:p text:style-name="P168"><text:tab/><text:span text:style-name="T9">Надо учить детей дисциплине. </text:span>Я буду играть и шутить с детьми, но дело прежде всего. Если дело серьезное, то ты не будешь ходить вокруг да около, <text:span text:style-name="T165">стараясь не задеть из чувства. Надо говорить то, что надо сказать в такой ситуации, и не думать, понравиться им это или нет.</text:span></text:p>
      <text:p text:style-name="P168"/>
      <text:p text:style-name="P169"><text:tab/><text:span text:style-name="T9">Тебя судят по поступкам.</text:span> Если ты ведешь себя, как осел, то всегда найдется человек, который сядет и поедет на тебе. Выставлять себя в выгодном свете на людях — это предмет гордости дурака.</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70"><text:soft-page-break/>Образование</text:p>
      <text:p text:style-name="P170"/>
      <text:p text:style-name="P171"><text:tab/><text:span text:style-name="T9">Образование и творчество.</text:span> Какая польза в образовании, если ты не умен? Если ты не проявляешь творческого подхода?</text:p>
      <text:p text:style-name="P171"/>
      <text:p text:style-name="P172"><text:tab/><text:span text:style-name="T9">Природа образования.</text:span> Образование состоит в том, чтобы развивать способность думать (а не придумывать всякие хитрые способы, чтобы сдать экзамены и т. п.)</text:p>
      <text:p text:style-name="P172"/>
      <text:p text:style-name="P173"><text:tab/><text:span text:style-name="T9">Ценность самообразования.</text:span> Благодаря самоообразованию получаются великие люди.</text:p>
      <text:p text:style-name="P173"/>
      <text:p text:style-name="P174"><text:tab/><text:span text:style-name="T9">Цель образования.</text:span> Образование — это открывать что-то новое, а не просто повторять. Приемы изучения, не испытанные на себе, ведут к поверхностному знанию.</text:p>
      <text:p text:style-name="P174"/>
      <text:p text:style-name="P175"><text:tab/><text:span text:style-name="T9">Образование не должно быть формальным. </text:span><text:span text:style-name="T166">Но тогда важно ли учиться в университете? Когда я учился в Вашингтонском университете, у меня были удовлетворительные отметки по дисциплинам.</text:span></text:p>
      <text:p text:style-name="P175"/>
      <text:p text:style-name="P176"><text:tab/><text:span text:style-name="T9">Впитывание и накопление знаний.</text:span> Важно не то, сколько ты выучил, а сколько знаний ты впитал в себя. Лучшие приемы изучения — самые простые, но правильно выполненные.</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8"><text:soft-page-break/>Обучение</text:p>
      <text:p text:style-name="P178"/>
      <text:p text:style-name="P177"><text:span text:style-name="T9"><text:tab/>Обучение требует чуткости и гибкости. </text:span>Прежде всего учитель не должен зависеть ни от какого метода обучения и предвра<text:span text:style-name="T167">щ</text:span>ать уроки в рутинное выполнение упражнений. <text:span text:style-name="T168">Вместо этого он должен изучить индивидуальные особенности каждого ученика и побуждать его к исследованию самого себя, как во внешних, так и во внутренних проявлениях, а в итоге он должен объединить эти проявления в одно целое. Такое обучение, которое по существу и не является обучением, требует большой чуткости и гибкости. В наше время такой подход трудно приобрести.</text:span></text:p>
      <text:p text:style-name="P177"/>
      <text:p text:style-name="P179"><text:span text:style-name="T9"><text:tab/>Учитель указывает на истину, но не выдает ее.</text:span> Учитель, хороший учитель лишь укащывает на путь к истине, но никогда не называет истину. <text:span text:style-name="T169">Он как можно меньше облекает свои слова в форму, чтобы подвести своего ученика к тому, что не имеет формы. Следовательно, он указывает, как важно приобрести характер и не оказаться его пленником; а также следовать принципам и не быть связанным ими.</text:span></text:p>
      <text:p text:style-name="P179"/>
      <text:p text:style-name="P180"><text:span text:style-name="T9"><text:tab/>Учитель не должен превращать процесс обучения в рутину. </text:span><text:span text:style-name="T170">Хороший учитель не превращает процесс обучения в рутину. Он не должен навязывать своим ученикам безжизненные формы.</text:span></text:p>
      <text:p text:style-name="P180"/>
      <text:p text:style-name="P181"><text:span text:style-name="T9"><text:tab/>Самое трудное в жизни — это учить.</text:span> <text:span text:style-name="T171">Хороший учитель защищает учеников от своего собственного влияния. Легко научить кого-либо мастерству, но трудно научить его своему собственному подходу. Во время процесса обучения необходимо всегда быть начеку и проявлять чуткость, то есть постоянно приспосабливать и менять что-то.</text:span></text:p>
      <text:p text:style-name="P181"/>
      <text:p text:style-name="P182"><text:span text:style-name="T9"><text:tab/>Всегда проверяйте мои слова на практике.</text:span> Запомните, что я не учитель, я могу быть просто указательным столбом на дороге для того, кто потеряется в пути. Каждый сам должен выбрать направление. Я же могу предложить лишь опыт, а не вывод, поэтому даже то, что я вам говорю, необходимо подвергать тщательной проверке. Я могу помочь вам тем, что укажу проблему и помогу разобрать ее; помогу понять причину и следствие, но я не могу научить вас, так как я не учитель и у меня нет своей методики. Я не верю ни в какие системы обучения. А без системы, без методики чему учить?</text:p>
      <text:p text:style-name="P182"/>
      <text:p text:style-name="P183"><text:span text:style-name="T9"><text:tab/>Идеальный учитель. </text:span>Не что думать, а как думать. Образование — это, прежде всего, основа функционирования формы. Надо искать способы воспитывать умы учеников так, чтобы, миную двойственный подход к чему бы то ни было, достигать полной осведомленности обо всем.</text:p>
      <text:p text:style-name="P183"/>
      <text:p text:style-name="P438"><text:tab/>Шесть основных принципов обучения:</text:p>
      <text:list xml:id="list7539545538569946140" text:style-name="L19">
        <text:list-item>
          <text:p text:style-name="P466">мотивировать учеников;</text:p>
        </text:list-item>
        <text:list-item>
          <text:p text:style-name="P466">поддерживать внимание учеников;</text:p>
        </text:list-item>
        <text:list-item>
          <text:p text:style-name="P466"><text:soft-page-break/>ставить на первое место умственную активность (обсуждение, вопросы, лекции);</text:p>
        </text:list-item>
        <text:list-item>
          <text:p text:style-name="P467">четко обрисовывать картину того, что надо учить;</text:p>
        </text:list-item>
        <text:list-item>
          <text:p text:style-name="P467">учить распознавать важную информацию и выявлять скрытый смысл, а также учить применению на практике нового материала (четкие цели);</text:p>
        </text:list-item>
        <text:list-item>
          <text:p text:style-name="P467">повторять пять предшествующих этапов, пока ученики это не выучат.</text:p>
        </text:list-item>
      </text:list>
      <text:p text:style-name="P184"/>
      <text:p text:style-name="P184"><text:tab/><text:span text:style-name="T9">Необходимо жвалить учеников.</text:span> Похвала, несомненно, <text:span text:style-name="T172">вызывает желание к совершенствованию своих навыков. Будьте щедрыми и честными в своей оценке.</text:span></text:p>
      <text:p text:style-name="P184"/>
      <text:p text:style-name="P185"><text:tab/><text:span text:style-name="T9">Учить — значит выстраивать открытые отношения. </text:span><text:span text:style-name="T173">Я не верю в возможность обучения в больших учебных заведниях, филиалы которых расположены по всей стране и за рубежом. Им требуется что-то вроде системы, чтобы можно было проверить качество знаний большого количества людей, в результате им устраивают экзамены в соответствии с тербованиями данной системы. Я верю, что учить можно лишь небольшое количество людей, так как необходимо внимательно относиться к каждому человеку, чтобы установить настоящие открытые отношения.</text:span></text:p>
      <text:p text:style-name="P185"/>
      <text:p text:style-name="P186"><text:tab/><text:span text:style-name="T9">Духовно бедный человек стремится к материальному благополучию. </text:span>Чем духовно беднее человек, тем больше он старается обогатиться материально.</text:p>
      <text:p text:style-name="P186"/>
      <text:p text:style-name="P187"><text:tab/><text:span text:style-name="T9">Нет строго установленных схем при обучении.</text:span> Нет строго установленных схем обучения. Все, что я могу дать, это лишь средство для лечения данной болезни. Я указываю на возможное направление и ничего более. <text:span text:style-name="T174">Это можно сравнить с пальцем, который показывает на луну; но не стоит концентрировать внимание только в том направлении, на которое указывает палец, так как в противном случае не заметишь всей красоты неба.</text:span></text:p>
      <text:p text:style-name="P187"/>
      <text:p text:style-name="P188"><text:tab/><text:span text:style-name="T9">Редко встречаются искренние студенты.</text:span> Редко попадаются искренние и серьезные студенты. У некоторых энтузиазма хватает лишь на пять минут, у некоторых не очень серьезные намерения. <text:span text:style-name="T175">К сожалению, многие из них второсортные художники, но в основном же они конформисты.</text:span></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9"><text:soft-page-break/>Этика</text:p>
      <text:p text:style-name="P189"/>
      <text:p text:style-name="P190"><text:tab/><text:span text:style-name="T9">О правильном поведении.</text:span> Человек поступает правильно, когда руководствуется разумом и проявляет творческий подход.</text:p>
      <text:p text:style-name="P190"/>
      <text:p text:style-name="P190"><text:tab/><text:span text:style-name="T9">«</text:span><text:span text:style-name="T25">Хорошая жизнь</text:span><text:span text:style-name="T9">» - </text:span><text:span text:style-name="T25">это процесс развития.</text:span><text:span text:style-name="T176"> Хорошая жизнь — это процесс развития, а не состояние бытия. Это направление, а не конечный пункт назначения. Направление хорошей жизни задает тон всему организму человека, и он психологически свободен двигаться в ЛЮБОМ направлении.</text:span></text:p>
      <text:p text:style-name="P190"/>
      <text:p text:style-name="P191"><text:tab/><text:span text:style-name="T9">Объективные нормы требуют знания.</text:span> Чтобы установ<text:span text:style-name="T177">и</text:span>ть объекти<text:span text:style-name="T178">в</text:span>ные нормы прав<text:span text:style-name="T178">и</text:span>льного поведения, необходимо преобрести знания.</text:p>
      <text:p text:style-name="P191"/>
      <text:p text:style-name="P192"><text:span text:style-name="T9"><text:tab/>Не существует так называемых средств для достижения цели. </text:span>Не существует средств для достижения цели, так как есть только цели. А я и есть средство. Я есть то, с чего я начал; а когда все закончится, я буду тем, что от меня останется. Следоватьльно, все цели, рассматриваемые без средств к из достижению, это иллюзия; а становление — это отрицание бытия.</text:p>
      <text:p text:style-name="P192"/>
      <text:p text:style-name="P193"><text:tab/><text:span text:style-name="T9">Развивайте способность понимать.</text:span> Не спешите составлять мнение о чем бы то ни было. Необходимо развивать способность понимать и постоянно открывать что-то новое, в том числе и причины своего невежества.</text:p>
      <text:p text:style-name="P193"/>
      <text:p text:style-name="P194"><text:tab/><text:span text:style-name="T9">Быть счастиливым — значит вести себя, сообразуя свое поведение с </text:span><text:span text:style-name="T24">н</text:span><text:span text:style-name="T9">ормами морали в любой ситуации.</text:span> <text:span text:style-name="T179">Для того чтобы вести себя правильно в какой-нибудь ситуации, надо быть счастливым, а не следовать в каждой ситуации строгим нормам поведения.</text:span></text:p>
      <text:p text:style-name="P194"/>
      <text:p text:style-name="P195"><text:tab/><text:span text:style-name="T9">Требуется понимать, а не просто выносить суждения.</text:span> Не надо немедленно реагировать на то, что вы услышали и что требует быстрой оценки или суждения. <text:span text:style-name="T180">Разве не требуется понять это, оценить всю ситуацию?</text:span></text:p>
      <text:p text:style-name="P195"/>
      <text:p text:style-name="P196"><text:tab/><text:span text:style-name="T9">Самое трудное.</text:span> Труднее всего делать следующее:</text:p>
      <text:list xml:id="list8182292786403496888" text:style-name="L20">
        <text:list-item>
          <text:p text:style-name="P468">хранить секрет;</text:p>
        </text:list-item>
        <text:list-item>
          <text:p text:style-name="P468">забывать обиду;</text:p>
        </text:list-item>
        <text:list-item>
          <text:p text:style-name="P468">с пользой проводить свободное время.</text:p>
        </text:list-item>
      </text:list>
      <text:p text:style-name="P196"/>
      <text:p text:style-name="P196"><text:tab/><text:span text:style-name="T9">Поведение в соответствии с нормами морали: размышления об относительности и абсолютности его примения на практике.</text:span> Если рассматривать поведение в соответствии с нормами морали как абсолютную истину, то отношение к нему будет как к чему-то старомодному. Хотя к нему таже можно отнестись как к поступку, актуальному для всех времен и народов. Если рассматривать такое поведение как относительную истину, следует учитывать особенности времени, климата, общественную и экономическую потребность, реалигиозные убеждения и т. д. Поведение также может быть продиктовано общественным интересом и т. д. Если же рассматривать поведение в соответствии <text:soft-page-break/>с нормами морали как абсолютную истину — значит судить о нем как о чем-то неизменном.</text:p>
      <text:p text:style-name="P196"/>
      <text:p text:style-name="P196"><text:tab/><text:span text:style-name="T9">Объективная и субъективная ценность суждений.</text:span> Суждения является объективным, если оно затрагивает объективные вопросы; оно является субъективным, если в нем высказывается личная точка зрения человека на объективный вопрос. Объективность проявляется в фактических данных. <text:span text:style-name="T181">Субъективность — это вопрос личного мнения. Существует большая разница между тем, что ты ДУМАЕШЬ, что что-то неверно, и тем, как ты объясняешь, доказываешь, что что-то неверно. Понятие является объективным, если обозначенное свойство — это действительное свойство действия (существующее в объективной реальности).</text:span></text:p>
      <text:p text:style-name="P196"/>
      <text:p text:style-name="P197"><text:tab/><text:span text:style-name="T9">Два основных вопроса морали. </text:span>Существует два вида вопросов, касающихся норм морали:</text:p>
      <text:list xml:id="list2623353841085674389" text:style-name="L21">
        <text:list-item>
          <text:p text:style-name="P469">с чего начинается плохое и хорошее поведение?</text:p>
        </text:list-item>
        <text:list-item>
          <text:p text:style-name="P469">что делает поступок плохим или хорошим?</text:p>
        </text:list-item>
      </text:list>
      <text:p text:style-name="P198"/>
      <text:p text:style-name="P198"><text:tab/><text:span text:style-name="T9">Беда человека. </text:span>Честь и позор вызваны той же причиной, что и волнение. <text:span text:style-name="T182">Беда человека кроется в любви к самому себе.</text:span></text:p>
      <text:p text:style-name="P198"/>
      <text:p text:style-name="P199"><text:tab/><text:span text:style-name="T9">Бедность и мир.</text:span> <text:span text:style-name="T183">В любой бедной стране люди настроены враждебно, если они бедны. Если ничего нет, то можно позволить себе враждебность. Но надо подождать, чтобы они тоже стали более процветающими. Тогда вскоре они успокоятся и захотят мира подобно людям в других странах.</text:span></text:p>
      <text:p text:style-name="P199"/>
      <text:p text:style-name="P200"><text:tab/><text:span text:style-name="T9">Скромность вызывает уважение.</text:span> Скромность является основной для появления уважения, точно так же, как фундамент является основой для высокого здания.</text:p>
      <text:p text:style-name="P200"/>
      <text:p text:style-name="P201"><text:tab/><text:span text:style-name="T9">Четыре теории этики.</text:span> Существует четыре разные теории этики:</text:p>
      <text:list xml:id="list3152910973990865245" text:style-name="L22">
        <text:list-item>
          <text:p text:style-name="P470">Объективная теория этики: добродетель объективна (теория Платона), следовательно, ее невозможно определить.</text:p>
        </text:list-item>
        <text:list-item>
          <text:p text:style-name="P471">Последовательная теория этики: то что делает поступок хорошим, является следствием этого поступка (например утилитаризм); самое большое удовольствие для большинства людей (в это легче поверить, чем в выше упомянутый объективизм).</text:p>
        </text:list-item>
        <text:list-item>
          <text:p text:style-name="P472">Мотивационная теория этики: характеристика поведения человека определяется мотивом его поведения. Например, действие не является плохим, если у человека были хорошие намерения. Иммануил Кант является одним из основателей мотивационной теории этики. Он сказал: «Не совершай поступка, которму не сможешь дать рационалистическое объяснение, чтобы люди постоянно руководствовались им».</text:p>
        </text:list-item>
        <text:list-item>
          <text:p text:style-name="P473">Одобрительная теория этики: мнение о том, хороший поступок или плохой зависит от благоприятного мнения людей.</text:p>
        </text:list-item>
      </text:list>
      <text:p text:style-name="P202"/>
      <text:p text:style-name="P203"><text:soft-page-break/><text:tab/><text:span text:style-name="T9">Внутренняя ценность хорошего и прекрасного. </text:span>Надо ценить это само по себе, а не по тому, как это проявляется.</text:p>
      <text:p text:style-name="P203"/>
      <text:p text:style-name="P204"><text:tab/><text:span text:style-name="T9">О моем характере. </text:span>Быть честным и все в этом роде. Я не такой плохой, как некоторые, но я не говорю, что я святой!</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5"><text:soft-page-break/>Расизм</text:p>
      <text:p text:style-name="P205"/>
      <text:p text:style-name="P206"><text:tab/><text:span text:style-name="T9">О братстве все</text:span><text:span text:style-name="T26">х</text:span><text:span text:style-name="T9"> людей.</text:span> Если я говорю, что «все под солнцем являются членами одной большой семьи, живущей на земле», <text:span text:style-name="T184">то можно подумать, что я — обманщик <text:s text:c="3"/>и идеалист. Но если кто-нибудь все еще верит в расовые различия, то, думаю, они слишком ограничены и отстали от жизни. Возможно, они все еще не понимают, что все люди равны.</text:span></text:p>
      <text:p text:style-name="P206"/>
      <text:p text:style-name="P207"><text:tab/><text:span text:style-name="T9">Под небесами живет только одна семья.</text:span> Черты характера человека везде одни и те же. <text:span text:style-name="T185">Не хочу говорить, «как говорил Конфуций», но под небом, под небесами живет только одна семья.</text:span></text:p>
      <text:p text:style-name="P207"/>
      <text:p text:style-name="P208"><text:tab/><text:span text:style-name="T9">Причина расизма — в традиции. </text:span>Многие люди все еще тесно связаны традициями. Когда старшее поколение говорит нет чему-либо, то и другие тоже начинают неодобрительно к этому относиться. Если старшее поколение говорит, что что-то неправильно, то они поверят и этому. <text:span text:style-name="T186">Они редко сами ищут истину и редко искренне проявляют свои чувства. Все дело в том, что отношение к подобным явлениям, как расизм, лежит в приверженности к традициям. А они являются не чем иным, как «доктриной», сформулированной в результате жизненного опыта людей старшего поколения. По мере того как изменяется время и люди, необходимо пересмотреть данную доктрину.</text:span></text:p>
      <text:p text:style-name="P208"/>
      <text:p text:style-name="P209"><text:tab/><text:span text:style-name="T9">Быть свободным от традиций — значит не иметь предубеждений. </text:span>Я, Брюс Ли, человек, который никогда не следует за паникерами. Поэтому моим другом может стать любой человек, независимо от того, черная у него или белая, красная или синяя.</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11"><text:soft-page-break/>Несчастья</text:p>
      <text:p text:style-name="P211"/>
      <text:p text:style-name="P210"><text:tab/><text:span text:style-name="T9">Несчастья оказывают на человека благотворное воздействие.</text:span> Процветание может мешать нам изучать свое поведение, несчастья же завставляют думать о своем положении, следовательно, они полезны.</text:p>
      <text:p text:style-name="P210"/>
      <text:p text:style-name="P212"><text:tab/><text:span text:style-name="T9">Несчастья заставляют думать.</text:span> Когда все идет хорошо, ум нежится в удовольствиях. Только когда случаются несчастья или лишения, мозг функционирует и думает над сложившимся положением. Такое пристальное изучение себя ра<text:span text:style-name="T187">з</text:span>вивает ум и помогает понять себя и дать себя понять другим.</text:p>
      <text:p text:style-name="P212"/>
      <text:p text:style-name="P213"><text:tab/><text:span text:style-name="T9">Ценность глупых вопросов. </text:span>Мудрый человек может больше извлечь из глупого вопроса, чем глупый человек — из мудрого ответа.</text:p>
      <text:p text:style-name="P213"/>
      <text:p text:style-name="P214"><text:tab/><text:span text:style-name="T9">Никогда не растрачивай энергию на беспокойства и негативные мысли. </text:span>У кого более нестабильная работа, чем у меня? На что я живу? Моя вера — это моя способность справиться с чем бы то ни было. Спина приковала меня к постели на целый год, но каждое несчастье приносит и благо, так как действует как шок, напоминая тебе, что ты не должен завязнуть в рутине жизни.</text:p>
      <text:p text:style-name="P214"/>
      <text:p text:style-name="P215"><text:tab/><text:span text:style-name="T9">Волнение — это способ защиты.</text:span> Не предвещайте зло, пока у вас не будет чем от него укрыться. Волнение бесполезно, если нельзя им защититься.</text:p>
      <text:p text:style-name="P215"/>
      <text:p text:style-name="P216"><text:tab/><text:span text:style-name="T9">Проиграть не стыдно.</text:span> Если вас собъют с ног, вам не должно быть стыдно. Важнее спросить себя в тот момент, когда вас сбивают с ног: «Почему меня сбили с ног?». <text:span text:style-name="T188">Для такого человека, который способен размышлять подобным образом, надежда не потеряна.</text:span></text:p>
      <text:p text:style-name="P216"/>
      <text:p text:style-name="P217"><text:tab/><text:span text:style-name="T9">Чтобы сделать то, что хочешь, иногда требуется делать то, чего не хочешь делать. </text:span>Как для поддержания здоровья иногда требуется принимать невкусные лекарства, так и для того, что хочется делать, иногда требуется выполнение того, чего не хочется делать. Запомни, мой друг, что важно не то, что происходит, а то как ты на это реагируешь. <text:span text:style-name="T189">Твое отношение определяет то, сколько ты извлечешь из этого. Это может стать камнем преткновения, а может и помочь тебе в достижении цели.</text:span></text:p>
      <text:p text:style-name="P217"/>
      <text:p text:style-name="P218"><text:tab/><text:span text:style-name="T9">Несчастье — великий учитель.</text:span> Несчастье — это великий учитель. Сквозь слезу человек видит дальше, чем через телескоп.</text:p>
      <text:p text:style-name="P218"/>
      <text:p text:style-name="P219"><text:tab/><text:span text:style-name="T9">Виды глупости.</text:span> Глупость бывает двух видов: она либо молчит, либо говорит. Немую глупость легче переносить.</text:p>
      <text:p text:style-name="P219"/>
      <text:p text:style-name="P220"><text:tab/><text:span text:style-name="T9">В мире очень много нарушителей спокойствия.</text:span> В мире очень много людей, которые решительно настроены на то, чтобы кем-то стать или причинять беспокойство другим. Они хотят продвигаться вперед, чтобы из заметили. Такая <text:soft-page-break/>целеустремленность не подходит для человека, придерживающегося учения даосизма, так как оно отвергает проявления напористости и соперничества.</text:p>
      <text:p text:style-name="P220"/>
      <text:p text:style-name="P221"><text:tab/><text:span text:style-name="T9">Потрясение от неприятностей способствует развитию человека.</text:span> Потрясения от неприятностей способствует развитию человека подобно тому, как после грозового дождя растут все растения.</text:p>
      <text:p text:style-name="P221"/>
      <text:p text:style-name="P222"><text:tab/><text:span text:style-name="T9">Неприятности подобны ливню.</text:span> Неприятности подобны первому и последнему дождю. Этот дождь холодный, неприветливый по отношению к человеку и к животным. И все же именно в это время года растут цветы и фрукты, финики, розы, гранаты.</text:p>
      <text:p text:style-name="P222"/>
      <text:p text:style-name="P223"><text:tab/><text:span text:style-name="T9">Поражение учит.</text:span> Что такое поражение? Это ничего более как учитель, как первый шаг на пути к лучшему.</text:p>
      <text:p text:style-name="P223"/>
      <text:p text:style-name="P223"><text:tab/><text:span text:style-name="T9">Во время уединения ты, по крайней мере, один. </text:span>Одиночество — это только возможность плыть по течению и обрести себя. <text:span text:style-name="T190">Во время уединения ты, по крайней мере, один. Используй эту возможность.</text:span></text:p>
      <text:p text:style-name="P223"/>
      <text:p text:style-name="P224"><text:tab/><text:span text:style-name="T9">Польза разочарования.</text:span> Без разочарования ты не раскроешь, на что был способен. Мы растем за счет противоречий.</text:p>
      <text:p text:style-name="P224"/>
      <text:p text:style-name="P224"><text:tab/><text:span text:style-name="T9">Терпеливо переносите обиды. </text:span>Ничего так не поможет вам следовать своему путь в мире, как способность терпеливо переность обиды. Терпение не пассивно, напротив оно способствует концентрации силы.</text:p>
      <text:p text:style-name="P224"/>
      <text:p text:style-name="P224"><text:tab/><text:span text:style-name="T9">Не доверяй первому встречному. </text:span><text:span text:style-name="T191">Не доверяй людям так легко, так как на земле живут разные люди.</text:span></text:p>
      <text:p text:style-name="P224"/>
      <text:p text:style-name="P225"><text:tab/><text:span text:style-name="T9">Мудрый человек извлекает пользу из неудач. </text:span><text:span text:style-name="T192">Нет несчастий настолько неудачных, чтобы мудрый человек не мог извлечь из них выгоду. Точно так же нет настолько удачных ситуаций, чтобы глупый человек не обернул их против себя.</text:span></text:p>
      <text:p text:style-name="P225"/>
      <text:p text:style-name="P226"><text:tab/><text:span text:style-name="T9">Волнение. </text:span>Волнение — это пропасть между СЕЙЧАС и ТОГДА. Поэтому если вы в СЕЙЧАС, то не волнуйтесь, так как ваше волнение сразу же выльется в последующем спонтанном поступке.</text:p>
      <text:p text:style-name="P226"/>
      <text:p text:style-name="P227"><text:tab/><text:span text:style-name="T9">Критика. </text:span>У людей, у которых в голове пусто, всегда длинные языки. <text:span text:style-name="T193">Обычно для тех, у кого язык является оружием, ноги являются средством защиты.</text:span></text:p>
      <text:p text:style-name="P227"/>
      <text:p text:style-name="P228"><text:tab/><text:span text:style-name="T9">На пути к цели всегда встречаются препятствия. </text:span>Поверь, что в любом серьезном деле или достижении на пути к ним заложены препятствия, большие или маленькие. И важно то, как человек их преодолевает, а не сами препятствия. <text:soft-page-break/><text:span text:style-name="T194">Нет такого явления, как поражение, пока ты сам этого не признаешь, но не раньше!</text:span></text:p>
      <text:p text:style-name="P228"/>
      <text:p text:style-name="P229"><text:tab/><text:span text:style-name="T9">Внутреннее сопротивление — это не решение. </text:span>Нравится мне это или нет, но обстоятельства часто бьют меня. А так как по своей сущности я борец, то вначале я сражаюсь с ними, но потом понимаю, что мне требуется внутреннее сопротивление и не нужны конфликты (в виде растрачиваемых сил). Надо лучше собраться с силами, приспособиться к обстоятельствам и извлечь из них самое лучшее.</text:p>
      <text:p text:style-name="P229"/>
      <text:p text:style-name="P230"><text:tab/><text:span text:style-name="T9">Не усугубляй несчастья беспокойством.</text:span> Успокойся, отстранись от всех результатов, буль готов боро<text:span text:style-name="T195">ться</text:span> или бежать, выиграть или проиграть и <text:s/>всегда будь готов посмеяться над всем, принимай все, что бы ни случилось. <text:span text:style-name="T195">Говоришь, твой ребенок болен, а ты не можешь оплатить арендную плату? Хорошо, смирись с этими фактами и посмотри им в лицо. Недостаточно ли они сами по себе являются беспокойством, чтобы еще вдобавок тебе из-за них волноваться?</text:span></text:p>
      <text:p text:style-name="P230"/>
      <text:p text:style-name="P231"><text:tab/><text:span text:style-name="T9">Нельзя очистить грязную воду руками.</text:span> Кто может очистить грязную воду? Но если оставить все, как есть, то она сама очистится. <text:span text:style-name="T196">Кто может в состоянии полного покоя обеспечить безопасность? Будьте спокойны, и пусть время идет само по себе, и к вам постепенно придет ощущение покоя.</text:span></text:p>
      <text:p text:style-name="P231"/>
      <text:p text:style-name="P232"><text:tab/><text:span text:style-name="T9">Беспокойство только создает проблемы для окружающих.</text:span> У того, кто одержим волнением, не только нехватает самообладания справиться со своими проблемами, но его нервное и нервозное состояние создает дополнительные трудности для окружающих.</text:p>
      <text:p text:style-name="P232"/>
      <text:p text:style-name="P233"><text:tab/><text:span text:style-name="T9">Учитесь идти дальше.</text:span> Зачем ухудшать ситуацию, которая иллюзорна сама по себе, напряженными эмоциями и мыслями? Она существует в действительности до тех пор, пока не пройдет это мгновение (в любом случае она результат предшествовавших причин). <text:span text:style-name="T197">Делай то, что кажется разумным, затем забудь об этом и иди дальше. Иди дальше и смотри на все, что открывается перед глазами. Иди и смотри на пролетающих птиц. Иди вперед и оставь позади все, что препятствует входу и выходу жизненного опыта.</text:span></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4"><text:soft-page-break/>Противоборство</text:p>
      <text:p text:style-name="P234"/>
      <text:p text:style-name="P235"><text:tab/><text:span text:style-name="T9">Не подвергай мастерство испытанию.</text:span> Вначале это оказывается дружелюбием, а затем оборачивается антагонизмом.</text:p>
      <text:p text:style-name="P235"/>
      <text:p text:style-name="P236"><text:tab/><text:span text:style-name="T9">Не допуская рассянного внимания и соперничества.</text:span> Не допускай рассеянного внимания. <text:s/>Устраняй все возможность для соперничества.</text:p>
      <text:p text:style-name="P236"/>
      <text:p text:style-name="P237"><text:tab/><text:span text:style-name="T9">О любях, которые «бросают вызов».</text:span> У таких людей должно быть что-то не так с головой. Так как если бы у них было все в порядке с головой, они не вызывали бы других людей на бой. <text:span text:style-name="T198">Более того, большинство таких людей бросают вызов, так как не чувствуют себя уверенно и борьба для них как средство достичь неизвестной цели.</text:span></text:p>
      <text:p text:style-name="P237"/>
      <text:p text:style-name="P238"><text:tab/><text:span text:style-name="T9">Не старайся предвидеть исход боя. </text:span>Большая ошибка — стараться предугадать исход боя. Не надо думать, закончится это поражением или победой.</text:p>
      <text:p text:style-name="P238"/>
      <text:p text:style-name="P239"><text:tab/><text:span text:style-name="T9">Если вам бросили вызов. </text:span>Я понял, что если вам бросают вызов, это одно, другое — как на это отреагировать. Как это воздействует на вас? Если вы спокойны, то относитесь к этому очень легко. <text:span text:style-name="T199">Вы спрашиваете сами себя: «Действительно ли я боюсь этого человека? Или я сомневаюсь, что он доберется до меня?» Если у меня нет такого сомнения и если у меня нет такого страха, то, конечно же, мое отношение будет очень легким. Это подобно тому, как если бы сегодня прошел сильный ливень, а завтра бы опыть выглянуло солнце.</text:span></text:p>
      <text:p text:style-name="P239"/>
      <text:p text:style-name="P240"><text:tab/><text:span text:style-name="T9">Все споры можно уладить в законном порядке.</text:span> Сегодня на улицах никто не набрасывается на люедй с кулаками. Если это произойдет, то кто-нибудь просто вытащит пушку — и бах! Так-то. Сегодня любой вопрос можно уладить в законном порядке. Даже если вы хотите отомстить за отца, не надо никого вызывать на бой.</text:p>
      <text:p text:style-name="P240"/>
      <text:p text:style-name="P241"><text:span text:style-name="T200"><text:tab/></text:span><text:span text:style-name="T27">Надо управлять противоборством.</text:span><text:span text:style-name="T200"> Никто не сможет обидеть вас, пока вы не позволите это следать.</text:span></text:p>
      <text:p text:style-name="P241"/>
      <text:p text:style-name="P241"><text:span text:style-name="T201"><text:tab/></text:span><text:span text:style-name="T28">Не поддавайтесь иллюзии. </text:span><text:span text:style-name="T201">Поймите, что нет никого, с кем надо сражаться, надо просто не поддаваться иллюзиям. Остерегайтесь иллюзий!</text:span></text:p>
      <text:p text:style-name="P241"/>
      <text:p text:style-name="P242"><text:tab/><text:span text:style-name="T9">Необходимость провосходства сил.</text:span> <text:span text:style-name="T202">Борьбу любого вида никогда нельзя уладить удовлетворительно, пока не будет затронута абсолютная истина. То есть пока один из противников не одолеет другого. Важет не нейтралитет, не безразличие, а ПРЕВОСХОДСТВО СИЛ.</text:span></text:p>
      <text:p text:style-name="P242"/>
      <text:p text:style-name="P242"/>
      <text:p text:style-name="P242"/>
      <text:p text:style-name="P242"/>
      <text:p text:style-name="P242"/>
      <text:p text:style-name="P243"><text:soft-page-break/>Приспособляемость</text:p>
      <text:p text:style-name="P243"/>
      <text:p text:style-name="P244"><text:tab/><text:span text:style-name="T9">О природе приспособляемости. </text:span>Что такое адаптация? Это подобно тому, как тень безоговорочно повторяет движение человека.</text:p>
      <text:p text:style-name="P244"/>
      <text:p text:style-name="P245"><text:tab/><text:span text:style-name="T9">Почему важно приспосабливаться?</text:span> Неспособность приспосабливатья ведет к разочарованиям.</text:p>
      <text:p text:style-name="P245"/>
      <text:p text:style-name="P246"><text:tab/><text:span text:style-name="T9">Приспособляемость заключается в неподвижности при движении.</text:span> <text:span text:style-name="T203">Неподвижность в состоянии неподвижности не является настоящей неподвижностью. Только при неподвижности в состоянии движения проявляется ритм Вселенной.</text:span></text:p>
      <text:p text:style-name="P246"/>
      <text:p text:style-name="P247"><text:tab/><text:span text:style-name="T9">Мудрость проявляется в том, чтобы приспосабливаться. </text:span>Мудрость состоит нне в том, чтобы бороться со злом за правду, а в том, чтобы уиться «ездить» на них подобно тому, как поплавок качается на полнах.</text:p>
      <text:p text:style-name="P247"/>
      <text:p text:style-name="P247"><text:tab/><text:span text:style-name="T9">Ум, который приспосабливается. </text:span>Это значит находиться не в напряженном состоянии, а быть готовым не думать, не мечтать, не быть косным в своих взглядах. <text:span text:style-name="T204">Это значить быть гибким, чутким и готовым ко всему.</text:span></text:p>
      <text:p text:style-name="P247"/>
      <text:p text:style-name="P248"><text:tab/><text:span text:style-name="T9">Меняйся вместе с тем, что изменяется.</text:span> Будь гибким, чтобы меняться вместе с тем, что изменяется. Освободись от всего! Раскройся! Польза чашки, прежде всего, в том, что она пустая.</text:p>
      <text:p text:style-name="P248"/>
      <text:p text:style-name="P249"><text:tab/><text:span text:style-name="T9">Изменения неизменны.</text:span> Меняться вместе с тем, что изменяется, это неизменное состояние.</text:p>
      <text:p text:style-name="P249"/>
      <text:p text:style-name="P250"><text:tab/><text:span text:style-name="T9">О чередовании.</text:span> Поток движений заключается в их чередовании.</text:p>
      <text:p text:style-name="P250"/>
      <text:p text:style-name="P251"><text:tab/><text:span text:style-name="T9">Умный человек обладает способностью приспросабливаться.</text:span> Ум иногда характеризуется способностью человека приспосабливаться к условия окружающей среды или приспосабливать условия окружающей среды к своим потребностям.</text:p>
      <text:p text:style-name="P251"/>
      <text:p text:style-name="P252"><text:tab/><text:span text:style-name="T9">Надо прогибаться и тогда выживешь. </text:span>Есть одна китайская мудрость, в которой проявляется отношение к проблемам, свойственным всему человечеству. Китайцы говорят: «Дуб — могучее деверо, но его может сло<text:span text:style-name="T205">м</text:span>ать сильный ветер, так как он сопротивляется стихии. Бамбук гнется в том же направлении, куда дует» ветер, и вследствие этого — ветер не может его сломать».</text:p>
      <text:p text:style-name="P252"/>
      <text:p text:style-name="P253"><text:tab/><text:span text:style-name="T9">Притча о мяснике. </text:span>Жил был хороший мясник, который из года в год пользовался одним и тем же ножом. Несмотря на это нож все так же точно и остро резал. Прослужив долгие годы, он был все так же эффективен и хорош, как если бы был новым. <text:span text:style-name="T206">Когда мясника спрашивали, как ему удалось сохранить нож столь же острым, он отвечал: «Я режу вдоль кости и не пытаюсь разрезать или </text:span><text:soft-page-break/><text:span text:style-name="T206">разрубить ее ножом, не воюю с ней, так как это только притупило бы мой нож». <text:s/>Каждый в своей жизни должен следовать вдоль линии препятствия. Попытки преодолеть его, только сломают инструмент. Не важно, что скажут некоторые люди, так как препятствия не являются опытом одного человека или группы людей. Они являются универсальным опытом.</text:span></text:p>
      <text:p text:style-name="P253"/>
      <text:p text:style-name="P254"><text:tab/><text:span text:style-name="T9">Приспосабливайтесь подобно воде.</text:span> Будьте подобно воде. У воды есть форма, и в то же время у нее нет формы. Это самая мягкая стихия на земле, и в то же время она точит скалу. У нее нет своего облика, и в то же время она может принять облик всего, куда бы ее не поместили. В чашке, она принимает форму чашки. В вазе принимает форму вазы и обвивает стебли цветов. Наблюдайте за тем, как приспосабливается вода. Если сжимать ее медленно, то она будет вытекать медленно. Кажется, что вода течет противоречиво, даже вверх по склону горы, но она выбирает любой путь, которые открыт для нее и некоторый ведет к морю. Она может течь быстро и течь медленно, но цель ее одна и та же, она не меняется.</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5"><text:soft-page-break/>Философия</text:p>
      <text:p text:style-name="P255"/>
      <text:p text:style-name="P256"><text:tab/><text:span text:style-name="T9">Изучайте философию.</text:span> Читайте разные книги и выявляйте главное, стиль, премущества и недостатки.</text:p>
      <text:p text:style-name="P256"/>
      <text:p text:style-name="P257"><text:tab/><text:span text:style-name="T9">Почему важно читать. </text:span>Чтение, если читать специально, это пища для ума.</text:p>
      <text:p text:style-name="P257"/>
      <text:p text:style-name="P258"><text:tab/><text:span text:style-name="T9">О философии. </text:span>На протяэении веков философию определяли как «любовь к мудрости». Ее цель — исследовать все и обосновывать посредством логич<text:span text:style-name="T207">е</text:span>ского мышления. Философию интересует не как, а что и почему.</text:p>
      <text:p text:style-name="P258"/>
      <text:p text:style-name="P259"><text:tab/><text:span text:style-name="T9">Удовольствие, доставляемое философией.</text:span> Когда я поступил в Вашингтонский университет и изучал философию, то отказался от всез своих незрелых суждений. <text:tab/>Моя специализация по философии была тесно связана с моим задиристым характером в детстве. Я часто задавал себе следующие вопросы:</text:p>
      <text:list xml:id="list4535625517557193640" text:style-name="L23">
        <text:list-item>
          <text:p text:style-name="P474">что наступает после того, как ты одержал победу?</text:p>
        </text:list-item>
        <text:list-item>
          <text:p text:style-name="P474">почему люди так высоко ценят победу?</text:p>
        </text:list-item>
        <text:list-item>
          <text:p text:style-name="P474">что есть «слава»?</text:p>
        </text:list-item>
        <text:list-item>
          <text:p text:style-name="P474">какой вид «победы» может принести «славу»?</text:p>
        </text:list-item>
      </text:list>
      <text:p text:style-name="P259"/>
      <text:p text:style-name="P259"><text:tab/><text:span text:style-name="T9">Философия отвечает на вопрос, зачем живет человек. </text:span>Когда мой учитель настоял на выборе моего направления, то посоветовал заняться философией вследствие моей любознательности. Он сказал мне: «Философия даст тебе ответ на вопрос, зачем человек живет».</text:p>
      <text:p text:style-name="P259"/>
      <text:p text:style-name="P260"><text:tab/><text:span text:style-name="T9">О развитии западной философии.</text:span> Развитие философии заключается в том, чтобы давать ясные ответы о жизненно важных вопросах. Но у некоторых философов, таких как Платон, были свои взгляды и в области этики. К решению спорных вопросов о том, что есть «добро» и «зло», из чего состоит «идеальная жизнь», вот на что надо стремиться найти ответы.</text:p>
      <text:p text:style-name="P260"/>
      <text:p text:style-name="P261"><text:tab/><text:span text:style-name="T9">Опасность для философии заключается в том, ч</text:span><text:span text:style-name="T29">т</text:span><text:span text:style-name="T9">о она станет сугубо теоретической.</text:span> <text:span text:style-name="T208">Многие философы относятся к числу тех, кто говорит одно, а делает другое; и философия, которую утверждает человек, отличается от той, которой он руководствуется в жизни. Следовательно, опасность для философии заключается в том, что она становится теоретической.</text:span></text:p>
      <text:p text:style-name="P261"/>
      <text:p text:style-name="P262"><text:tab/><text:span text:style-name="T9">Жить и строить теории.</text:span> Философия — это не «жизнь», а вид деятельности, связанный с теоретическим знанием. Многие философы не собираются жить, а просто строят теории о жизни, размышляют о ней. А размышлять о чем-то подразумевает абстрагировать себя от этого, держать дистацию между собой и предметом размышления.</text:p>
      <text:p text:style-name="P262"/>
      <text:p text:style-name="P263"><text:soft-page-break/><text:span text:style-name="T209"><text:tab/></text:span><text:span text:style-name="T30">Болезнь философии. </text:span><text:span text:style-name="T209">Философия сама по себе — это болезнь, от которой она притворяется, что дает лекарство. Мудрый человек не следует мудрости, а живет, в этом и заключается его мудрость.</text:span></text:p>
      <text:p text:style-name="P263"/>
      <text:p text:style-name="P263"><text:span text:style-name="T210"><text:tab/></text:span><text:span text:style-name="T31">Философия часто стремится сделать из реальности проблему. </text:span><text:span text:style-name="T210">В жизни</text:span> <text:span text:style-name="T210">мы без тени сомнения принимаем то, что видим и чувствуем. Однако философия не принимает жизнь такой, какая она есть, и делает из нее проблему. Например, задает подобные вопросы: «Тот стул, который я вижу перед собой, действительно стоит там?», «Может ли он существовать сам по себе?». Вместо того чтобы развиваться в соответствии с жизнью и тем самым облегчать жизнь, философия усложняет жизнь, подменяя спокойствие мира беспокойными проблемами.</text:span></text:p>
      <text:p text:style-name="P263"/>
      <text:p text:style-name="P264"><text:tab/><text:span text:style-name="T9">Рационализм. </text:span>Рационализм связан с интуитивизмом. Рационалист считает, что разум может понять основную истину интуитивно, а затем при помощи рациональных методов, логических заключений выводить из нее другие истины. В менее критических ситуациях разум и доводы разума необходимы, чтобы избавиться от ощущений или чтобы придать ощущениям необходимые законы Вселенной.</text:p>
      <text:p text:style-name="P264"/>
      <text:p text:style-name="P265"><text:tab/><text:span text:style-name="T9">Эмпиризм.</text:span> Эмпиризм подчеркивает значение опыта для знаний. Последнее время эмпирики стремятся придать еще большее значение разуму для знания, указывают на научный метод (с его теоретической, математической, концептуальной структурой, так же как и с экспериментальным подходом) и противопоставляют его простому восприятию. <text:span text:style-name="T211">Они подчеркивают опытный, гипотетически экспериментальный и саморегулирующийся характер науки.</text:span></text:p>
      <text:p text:style-name="P265"/>
      <text:p text:style-name="P266"><text:tab/><text:span text:style-name="T9">Об экзистенциализме. </text:span>Философы-экзистенциалисты не хотят оперировать понятиями, но работают, по принципу осведомленности сознания, над феноменологией. <text:span text:style-name="T212">Препятствием у современных экзистенциальных философов является необходимость в поддержке извне. Если почитать экзистенциалистов, то они говорят, что не оперируют понятиями, но все они заимствуют понятия из других источников. Так Бубер берет понятия из иудаизма, Тиллих — из протестантизма, Сартр — из социализма, Хайдеггер — из языка, Бинсвангер — из психоанализа.</text:span></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7"><text:soft-page-break/>Часть <text:s/>4</text:p>
      <text:p text:style-name="P267">О достижениях</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text:soft-page-break/>Работа</text:p>
      <text:p text:style-name="P267"/>
      <text:p text:style-name="P268"><text:tab/><text:span text:style-name="T9">Практическая сущность мира.</text:span> Этот мир очень практичен. Чем больше работаешь, тем больше это вознаграждается; чем меьнше работаешь, тем меньше вознаграждается труд.</text:p>
      <text:p text:style-name="P268"/>
      <text:p text:style-name="P268"><text:tab/><text:span text:style-name="T9">Что-то за что-то.</text:span> Существует только принцип что-то за что-то, никогда не дается что-то за ничего.</text:p>
      <text:p text:style-name="P268"/>
      <text:p text:style-name="P269"><text:tab/><text:span text:style-name="T9">Больше работы приравнивается большему количеству вознаграждений.</text:span> Это общий закон: чем больше вкладываешь, тем больше получаешь.</text:p>
      <text:p text:style-name="P269"/>
      <text:p text:style-name="P270"><text:tab/><text:span text:style-name="T9">Вознаграждение надо искать в работе.</text:span> Меня лично удовлетворяет моя работа, и это важно. Если бы это была бросовая работа, я бы только сожелел об этом.</text:p>
      <text:p text:style-name="P270"/>
      <text:p text:style-name="P270"><text:tab/><text:span text:style-name="T9">Дело не в работе, а как ты ее выполняешь.</text:span> Важно не то, что ты даешь, а то, как ты это делаешь.</text:p>
      <text:p text:style-name="P270"/>
      <text:p text:style-name="P271"><text:tab/><text:span text:style-name="T9">Вознаграждение должно быть пропорционально сделанной работе. </text:span>Никто не делает ничего из простого энтузиазма, только если он извлекает из этого какую-то <text:s/>выгоду. А она должна быть пропорционально сделанной работе.</text:p>
      <text:p text:style-name="P271"/>
      <text:p text:style-name="P272"><text:tab/><text:span text:style-name="T9">Сильное желание порождает таланты и возможности. </text:span>Нам говорят, что где есть талант, там есть и возможности. Но иногда кажется, что при наличии сильного желания появляются не только возможности, но и талант.</text:p>
      <text:p text:style-name="P272"/>
      <text:p text:style-name="P273"><text:tab/><text:span text:style-name="T9">Два способа хорошо жить. </text:span>Существует два способа, как можно жить хорошо. Один — это следствие тяжелого труда; а другой является результатом воображения (конечно же, работать тоже необходимо). Некоторые не поверят, но я часами совершенствовал то, что я делал.</text:p>
      <text:p text:style-name="P273"/>
      <text:p text:style-name="P274"><text:tab/><text:span text:style-name="T9">Нравственные принципы человека отражаются в его работе.</text:span> Нравственность человека оказывает влияние на то, какой будет его работа. Если только он работает так, как должен, то он счастлив.</text:p>
      <text:p text:style-name="P274"/>
      <text:p text:style-name="P275"><text:tab/><text:span text:style-name="T9">Как приобрести счастье на работе. </text:span>Чтобы люди были счастливы на работе, необходимо соблюдать три следующих правила:</text:p>
      <text:list xml:id="list781503674188017704" text:style-name="L24">
        <text:list-item>
          <text:p text:style-name="P475">необходимо, чтобы работа им подходила;</text:p>
        </text:list-item>
        <text:list-item>
          <text:p text:style-name="P475">необходимо не работать слишком много;</text:p>
        </text:list-item>
        <text:list-item>
          <text:p text:style-name="P475">необходимо делать успехи в работе.</text:p>
        </text:list-item>
      </text:list>
      <text:p text:style-name="P275"/>
      <text:p text:style-name="P275"><text:tab/><text:span text:style-name="T9">Никогда не растрачивай свои силы, выполняя работу ради денег.</text:span> Я никогда только из-за денег не буду работать над тем, во что я не верю.</text:p>
      <text:p text:style-name="P275"/>
      <text:p text:style-name="P276"><text:soft-page-break/><text:tab/><text:span text:style-name="T9">Никогда не растрачивай свои силы, выполняя работу ради денег. </text:span>Я никогда только из-за денег не буду работать над тем, во что я не верю.</text:p>
      <text:p text:style-name="P276"/>
      <text:p text:style-name="P276"><text:tab/><text:span text:style-name="T9">О необходимости оставлять силы про запас.</text:span> Не начинай делать работу сразу в полную мошь. Необходимо оставить силы про запас. Западная мудрость гласит: «Не клади все яйца в корзину», но это говорится о материальных предметах. Я же имею в виду эмоциональную, интеллектуальную и духовную сферы. Могу проиллюстрировать свои убеждения примерами из собственной жизни. Мне приходится много учить, когда я снимаюсь в фильмах. Я постоянно учу. Я вкладываю в это много сил, но не всего себя.</text:p>
      <text:p text:style-name="P276"/>
      <text:p text:style-name="P277"><text:tab/><text:span text:style-name="T9">О работе в офисе.</text:span> Мне ник<text:span text:style-name="T213">о</text:span>гда не хотелось работать в офисе или работать по восемь часов в день. Не думаю, что выдержал бы это. У меня не тот тип человека, который может сидеть в офисе и делать одну и ту же рутинную работу каждый день. Мне надо делать что-то творческое, что мне интересно.</text:p>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8"><text:soft-page-break/>Качество</text:p>
      <text:p text:style-name="P278"/>
      <text:p text:style-name="P279"><text:tab/><text:span text:style-name="T9">О совершенствовании.</text:span> Я не хочу делать работу в полсилы — она <text:s/>должна быть бузепречна.</text:p>
      <text:p text:style-name="P279"/>
      <text:p text:style-name="P279"><text:tab/><text:span text:style-name="T9">Искреннее желание делать работу правильно.</text:span> Я не <text:s/>могу делать работу некачественно, так как что мне всегда нравилось в себе — это стремление к качественному выполнению работы и искреннее желание делать все хорошо.</text:p>
      <text:p text:style-name="P279"/>
      <text:p text:style-name="P280"><text:tab/><text:span text:style-name="T9">Вознаграждение в действии, а не от него. </text:span>Уверен, что награда лежит «в» самом действии, а не «от» него. Качество награды зависит от степени моей отдачи, от чего я отталкиваюсь в своих действиях.</text:p>
      <text:p text:style-name="P280"/>
      <text:p text:style-name="P280"><text:tab/><text:span text:style-name="T9">Качество очень много значит.</text:span> С детских лет слово «качество» значит для меня очень много. Каким-то образом я знаю и искренне посвящаю себя служению этому с таким самопожертвованием и целеустремленностью, что можно быть уверенным, что мистер Качество всегда будет там.</text:p>
      <text:p text:style-name="P280"/>
      <text:p text:style-name="P281"><text:tab/><text:span text:style-name="T9">Делайте больше того, что считается вашей обязанностью.</text:span> Если хотите хорошо выполнять свои обязанности, надо делать немного больше, чем от вас требуется.</text:p>
      <text:p text:style-name="P281"/>
      <text:p text:style-name="P281"><text:tab/><text:span text:style-name="T9">Несмотря ни на что стремитесь к совершенству.</text:span> Стремитесь к совершенству во всем, хотя во многом его нельзя достичь. Тем не менее, те, кто упорно стремится достичь его, приблизятся к нему ближе, чем те, чья лень и упадок духа вынудят бросить все и решить, что это недостижимо.</text:p>
      <text:p text:style-name="P281"/>
      <text:p text:style-name="P282"><text:tab/><text:span text:style-name="T9">Если требуется быть продуктом потребления, то будьте самым лучшим продуктом потребления. </text:span>Часто бизнесмены видят не человека, а только продукт потребления. Однако у вас, как у человека, есть право быть самым лучшим этим чертовым продуктом потребления, который когла-либо ходил и работал так много, поэтому бизнесмен просто должен вас выслушать. У вас есть обязательство перед собой — стать как можно лучшим продуктом потребления в соответствии со своими убеждениями. Не самым большим и не самым успешным, а самого высокого качества. Если этого достигнуть, придет и все остальное.</text:p>
      <text:p text:style-name="P282"/>
      <text:p text:style-name="P282"><text:tab/><text:span text:style-name="T9">Качество — это самое ценное.</text:span> Больше всего во всем я цень качество. Это значит делать все, что в ваших силах, и быть первым по степени ответственности и уровню мастерства в работе.</text:p>
      <text:p text:style-name="P282"/>
      <text:p text:style-name="P282"/>
      <text:p text:style-name="P282"/>
      <text:p text:style-name="P282"/>
      <text:p text:style-name="P282"/>
      <text:p text:style-name="P282"/>
      <text:p text:style-name="P283"><text:soft-page-break/>Мотивация</text:p>
      <text:p text:style-name="P283"/>
      <text:p text:style-name="P284"><text:tab/><text:span text:style-name="T9">Ум человека определяет результат. </text:span>Каждый, независимо от того, кто он и где находится, должен с детства знать, что ничего не пройзойдет, если сначала это не придет вам в голову. Важно не то, что происходит в жизни, а то, как мы реагируем на то, что происходит. Неудача — это то, что признает ваш ум.</text:p>
      <text:p text:style-name="P284"/>
      <text:p text:style-name="P285"><text:tab/><text:span text:style-name="T9">Страдания главным образом являтся результатом образа мыслей. </text:span>Радость и страдание являются плодом првильного и неправильного образа мыслей. Особенно страдание. Мы никогда не бываем настолько счастливы или несчастливы, как думаем. Согласно учению даосизма, надо сделать шаг назад, и страдние станет радостью!</text:p>
      <text:p text:style-name="P285"/>
      <text:p text:style-name="P285"><text:tab/><text:span text:style-name="T9">Поражение — это состояние ума.</text:span> Никто не может потерпеть поражение, пока не принять это поражение как реальность.</text:p>
      <text:p text:style-name="P285"/>
      <text:p text:style-name="P285"><text:tab/><text:span text:style-name="T9">Поражение — это временное состояние. </text:span>Для меня поражение — это нечто преходящее, это наказание, которое побуждает меня прикладывать еще больше усилий к достижению цели. Поражение просто показывает мне, что я делаю что-то не так. Это как дорого, которая направляет меня к успеху и к истине.</text:p>
      <text:p text:style-name="P285"/>
      <text:p text:style-name="P285"><text:tab/><text:span text:style-name="T9">Никогда не растрачивай энергию.</text:span> <text:span text:style-name="T214">Никогда не растрачивай энергию на волнения и негативные мысли. Все проблемы привносятся в бытие, просто отбрось их.</text:span></text:p>
      <text:p text:style-name="P285"/>
      <text:p text:style-name="P286"><text:tab/><text:span text:style-name="T9">Упасть духом — значит потерпеть поражение. </text:span>Успех и поражение — это не то, что происходит, но то, как это воздействует на человека. Ни один человек не потерпит поражение, пока он силен духом.</text:p>
      <text:p text:style-name="P286"/>
      <text:p text:style-name="P287"><text:tab/><text:span text:style-name="T9">Проблема в ожидании страдания.</text:span> Страдание само по себе не оказывает столь сильного воздействия на чувства человека, как предчувствие страдания.</text:p>
      <text:p text:style-name="P287"/>
      <text:p text:style-name="P287"><text:tab/><text:span text:style-name="T9">Человек — это то, что он о себе думает.</text:span> То, что человек ОБЫЧНО О СЕБЕ ДУМАЕТ, определяет от, чем он в конечном итоге станет.</text:p>
      <text:p text:style-name="P287"/>
      <text:p text:style-name="P288"><text:tab/><text:span text:style-name="T9">Раличай несчастье и неудобство.</text:span> Надо осознать, что это только неудобство, но не несчастье. Это просто неприятно, это выход на свой собственный путь, это пробуждение.</text:p>
      <text:p text:style-name="P288"/>
      <text:p text:style-name="P288"><text:tab/><text:span text:style-name="T9">Камни преткновения и средства, помогающие достичь цели. </text:span>Собираетесь ли вы препятствия обратить в средства к достижению своих целей или сделать их камнем преткновения, так как неосознанно позволяете негативным мыслям, волнениям, страху и т. п. овладевать вами?</text:p>
      <text:p text:style-name="P288"/>
      <text:p text:style-name="P289"><text:tab/><text:span text:style-name="T9">Изменение происходит от внутреннего к внешнему.</text:span> Начните с того, что измените свое отношение, а не изменяйте внешние обстоятельства.</text:p>
      <text:p text:style-name="P289"><text:soft-page-break/></text:p>
      <text:p text:style-name="P289"><text:tab/><text:span text:style-name="T9">Не впадайте в уныние. </text:span>Во многих китайских магазинах продаются собачки, кторых можно повесить подобно клоунам и на которых написано: «Упади девять раз, а поднимись десять раз». Мораль в том, что нельзя впадать в уныние.</text:p>
      <text:p text:style-name="P289"/>
      <text:p text:style-name="P289"><text:tab/><text:span text:style-name="T9">Выбирайте позитивный настрой. </text:span>У человека всегда есть выбор, так как он сам определяет ко всему отношение. Поэтому выбирайте ПОЗИТИВНЫЙ, КОНСТРУКТИВНЫЙ НАСТРОЙ. Оптимизм — это вера, которая приводит к успеху.</text:p>
      <text:p text:style-name="P289"/>
      <text:p text:style-name="P290"><text:tab/><text:span text:style-name="T9">Не допускайте негативного образа мыслей.</text:span> Если будете считать, что это невозможно сделать, то сделайте это невозможным для выполнения. Пессимизм притупляет средства достижения целей.</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1"><text:soft-page-break/>Цели</text:p>
      <text:p text:style-name="P291"/>
      <text:p text:style-name="P292"><text:tab/><text:span text:style-name="T9">Цели придают смысл жизни. </text:span>Стремление достичь какой-нибудь цели придает жизни смысл.</text:p>
      <text:p text:style-name="P292"/>
      <text:p text:style-name="P292"><text:tab/><text:span text:style-name="T9">Три вопроса. </text:span>Необходимо осознавать, что ваша цель, какой бы она ни была, может осуществиться. В моем случае это было стремление постепенного становления. Я постоянно задаю себе вопрос: «Что это, Брюс? Ты действительно это имеешь в виду или нет?». Как только выясняю, то получаю это.</text:p>
      <text:p text:style-name="P292"/>
      <text:p text:style-name="P293"><text:tab/><text:span text:style-name="T9">Цель не всегда подразумевает, что ее надо достигнуть.</text:span> <text:span text:style-name="T215">Цель не всегда подразумевает, что ее надо достигнуть: она часто служит тем, к чему надо стремиться.</text:span></text:p>
      <text:p text:style-name="P293"/>
      <text:p text:style-name="P294"><text:tab/><text:span text:style-name="T9">Не бойся неудач.</text:span> Преступление не неудача, а недостаточное стремление к цели. Если прилагаешь много усилий, даже поражение приносит славу.</text:p>
      <text:p text:style-name="P294"/>
      <text:p text:style-name="P294"><text:tab/><text:span text:style-name="T9">Первое правило при стремлении к цели.</text:span> Пойми, чего хочешь. Если я знаю, что моя цель правильная, то и результаты будут удовлетворительными. Меня волнует не вознаграждение, а как привести в действие машину для достижения цели. Мой вклад определит меру вознаграждения и успех. <text:span text:style-name="T216">Если бросить в воду камень, то от того места, куда упадет камень, пойдут круги. То же самое произойдет, если разработать план действий для достижения цели.</text:span></text:p>
      <text:p text:style-name="P294"/>
      <text:p text:style-name="P295"><text:tab/><text:span text:style-name="T9">Мысли — это предметы.</text:span> Мысли — это предметы, и в этом смысле мысли можно перенести на их фищический эквивалент.</text:p>
      <text:p text:style-name="P295"/>
      <text:p text:style-name="P295"><text:tab/><text:span text:style-name="T9">Мысли в сочетании с определенной целью.</text:span> Начинаю ценить то, что говорили раньше: «Он может, потому что думает, что может». Думаю, что каждый может превратить мысль в реальность, если будет сочетать мысль с опреденной целью, с настойчивостью и горячим желанием воплотить ее в жизнь.</text:p>
      <text:p text:style-name="P295"/>
      <text:p text:style-name="P296"><text:tab/><text:span text:style-name="T9">Успехи каждый день.</text:span> Делай, по крайней мере, одно движение каждый день на пути к цели.</text:p>
      <text:p text:style-name="P296"/>
      <text:p text:style-name="P296"><text:tab/><text:span text:style-name="T9">В будущем можно достичь счастья.</text:span> Прошлое стало историей, и только будущее может помочь обрести счастье. Поэтому каждый должен готовиться к будущему и создавать сам свое будущее.</text:p>
      <text:p text:style-name="P296"/>
      <text:p text:style-name="P297"><text:tab/><text:span text:style-name="T9">Редко можно достичь цели, сделав на пути к ней лишь один шаг.</text:span> Управление существованием отличается от комбинации цифр для открытия сейфа. Редко можно открыть сейф простым поворотом ручки. Каждое продвижение и отступление — это шаг на пути к поставленной цели.</text:p>
      <text:p text:style-name="P294"/>
      <text:p text:style-name="P298"><text:soft-page-break/><text:tab/><text:span text:style-name="T9">Отношение определяет высоту поставленных целей. </text:span>В жизни можно достичь лишь того, чего от нее ожидаешь. То, чем человек является сегодня, есть результат того, о чем он думал вчера.</text:p>
      <text:p text:style-name="P298"/>
      <text:p text:style-name="P299"><text:tab/><text:span text:style-name="T9">Всегда придерживайся своих целей.</text:span> Всегда думай о том, чего хочешь, и не думай о том, чего не хочешь.</text:p>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1"><text:soft-page-break/>Вера</text:p>
      <text:p text:style-name="P301"/>
      <text:p text:style-name="P302"><text:tab/><text:span text:style-name="T9">Вера и сомнения.</text:span> Я уважаю веру, но сомнение — это, что тебя учит.</text:p>
      <text:p text:style-name="P302"/>
      <text:p text:style-name="P303"><text:tab/><text:span text:style-name="T9">Вера и поступки. </text:span>Вера без поступков мертва.</text:p>
      <text:p text:style-name="P303"/>
      <text:p text:style-name="P304"><text:tab/><text:span text:style-name="T9">Польза и вера. </text:span>Вера, подкрепленная поступком, приносит пользу.</text:p>
      <text:p text:style-name="P304"/>
      <text:p text:style-name="P305"><text:tab/><text:span text:style-name="T9">Сила веры.</text:span> Мыслям, подкрепленным верой, не страшны никакие препятствия.</text:p>
      <text:p text:style-name="P305"/>
      <text:p text:style-name="P306"><text:tab/><text:span text:style-name="T9">Вера в себя.</text:span> Зачем я живу? Я верю, что сделаю это. Вера делает возможным достигнуть того, что человек задумывает сделать. Хорошо известно, что человек, в конце концов, начинает верить в то, что он повторяет себе, несмотря на то, верно это или нет. Если человек постоянно говорит неправду, то в итоге он примет ее за правду. Более того, он поверит, что это правда. Каждый человек есть то, чем он является, так как от него зависит, какие мысли будут оказывать на него влияние.</text:p>
      <text:p text:style-name="P306"/>
      <text:p text:style-name="P307"><text:tab/><text:span text:style-name="T9">Вера — это состояние духа.</text:span> Вера — это со<text:span text:style-name="T217">с</text:span>тояние духа, которое можно улучшать при помощи самодисциплины. Тогда вера будет совершенствоваться.</text:p>
      <text:p text:style-name="P307"/>
      <text:p text:style-name="P308"><text:tab/><text:span text:style-name="T9">Развитие веры.</text:span> Веру можно вызвать, если при помощи самовнушения повторять что-либо, пока это не отложится в подсознании. <text:span text:style-name="T218">Это — единственный, известный способ сознательного развития веры.</text:span></text:p>
      <text:p text:style-name="P308"/>
      <text:p text:style-name="P309"><text:tab/><text:span text:style-name="T9">Вера и разум.</text:span> Я не могу и не буду «прибегать» к вере, если доводы разума кажутся скачными.</text:p>
      <text:p text:style-name="P309"/>
      <text:p text:style-name="P310"><text:tab/><text:span text:style-name="T9">Вера питает душу.</text:span> Вера питает душу, посредством которой цели человека могут быть облечены в физическую форму выражения.</text:p>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2"><text:soft-page-break/>Успех</text:p>
      <text:p text:style-name="P312"/>
      <text:p text:style-name="P311"><text:tab/><text:span text:style-name="T9">Определение успеха.</text:span> Успех означает искренне и со всей душой отдаваться делу. В достижении успеха необходимо также помощь других людей.</text:p>
      <text:p text:style-name="P311"/>
      <text:p text:style-name="P311"><text:tab/><text:span text:style-name="T9">Успех отличается от удачи.</text:span> Я не верю в чистую удачу, так как каждый сам создает свою удачу. Необходимо замечать существуеющие вокруг возможности и извлекать из них пользу.</text:p>
      <text:p text:style-name="P311"/>
      <text:p text:style-name="P311"><text:tab/><text:span text:style-name="T9">Успех возможен тогда, когда подготовка к чему-либо сталкивается с возможностью.</text:span> Возможность может встретиться на пути, а может, и нет. Вам может повезти, а может и не повезти. Но если вам повезет, то лучше быть готовыми к этому.</text:p>
      <text:p text:style-name="P311"/>
      <text:p text:style-name="P311"><text:tab/><text:span text:style-name="T9">О необходимости стремиться к успеху. </text:span>Возможно, люди скажут, что я слишком осознаю свой успех. Но это не так. Успех придет к тем, кто стремится его достичь. Если не сделать что-либо своей целью, как же это можно получить?</text:p>
      <text:p text:style-name="P311"/>
      <text:p text:style-name="P311"><text:tab/><text:span text:style-name="T9">Иллюзия, что можно взбираться по лестнице успеха.</text:span> <text:span text:style-name="T219">Думаю, что представление о том, что можно взбираться по лестнице успеха, абсурдно, так как это лишь иллюзия. Нельзя достичь чего-либо, сидя здесь и занимаясь размышлением. Хотя сегодня у меня уже есть успех, тем не менее я буду продолжать познавать себя. Но то, что я смогу «подняться выше», это все же иллюзия.</text:span></text:p>
      <text:p text:style-name="P311"/>
      <text:p text:style-name="P313"><text:tab/><text:span text:style-name="T9">Цена успеха. </text:span>Человек, который хочет достичь успеха, должен научиться бороться, стремиться и страдать. Можно многого достичь в жизни, если готов от многого отказаться ради этого.</text:p>
      <text:p text:style-name="P313"/>
      <text:p text:style-name="P314"><text:tab/><text:span text:style-name="T9">Самый большой недостаток успеха.</text:span> Самый большой недостаток успеха в том, что по его достижении человек лишается личной жизни. <text:span text:style-name="T220">Ирония в том, что все стремятся разбогатеть и стать знаменитыми, но как только достигают этого, понимают, что жизнь и тогда не усыпана розами.</text:span></text:p>
      <text:p text:style-name="P314"/>
      <text:p text:style-name="P315"><text:tab/><text:span text:style-name="T9">Успех усложняет достижение простоты.</text:span> Для многих слово «успех» означает «рай». Сейчас он у меня есть, но это не что иное, как удачное стечение обстоятельств, которые лишь усложняют мое внутреннее стремление к простоте и обретению личной жизни.</text:p>
      <text:p text:style-name="P315"/>
      <text:p text:style-name="P316"><text:tab/><text:span text:style-name="T9">Успех — это не конечный пункт назначения.</text:span> Не забывайте, что успех подобен путешествию, у которого нет конечного пункта назначения. Верьте в свои возможности. И тогда у вас все получится.</text:p>
      <text:p text:style-name="P316"/>
      <text:p text:style-name="P317"><text:tab/><text:span text:style-name="T9">Непреходящее условие для достижения успеха. </text:span>Цель — это непреходящее условие для достижения успеха.</text:p>
      <text:p text:style-name="P317"/>
      <text:p text:style-name="P317"><text:soft-page-break/><text:tab/><text:span text:style-name="T32">Три ключа у успеху. </text:span><text:span text:style-name="T221">Настойчивость, настойчивость и еще раз настойчивость. Силу можно приобрести и поддерживать только ежедневными тренировками, то есть необходимо совершать постоянное усилие.</text:span></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8"><text:soft-page-break/>Деньги</text:p>
      <text:p text:style-name="P318"/>
      <text:p text:style-name="P319"><text:tab/><text:span text:style-name="T9">Сущность денег.</text:span> У денег нет своей сущности. Сущность денег проявляется в том, как к ним относиться.</text:p>
      <text:p text:style-name="P319"/>
      <text:p text:style-name="P319"><text:tab/><text:span text:style-name="T9">Деньги — это средство, а не конец чего-либо. </text:span>Ребенку с ранних лет надо говорить, что деньги — это лишь средство, полезный инструмент. И, как у любого инструмента, у денег тоже есть определенное предназначение, но благодаря им нельзя достичь всего. Необходимо научиться пользоваться ими, понять, что ими можно делать, но, прежде всего, что ими нельзя делать.</text:p>
      <text:p text:style-name="P319"/>
      <text:p text:style-name="P320"><text:tab/><text:span text:style-name="T9">Деньги — это второстепенный вопрос. </text:span>Считаю, что деньги — это второстепенный вопрос. На первом месте находится способность или желание что-либо сделать. Если это есть, то затем приходит черед и второстепенных вопросов.</text:p>
      <text:p text:style-name="P320"/>
      <text:p text:style-name="P321"><text:span text:style-name="T222"><text:tab/></text:span><text:span text:style-name="T36">Необходимо справедливо делить прибыль. </text:span><text:span text:style-name="T222">Многие продюсеры думают, что я заинтересован лишь в получении денег. Поэтому, чтобы заманить меня к себе на съемочную площадку, они обещают мне огромные деньги и ничего более. Но все, что мне надо, это лишь справедливо делить прибыль от фильма.</text:span></text:p>
      <text:p text:style-name="P321"/>
      <text:p text:style-name="P322"><text:span text:style-name="T223"><text:tab/></text:span><text:span text:style-name="T35">Удача не может длиться вечно.</text:span><text:span text:style-name="T223"> Философия отца относительно денег очень помогла мне. Он обычно говорил мне: «Если в этом году заработаешь десять долларов, то не забывай, что в следующем году жешь заработать лишь пять долларов, поэтому надо быть готовым к этому».</text:span></text:p>
      <text:p text:style-name="P322"/>
      <text:p text:style-name="P323"><text:span text:style-name="T224"><text:tab/></text:span><text:span text:style-name="T34">Деньги — это далько не все в жизни.</text:span><text:span text:style-name="T224"> Несомненно, что деньги играют важную роль для того, чтобы содержать семью; они дают нам то, что нам хочется. Но это далеко не все в жизни.</text:span></text:p>
      <text:p text:style-name="P323"/>
      <text:p text:style-name="P323"><text:span text:style-name="T225"><text:tab/></text:span><text:span text:style-name="T33">Важно получать удовольствие от работы.</text:span><text:span text:style-name="T225"> В одно время мне хотелось только второстепенных вещей: денег, славы, больших премьер фильмов. Сейчас у меня все это есть или начинает появляться, но это уже не кажется таким важным, как раньше. Я понял, что заниматься делом намного важнее. Мне нравится этим заниматься. Деньги для меня не главное.</text:span> </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24"><text:soft-page-break/>Слава</text:p>
      <text:p text:style-name="P324"/>
      <text:p text:style-name="P325"><text:tab/><text:span text:style-name="T9">Об иллюзии быть звездой.</text:span> Звезда — это иллюзия. Это то, что может вас закалить. Когда вас называют звездой, это лишь игра. Вы верите в это, и получаете удовольствие от всей этой лести (да, человеку свойственно ошибаться и до определенного момента всему верить), и забыли, что как только вы перестанете быть звездой, те же самые люди, которые вчера были вашими «приятелями», бросят вас и пойдут за новой звездой. <text:span text:style-name="T226">Конечно, вам решать. Это ваше право (хотя необходимо себе задавать эти вопросы, и все же это ваш выбор и ваше право).</text:span></text:p>
      <text:p text:style-name="P325"/>
      <text:p text:style-name="P326"><text:tab/><text:span text:style-name="T9">Звезды появляются, а затем падают.</text:span> И это не удивительно. Дело в том, что многие из них не знают себя, поэтому после падения приходят в уныние. Они должны спросить себя, а было ли у них достаточно основания для успеха или же им просто повезло. <text:span text:style-name="T227">Если они успокоятся и снова начнут проверять на что способны, то почувствуют себя лучше. Но я убедился, что не все звезды такие. Успех ослепляет их, они думают, что стали самой великой звездой в мире. Поэтому, когда везение, в конце концов, проходит, они чувствуют себя несчастными.</text:span></text:p>
      <text:p text:style-name="P326"/>
      <text:p text:style-name="P327"><text:tab/><text:span text:style-name="T9">Оскорбление звезды. </text:span>Очень много звезд и слишком мало актеров. Кассовый успех часто наделяет звезд большой силой. К сожалению, многие злоупотребляют этим.</text:p>
      <text:p text:style-name="P327"/>
      <text:p text:style-name="P328"><text:tab/><text:span text:style-name="T9">Успех не должен ослеплять. </text:span>Успех и слава могут легко вас ослепить. Если у вас длинные волосы, то люди вам будут говорить следующее: «О, это мо<text:span text:style-name="T228">д</text:span>но, детка, это модная прическа». Но если вы неизвестны, то они скажут: «О, только посмотрите на этого отвратительного молодого преступника».</text:p>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9"/>
      <text:p text:style-name="P329"/>
      <text:p text:style-name="P329"/>
      <text:p text:style-name="P329"/>
      <text:p text:style-name="P329"/>
      <text:p text:style-name="P331"><text:soft-page-break/>Лесть</text:p>
      <text:p text:style-name="P331"/>
      <text:p text:style-name="P330"><text:tab/><text:span text:style-name="T9">Две болезни эго. </text:span>Одна болезнь в том, чтобы ездить на осле и искать осла, а другая — ездить на осле и не хотеть с него слезть.</text:p>
      <text:p text:style-name="P330"/>
      <text:p text:style-name="P332"><text:tab/><text:span text:style-name="T9">Шесть болезней повышенного самосознания.</text:span> Существует следующие шесть болезней:</text:p>
      <text:list xml:id="list5058699871993178765" text:style-name="L25">
        <text:list-item>
          <text:p text:style-name="P476">желание победы;</text:p>
        </text:list-item>
        <text:list-item>
          <text:p text:style-name="P476">желание прибегать к техническим уловкам;</text:p>
        </text:list-item>
        <text:list-item>
          <text:p text:style-name="P476">желание выставлять напоказ свои знания;</text:p>
        </text:list-item>
        <text:list-item>
          <text:p text:style-name="P476">желание держать противника в страхе;</text:p>
        </text:list-item>
        <text:list-item>
          <text:p text:style-name="P476">желание играть пассивную роль;</text:p>
        </text:list-item>
        <text:list-item>
          <text:p text:style-name="P476">желание избавиться от любой болезни, которой можно заразиться.</text:p>
        </text:list-item>
      </text:list>
      <text:p text:style-name="P332"/>
      <text:p text:style-name="P333"><text:tab/><text:span text:style-name="T9">Остерегайтесь людей, которые на все говорят «да».</text:span> Я имею в виду, что слишком много людей говорят все время «да, да, да». Поэтому, если к этому времени действительно не поймете, что предстваляет собой жизнь и что происходит что-то вроде игры, и не поймете, что эта игра прекрасна и восхитительна, то ничего страшного. <text:span text:style-name="T229">Но многих людей она ослепляет, потому что все повторяется слишком много раз, что начинаешь в это верить.</text:span></text:p>
      <text:p text:style-name="P333"/>
      <text:p text:style-name="P334"><text:tab/><text:span text:style-name="T9">Неискренность тех, кто просит совета.</text:span> Нет ничего столь неискреннего, как п<text:span text:style-name="T230">р</text:span>осить и давать советы. <text:span text:style-name="T231">Кажется, что тот, кто просит совет, не согласен с мнением друга и хочет только убедиться в правильности своего собственного мнения, а также хочет привлечь своего друга к ответственности за свой поступок. А тот, кто дает совет, благодарит за проявленное к нему доверие тем, что делает это с кажущимся равнодушием; на самом же деле редко думает о чем-нибудь другом, кроме как о своем интересе и репутации. А тот, кто просит совет, обычно хочет, чтобы его похвалили.</text:span></text:p>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5"><text:soft-page-break/>Часть 5</text:p>
      <text:p text:style-name="P335">Об искусстве и людях искусства</text:p>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6"><text:soft-page-break/>Искусство</text:p>
      <text:p text:style-name="P336"/>
      <text:p text:style-name="P337"><text:tab/><text:span text:style-name="T9">Искусство — это способ выразить себя.</text:span> Искусство действительно является способом выразить себя. Чем сложнее и ограниченнее метод, тем меньше возможностей для выражния естественного чувства свободы.</text:p>
      <text:p text:style-name="P337"/>
      <text:p text:style-name="P337"><text:tab/><text:span text:style-name="T9">Искусство и осведомленность обо всем. </text:span>Люди искусства должны учиться за всем наблюдать, не отдавая ничему предпочтения, разбираться в своих наблюдениях, а затем выражать их в своих работах.</text:p>
      <text:p text:style-name="P337"/>
      <text:p text:style-name="P337"><text:tab/><text:span text:style-name="T9">Искусство начинается с чувств. </text:span>Искусство возникает в результате опыта или чувств человека.</text:p>
      <text:p text:style-name="P337"/>
      <text:p text:style-name="P337"><text:tab/><text:span text:style-name="T9">Искусство и эмоции.</text:span> Исткусство — это общение при помощи чувств.</text:p>
      <text:p text:style-name="P337"/>
      <text:p text:style-name="P337"><text:tab/><text:span text:style-name="T9">Забудьте о разуме и станьте со своей работой единым целым.</text:span> Если стремишься создавать хорошее искусство, то надо перестать быть хорошим художником, так как разум «останавливается» при каждом движении, через которое он проходит. Важно забыть о разуме и слиться в единое целое со своей работой.</text:p>
      <text:p text:style-name="P337"/>
      <text:p text:style-name="P337"><text:tab/><text:span text:style-name="T9">В искусстве требуется свобода и творчество.</text:span> Искусство живет там, где есть абсолютная свобода, потому что там, где ее нет, не может быть и творчества. В искусстве не может быть твердости.</text:p>
      <text:p text:style-name="P337"/>
      <text:p text:style-name="P337"><text:tab/><text:span text:style-name="T9">Искусство недекоративно.</text:span> Искусство существует не для того, чтобы украшать, а чтобы просвещать. Другими словами, искусство — это способ обретения свободы.</text:p>
      <text:p text:style-name="P337"/>
      <text:p text:style-name="P337"><text:tab/><text:span text:style-name="T9">Цель искусства.</text:span> Цель искусства в том, чтобы проецировать внутренний образ во внешний мир.</text:p>
      <text:p text:style-name="P337"/>
      <text:p text:style-name="P337"><text:tab/><text:span text:style-name="T9">Необходимое качество художников. </text:span>Необходимое качество художников — это чистота сердца.</text:p>
      <text:p text:style-name="P337"/>
      <text:p text:style-name="P337"><text:tab/><text:span text:style-name="T9">Искусство трансцендентально. </text:span>Искусство — это выражение жизни, оно выходит за пределы времени и пространства.</text:p>
      <text:p text:style-name="P337"/>
      <text:p text:style-name="P337"><text:tab/><text:span text:style-name="T9">Искусство помогает услышать музыку души. </text:span>В каждом движении проявляется музыка души. А пустое движение подобно пустому миру: в нем нет смысла. Движение, за которыми не скрываются соответствующие эмоции, это пустые движения.</text:p>
      <text:p text:style-name="P337"/>
      <text:p text:style-name="P338"><text:tab/><text:span text:style-name="T9">Искусство — это ду</text:span><text:span text:style-name="T37">х</text:span><text:span text:style-name="T9">овное понимание. </text:span>В искусстве проявляется духовное понимание внутренней сущности вещей, а также через форму выражается связь человека с НЕБЫТИЕМ, с природой абсолютного. Творчество в искусстве — это <text:soft-page-break/>духовное раскрытие личности, которая выходит из небытия. Оно способствует тому, что восприятие душой становится глубже.</text:p>
      <text:p text:style-name="P338"/>
      <text:p text:style-name="P339"><text:tab/><text:span text:style-name="T9">Искусство развивается при помощи отражения души. </text:span>В искусстве требуется в совершенстве владеть техникой, которая развивается, отражаясь внутри души человека.</text:p>
      <text:p text:style-name="P339"/>
      <text:p text:style-name="P340"><text:tab/><text:span text:style-name="T9">Простое искусство — это искусство души. </text:span>«Простое искусство» — это художественный процесс, происходящий внутри художника, которые означает «искусство души». <text:span text:style-name="T232">Всевозможные движения инструментами — это шаг вперед на пути к раскрытию абсолютного, прекрасного мира души.</text:span></text:p>
      <text:p text:style-name="P340"/>
      <text:p text:style-name="P341"><text:tab/><text:span text:style-name="T9">Художественное мастерство должно исходить из души человека.</text:span> Художественное мастерство не означает художественного совершенства. Оно является постоянным средством отражения изменений, происходящих в духовном развитии человека. А совершенство последнего <text:span text:style-name="T233">невозможно выразить при помощи формы: оно должно исходить из души человека. Деятельность художника состоит не в том, чтобы творить искусство ради самого себя. Необходимо проникать глубже, туда, откуда проистекают все формы искусства и откуда проявляется в реальности гармония души и космоса небытия.</text:span></text:p>
      <text:p text:style-name="P341"/>
      <text:p text:style-name="P342"><text:tab/><text:span text:style-name="T9">Задача искусства.</text:span> Задача искусства заключается в том, чтобы в эстетической форме выражать наиболее сильные душевные переживания человека и его жизненный опыт, чтобы это было понятно людям и вписывалось бы в рамки представлений об идеальном мире.</text:p>
      <text:p text:style-name="P342"/>
      <text:p text:style-name="P343"><text:tab/><text:span text:style-name="T9">Искусство является выражением души человека.</text:span> Именно искусство души пребывает в умиротворенном состоянии подобно тому, как в воде глубокого озера отражается лунный свет.</text:p>
      <text:p text:style-name="P343"/>
      <text:p text:style-name="P343"><text:tab/><text:span text:style-name="T9">Художник должен быть художником и в жизни. </text:span>Деятельность художника должна стать мастерским отображением прошлой жизни, так как конечная цель художника — запечатлевать искусство того, как надо жить. Художник в любой области искусства должен быть, прежде всего, художником и в своей жизни, так как любое творение исходит из души человека.</text:p>
      <text:p text:style-name="P343"/>
      <text:p text:style-name="P343"><text:tab/><text:span text:style-name="T9">Искусство раскрывает сущность жизни.</text:span> Искусство ведет к области безграничного и раскрывает сущность жизни, которая заключается в творческом действии в состоянии восприимчиваости всех органов чувств, то есть когда они находятся в состоянии наивности, в положительном смысле этого слова.</text:p>
      <text:p text:style-name="P343"/>
      <text:p text:style-name="P344"><text:tab/><text:span text:style-name="T9">Искусство — это совершенство природы. </text:span>Искусство — это совершенство природы и жизни, выраженное в творении художника, который в совершенстве владеет техникой, а поэтому не зависит от нее.</text:p>
      <text:p text:style-name="P344"/>
      <text:p text:style-name="P345"><text:soft-page-break/><text:tab/><text:span text:style-name="T9">Искусство раскрывает все возможности <text:s/>человека.</text:span> Цель искусства не в том, чтобы способствовать одностороннему развитию духа, души и ощущений человека, а в том, чтобы РАСКРЫВАТЬ все способности человека: мысли, чувства, волю — так чтобы все это было подчинено жизненному ритму природы. Именно так можно услышать беззвечный голос и привести себя к гармонии с ним.</text:p>
      <text:p text:style-name="P345"/>
      <text:p text:style-name="P346"><text:tab/><text:span text:style-name="T9">Непосредственность в искусстве. </text:span>Разве можно сразу же сделать рисунок глазами? Как много теряется на пути от восприятия глазом к движениям карандашом на листе бумаги!</text:p>
      <text:p text:style-name="P346"/>
      <text:p text:style-name="P347"><text:tab/><text:span text:style-name="T9">Использование художественной техники может ограничить художественное выражение. </text:span>При помощи искусства человек выражает себя. Чем сложнее и ограниченнее техника, тем меньше возможность выразить подлинную сущность свободы. И хотя на ранних этапах использование техники играет важную роль, тем не менее она не должна быть слишком сложной, узкой и выполняться механически. Слепое использование техники может привести к ограниченному искусству.</text:p>
      <text:p text:style-name="P347"/>
      <text:p text:style-name="P348"><text:tab/><text:span text:style-name="T9">Цельное искусство — это совершенное искусство.</text:span> Искусство с<text:span text:style-name="T234">о</text:span>вершенно тогда, когда не видно, при помощи чего оно создано.</text:p>
      <text:p text:style-name="P348"/>
      <text:p text:style-name="P349"><text:tab/><text:span text:style-name="T9">Псевдоискусство — это результат неискреннего подхода.</text:span> Большая часть псевдоискусства возникаеи при неискреннем подходе и при попытке создать произведение, не связанное с жизненным опытом человека или его переживаниями.</text:p>
      <text:p text:style-name="P349"/>
      <text:p text:style-name="P350"><text:tab/><text:span text:style-name="T9">Четыре постулата для эффективного искусства. </text:span>Для выражения адекватной формы в искусстве требуется следующее:</text:p>
      <text:list xml:id="list4586055630259998539" text:style-name="L26">
        <text:list-item>
          <text:p text:style-name="P477">индивидуальный подход, а не пустое воспроизведение;</text:p>
        </text:list-item>
        <text:list-item>
          <text:p text:style-name="P477">краткость, а не громоздкость;</text:p>
        </text:list-item>
        <text:list-item>
          <text:p text:style-name="P477">ясность, а не непонятность;</text:p>
        </text:list-item>
        <text:list-item>
          <text:p text:style-name="P477">простота выражения, а не сложность формы.</text:p>
        </text:list-item>
      </text:list>
      <text:p text:style-name="P350"/>
      <text:p text:style-name="P351"><text:tab/><text:span text:style-name="T9">В искусстве требуется душевная отдача. </text:span>Дело в том, что недостаточно много существует людей, которые с полной душевной отдачей посвящают себя делу и в то же время являеются профессионалами своего дела.</text:p>
      <text:p text:style-name="P351"/>
      <text:p text:style-name="P351"><text:tab/><text:span text:style-name="T9">Подлинное искусство нельзя перенять у другого мастера.</text:span> Я утверждаю и настаиваю на том, что искусство, подлинное искусство, нельзя перенять у другого мастера. Следовательно, искусство никогда не должно быть декоративным и являться украшением. Вместо этого оно должно представлять собой постоянный процесс развития (в смысле того, что НЕ останавливаться на достигнутом!).</text:p>
      <text:p text:style-name="P351"/>
      <text:p text:style-name="P352"><text:tab/><text:span text:style-name="T9">Искусство — это способ обрести личную свободу.</text:span> Искусство, прежде всего, это способ обрести «личную» свободу. Ни твой путь не подхожит мне, ни мой — тебе.</text:p>
      <text:p text:style-name="P352"><text:soft-page-break/></text:p>
      <text:p text:style-name="P352"><text:tab/><text:span text:style-name="T9">Путь художника.</text:span> Когда учение брошено в никуда, когда ум человека (если есть такая вербальная субстанция) совершенно не осознает что работает, когда «сам человека» исчезает в никуда, именно тогда искусство достигает совершенства.</text:p>
      <text:p text:style-name="P352"/>
      <text:p text:style-name="P353"><text:tab/><text:span text:style-name="T9">У подлинного художника нет </text:span><text:span text:style-name="T37">з</text:span><text:span text:style-name="T9">рителей.</text:span> Подлинный художник не рассчитывает на реакцию зрителей, так как сама работа доставляет ему радость, и он выполняет ее немного игриво и даже небрежно. Искусство достигает наивысшего пика выражения, когда отключается сознание художника. <text:span text:style-name="T235">Человек обретает свободу в тот момент, когда меньше всего думает, какое впечатление производит или произведет его работа.</text:span></text:p>
      <text:p text:style-name="P353"/>
      <text:p text:style-name="P354"><text:tab/><text:span text:style-name="T9">Простота — это последний этап на пути достижения мастерства в искусстве.</text:span> Простота — это последний этап на пути достижения мастерства в искусстве и начальный этап выражения в природе.</text:p>
      <text:p text:style-name="P354"/>
      <text:p text:style-name="P355"><text:tab/><text:span text:style-name="T9">Там, где есть искусство. </text:span>Искусство живет там, где есть АБСОЛЮТНАЯ СВОБОДА, так как там, где ее нет, нет и творчества.</text:p>
      <text:p text:style-name="P355"/>
      <text:p text:style-name="P356"><text:tab/><text:span text:style-name="T9">Об искусстве.</text:span> Дело в том, что надо использовать искусство как средство постижения Пути.</text:p>
      <text:p text:style-name="P356"/>
      <text:p text:style-name="P356"><text:tab/><text:span text:style-name="T9">В поисках преданного своему делу художника.</text:span> Как в боевом искусстве достаточно трудно тренировать новичка и подготовить его физически и психологически к боям, так и в среде искусства сложно найти художника с правильным подходом и тем редким качеством, как преданность своему делу. Такое случается очень редко.</text:p>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7"><text:soft-page-break/>Кино</text:p>
      <text:p text:style-name="P357"/>
      <text:p text:style-name="P358"><text:tab/><text:span text:style-name="T9">Желание снять действительно хороший фильм.</text:span> Я хочу снять действительно хороший фильм. К сожалению, мало продюсеров отвечает моим ожиданиям. На самом деле, я бы быд даже довольно счастлив просто посидеть и поговорить с любым, кто серьезно относится к съемке фильмов. Я был бы даже удовлетворен, не смотря на то, что это просто разговоры.</text:p>
      <text:p text:style-name="P358"/>
      <text:p text:style-name="P358"><text:tab/><text:span text:style-name="T9">Сфера кино — это сочетание бизнеса и искусства.</text:span> К сожалению, в сфере кино все еще удручающим фактом остается сочетание бизнеса и искусства, будь то в Голливуде или в Гонконге.</text:p>
      <text:p text:style-name="P358"/>
      <text:p text:style-name="P359"><text:tab/><text:span text:style-name="T9">Не надо превозносить насилие.</text:span> Не думаю, что в кино надо показывать насилие и агрессивность. Это плохо.</text:p>
      <text:p text:style-name="P359"/>
      <text:p text:style-name="P360"><text:tab/><text:span text:style-name="T9">Открытие нового направления в кино.</text:span> Я пытаюсь начать целое направление фильмов о боевых искусствах в США. Мне кажется, что они намного интереснее вестернов, в которых люди только стреляют из пушек. А здесь будет показано все. Это выражение тела человека.</text:p>
      <text:p text:style-name="P360"/>
      <text:p text:style-name="P361"><text:tab/><text:span text:style-name="T9">О творческой пользе режиссерской работы.</text:span> Мне хочется руководить съемкой фильмов, так как чувствую, что режиссерская работа более творческая. У вас действительно появляется возможность сделать то, что хотите.</text:p>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2"><text:soft-page-break/>Актерское мастерство</text:p>
      <text:p text:style-name="P362"/>
      <text:p text:style-name="P363"><text:tab/><text:span text:style-name="T9">Профессиональный актер.</text:span> Какого же актера можно считать профессиональным? Начнем с того, что он не является так называемой звездой кино, что само по себе является не более чем символом и абстрактным понятием, придуманным людьми. Людей, стремящихся стать не актерами, а звездами кино, намного больше. Для меня актер — это сумма всего того, чем он является. Для меня важен его высокий уровень понимания жизни, хороший вкус, жизненный опыт, энергия, уровень образования и, что намного важнее, как я уже сказал, это сумма всего, чем этот человек является.</text:p>
      <text:p text:style-name="P363"/>
      <text:p text:style-name="P363"><text:tab/><text:span text:style-name="T9">Актер — это профессиональный посредник.</text:span> Актер, хороший актер, а не типичный представитель этой профессии — это такой актер, который является так называемым профессиональным посредником, который не просто готов к невидимой двойственности бизнеса и искусства, но в художественной форме успешно гармонизирует ее в одно целое. Посредственных актеров много, но нелегко физически и умственно подготовить «профессиональных» актеров. Как не существует двух абсолютно похожих людей, точно так же нет и похожих друг на друга актеров.</text:p>
      <text:p text:style-name="P363"/>
      <text:p text:style-name="P364"><text:tab/><text:span text:style-name="T9">Ограничения творческого выражения актеров.</text:span> Актер ограничен в своем творчестве. Он делает то, что ему говорит режиссер. Я могу до некоторой стерени оказывать влияние на процесс из-за своего нынешнего положения. Но это не совсем правильно, так как я знаю, что вмешиваюсь в процесс, а я не люблю вмешиваться в чужую работу.</text:p>
      <text:p text:style-name="P364"/>
      <text:p text:style-name="P365"><text:tab/><text:span text:style-name="T9">Актер, прежде всего, это человек.</text:span> Что касается меня, и это только мое мнение, актер, прежде всего, подобно мне и вам, является человеком, а не обаятельным символом, известным под названием «звезды». Это, прежде всего, абстрактное понятие, которое актеру приписывают люди.</text:p>
      <text:p text:style-name="P365"/>
      <text:p text:style-name="P365"><text:tab/><text:span text:style-name="T9">Актер полностью отдатся своей профессии.</text:span> Мой более чем двадцатилетний опыт актера позволил мне взглянуть на все это следуюзим образом. Актер — это преданный своему делу человек, который много работает, так много, что обретает <text:s/>такое знание, которое позволяет ему достоверно выражать физические, психологические и душевные состояния людей, что делает его притягательным для зрителей.</text:p>
      <text:p text:style-name="P365"/>
      <text:p text:style-name="P366"><text:tab/><text:span text:style-name="T9">А актерском мастерстве важно честное самовыражение.</text:span> <text:span text:style-name="T236">Еще одно важное качество хорошего актера — это то, что он должен достоверно выражать себя, как если бы он повел себя в реальной подобной ситуации. Проблема актера заключается в том, чтобы не быть эгоистичным, сохранять спокойствие, больще изучать и делать открытий в области выражения душевных состоянии человека. Преданность свой профессии, абсолютная преданность — вот, что не дает останавливаться в развитии.</text:span></text:p>
      <text:p text:style-name="P366"/>
      <text:p text:style-name="P367"><text:soft-page-break/><text:tab/><text:span text:style-name="T9">Творчество, а не подражание.</text:span> В наше время редко можно встретить действительно опытного, хорошего актера, что требует от актера быть настоящим, быть самим собой. Зрители сегодня не глупые; актер не просто показывает то, чему он хочет, чтобы поверили зрители. Это простое подражание, иллюстрация, но не творчество, несмотря на то, что его поверхностное исполнение может быть выполнено с удивительным умением.</text:p>
      <text:p text:style-name="P367"/>
      <text:p text:style-name="P367"><text:tab/><text:span text:style-name="T9">Актер — это сумма всего, чем он является.</text:span> Что такое актер? Не является ли он суммой всего того, чем он является: его уровень понимания, способность увлечь зрителей достоверным выражением чувств в сценах кино? Таких актеров от обычных можно отличить следующим способом. У американцев есть для этого специальное слово «харизма». Все, что показывают в сцене кино, является суммой уровня понимания, вкуса, уровня образования, энергетики.</text:p>
      <text:p text:style-name="P367"/>
      <text:p text:style-name="P367"><text:tab/><text:span text:style-name="T9">О разочарованиях в актерской профессии.</text:span> Мне бы хотелось сняться в различных ролях, но я не могу этого сделать в Юго-Восточной Азии, так как за мной закрепился определенный тип героев. Я должен играть положительных героев. Мне даже нельзя немного поседить, так как ни один продюсер не позволит мне этого сделать. Кроме того, мне нельзя даже выражать себя полностью, в противном случае зрители не поймут, о чем я говорю.</text:p>
      <text:p text:style-name="P367"/>
      <text:p text:style-name="P368"><text:tab/><text:span text:style-name="T9">Искусство актера. </text:span>Я отношусь к актерскому ремеслу как к искусству, точно так же как к своим занятиям боевыми искусствами, так как это является выражением себя. Актерская профессия, подобно любой другой, требует полной отдачи, никаких «если», «и», «но».</text:p>
      <text:p text:style-name="P368"/>
      <text:p text:style-name="P369"><text:tab/><text:span text:style-name="T9">Бизнес и талант. </text:span>В зависимости от уровня понимания, сегодня киноиндустврия представляет собой сосуществование практичного делового чутья и таланта, каждое является причиной и следствием одно другого. Для администраторов, сидящих в своих офисах, актер — это товар, который стоит денег, денег и еще раз денег. Продать его или нет — вот их основная забота. Самое важное — это кассовый сбор с фильма. С одной стороны, они неправы, а с другой стороны, правы. Рассмотрим это позднее. Хотя кинопроизводство представляет собой фактически сосуществование бизнеса и таланта, но рассматривать актера, человека, как продукт потребления мне неприятно.</text:p>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text:soft-page-break/></text:p>
      <text:p text:style-name="P370">Часть 4</text:p>
      <text:p text:style-name="P370">Об освобождении человека</text:p>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1"><text:soft-page-break/>Общепринятые правила</text:p>
      <text:p text:style-name="P371"/>
      <text:p text:style-name="P372"><text:tab/><text:span text:style-name="T9">Человек и «что должно быть».</text:span> Почему ты как человек зависишь от пропаганды, длившейся на протяжении тысячелетий? Идеалы, принципы, «что должно быть» <text:s/>являются причиной лицемерия.</text:p>
      <text:p text:style-name="P372"/>
      <text:p text:style-name="P372"><text:tab/><text:span text:style-name="T9">«Родиться заново».</text:span> Отбросьте внутренние препятствия. Ум человека не будет свободным, если на него влияют какие-либо общепринятые правила. Выбросьте все это из головы и родитесь заново.</text:p>
      <text:p text:style-name="P372"/>
      <text:p text:style-name="P372"><text:tab/><text:span text:style-name="T9">Пусть на вас не влияют общепринятые правила предыдущих поколений.</text:span> Чем больше вы знаете, тем больше надо распространять эти знания, чтобы ум всегда был свежим и чтобы на него не оказывали влияния общепринятые правила предыдущих поколений.</text:p>
      <text:p text:style-name="P372"/>
      <text:p text:style-name="P372"><text:tab/><text:span text:style-name="T9">Устраните все психологические препятствия. </text:span>Чтобы проявлять в полную силу свою естественную активность, необходимо устранить психологические препятствия.</text:p>
      <text:p text:style-name="P372"/>
      <text:p text:style-name="P372"><text:tab/><text:span text:style-name="T9">Перестаньте оказывать внутреннее сопротивление. </text:span>Вы плывете как нечто единое и способны и дальше плыть в соответствии с внешними обстоятельствами или же вы оказываете сопротивление, что не согласуется с выбранной вами моделью поведения?</text:p>
      <text:p text:style-name="P372"/>
      <text:p text:style-name="P372"><text:tab/><text:span text:style-name="T9">Истина находится вне установленных правил.</text:span> Общепринятые правила придуманы, чтобы ограничивать свободу человека рамками определенной системы. Все установленные правила лишают человека гибкости и способности приспосабливаться. Истина находится вне пределов всех установленных правил.</text:p>
      <text:p text:style-name="P372"/>
      <text:p text:style-name="P372"><text:tab/><text:span text:style-name="T9">Освободите ум от всего и расширяйте границы своей жизни.</text:span> Если в глазу соринка, то мир превращается в узкую тропинку. Освободите ум от всего и пойдете насколько больше станут возможности в жизни.</text:p>
      <text:p text:style-name="P372"/>
      <text:p text:style-name="P372"><text:tab/><text:span text:style-name="T9">Вносите изменения в свою жизнь каждую секунду. </text:span>Люди живут, следуя установленным правилам поведения. Снова и снова они выполняют одни и те же роли. Чтобы увеличить свои возможности, необходимо ЖИТЬ И КАЖДУЮ СЕКУНДУ ВНОСИТЬ В ЖИЗНЬ ИЗМЕНЕНИЯ.</text:p>
      <text:p text:style-name="P372"/>
      <text:p text:style-name="P373"><text:tab/><text:span text:style-name="T9">Человек должен сказать «нет» всем общепринятым правилам. </text:span>Человек должен сказать «нет» всем общепринятым правилам, чтобы не упустить новое и свежее на пути. Действительность меняется каждую секунду, даже когда я говорю это.</text:p>
      <text:p text:style-name="P373"/>
      <text:p text:style-name="P373"/>
      <text:p text:style-name="P373"/>
      <text:p text:style-name="P373"/>
      <text:p text:style-name="P374"><text:soft-page-break/>Системы</text:p>
      <text:p text:style-name="P374"/>
      <text:p text:style-name="P375"><text:tab/><text:span text:style-name="T9">Придавать чему-либо определенную форму — значит препятствовать развитию.</text:span> Соблюдение установленных норм и правил может оказаться препятствием для развития. Это можно отнести ко всему, в том числе и к философии. Основатель направления в любом виде деятельности должен мыслить орининальнее обычного человека. Однако если его последователи не будут развивать это достижение с такой же изобретательностью, то оно приобретет определенную форму и развитие зайдет в тупик. Прорыв и дальнейшее развитие будут почти невозможны.</text:p>
      <text:p text:style-name="P375"/>
      <text:p text:style-name="P376"><text:tab/><text:span text:style-name="T9">Бесформенная форма.</text:span> Когда границы реальности и нереальности не установлены и не определены, когда нет следов изменений как таковых, необходимо подчинить себе бесформенную форму. Когда человек придерживается формы, когда есть склонность ума к чему-либо, то это не является истинным путем. Когда прием появляется сам из себя, то это Путь, который выходит из ниоткуда.</text:p>
      <text:p text:style-name="P376"/>
      <text:p text:style-name="P377"><text:tab/><text:span text:style-name="T9">Нельзя просто отрицать.</text:span> Не отказывайся от классического подхода ради отрицания, так как таким образом попадаешь в ловушку еще одной модели шаблонного поведения.</text:p>
      <text:p text:style-name="P377"/>
      <text:p text:style-name="P378"><text:tab/><text:span text:style-name="T9">В памяти когда-то подвижного человека.</text:span> Надгробный камень в памяти подвижного человека перекошен живым отчаянием.</text:p>
      <text:p text:style-name="P378"/>
      <text:p text:style-name="P379"><text:tab/><text:span text:style-name="T9">Неосведомленные последователи истину могут превратить в могилу.</text:span> <text:span text:style-name="T237">Основатель направления или метода может лишь наполовину раскрыть истину, но со временем, особенно после смерти основателя, это раскрытая наполовину истина становится правилом или, что еще хуже, верой, направленными против «различных» сект. Чтобы передавать знания из поколения в поколение, необходимо его структурировать, классифицировать и представить в логическом порядке. Таким образом, что однажды появилось в форме нечто вроде озарения основателя, теперь превратилось в прочную систему знаний, которую рассматривают как средство упорядочивания масс людей. Таким образом, последователи превратили это систему знаний не просто в святую усыпальницу, а в могину, в которой похоронена мудрость его создателя. Для поддержания организованной структуры методы становятся все более изощренными, и для их выполнения требуется огромное внимание, в результате со временем забывается конечная цель всего этого. Затем последователи начинают воспринимать это «организованную структуру» как целую реальность. Конечно, будет появляться и множество «других» подходов, возможно, как прямая реакция на «другую правду». Очень скоро и вокруг этих подходов вырастут большие организованные структуры, каждая из которых будет претендовать на обладание абсолютной «истиной».</text:span></text:p>
      <text:p text:style-name="P379"/>
      <text:p text:style-name="P380"><text:soft-page-break/><text:tab/><text:span text:style-name="T9">Проблема веры. </text:span>Вера ограничивает, вера изолирует. Это застывшее в своем развитии направление. Это выстроенная цепочка, звенья которой находятся в зависимости друг от друга. Все взаимосвязано. Оно не может понять новое, свежее, вечное. Средства разрушают все свежее, новое, не дают сделать непосредственное открытие.</text:p>
      <text:p text:style-name="P380"/>
      <text:p text:style-name="P381"><text:tab/><text:span text:style-name="T9">Система препятствует развитию настоящего чувства.</text:span> Когда человек охватывает настощее чувство, например гнев, страх и др., можно ли «дать волю <text:span text:style-name="T238">чувству</text:span>» <text:span text:style-name="T238">в пределах классической системы или же человек просто слушает свои крики и автоматически продолжает следовать установленному порядку?</text:span></text:p>
      <text:p text:style-name="P381"/>
      <text:p text:style-name="P382"><text:tab/><text:span text:style-name="T9">Раб системы. </text:span>Все хотят чувствовать себя уверенно, чтобы ничто не нарушало их душевного равновесия, поэтому они устанавливают для себя определенные правила поведения, мышления, взаимоотношений с другими людьми и др. Затем они попадают в зависимость от правил, становятся рабами выстроенной системы и эту систему принимают за действительность.</text:p>
      <text:p text:style-name="P382"/>
      <text:p text:style-name="P383"><text:tab/><text:span text:style-name="T9">Система препятствует получению знаний.</text:span> В результате ошибки, совершаемой на протяжении многих лет, истина становится правилом или верой, и чинит препятствия на пути получения знаний. Система, которая, по существу, есть невежество, представляет собой порочный круг. Такой круг можно разорвать не поисками знаний, но только осознав причину невежества.</text:p>
      <text:p text:style-name="P383"/>
      <text:p text:style-name="P384"><text:tab/><text:span text:style-name="T9">Догмы мешают человеку видеть. </text:span>Естественное видение ослабевает, и, очевидно, о нем забывают, когда начинают выбирать какое-либо направление и устанавливать правила. Дорога и ворота не имеют значения, если впереди видна цель.</text:p>
      <text:p text:style-name="P384"/>
      <text:p text:style-name="P385"><text:tab/><text:span text:style-name="T9">Сущность традиции. </text:span>Традиция складывается подобно тому, как формируются привычки.</text:p>
      <text:p text:style-name="P385"/>
      <text:p text:style-name="P386"><text:tab/><text:span text:style-name="T9">Традиция порабощает ум человека.</text:span> В рамках классической системы и традиций ум человека превращается в послушного раба. Человек теряет индивидуальность и становится продуктом. Ум человека является результатом влияния на него огромного количества вчерашних дней.</text:p>
      <text:p text:style-name="P386"/>
      <text:p text:style-name="P386"><text:tab/><text:span text:style-name="T9">Индивидуальность человека намного важнее системы. </text:span>Первостепенное значение имеет индивидуальность человека, а не приверженность системе. Не забываете, что человек создал систему, а не система — человека. <text:span text:style-name="T239">Не надо втискивать себя в систему с предвзятыми понятиями, которая, несомненно, кому-нибудь и подойдет, но необязательно это будете вы.</text:span></text:p>
      <text:p text:style-name="P386"/>
      <text:p text:style-name="P387"><text:tab/><text:span text:style-name="T9">Истина находится вне пределов всех установленных систем. </text:span>Любая строго фиксированная система лишена гибкости и способности приспосабливаться. Истина находится вне пределов любых установленных систем.</text:p>
      <text:p text:style-name="P387"/>
      <text:p text:style-name="P388"><text:soft-page-break/><text:tab/><text:span text:style-name="T9">Свобода выражения возможно, если выйти за пределы системы. </text:span>Настоящее наблюдение начинается там, где нет стереотипов; свобода выражения возможна, если выйти за пределы системы. Направление — это ответная реакция в рамках системы на выбранную склонность к чему-либо.</text:p>
      <text:p text:style-name="P388"/>
      <text:p text:style-name="P389"><text:tab/><text:span text:style-name="T9">Отсутствие способа действия как Способ действия. </text:span>Человек постоянно развивается, а когда он связан определенной системой представлений или так называемым способом того, как надо что-либо делать, то он перестает развиваться.</text:p>
      <text:p text:style-name="P389"/>
      <text:p text:style-name="P390"><text:tab/><text:span text:style-name="T9">Ограниченность установленных способов действия.</text:span> Пусть вашим способом действия будет отсутствие какого-либо способа действия. Так как в самом способе действия заключена ограниченность свободы действия. Где есть окружность, там есть ловушка. Все, что попадает в ловушку, начинает разлагаться. А то, что начинает разлагаться, лишается жизни.</text:p>
      <text:p text:style-name="P390"/>
      <text:p text:style-name="P391"><text:tab/><text:span text:style-name="T9">Не ограничивайте себя одним подходом.</text:span> Надеюсь, вы знаете, что существует много разных подходов. И не надо ограничивать себя одним подходом. Мы должны ко всему вырабатывать свой подход. Мы всегда находимся в процессе обучения, а так называемое направление, или система, представляет собой нечто завершенное, установленное. Этого нельзя делать, так как человек учится каждый день.</text:p>
      <text:p text:style-name="P391"/>
      <text:p text:style-name="P392"><text:tab/><text:span text:style-name="T9">Система лишает человека свободы мыслить.</text:span> Система, какой бы требовательной она ни была, втискивает способность человека мыслить в определенные рамки. Система вырабатывает сопротивление, а там, где есть сопротивление, нет понимания. Дисциплинированный ум — это несвободный ум. Любой способ, каким бы желаемым и достойным он не был, становится болезнью, когда ум человека одержим им.</text:p>
      <text:p text:style-name="P392"/>
      <text:p text:style-name="P393"><text:tab/><text:span text:style-name="T9">Важнее любой системы творческий человек. </text:span>Человек, живое существо, творческий человек, всегда важнее любого установленного направления или системы.</text:p>
      <text:p text:style-name="P393"/>
      <text:p text:style-name="P394"><text:tab/><text:span text:style-name="T9">Направление — это нечто завершенное, а человек это развивает. </text:span>Человек постоянно чему-нибудь учится, тогда как определенное «направление» <text:span text:style-name="T240">—</text:span> это нечто завершенное, установленное. Нельзя этого делать, так как каждый день, по мере взросления, человек чему-нибудь учится.</text:p>
      <text:p text:style-name="P394"/>
      <text:p text:style-name="P395"><text:tab/><text:span text:style-name="T9">Человек в рамках классической системы является рабом системы.</text:span> Человек в рамках классической системы следует заведенному порядку, традициям и представлениям. Если он что-либо делает, то каждый миг жизни переводит в рамки старых представлений.</text:p>
      <text:p text:style-name="P395"/>
      <text:p text:style-name="P396"><text:tab/><text:span text:style-name="T9">Огранизованные учреждения произоводят людей, лишенных своих представлений.</text:span> Мне не интересны системы и организации. Организованные <text:soft-page-break/>учреждения производят людей с шаблонной системой представлений. А чителя там часто находятся под влиянием рутины. Конечно, еще хуже, что членам подобных учреждений навязываются безжизненные, давно сформулированные представления, которые мешают их развитию.</text:p>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7"><text:soft-page-break/>Отчуждение</text:p>
      <text:p text:style-name="P397"/>
      <text:p text:style-name="P398"><text:tab/><text:span text:style-name="T9">Плыть в пустоте без препятствий.</text:span> Прежде всего необходимо «забыть» приобретенные знания и умения, только после этого можно плыть в пустоте спокойно и без препятствий.</text:p>
      <text:p text:style-name="P398"/>
      <text:p text:style-name="P398"><text:tab/><text:span text:style-name="T9">Видеть вещи такими, какими они являются на самом деле.</text:span> Необходимо видеть вещи такими, какими они являются на самом деле, и не быть ни к чему приверженным. Находиться в бессоззнательном состоянии — значит не иметь представления о том, как работает эмпирический ум. Если нет приверженности мысли к чему-либо — это означает свободу мысли. В отсутствии постоянства в чем-либо заключается сущность жизни.</text:p>
      <text:p text:style-name="P398"/>
      <text:p text:style-name="P398"><text:tab/><text:span text:style-name="T9">Устраните все психологические препятствия.</text:span> Нельзя овладеть какой-либо техникой, не устранив все психологические препятствия. В таком случае достигается состоянии пустоты (подвижности), даже при освобождении от приобретенной техники; при этом не надо делать никакого сознательного усилия.</text:p>
      <text:p text:style-name="P398"/>
      <text:p text:style-name="P399"><text:tab/><text:span text:style-name="T9">Пустоту нельзя ограничить. </text:span>Нельзя причинить боль тому, что не имеет формы. Мягкое нельзя ударить, а пустоту н<text:span text:style-name="T241">е</text:span>льзя ограничить.</text:p>
      <text:p text:style-name="P399"/>
      <text:p text:style-name="P400"><text:tab/><text:span text:style-name="T9">Быть отчужденным — значит быть свободным от всего позитивного и отрицательного. </text:span>«Желать чего-либо» — значит иметь привязанность к чему-либо. «Желать, ничего не желая» — это тоже своего пода привязанность. <text:span text:style-name="T242">Быть ни к чему не привязанным означает быть свободным от всяких утверждений, позитивных и негативных. Другими словами, быть одновременно согласным и несогласным, что в интеллектуальном плане звучит абсурдно.</text:span></text:p>
      <text:p text:style-name="P400"/>
      <text:p text:style-name="P401"><text:tab/><text:span text:style-name="T9">Искусство отчуждения. </text:span>Перестаньте думать, как будто не переставали думать. Соблюдайте приемы, как будто не переставали соблюдать их.</text:p>
      <text:p text:style-name="P401"/>
      <text:p text:style-name="P402"><text:tab/><text:span text:style-name="T9">Надо решить проблему: чтобы освободиться от нее.</text:span> Будьте рядом с болезнью, сопровождайте ее, так как это является способом того, как от нее избавиться.</text:p>
      <text:p text:style-name="P402"/>
      <text:p text:style-name="P402"><text:tab/><text:span text:style-name="T9">Сила пустоты.</text:span> Небытие нельзя ограничить, мягкое нельзя ударить.</text:p>
      <text:p text:style-name="P402"/>
      <text:p text:style-name="P403"><text:tab/><text:span text:style-name="T9">Приверженность к чему-либо препятствует развитию.</text:span> Напряжение: от СЕЙЧАС к ПОТОМ. Люди стремятся приверживаться того, что похоже. Такая приверженность препятствует развитию.</text:p>
      <text:p text:style-name="P403"/>
      <text:p text:style-name="P403"/>
      <text:p text:style-name="P403"/>
      <text:p text:style-name="P403"/>
      <text:p text:style-name="P403"/>
      <text:p text:style-name="P403"/>
      <text:p text:style-name="P404"><text:soft-page-break/>Сознание, лишенное мыслей (у-синь)</text:p>
      <text:p text:style-name="P404"/>
      <text:p text:style-name="P405"><text:tab/><text:span text:style-name="T9">Сознание, лишенное мыслей, — это отсутствие пристрастий.</text:span> У-синь, или «сознание, лишенное мыслей», это не пустое сознание, исключающее все эмоции, но и не просто спокойствие ума. Хотя спокойствие и необходимо, но это так называемое отсутствие способности быстрого воприятия ума, которая составляет принцип «сознания, лишенного мыслей». Когда ум человека останавливается на чем-либо, это означает, что он подвергается замораживанию. Когда он перестает свободно передвигаться, как это ему требуется, то он перестает быть умом в своем роде.</text:p>
      <text:p text:style-name="P405"/>
      <text:p text:style-name="P405"><text:tab/><text:span text:style-name="T9">Ум, который ни на чем не задерживается, подвижный ум.</text:span> Отсутствие пристрастий к чему-либо. Ум, у которого нет постоянного места жительства, не задерживается ни на чем, а продолжает бесконечно развиваться, не обращая внимания на ограничения. Не стремитесь локализовать где-либо свой ум, пусть он заполняет все ваше тело, пусть он свободно протекает по всему вашему существу. Как говорит Алан Уотте, «сознание, лишенное мыслей» — это «состояние целостности, в котором сознание функционирует свободно и легко, без ощущения наличия второго сознания или эго, стоящего над ним с дубинкой в руке». <text:s/><text:span text:style-name="T243">Он имеет в виду, что надо думать о том, о чем хочется, и не позволять вмешиваться в этот процесс чужому сознанию или своему эго.</text:span></text:p>
      <text:p text:style-name="P405"/>
      <text:p text:style-name="P406"><text:tab/><text:span text:style-name="T9">У-синь — это естественный процесс протекания мысли.</text:span> Пока ум думает о том, р чем ему хочется думать, то для этого не надо прилагать никаких усилий. А отсутствие усилий в процессе размышления — это как отсутствие второго участника, который бы вмешивался в этот процесс. Ничего не надо стараться делать, принимайте все, что возникает в голове, включая отсутствие благосклонного <text:s/>отношения к чему-либо.</text:p>
      <text:p text:style-name="P406"/>
      <text:p text:style-name="P406"><text:tab/><text:span text:style-name="T9">У-синь — это свершение.</text:span> «Отсутствие зрения» и «сознание без мыслей» — это не самоотречение, а свершение. Видеть и при этом не смотреть на какой-нибудь определенный субъект или объект — в этом и заключается «чистое видение».</text:p>
      <text:p text:style-name="P406"/>
      <text:p text:style-name="P407"><text:tab/><text:span text:style-name="T9">Сознание, лишенное мыслей, </text:span><text:span text:style-name="T38">— </text:span><text:span text:style-name="T9">это свободное чувство.</text:span> «Сознание, лишенное мыслей» <text:span text:style-name="T243">— </text:span>это не значит не иметь эмоций или чувств, а значит, что их выражению ничего не препятствует. Это ум, на который не оказывают влияние чувства. Это «как река, так как все время течет, не останавливаясь». «Сознание без мыслей» <text:span text:style-name="T243">— </text:span>это значит задействовать работу всего головного мозга, подобно тому, как мы воспринимаем глазами различные предметы, не делая никаких усилий, чтобы посмотреть на что-нибудь специально.</text:p>
      <text:p text:style-name="P407"/>
      <text:p text:style-name="P408"><text:tab/><text:span text:style-name="T9">Притча о Гуань Инь. </text:span>Гуань Инь (Аволокитешвара) <text:span text:style-name="T243">— </text:span>богиня милосердия, которую иногда изображают с тысячью рук, в каждой из которых она держит по какому-нибудь инструменту. <text:span text:style-name="T244">Если она решит, например, применить копье, то не будет пользы не от одной другой руки (999). И только потому, что её никогда в </text:span><text:soft-page-break/><text:span text:style-name="T244">голову не приходит идея пользоваться только одной рукой, она использует то одну руку, то другую, поэтому все ее руки оказываются ей полезными. Таким образом, данная фигура должна показать, что если осознать истину, то даже такая вещь, как тысяча рук на теле, может быть очень полезна.</text:span></text:p>
      <text:p text:style-name="P408"/>
      <text:p text:style-name="P409"><text:tab/><text:span text:style-name="T9">У-синь — значит освободить себя от всего.</text:span> Необходимо избавиться от желания управлять внешним и своим внутренним миром, чтобы быть совершенно открытым, ответственным, сознающим, живым. Часто говорят об этом как о необходимости освободить себя ото всего. Это не подразумевает что-либо негативное, но означает открытое для восприятия сознание.</text:p>
      <text:p text:style-name="P409"/>
      <text:p text:style-name="P409"><text:tab/><text:span text:style-name="T9">У-синь — это подвижность ума каждый день. </text:span>Это свойство ума ни на чем не останавливаться известно как подвижность, а также называется «пустым умом», или «обычным умом». «Иметь что-либо на уме» означает озабоченность какими-либо мыслями, а значит, отсутствие времени для чего-нибудь другого. Однако пытаться избавиться от мыслей означает начать думать о чем-то другом. Поэтому что же делать? Ничего не надо делать! Не решайте это никак, это пройдет само. Не торопитесь: это обычный ум, совершенно ничего особенного.</text:p>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10"><text:soft-page-break/>Дзэн-буддизм</text:p>
      <text:p text:style-name="P410"/>
      <text:p text:style-name="P411"><text:tab/><text:span text:style-name="T9">В философии дзэн-буддизма нет метафизики.</text:span> Философия дзэн-буддизма стремится избежать бессмыслленной ошибки поймать жизнь в ловушку, расставив метафизическую сеть, вместо того чтобы просто жить.</text:p>
      <text:p text:style-name="P411"/>
      <text:p text:style-name="P411"><text:tab/><text:span text:style-name="T9">Философия дзэн-буддизма показывает, что нет проблемы, а значит, нет и решения.</text:span> Философия дзэн-буддизма показывает, что человеку некуда деться от этого мира; нет такой таверны, где он бы мог справится со своей тревогой; нет такой тюрьмы, где он бы мог искупить свою вину. Поэтому вместо того чтобы сказать, в чем заключается проблема, философия дзэн-буддизма утверждает, что вся проблема заключается в неспособности осознать, что не <text:s/>существует никакой проблемы. И это, конечно же, означает, что нет никаких решений.</text:p>
      <text:p text:style-name="P411"/>
      <text:p text:style-name="P411"><text:tab/><text:span text:style-name="T9">Притча о чайной церемонии. </text:span>Однажды один ученый обратился к учителю дзэн-буддизма с просьбой рассказать об этой философии. Учитель начал ему рассказывать, но ученый часто прирывал его и выражал свое мнение по тому или иному вопросу.</text:p>
      <text:p text:style-name="P412"><text:tab/>В конце концов учитель перестал рассказывать и начал наливать ему чай. Он налил полную чашку чая, пока из чашки не полилось.</text:p>
      <text:p text:style-name="P412"><text:tab/>— Хватит, — сказал ученый. — Чашка уже полная, больше некуда лить.</text:p>
      <text:p text:style-name="P412"><text:tab/>— Я знаю, — ответил учитель дзэн-буддизма. — Подобно этой чашке вас переполняют ваши собственные мнения и представления. Не вылив чай из своей чашки, как вы сможете попробовать мой час?</text:p>
      <text:p text:style-name="P412"/>
      <text:p text:style-name="P412"><text:tab/><text:span text:style-name="T39">Буддизм не требует проявления усилий.</text:span><text:span text:style-name="T245"> Философия буддизма не требует прилагать усилий. Ведите себя, как обычно, не делайте ничего особенного. Ешьте, очищайте желудок, пейте воду, а когда устанете, лягте отдохнуть. Незнающие посмеются надо мной, а мудрые поймут.</text:span></text:p>
      <text:p text:style-name="P412"/>
      <text:p text:style-name="P412"><text:tab/><text:span text:style-name="T39">О восьмиэтапном пути в буддизме.</text:span><text:span text:style-name="T245"> В философии буддизма сформулированы следующие восемь требований для устранения страданий через устранение ложных представлений и обретения истинного знания об истинном смысле жизни:</text:span></text:p>
      <text:list xml:id="list909458251610191093" text:style-name="L27">
        <text:list-item>
          <text:p text:style-name="P478">Сначала, надо ясно увидеть, что не так,</text:p>
        </text:list-item>
        <text:list-item>
          <text:p text:style-name="P478">Затем принять решение о необходимости исправления этого.</text:p>
        </text:list-item>
        <text:list-item>
          <text:p text:style-name="P478">Теперь необходимо действовать.</text:p>
        </text:list-item>
        <text:list-item>
          <text:p text:style-name="P478">Говорить надо так, чтобы было понятно, что вы хотите это исправить.</text:p>
        </text:list-item>
        <text:list-item>
          <text:p text:style-name="P478">Средства к жизни не должны противоречить терапии.</text:p>
        </text:list-item>
        <text:list-item>
          <text:p text:style-name="P478">Терапия должна продвигаться с «неослабевающей скоростью», <text:s/>с предельной скоростью, которую можно выдержать.</text:p>
        </text:list-item>
        <text:list-item>
          <text:p text:style-name="P478">Необходимо думать и чувствовать это постоянно.</text:p>
        </text:list-item>
        <text:list-item>
          <text:p text:style-name="P478">Надо научиться глубоко размышлять.</text:p>
          <text:p text:style-name="P478">Или</text:p>
        </text:list-item>
        <text:list-item>
          <text:p text:style-name="P478">Правильные взляды (или понимание).</text:p>
        </text:list-item>
        <text:list-item>
          <text:p text:style-name="P478">Правильная цель (или стремление).</text:p>
        </text:list-item>
        <text:list-item>
          <text:p text:style-name="P478"><text:soft-page-break/>Правильная речь.</text:p>
        </text:list-item>
        <text:list-item>
          <text:p text:style-name="P478">Правильное поведение.</text:p>
        </text:list-item>
        <text:list-item>
          <text:p text:style-name="P478">Правильные средства жизни (или призвание).</text:p>
        </text:list-item>
        <text:list-item>
          <text:p text:style-name="P478">Правильное усилие.</text:p>
        </text:list-item>
        <text:list-item>
          <text:p text:style-name="P478">Правильная осведомленность и контроль разумом.</text:p>
        </text:list-item>
        <text:list-item>
          <text:p text:style-name="P478">Правильная концентрация и медитация.</text:p>
        </text:list-item>
      </text:list>
      <text:p text:style-name="P413"/>
      <text:p text:style-name="P413"><text:tab/><text:span text:style-name="T9">В философии дзэн-буддизма не существует кумиров.</text:span> Дзэн-буддизм освобождает умот служения воображаемым духовным сущностям в виде «объектов», которые превращаются в кумиров и вводят в заблуждение того, кто ищет.</text:p>
      <text:p text:style-name="P413"/>
      <text:p text:style-name="P413"><text:tab/><text:span text:style-name="T9">Как избавиться от кармы. </text:span>Чтобы избавиться от кармы, надо правильно использовать разум и волю.</text:p>
      <text:p text:style-name="P413"/>
      <text:p text:style-name="P414"><text:tab/><text:span text:style-name="T9">Утверждение дзэн-буддизма. </text:span>Утверждение относится к философии дзэн-буддизма, только когда оно само по себе является действием и не относится ни к чему, что утверждается в нем.</text:p>
      <text:p text:style-name="P414"/>
      <text:p text:style-name="P414"><text:tab/><text:span text:style-name="T40">О праджне (мудрости). </text:span><text:span text:style-name="T246">Праджня заключается не в самореализации, а в реализации в чистом и простом виде, вне субъектов и объектов.</text:span></text:p>
      <text:p text:style-name="P414"/>
      <text:p text:style-name="P414"><text:tab/><text:span text:style-name="T40">О бодхисатве.</text:span><text:span text:style-name="T246"> Оставим мудрость и ещё раз вернемся туда, где живут простые люди. После того как поймешь другую сторону, то возвращаешься и живешь на этой стороне.</text:span><text:tab/></text:p>
      <text:p text:style-name="P414"><text:tab/></text:p>
      <text:p text:style-name="P414"><text:tab/></text:p>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5"><text:soft-page-break/>Медитация</text:p>
      <text:p text:style-name="P415"/>
      <text:p text:style-name="P416"><text:tab/><text:span text:style-name="T9">Медитация — это не сосредоточенность на самом себе.</text:span> Это не способ сосредоточиться <text:s/>на самом себе, при помощи которого человек стремится избавиться от всего материального и от внешнего мира, устранить отвлекающие мысли, при этом сидит в тишине и освобождает свой ум от образов и концентрируется на чистоте своей духовной сущности. Дзэн-буддизм — это не мистическое учение о «сосредоточении на самом себе» и «уходе от мира». Это не «приобретенное созерцание». Думать, что эта проницательность является субъективным опытом, «достижимым» при помощи некого процесса умственного очищания, значит, вводить себя в заблюдение. Это значит «протирать зеркало дзэн-буддизма».</text:p>
      <text:p text:style-name="P416"/>
      <text:p text:style-name="P417"><text:tab/><text:span text:style-name="T9">Остановитесь внутренне.</text:span> Сейчас остановитесь внутренне. Когда вы остановитесь внутреннее, то психологически ваш ум успокоится, очистится. Тогда вы действительно сможете увидеть «это».</text:p>
      <text:p text:style-name="P417"/>
      <text:p text:style-name="P418"><text:tab/><text:span text:style-name="T9">Медитация — это просветление. </text:span>Не надо отделять медитацию как средство (дхьяна) от просветления (праджня), так как они действительно неразделимы. И учение дзэн-буддизма учит осознавать эту целостность и единство праджни и дхьяны во всех действиях.</text:p>
      <text:p text:style-name="P418"/>
      <text:p text:style-name="P419"><text:tab/><text:span text:style-name="T9">Просветление несет знание.</text:span> Не существует разницы между просветлением и тем, что обычно называется знанием. В последнем контраст заключен между тем, кто познает, и уже известным, тогда как в первом нет такого контраста.</text:p>
      <text:p text:style-name="P419"/>
      <text:p text:style-name="P420"><text:tab/><text:span text:style-name="T9">В результате медитации возникает мысль, которая не имеет физической природы.</text:span> После того как мысли сформулированы, они отделяются от объектов чувственного восприятия и человек все еще находится среди объектов чувственного восприятия, хотя и лишен их.</text:p>
      <text:p text:style-name="P421"/>
      <text:p text:style-name="P421"><text:tab/><text:span text:style-name="T9">Настоящая медитация приводит тебя в Сейчас.</text:span> Нельзя «постичь» философию дзэн-буддизма, протирая зеркало медитации, но только если самозабвенно раствориться в жизни здесь и сейчас. Мы не «приходим», так как мы «есть». Не стремитесь стать, просто будьте.</text:p>
      <text:p text:style-name="P421"/>
      <text:p text:style-name="P422"><text:tab/><text:span text:style-name="T9">У медитации нет причины.</text:span> Обычный ум, конечно, тот, который работает, думает, чувствует безо всякой причины. Где есть причина, должен быть и способ, система дисциплины. Причина вызвана желанием добраться до конечной цели, а чтобы достичь цели, необходим способ действия, и т. д. <text:span text:style-name="T247">Во время же медитации происходит освобождение ума от всех причин.</text:span></text:p>
      <text:p text:style-name="P422"/>
      <text:p text:style-name="P423"><text:tab/><text:span text:style-name="T9">Для медитации не требуется умственных усилий.</text:span> Любое умственное усилие ограничивает ум, потому что усилие предполагает борьбу по направлению к цели. А когда есть цель, это накладывает на ум ограничения, и именно при помощи такого ума вы пытаетесь медитировать.</text:p>
      <text:p text:style-name="P423"><text:soft-page-break/></text:p>
      <text:p text:style-name="P424"><text:tab/><text:span text:style-name="T9">Медитация — это не процесс сосредоточения.</text:span> Несомненно, что медитация не может быть процессом сосредоточения, потому что высшая форма мышления — это негативное мышление. Отрицание — это не противоположное свойство положительного, но состояние в котором нет ни положительной, ни негативной реакции. Это состояние абсолютной пустоты.</text:p>
      <text:p text:style-name="P424"/>
      <text:p text:style-name="P424"><text:tab/><text:span text:style-name="T9">Медитация означает быть внутренне невозмутимым.</text:span> Медитировать — значит осознать невозмутимость своей истинной сущности. Медитация означает освобождение от всего; быть спокойным — значит быть внутренне невозмутимым. Спокойствие придет, если освободиться от внешнего влияния и сохранять невозмутимость.</text:p>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5"><text:soft-page-break/>О <text:span text:style-name="T248">необходимости придерживаться сути</text:span></text:p>
      <text:p text:style-name="P425"/>
      <text:p text:style-name="P426"><text:tab/><text:span text:style-name="T9">Придерживайтесь сути.</text:span> Мы представляем собой водоворот, центр которого в неподвижной и вечной точке. Она проявляется в движении, скорость которого увеличивается, как у водоворота или торнадо (эпицентр которого остается неподвижным), от ядра к периферии. Ядро находится в Реальности, тогда как водоворот — это явление в форме многомерного силового поля. Поэтому придерживатесь сути.</text:p>
      <text:p text:style-name="P426"/>
      <text:p text:style-name="P427"><text:tab/><text:span text:style-name="T9">Неподвижное. </text:span>Неподвижное — это концентрация энергии в центре, как в оси колеса, вместо того чтобы быть задействованной в различных видах деятельности.</text:p>
      <text:p text:style-name="P427"/>
      <text:p text:style-name="P427"><text:tab/><text:span text:style-name="T9">Неподвижность в движении.</text:span> Я двигаюсь и я совсем не двигаюсь. Я подобно луне, отражение которой качается на волнах, пребывающих всегда в движении.</text:p>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8"><text:soft-page-break/>Свобода</text:p>
      <text:p text:style-name="P428"/>
      <text:p text:style-name="P429"><text:tab/><text:span text:style-name="T9">Где есть система, там нет свободы. </text:span>Чем сложнее и ограниченнее система, тем меньше возможность для выражения истинной свободы.</text:p>
      <text:p text:style-name="P429"/>
      <text:p text:style-name="P430"><text:tab/><text:span text:style-name="T9">Свободу нельзя продумать заранее.</text:span> Свобода — это нечто, что нельзя продумать заранее. Для осознания свободы требуется живой энергичный ум, ум, кторый способен на мгновенное восприятие, не выделяя этапов на пути достижения конечной цели. В том, что сформулировано заранее, отсутствует гибкость, способность приспособиться к тому, что постоянно изменяется. На данном этапе многие спросят: «Как же тогда можно достичь безграничной свободы?» Я не могу вам ответить, так как в противном случае это станет способом. Хотя я могу сказать вам, что этим не является, но не могу сказать, что это. «Так-то», мой друг, надо найти это самому, так как здесь можешь помочь себе только сам.</text:p>
      <text:p text:style-name="P430"/>
      <text:p text:style-name="P431"><text:tab/><text:span text:style-name="T9">О «достижении» свободы.</text:span> Кто сказал, что мы должны «достичь» свободы? Свобода всегда была у нас, и это не то, что можно достичь в конце, если следовать каким-то определенным доктринам. Мы не «становимся», так как мы просто есть.</text:p>
      <text:p text:style-name="P431"/>
      <text:p text:style-name="P431"><text:tab/><text:span text:style-name="T46">О состоянии свободы. </text:span><text:span text:style-name="T249">Состояние свободы приравнивается отсутствию чувства внешней скованности. Не ощущать свободы приравнивается отсутствию наличия чувства внешней скованности. Разные люди по-разному ощущают свободу. Поэтому у нее может быть разная степень. Тогда вопрос должен быть следующим: «Насколько мы свободны?»</text:span></text:p>
      <text:p text:style-name="P431"/>
      <text:p text:style-name="P431"><text:tab/><text:span text:style-name="T45">Об освобождении. </text:span><text:span text:style-name="T250">Чтобы освободиться, надо внимательно наблюдать за тем, что ты обычно делаешь. Не осуждай и не одобряй, а просто наблюдай.</text:span></text:p>
      <text:p text:style-name="P431"/>
      <text:p text:style-name="P431"><text:tab/><text:span text:style-name="T44">Выражать себя свободно. </text:span><text:span text:style-name="T251">Чтобы выразить себя свободно, необходимо забыть обо всем, что было вчера. Если следовать классической модели поведения, то не поймешь заведенного порядка вещей, традиций. Не поймешь себя.</text:span></text:p>
      <text:p text:style-name="P431"/>
      <text:p text:style-name="P431"><text:tab/><text:span text:style-name="T44">То, что ограничивает свободу</text:span><text:span text:style-name="T251">. Не может быть свободы, если человек окружен:</text:span></text:p>
      <text:list xml:id="list850515921512718987" text:style-name="L28">
        <text:list-item>
          <text:p text:style-name="P479">эгоизмом;</text:p>
        </text:list-item>
        <text:list-item>
          <text:p text:style-name="P479">стеной дисциплины.</text:p>
        </text:list-item>
      </text:list>
      <text:p text:style-name="P432"/>
      <text:p text:style-name="P432"><text:tab/><text:span text:style-name="T9">Взаимоотношения свободы и чувствительности.</text:span> Огромная свобода = огромной чувствительности.</text:p>
      <text:p text:style-name="P432"/>
      <text:p text:style-name="P432"><text:tab/><text:span text:style-name="T43">Пойми эту свободу.</text:span><text:span text:style-name="T252"> Свобода от следования каким-либо направлениям.</text:span></text:p>
      <text:p text:style-name="P432"/>
      <text:p text:style-name="P432"><text:soft-page-break/><text:tab/><text:span text:style-name="T42">Самовыражение человека должно быть свободным.</text:span><text:span text:style-name="T253"> Самовыражение человека должно быть свободным. Освобождение истины становится реальностью, только если она почувствована на опыте самим человеком.</text:span></text:p>
      <text:p text:style-name="P432"/>
      <text:p text:style-name="P432"><text:tab/><text:span text:style-name="T42">Три ключа.</text:span><text:span text:style-name="T253"> Простота. Ясность. Свобода.</text:span></text:p>
      <text:p text:style-name="P432"/>
      <text:p text:style-name="P432"><text:tab/><text:span text:style-name="T41">У свободы нет прошлого.</text:span><text:span text:style-name="T254"> Чтобы выражать себя свободно, необходимо отказаться от всего, что связывает тебя с прошлым.</text:span></text:p>
      <text:p text:style-name="P432"/>
      <text:p text:style-name="P432"><text:tab/><text:span text:style-name="T41">Вне пределов того, что правильно и неправильно.</text:span><text:span text:style-name="T254"> Нельзя делать что-либо правильно и неправильно, когда есть свобода.</text:span></text:p>
      <text:p text:style-name="P432"/>
      <text:p text:style-name="P432"><text:tab/><text:span text:style-name="T41">Свобода и ум.</text:span><text:span text:style-name="T254"> Настоящая свобода является результатом деятельности ума.</text:span></text:p>
      <text:p text:style-name="P432"/>
      <text:p text:style-name="P432"><text:tab/><text:span text:style-name="T41">Свобода — это самопознание.</text:span><text:span text:style-name="T254"> Свобода лежит в том, чтобы узнавать себя каждую минуту.</text:span></text:p>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3"/>
      <text:p text:style-name="P434"><text:soft-page-break/>Часть 7</text:p>
      <text:p text:style-name="P434">Процесс становления</text:p>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5"><text:soft-page-break/>Самореализация</text:p>
      <text:p text:style-name="P435"/>
      <text:p text:style-name="P436"><text:tab/><text:span text:style-name="T9">Посредственный художник (конформист).</text:span><text:span text:style-name="T279"> Посредственны</text:span>й художник слепо следует за учителем, перенимает его знания, и в результате его поступки и, прежде всего, мышление происходят механически, в соответствии с перенимаемой системой знаний. И, следовательно, он перестает расти. Он превращается в робота, в продукт, являющийся результатом пропаганды и правил жизни, складывавшихся на протяжении тысячелетий. Посредственный художник редко обретает способность ни от кого не зависеть, выражая себя, так как постоянно следует навязываемым ему образцам поведения. Таким образом, вхращивается зависимый ум, неспособный на независимый поиск ответов на вопросы.</text:p>
      <text:p text:style-name="P436"/>
      <text:p text:style-name="P436"><text:tab/><text:span text:style-name="T9">Так называемый «человек-зеркало». </text:span>«Человек-зеркало» всегда хочет знать, какое впечатление он производит на людей. Вместо того чтобы ко всему относиться критически, он отражает направленную на него критику и ему постоянно кажется, что он на сцене.</text:p>
      <text:p text:style-name="P436"/>
      <text:p text:style-name="P437"><text:tab/><text:span text:style-name="T9">Наиболее мучительно человек переживает отсутствие надежности в жизни, когда находится один.</text:span> Люди больше верят тому, чему подражают, чем тому, что рождается непосредственно у них в голове. Часто люди не уверены в том, до чего додумываются сами. Наиболее мучительно человек переживает отсутствие надежности в жизни, когда находится один, когда же человек подражает, то он не один.</text:p>
      <text:p text:style-name="P437"/>
      <text:p text:style-name="P437"><text:tab/><text:span text:style-name="T69">Не ищите образец для подражания среди успешных людей.</text:span><text:span text:style-name="T255"> Когда я оглядываюсь вокруг, то всегда учусь чему-нибудь, а именно, быть всегда самим собой. Выражать себя. Верить в себя. Никогда не ищите образец для подражания среди успешных людей, что очень часто происходит в Гонконге. Люди всегда копируют чьи-нибудь характерные особенности, но никогда не заглядывают в самую суть себя и не спрашивают: «Как мне стать самим собой?»</text:span></text:p>
      <text:p text:style-name="P437"/>
      <text:p text:style-name="P437"><text:tab/><text:span text:style-name="T68">Необходимо быть настоящим.</text:span><text:span text:style-name="T256"> О чем еще можно просить в жизни, как не быть настоящим? Необходимо использовать свой потенциал, а не растрачивать энергию на то, чтобы реализовывать ускользающий образ, который не является настоящим и, следовательно, является пустой тратой жизненной энергии. Нас ждет много работы, для выполнения которой требуется отдача и много-много энергии.</text:span></text:p>
      <text:p text:style-name="P437"/>
      <text:p text:style-name="P437"><text:tab/><text:span text:style-name="T67">Выполняйте свое предназначение в жизни.</text:span><text:span text:style-name="T257"> Если вы заглянете себе в душу и будете уверены, что поступили правильно, вам не придется бояться, и беспокоиться. Надо следовать только своему предназначению в жизни и отбросить мысли о соперничестве и агрессии.</text:span></text:p>
      <text:p text:style-name="P437"/>
      <text:p text:style-name="P437"><text:tab/><text:span text:style-name="T66">Многие из нас воспринимают себя как средство в руках других людей. </text:span><text:span text:style-name="T258">У все есть огромное желание видеть себя в качестве средств для достижения цели в </text:span><text:soft-page-break/><text:span text:style-name="T258">руках других людей и таким образом освободить себя от ответственности за действия, вызванные нашими собственными наклонностями и побуждениями. Как сильные, так и слабые люди хватаюся за такое алиби. Последние под послушанием прячут свою злобу: они поступили нечестно, так как выполняли приказ. Сильные люди тоже требуют оправдания под предлогом заявления, что высшие силы выбрали их средствами для осуществления своих замыслов, например, Бог, история, судьба, нация или человечество.</text:span></text:p>
      <text:p text:style-name="P437"/>
      <text:p text:style-name="P437"><text:tab/><text:span text:style-name="T65">Самореализация — это высшая ступень развития человека. </text:span><text:span text:style-name="T259">Самая высшая ступень, которой может достичь человек, это добраться до центра, до своей сути.</text:span></text:p>
      <text:p text:style-name="P437"/>
      <text:p text:style-name="P437"><text:tab/><text:span text:style-name="T64">Стремитесь быть лучше. </text:span><text:span text:style-name="T260">Каждый должен стремиться быть лучше. Границей является Небо.</text:span></text:p>
      <text:p text:style-name="P437"/>
      <text:p text:style-name="P437"><text:tab/><text:span text:style-name="T63">Надо найти свой Путь. </text:span><text:span text:style-name="T261">Быть наготове — значит быть очень серьезным. Быть очень серьезным означает быть искренним по отношению к самому себе, именно искренность, в конце концов, помогает раскрыть свой Путь.</text:span></text:p>
      <text:p text:style-name="P437"/>
      <text:p text:style-name="P437"><text:tab/><text:span text:style-name="T62">О свете внутри человека.</text:span><text:span text:style-name="T262"> Несмотря ни на что, надо дать внутреннему свету вывести вас из темноты.</text:span></text:p>
      <text:p text:style-name="P437"/>
      <text:p text:style-name="P437"><text:tab/><text:span text:style-name="T61">Невежество слепо. </text:span><text:span text:style-name="T263">Те, кто ничего не знает, идут в темноте. Они никогда не увидят свет.</text:span></text:p>
      <text:p text:style-name="P437"><text:tab/></text:p>
      <text:p text:style-name="P437"><text:tab/><text:span text:style-name="T60">Процесс саморазвития.</text:span><text:span text:style-name="T264"> Если человек хочет развиваться, прежде всего он будет работать над своей душой. Если человек хочет работать над своей душой, он стремится быть искренним в своих мыслях. Если он хочет быть искренним в своих мыслях, он прежде всего расширяет до предела свои знания. Чтобы расширить знания, необходимо все исследовать.</text:span></text:p>
      <text:p text:style-name="P437"/>
      <text:p text:style-name="P437"><text:tab/><text:span text:style-name="T59">Утверждение самореализации.</text:span><text:span text:style-name="T265"> Я есть то, что я есть здесь и сейчас.</text:span></text:p>
      <text:p text:style-name="P437"/>
      <text:p text:style-name="P437"><text:tab/><text:span text:style-name="T58">Самореализация и самореализация ради создания имиджа.</text:span><text:span text:style-name="T266"> Существует различие между самореализацией и самореализацией ради создания имиджа. Многие люди <text:s/>живет только ради имиджа. Там, где у некоторых есть индивидуальность, отправная точка, у многих лишь пустота, так как они заняты тем, что представляют себя то тем, то этим. Они посвящают свою жизнь реализации представления о том, какими бы они хотели выглядеть, вместо того чтобы свой растущий потенциал использовать для того, чтобы быть человеком. Они растрачивают всю энергию на постройку внешнего фасада, вместо того чтобы сосредотачивать энергию на увеличении своего потенциала и использовать ее для эффективного общения и др.</text:span></text:p>
      <text:p text:style-name="P437"/>
      <text:p text:style-name="P437"><text:tab/><text:span text:style-name="T57">Бесполезно поддерживать фасад.</text:span><text:span text:style-name="T267"> Бесполезно поддерживать фасад, то есть внешне делать одно, а чувствовать при этои совершенно другое. Быть самим </text:span><text:soft-page-break/><text:span text:style-name="T267">собой помогает выстраивать настоящие отношения. Принятие себя таким, какой ты есть, помогает вносить измения.</text:span></text:p>
      <text:p text:style-name="P437"/>
      <text:p text:style-name="P437"><text:tab/><text:span text:style-name="T57">Человек, посвящающий себя самореализации, — настоящий человек. </text:span><text:span text:style-name="T267">Если человек посвящает себя самореализации и видит проходящего мимо другого человека, который тоже занимается самореализацией, он не может не сказать: «О, вот еще один настоящий человек!»</text:span></text:p>
      <text:p text:style-name="P437"/>
      <text:p text:style-name="P437"><text:tab/><text:span text:style-name="T268">Как человеку стать тем, чем он является. Важно заниматься самореализацией. И я стараюсь донести до людей то, что надо заниматься самореализацией, а не самореализацией ради имиджа. Надеюсь, что они будут вести внутренний поиск для честного самовыражения.</text:span></text:p>
      <text:p text:style-name="P437"/>
      <text:p text:style-name="P437"><text:tab/><text:span text:style-name="T56">Впитайте в себя то, что полезно.</text:span><text:span text:style-name="T269"> Анализируйте свой опыт и впитывайте то, что полезно; отвергайте то, что бесполезно, и добавляйте то, что является непосредственно вашим.</text:span></text:p>
      <text:p text:style-name="P437"/>
      <text:p text:style-name="P437"><text:tab/><text:span text:style-name="T55">Настоящий индивидуализм кроется в самодостаточности.</text:span><text:span text:style-name="T270"> Оценка других людей не имеет для никакого значения. Только самодостаточный человек может жить сам по себе. Многим же нужна толпа людей, за которой можно следовать и подражать ей.</text:span></text:p>
      <text:p text:style-name="P437"/>
      <text:p text:style-name="P437"><text:tab/><text:span text:style-name="T54">Человек, который самреализовался, ищет свободу и чистоту. </text:span><text:span text:style-name="T271">Те, которые не доверяют жизненной силе внутри себя или у которых ее нет, компенсируют ее отсутствие — деньгами. Когда человек уверен в себе, когда все, чего он хочет в мире, — это прожить свободную и чистую жизнь, то он начинает относиться ко всем дорогим и явно переоцененным приобретениям как к дополнительным средствам, которыми, возможно, и приятно обладать или использовать их, но он не делает их целью своей жизни.</text:span></text:p>
      <text:p text:style-name="P437"/>
      <text:p text:style-name="P437"><text:tab/><text:span text:style-name="T53">Чтобы самореализовываться, необходимо уметь слушать.</text:span><text:span text:style-name="T272"> Перестаньте растрачивать время, играя какие-нибудь роли. Вместо это научитесь СЛУШАТЬ себя, свой потенциал. Самое главное — это уметь слушать. Слушать, понимать, быть открытым — это одно и то же.</text:span></text:p>
      <text:p text:style-name="P437"/>
      <text:p text:style-name="P437"><text:tab/><text:span text:style-name="T52">Самый трудный путь — это путь самореализации.</text:span><text:span text:style-name="T273"> Человек приобретает чувство собственного достоинства, реализовывая свои таланты, занимаясь чем-либо, а также раскрывая себя в каком-нибудь деле: в должности руководителя, в группе, в каком-нибудь приобретении и др. Все три пути самореализации являются очень сложными. На этот путь вступают, когда другие дороги для развития чувства собственного достоинства недоступны.</text:span></text:p>
      <text:p text:style-name="P437"/>
      <text:p text:style-name="P437"><text:tab/><text:span text:style-name="T51">Самореализация — это просветление.</text:span><text:span text:style-name="T274"> Сатори заключается в пробуждении от сна. Пробуждение, самореализация, способность видеть свою сущность — все это синонимы.</text:span></text:p>
      <text:p text:style-name="P437"/>
      <text:p text:style-name="P437"><text:soft-page-break/><text:tab/><text:span text:style-name="T50">Путешествие в поисках духовного начала совершается в одиночку. </text:span><text:span text:style-name="T275">Каждый человек должен реализовывать себя. Ни один учитель не может дать этого.</text:span></text:p>
      <text:p text:style-name="P437"/>
      <text:p text:style-name="P437"><text:tab/><text:span text:style-name="T49">Имидж создает зависимость.</text:span><text:span text:style-name="T276"> Если человек отрекается от своей сущности и реализовывает предстваление о себе, то он становится целью и зависит от нее.ы</text:span></text:p>
      <text:p text:style-name="P437"/>
      <text:p text:style-name="P437"><text:tab/><text:span text:style-name="T48">На игру в представления о себе растрачивается ценная энергия.</text:span><text:span text:style-name="T277"> В ходе игры в представления о себе накапливается негативная энергия, это мешает видеть и, прежде всего, отнимает ценную энергию, которую можно было бы использовать для творческого развития своей сущности.</text:span></text:p>
      <text:p text:style-name="P437"/>
      <text:p text:style-name="P437"><text:tab/><text:span text:style-name="T47">Будьте всегда наготове, ставьте вопросы и ищите на них ответы.</text:span><text:span text:style-name="T278"> Важно быть всегда наготове, ставить вопросы и искать на них ответы. Вот в этом случае будет проявляться инициатива человека.</text:span></text:p>
      <text:p text:style-name="P437"/>
      <text:p text:style-name="P437"><text:tab/></text:p>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81"><text:soft-page-break/>Помощь себе</text:p>
      <text:p text:style-name="P481"/>
      <text:p text:style-name="P482"><text:tab/><text:span text:style-name="T9">Возможна только помощь самому себе.</text:span> Мой личный опыт и страстное желание учиться помогли сделать мне открытие, что самую большую помощь человек оказывает себе сам. То есть не может быть другого вида помощи, кроме как помощь самому себе. Это значит делать все, что от тебя зависит, полностью отдаваясь этому делу, причем у этого процесса нет конца, он постоянно развивается.</text:p>
      <text:p text:style-name="P482"/>
      <text:p text:style-name="P482"><text:tab/><text:span text:style-name="T76">Не бойтесь делать ошибки.</text:span><text:span text:style-name="T280"> Ошибки всегда простительны, если у человека есть смелость признать их.</text:span></text:p>
      <text:p text:style-name="P482"/>
      <text:p text:style-name="P482"><text:tab/><text:span text:style-name="T76">Не может быть внешней помощи.</text:span><text:span text:style-name="T280"> Проблема заключается в том, что люди попросят других разрешить их собственную проблему, вместо того чтобы сделать это самому. Я могу предложить вам десять тысяч способов, но это мои способы, а не ваши. На поставленные вопросы может ответить только сам человек, и ничего не будет достигнуто, если просто сидеть и слушать чужие способы разрешения проблемы.</text:span></text:p>
      <text:p text:style-name="P482"/>
      <text:p text:style-name="P482"><text:tab/><text:span text:style-name="T76">Средство от избавления страданий лежит внутри самого человека.</text:span><text:span text:style-name="T280"> С самого начала средство от страданий лежало внутри меня самого, но я им не пользовался. Болезнь возникла во мне, но я не замечал ее до этого момента. Сейчас я вижу, что никогда не выйду на свет, пока, подобно свече, не стану своим собственным светом.</text:span></text:p>
      <text:p text:style-name="P482"/>
      <text:p text:style-name="P482"><text:tab/><text:span text:style-name="T76">Помогать себе можно по-разному. </text:span><text:span text:style-name="T280">Помогать себе можно по-разному: каждый день делать открытия, просто за всем подряд наблюдая: быть честным с самим собой, делать все, что от тебя зависит, что-то вроде упорной полной самоотдачи; и, прежде всего, понять, что нет пределов этому, так как жизнь представляет собой процесс развития.</text:span></text:p>
      <text:p text:style-name="P482"/>
      <text:p text:style-name="P482"><text:tab/><text:span text:style-name="T75">Ключ к освобождению лежит внутри человека.</text:span><text:span text:style-name="T281"> Каждый человек ограничивает себя в движении, и этими оковами являются невежество, лень, страх и большое внимание к своей личности. Человек должен освободиться и принять тот факт, что мы все — люди этого мира, а значит, «летом мы потеем, а зимой мерзнем».</text:span></text:p>
      <text:p text:style-name="P482"><text:tab/></text:p>
      <text:p text:style-name="P482"><text:tab/><text:span text:style-name="T74">Уверенность в самом себе.</text:span><text:span text:style-name="T282"> Уверенность в самом себе — это значит понять, в чем нуждаешься, свою квалификацию.</text:span></text:p>
      <text:p text:style-name="P482"/>
      <text:p text:style-name="P482"><text:tab/><text:span text:style-name="T73">Завоевать себя.</text:span><text:span text:style-name="T283"> Человек рожден для того, чтобы достичь великого, если у него есть сила завоевать себя. Видеть себя — значит ясно понимать, что правильно.</text:span></text:p>
      <text:p text:style-name="P482"/>
      <text:p text:style-name="P482"><text:tab/><text:span text:style-name="T72">Надо доводить все до конца.</text:span><text:span text:style-name="T284"> Мы несем на себе груз прошлого до тех, пор пока НЕ ДОВЕДЕМ ВСЕ ДО КОНЦА.</text:span></text:p>
      <text:p text:style-name="P482"><text:soft-page-break/></text:p>
      <text:p text:style-name="P482"><text:tab/><text:span text:style-name="T71">Самую великую победу человек может одержать над самим собой. </text:span><text:span text:style-name="T285">Самой великой победой является победа над самим собой. Могуч тот, кто завоевывает себя.</text:span></text:p>
      <text:p text:style-name="P482"/>
      <text:p text:style-name="P482"><text:tab/><text:span text:style-name="T70">Изучайте свою природу, чтобы быть способными управлять ею. </text:span><text:span text:style-name="T286">Чтобы быть способным управлять собой, необходимо принять себя таким, какой я есть, и не идти против своей природы. Каждый должен думать сам. Правильный путь большого человека может не подойти маленькому человеку. То, что правильно для того, кто делает все медленно, не подойдет тому, кто делает все быстро. Каждый человек должен знать свои сильные и слабые стороны.</text:span></text:p>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text:soft-page-break/></text:p>
      <text:p text:style-name="P482"/>
      <text:p text:style-name="P483">Самопознание</text:p>
      <text:p text:style-name="P483"/>
      <text:p text:style-name="P484"><text:tab/><text:span text:style-name="T9">Познавайте себя.</text:span> Не думайте, что это поздно! Познавайте себя!</text:p>
      <text:p text:style-name="P484"/>
      <text:p text:style-name="P485"><text:tab/><text:span text:style-name="T9">Ищите ответ внутри себя.</text:span> Вместо того чтобы устанавливать строгие правила, необходимо заглядывать в себя и искать там, причину своих проблем и невежества. В итоге любое знание означает самопознание. Надо искать истину самому и все испытывать самому каждую минуту.</text:p>
      <text:p text:style-name="P485"/>
      <text:p text:style-name="P485"><text:tab/><text:span text:style-name="T9">Самопознание происходит при помощи других людей. </text:span>Узнавать себя — это значит изучать себя в совместном действии с другими людьми. Взаимоотношения — это процесс раскрытия себя. Взаимоотношения с другими людьми — это зеркало, к котором вы раскрываете себя, так как быть — это значит взаимодействововать с людьми.</text:p>
      <text:p text:style-name="P485"/>
      <text:p text:style-name="P485"><text:tab/><text:span text:style-name="T85">Особождающее свойство самопознания.</text:span><text:span text:style-name="T287"> Когда смотришь на свою собственную жизнь раскрытыми глазами, увеличивается знание о самом себе (другими словами, ваши умственные и псизические способности раскроются вам). Также поймете, что знание о том, что вокруг вас, очень поверхностно. Чтобы исправить это, у самопознания есть свойство приносить освобождение.</text:span></text:p>
      <text:p text:style-name="P485"/>
      <text:p text:style-name="P485"><text:tab/><text:span text:style-name="T84">Что хуже всего для человека. </text:span><text:span text:style-name="T288">Хуже всего для человека — это не знать самого себя. Когда я только приехал, то снимался в телевизионной версии «Зеленого шершня» в 1965 году. Когда я оглядывался вокруг, то видел очень много людей. А когда смотрел на себя, то видел только робота. Все потому, что я не был собой и пытался воспроизводить несущественные способы обороны. Несущественные приемы: как повернуть руку, как сделать движения — но я никогда не спрашивал себя, а как бы сделал Брюс Ли. Словом, если бы такое произошло со мной?</text:span></text:p>
      <text:p text:style-name="P485"/>
      <text:p text:style-name="P485"><text:tab/><text:span text:style-name="T83">Критиковать других легче, чем понять себя. </text:span><text:span text:style-name="T289">Легко критиковать других, но для того чтобы узнать, требуется, возможно, целая жизнь. Принимать на себя ответственность за свои поступки, хорошие и плохие, это нечто другое. Кроме того, все знание означает самопознание.</text:span></text:p>
      <text:p text:style-name="P485"/>
      <text:p text:style-name="P485"><text:tab/><text:span text:style-name="T83">Непрекращающийся процесс избавления от всего наносного.</text:span><text:span text:style-name="T289"> Кажется, что всю свою жизнь я занимаюсь самоанализом, так как день за днем, понемного, избавляюсь от всего наносного, что есть во мне. Чем больше я изучаю себя, тем проще мне становится делать это. Но все больше и больше возникает вопросов. А также <text:s/>все отчетливее и отчетливее я вижу: это не вопрос развития, то есть что было развито, а вопрос раскрытия того, что я забыл сделать. Однако жто всегда находилось внутри нас, и никогда не было утеряно или искажено, но мы это неправильно использовали.</text:span></text:p>
      <text:p text:style-name="P485"/>
      <text:p text:style-name="P485"><text:soft-page-break/><text:tab/><text:span text:style-name="T77">Необходимо ставить вопросы. </text:span><text:span text:style-name="T290">Я знаю, что все считают, что мы являемся разумными существами. Но мне интересно, сколько людей задавали себе вопросы относительно всех этих известных фактов и истин, которые нам впихиваются в голову, как только мы приобретаем способность запоминать что-либо.</text:span></text:p>
      <text:p text:style-name="P485"/>
      <text:p text:style-name="P485"><text:tab/><text:span text:style-name="T78">Надо учиться видеть по-настоящему.</text:span><text:span text:style-name="T291"> У нас есть два глаза, но многие из нас не видят в буквальном смысле этого слова. Должен сказать, что когда глазами наблюдают за своими неизбежными ошибками, то очень быстро выносят приговор. Способность видеть по-настоящему, в смысле осознания всего подряд, помогает делать открытия, а открытие — это одно из средств раскрытия нашего потенциала.</text:span></text:p>
      <text:p text:style-name="P485"/>
      <text:p text:style-name="P485"><text:tab/><text:span text:style-name="T79">Ищите причину негодования. </text:span><text:span text:style-name="T292">Если вам трудно с кем-либо общаться, надо найти этому причину. Если чувствуете вину, найдите причину этому, затем выразите это, очень четко сформулируйте свое требования.</text:span></text:p>
      <text:p text:style-name="P485"/>
      <text:p text:style-name="P485"><text:tab/><text:span text:style-name="T80">Самопознание ведет к свободе.</text:span><text:span text:style-name="T293"> Свобода лежит в том, чтобы понимать себя раз за разом.</text:span></text:p>
      <text:p text:style-name="P485"/>
      <text:p text:style-name="P485"><text:tab/><text:span text:style-name="T293">Заботьтесь о душе. Погоня за удовольствиями беспокоит человека. Любовь к роскоши развращает человека. Поэтому мудрец заботится о душе, а не о внешности.</text:span></text:p>
      <text:p text:style-name="P485"/>
      <text:p text:style-name="P485"><text:tab/><text:span text:style-name="T80">Самопознание и разум.</text:span><text:span text:style-name="T293"> Разумное действие заключается в том, чтобы познавать себя.</text:span></text:p>
      <text:p text:style-name="P485"/>
      <text:p text:style-name="P485"><text:tab/><text:span text:style-name="T81">Осознание и робот.</text:span><text:span text:style-name="T294"> Надо знать себя, а не быть скучным роботом.</text:span></text:p>
      <text:p text:style-name="P485"/>
      <text:p text:style-name="P485"><text:tab/><text:span text:style-name="T81">Трансцендентность.</text:span><text:span text:style-name="T294"> Я перешел от самореализации ради имиджа к самореализации, перестал слепо следовать пропаганде, непреложным истинам и т. д. Я стараюсь искать причину своего невежества.</text:span></text:p>
      <text:p text:style-name="P485"/>
      <text:p text:style-name="P485"><text:tab/><text:span text:style-name="T81">Уважение людей и самоуважение.</text:span><text:span text:style-name="T294"> Что лучше уважение людей или самоуважения? Что лучше ценить вещи или ценить себя? Что хуже иметь больше или иметь меньше? Чем больше ты имеешь, тем больше можешь потерять. Чем больше ценишь вещи, тем меньше ценишь себя. Чем больше зависишь от мнения людей, тем менее ты самодостаточен.</text:span></text:p>
      <text:p text:style-name="P485"/>
      <text:p text:style-name="P485"><text:tab/><text:span text:style-name="T81">Самопознание — это настоящее мастерство. </text:span><text:span text:style-name="T294">Настоящее мастерство выше любого искусства. Оно происходит от совершенного владения собой, то есть развитой посредством самодисциплины способности быть спокойным, полностью осведомленным и в полном согласии с самим собой и окружающим миром. Только тогда человек может познать себя.</text:span></text:p>
      <text:p text:style-name="P485"/>
      <text:p text:style-name="P485"><text:tab/><text:span text:style-name="T82">Самопознание — это цель жизни.</text:span><text:span text:style-name="T295"> Пока мы живем, мы должны раскрывать, понимать и выражать свою сущность.</text:span></text:p>
      <text:p text:style-name="P486"><text:soft-page-break/>Самовыражение</text:p>
      <text:p text:style-name="P486"/>
      <text:p text:style-name="P487"><text:tab/><text:span text:style-name="T9">Стремитесь к самовыражению.</text:span> Стремитесь к самовыражению, а не просто функционируйте, повторяя вырбранную модуль поведения в жизни.</text:p>
      <text:p text:style-name="P487"><text:tab/></text:p>
      <text:p text:style-name="P487"><text:tab/><text:span text:style-name="T9">Значения самовыражения.</text:span> Очень важно самовыражаться. Только самодостаточный человек может быть, один, а многим людям нужна толпа, за которой можно следовать и подражать.</text:p>
      <text:p text:style-name="P487"/>
      <text:p text:style-name="P487"><text:tab/><text:span text:style-name="T9">Выражайте то, что видите. </text:span>Не надо просто повторять, а важно стараться передавать то, что видишь.</text:p>
      <text:p text:style-name="P487"/>
      <text:p text:style-name="P487"><text:tab/><text:span text:style-name="T9">Самовыражение помогает выстраивать настоящие отношения.</text:span> Не надо быть ни таинственным, ни сложным, а простым и открытым. Когда человек открыт, это помогает ему выстривать настоящие отношения с людьми.</text:p>
      <text:p text:style-name="P487"/>
      <text:p text:style-name="P487"><text:tab/><text:span text:style-name="T9">По направлению к самовыражению. </text:span>Единственный путь к самовыражению — это полностью, непосредственно, не откладывая выражать себя. Физически и умственно вы должны быть одним целым.</text:p>
      <text:p text:style-name="P487"/>
      <text:p text:style-name="P487"><text:tab/><text:span text:style-name="T9">Трудно быть честным в самовыражении.</text:span> Быть честным в самовыражении, не лгать самому себе — это очень трудно сделать, мой друг.</text:p>
      <text:p text:style-name="P487"/>
      <text:p text:style-name="P487"><text:tab/><text:span text:style-name="T86">Самовыражение — это реакция на то, что есть. </text:span><text:span text:style-name="T296">Когда человек не «выражает» себя, он не свободен. Поэтому он начинает бороться, а борьба является причиной рутины. Очень скоро, вместо того чтобы реагировать на то, что есть, человек выполняет рутинные дела.</text:span></text:p>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9"><text:soft-page-break/><text:span text:style-name="T297">О развитии человека</text:span></text:p>
      <text:p text:style-name="P489"/>
      <text:p text:style-name="P488"><text:span text:style-name="T298"><text:tab/></text:span><text:span text:style-name="T96">Развитие человека. </text:span><text:span text:style-name="T298">Развитие человека осуществляется через выполнение определенных ролей в обществе и путем заполнения пустых пространств в личности человека с тем, чтобы личность человека опять стала целой и полной.</text:span></text:p>
      <text:p text:style-name="P488"/>
      <text:p text:style-name="P488"><text:tab/><text:span text:style-name="T95">Для развития человека необходимо делать что-либо.</text:span><text:span text:style-name="T299"> Чтобы развиваться, открывать новое, необходимо участвовать к каком-нибудь деле, иногда это приносит мне радость, а иногда разочарование.</text:span></text:p>
      <text:p text:style-name="P488"/>
      <text:p text:style-name="P488"><text:tab/><text:span text:style-name="T95">Необходимо осознать Здесь и Сейчас.</text:span><text:span text:style-name="T299"> Когда вы произносите слова «здесь» и «сейчас» и осознаете это, тогда вы развиваетесь. Это средство для того, чтобы вновь почувствовать себя одним целым и взять обрано то, что принадлежит вам по праву.</text:span></text:p>
      <text:p text:style-name="P488"/>
      <text:p text:style-name="P488"><text:tab/><text:span text:style-name="T95">Природа развития человека. </text:span><text:span text:style-name="T299">Развитие человека — это постоянно делать открытия и понимать на протяжении всей жизни.</text:span></text:p>
      <text:p text:style-name="P488"/>
      <text:p text:style-name="P488"><text:tab/><text:span text:style-name="T95">Процесс обучения не имеет границ.</text:span><text:span text:style-name="T299"> Я никогда не скажу, что достиг чего-либо. Я все еще учусь, так как этот процесс не имеет границ.</text:span></text:p>
      <text:p text:style-name="P488"/>
      <text:p text:style-name="P488"><text:tab/><text:span text:style-name="T95">Необходимо расти. </text:span><text:span text:style-name="T299">Не держитесь за то, что у вас есть. Это подобно парому, на котором люди переправляются на другой берег. Как только выйдите на другой берег, не несите паром на своей спине. Необходимо идти вперед.</text:span></text:p>
      <text:p text:style-name="P488"/>
      <text:p text:style-name="P488"><text:tab/><text:span text:style-name="T94">Открытие + понимание = развитие + учение.</text:span><text:span text:style-name="T300"> Каждый день открывать что-то новое и понимать это — в этом и состоит развитие человека и его обучение. Я счастлив, так как я развиваюсь каждый день. Я честно не знаю, где находится предел моего развития. Надо быть уверенным, что каждый день можно сделать новое открытие.</text:span></text:p>
      <text:p text:style-name="P488"/>
      <text:p text:style-name="P488"><text:tab/><text:span text:style-name="T93">Необходимо делать открытия каждый день. </text:span><text:span text:style-name="T301">Я совершенствуюсь и делаю открытия каждый день. Если этого не происходит, значит, вы «затвердеваете» и приобретаете определенную форму.</text:span></text:p>
      <text:p text:style-name="P488"/>
      <text:p text:style-name="P488"><text:tab/><text:span text:style-name="T93">Зрелость и взросление.</text:span><text:span text:style-name="T301"> Нет такого слова как «зрелость». Потому что если есть зрелость, значит, есть завершение, прекращение развития. Но это «конец». Вот там и закрывается крышка гроба.</text:span></text:p>
      <text:p text:style-name="P488"/>
      <text:p text:style-name="P488"><text:tab/><text:span text:style-name="T92">О взрослении.</text:span><text:span text:style-name="T302"> Взрослеть — значит принимать ответственность на себя за свою жизнь и быть самостоятельным. Взросление — переход от поддержки вас окружающими к независимости.</text:span></text:p>
      <text:p text:style-name="P488"/>
      <text:p text:style-name="P488"><text:tab/><text:span text:style-name="T92">Развитие человека — процесс постоянный.</text:span><text:span text:style-name="T302"> Человек постоянно развивается. Если он связан определенными представлениями или «способом» того, как надо что-то делать, то тогда он перестает развиваться.</text:span></text:p>
      <text:p text:style-name="P488"><text:soft-page-break/></text:p>
      <text:p text:style-name="P488"><text:tab/><text:span text:style-name="T91">Возраст и открытие.</text:span><text:span text:style-name="T303"> Возможно, с возрастом физическая форма человека ухудшается, но способность делать открытия каждый день не меняется. Вы не становитесь лучше по мере взросления, вы просто становитесь мудрее.</text:span></text:p>
      <text:p text:style-name="P488"/>
      <text:p text:style-name="P488"><text:tab/><text:span text:style-name="T90">Понимать — значит проводить связи между явлениями.</text:span><text:span text:style-name="T304"> Чем больше человек понимает, <text:s/>тем больше и глубже будет связь его со всем, что вокруг него.</text:span></text:p>
      <text:p text:style-name="P488"/>
      <text:p text:style-name="P488"><text:tab/><text:span text:style-name="T89">Цель развития человека. </text:span><text:span text:style-name="T305">Цель развития человека — все больше и больше отходить от разума и все больше и больше возвращаться к своим чувствам. Больше и больше быть в связи с самим собой и с миром, вместо того чтобы следовать иллюзиям, прдубеждениям и др.</text:span></text:p>
      <text:p text:style-name="P488"/>
      <text:p text:style-name="P488"><text:tab/><text:span text:style-name="T88">Разочарование — это средство для развития человека.</text:span><text:span text:style-name="T306"> Люди должны развиваться посредством грамотного использования своих разочарований, в противном случае у них не будет стимула для развития своих собственных методов для решения проблем.</text:span></text:p>
      <text:p text:style-name="P488"/>
      <text:p text:style-name="P488"><text:tab/><text:span text:style-name="T88">Развитие человека как результат противоположностей.</text:span><text:span text:style-name="T306"> В результате сравнения могут родиться новые представления.</text:span></text:p>
      <text:p text:style-name="P488"/>
      <text:p text:style-name="P488"><text:tab/><text:span text:style-name="T87">Учиться на своих ошибках.</text:span><text:span text:style-name="T307"> Когда я слушаю о своих ошибках, то учусь.</text:span></text:p>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text:soft-page-break/></text:p>
      <text:p text:style-name="P488"/>
      <text:p text:style-name="P490">Простота</text:p>
      <text:p text:style-name="P490"/>
      <text:p text:style-name="P491"><text:tab/><text:span text:style-name="T9">Совершенная простота = здравый смысл. </text:span>Совершенная простота здравого смысла — это наиболее прямой и логичный путь.</text:p>
      <text:p text:style-name="P491"/>
      <text:p text:style-name="P491"><text:tab/><text:span text:style-name="T9">Настоящее совершенство стремится к простоте.</text:span> Пиком развития является простота. Развитие на полпути представляет собой украшение.</text:p>
      <text:p text:style-name="P491"/>
      <text:p text:style-name="P491"><text:tab/><text:span text:style-name="T9">Путь простака.</text:span> Простак не <text:span text:style-name="T308">устанавливает законы, принимает все по мере того, как это происходит в жизни. Это простота по-настоящему уточенного человека.</text:span></text:p>
      <text:p text:style-name="P491"/>
      <text:p text:style-name="P491"><text:tab/><text:span text:style-name="T101">Простота является результатом основательного развития.</text:span><text:span text:style-name="T309"> Простота является естественным результатом совершенного развития. Гений обладает способностью видеть и выражать просто то, что действительно просто! По-настоящему хороший художник, придерживащийся философии дзэн-буддизма, утверждает все, используя минимум линий и усилий.</text:span></text:p>
      <text:p text:style-name="P491"/>
      <text:p text:style-name="P491"><text:tab/><text:span text:style-name="T100">Простота заключается в том, чтобы отбрасывать все несущественное.</text:span><text:span text:style-name="T310"> Каждый день надо не увеличивать, а уменьшать, отбрасывать все несущественное! Чем ближе к первопричине, тем меньше потери.</text:span></text:p>
      <text:p text:style-name="P491"/>
      <text:p text:style-name="P491"><text:tab/><text:span text:style-name="T99">Люди, реализовавшие себя наполовину, много говорят, чтобы произвести впечатление.</text:span><text:span text:style-name="T311"> Плохие учителя, наставляющие на Путь, используют витиеватый стиль.</text:span></text:p>
      <text:p text:style-name="P491"/>
      <text:p text:style-name="P491"><text:tab/><text:span text:style-name="T98">Простоты трудно достичь.</text:span><text:span text:style-name="T312"> Действительно сложно передать все очень просто.</text:span></text:p>
      <text:p text:style-name="P491"/>
      <text:p text:style-name="P491"><text:tab/><text:span text:style-name="T98">Простота — это внутреннее чувство. </text:span><text:span text:style-name="T312">Простота — это то, что находится внутри человека, она лишена противоречий, сравнений. Это способность восприятия при подходе к любой проблеме, но это не просто подход к проблеме с определенной имеей, верой или определенным образом мыслей.</text:span></text:p>
      <text:p text:style-name="P491"/>
      <text:p text:style-name="P491"><text:tab/><text:span text:style-name="T97">Простота — это естественность. </text:span><text:span text:style-name="T313">Естественность сравнивают с тем, как течет вода. Женское и детское начала — это путь слабых людей. Хотя кажется, что превозносят слабых людей, но наибольшее ударение делается действительно на «простоту».</text:span></text:p>
      <text:p text:style-name="P491"/>
      <text:p text:style-name="P491"/>
      <text:p text:style-name="P491"/>
      <text:p text:style-name="P491"/>
      <text:p text:style-name="P491"/>
      <text:p text:style-name="P491"/>
      <text:p text:style-name="P491"><text:soft-page-break/></text:p>
      <text:p text:style-name="P492">Часть 8</text:p>
      <text:p text:style-name="P492">Последние принципы</text:p>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3"><text:soft-page-break/>Инь и Ян</text:p>
      <text:p text:style-name="P493"/>
      <text:p text:style-name="P494"><text:tab/>О Инь-Ян. Инь и Ян — это два взаимодействующих начала одного целого, каждый из которых содержится друг в друге и ограничивает свойства своих составляющих. Этимологически Инь и Ян означают светлое и темное начала.</text:p>
      <text:p text:style-name="P494"/>
      <text:p text:style-name="P494"><text:tab/>Этимология Ян. Ян (белое) представляет собой положительное, твердое, мужское, прочное, светлое, дневное, теплое начало и т. д.</text:p>
      <text:p text:style-name="P494"/>
      <text:p text:style-name="P494"><text:tab/>Этимология Инь. Инь (черное) представляет собой негативное, мягкое, женское, непрочное, темное, ночное, холодное начало и т. д.</text:p>
      <text:p text:style-name="P494"/>
      <text:p text:style-name="P494"><text:tab/>Основная теория о Инь-Ян. Основная теория о Инь и Ян в том, что нет ничего настолько постоянного, чтобы не меняться. Другими словами, когда активное начало (Ян) доходит до наивысшей точки, то становится пассивным, а пассивное начало — это Инь. Наивысшая точка пассивности точно также возвратится к активному началу, то есть Ян. Таким образом, активное начало является причиной пассивного начала и наоборот. Этот принцип взаимно дополняющего взаимодействия начал работает непрерывно. Отсюда можно видеть, что оба начала (Инь и Ян), хотя и противоположны друг другу, но в действительности взаимодействуют и переходят одно в другое.</text:p>
      <text:p text:style-name="P494"/>
      <text:p text:style-name="P494"><text:tab/>Инь и Ян не являются противоположностями друг друга. Распростаненная ошибка Запада рассмотривать это два начала, Инь и Ян, как дуалистические, то есть, что Инь является противополжностью Ян и наоборот. Лучше рассматривать это два начала как причину и следствие, но никогда не смотреть на них как на пару, подобно звуку и эху или свету и тени.</text:p>
      <text:p text:style-name="P494"/>
      <text:p text:style-name="P494"><text:tab/><text:span text:style-name="T314">Инь-Ян, а не Инь и Ян. Нельзя вставлять союз «и» между Инь и Ян, так как Инь-Ян — это не два начала, но как полюса взаимосвзянного процесса. Это как крутить педали велосипеда: надо постоянно надавливать на педали; велосипед будет ехать только в том случае, если будут работать обе ноги. Одно нельзя отделять от другого. Почему мы должны так думать? Это подобно тому, как пытаться заставить идти слона, толкая его. Это неестественно. Надо следовать естественному процессу, подобно тому, как мы крутим педали велосипеда. Если же только давить на педали, а затем отпускать, то никуда не уедешь и не сможешь насладиться красотой пейзажа.</text:span></text:p>
      <text:p text:style-name="P494"/>
      <text:p text:style-name="P494"><text:tab/><text:span text:style-name="T315">О равновесии Инь-Ян. В символе Инь-Ян есть белая точка на черном фоне и черная точка на белом фоне. Это символизирует равновесие жизни: ничего не может существовать долго, если будет следовать одному началу, будь то чистое Инь (пассивное начало) или чистое Ян (активное начало). Не забывайте, что на ветру самое крепкое дерево быстрее ломается, тогда как бамбук или ива гнутся в направлении ветра. Из-за сильной жары можно умереть, так же как и из-за сильного холода. Насилие, доведенное до наивысшей степени, не может длиться долго, лишь разумная умеренность может. Следовательно, позитивное начало (Ян) может уравновесить негативным началом (Инь) и наоборот.</text:span></text:p>
      <text:p text:style-name="P494"><text:soft-page-break/></text:p>
      <text:p text:style-name="P494"><text:tab/><text:span text:style-name="T315">Кунь (Инь) прекрасно дополняет Чянь (Ян). Кунь (Инь — воспринимающее начало) прекрасно дополняет Чянь (Ян — позитивное начало). Дополняет, а не противостоит ему, так как воспринимающее начало не противостоит позитивному началу (Чянь), а дополняет его. Позитивное начало (Чянь) должно приводить в движение и вести воспринимающее начало. Только когда оно отходит от этого положения и начинает вести себя как равное начало, в таком случае это оборачивается злом. Каждое начало является причиной и следствием одно другого. Тогда в результате начинается противостояние и борьба с позитивным началом, которое несет зло. Именно позитивное начало порождает все, но рождение делает возможным воспринимающее начало. Воспринимающее начало приспосабливает себя к свойствам позитивного начала и делает из своими собственными. Следовательно, у воспринимающего начала нет необходимости в своей цели или в каком-либо усилии, наоборот, все происходит <text:s/>так, как должно происходить. <text:s/>Инь открывается, когда движется, и закрывается, когда отдыхает. Будьте мягкими, но не устепайте, твердыми, но не жесткими.</text:span></text:p>
      <text:p text:style-name="P494"/>
      <text:p text:style-name="P494"><text:tab/><text:span text:style-name="T316">О дзэн-буддизме и Инь-Ян. Философия дзэн-буддизма много позаимствовала из китайского учения о равновесии. Инь, являющееся женским и мягким началом, и Ян, являющееся мужким и твердым началом. Осознав эту основную идею, необходимо понять еще одно: нет такого являения как Инь и Ян в чистом виде. Мягкость должна быть прикрыта твердостью, а твердость необходимо смягчить.</text:span></text:p>
      <text:p text:style-name="P494"/>
      <text:p text:style-name="P494"><text:tab/><text:span text:style-name="T317">Инь-Ян и взаимодействие добра и зла. Добро и зло, радость и боль существуют, но друг для друга. Вместо того чтобы быть противополжностями, они дополняют друг друга, являются функцией друг друга. Например, если бы я не чувствовал боли, как бы я мог почувствовать радость и наоборот? Когда смотришь на небо, то не можешь отличить маленькие звезды, потому что есть большие, а если бы небо не было черным, то не было бы видно звезд. Дело не в борьбе добра со злом, но в том, чтобы плыть, подобно волнам, на воде.</text:span></text:p>
      <text:p text:style-name="P494"/>
      <text:p text:style-name="P494"><text:tab/><text:span text:style-name="T318">Путь Инь-Ян. Когда хочешь расшириться, то прежде надо сжаться. Если хочешь быть сильным, то прежде надо быть слабым. Когда хочешь брать, то прежде надо отдавать. У всего в этом мире есть своя противоположность сущестования и несуществования (позитивное и отрицательное).</text:span></text:p>
      <text:p text:style-name="P494"/>
      <text:p text:style-name="P494"><text:tab/><text:span text:style-name="T319">Инь-Ян в отношении восточной и западной культур. Ничего не может быть выше другого. Западное образование является хорошим в одном отношении, а восточное — в другом. Вы скажите: «Этот палец хорошо использовать с этой целью, а этот палец подойдет для другой цели». Но вся рука в целом подойдет для любой цели. Есть нечто хорошее в китайской культуре, но и в западной культуре сть хорошее. Восточная и западная культуры не исключают друг друга, но зависят друг от друга. Не было бы ничего примечательного, если бы не существование другого.</text:span></text:p>
      <text:p text:style-name="P494"/>
      <text:p text:style-name="P494"><text:soft-page-break/><text:tab/><text:span text:style-name="T320">Инь-Ян в отношении мужчины и женщины. Ни одна женщина не должна пассивно следовать за мужчиной. Она должна учиться активно следовать за мужчиной. У нее должно быть то, что на Западе называется «твердостью характера». По той же самой причине ни один мужчина не должен проявлять только твердость, его решимость должна смягчаться состраданием.</text:span></text:p>
      <text:p text:style-name="P494"/>
      <text:p text:style-name="P494"><text:tab/><text:span text:style-name="T321">Инь-Ян представляют всеобщее. В действительности все является один целым и не делится на отдельные части. Когда говорят, что «из-за жары выделяется пот», то жара и потение — это два взаимосвязанных процесса, и одно не может происходить без другого. Как объекту нужен субъект, так и сомневающийся человек не занимает <text:s/>независимую позицию, а действует как помощник. У всего есть своя вторая сторона, и они взаимосвязаны, то есть не исключают друг друга, они зависят друг от друга, являются функцией друг друга. Ничто не существует само по себе, но все существует ВО ВЗАИМОДЕЙСТВИИ. Инь и Ян помогают друг другу, так как это двойственность помогает выстраивать грамоничные отношения.</text:span></text:p>
      <text:p text:style-name="P494"/>
      <text:p text:style-name="P494"><text:tab/><text:span text:style-name="T321">Инь и Ян и направление развития крайностей. Нельзя спасти то, что доведено до крайности. Например, нельзя назвать прической то, что на голове у молодых людей сегодня, так как эти прически годятся лишь для маскарадов. Мода не может продолжаться долго, так как доходит до крайности и начинает утомлять как тех, кто следует моде, так и тех, кто просто наблюдает за ней. Возможно, даже скорее устанут те, кто смотрит, но в любом случае скука охватит всех. Так называемая элита общества состоит из очень скучных людей, в том смысле, что они всегда впадают в крайности.</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20T13:17:20.582280158</dc:date>
    <meta:editing-duration>P1DT6H48M33S</meta:editing-duration>
    <meta:editing-cycles>681</meta:editing-cycles>
    <meta:generator>LibreOffice/5.1.6.2$Linux_X86_64 LibreOffice_project/10m0$Build-2</meta:generator>
    <meta:document-statistic meta:table-count="0" meta:image-count="0" meta:object-count="0" meta:page-count="133" meta:paragraph-count="1090" meta:word-count="28951" meta:character-count="201216" meta:non-whitespace-character-count="172216"/>
  </office:meta>
</office:document-meta>
</file>